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OMMAIRE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OUMARÈDES CORENTIN – L2 HISTOIRE – AM2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3">
            <text:p>TABLEAU DE DÉPOUILLEMENT ÉLÉMENTAIRE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2">
            <text:p>COMMUNE D’ANCHÉ (INDRE-ET-LOIRE)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2">
            <text:p>ANNÉE 1926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EUILLE 2</text:p>
          </table:table-cell>
          <table:table-cell office:value-type="string" calcext:value-type="string">
            <text:p>TABLEAU DÉPOUIL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ILLE 3</text:p>
          </table:table-cell>
          <table:table-cell office:value-type="string" calcext:value-type="string">
            <text:p>TABLEAU ÉLÉMENTAIRE</text:p>
          </table:table-cell>
          <table:table-cell table:number-columns-repeated="3"/>
        </table:table-row>
      </table:table>
      <table:table table:name="TABLEAU_DEPOUILLEMENT" table:style-name="ta1">
        <table:table-column table:style-name="co1" table:number-columns-repeated="1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TABLEAU DE DÉPOUILLEMENT</text:p>
          </table:table-cell>
          <table:covered-table-cell table:number-columns-repeated="2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num_individu</text:p>
          </table:table-cell>
          <table:table-cell table:style-name="ce4" office:value-type="string" calcext:value-type="string">
            <text:p>quartier</text:p>
          </table:table-cell>
          <table:table-cell table:style-name="ce4" office:value-type="string" calcext:value-type="string">
            <text:p>num_maison</text:p>
          </table:table-cell>
          <table:table-cell table:style-name="ce4" office:value-type="string" calcext:value-type="string">
            <text:p>num_gfam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nom_jf</text:p>
          </table:table-cell>
          <table:table-cell table:style-name="ce4" office:value-type="string" calcext:value-type="string">
            <text:p>prenom</text:p>
          </table:table-cell>
          <table:table-cell table:style-name="ce4" office:value-type="string" calcext:value-type="string">
            <text:p>sexe</text:p>
          </table:table-cell>
          <table:table-cell table:style-name="ce4" office:value-type="string" calcext:value-type="string">
            <text:p>date_naissance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gen</text:p>
          </table:table-cell>
          <table:table-cell table:style-name="ce4" office:value-type="string" calcext:value-type="string">
            <text:p>nationalite</text:p>
          </table:table-cell>
          <table:table-cell table:style-name="ce4" office:value-type="string" calcext:value-type="string">
            <text:p>statut_chef</text:p>
          </table:table-cell>
          <table:table-cell table:style-name="ce4" office:value-type="string" calcext:value-type="string">
            <text:p>statut_couple</text:p>
          </table:table-cell>
          <table:table-cell table:style-name="ce4" office:value-type="string" calcext:value-type="string">
            <text:p>profession</text:p>
          </table:table-cell>
          <table:table-cell table:style-name="ce4" office:value-type="string" calcext:value-type="string">
            <text:p>patr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"=1926-$F_num"</text:p>
          </table:table-cell>
          <table:table-cell office:value-type="string" calcext:value-type="string">
            <text:p>"=SI(OU(J6="fille";J6="fils";J6="Belle-fille";J6="Beau-fils";G6&lt;22);"gen3";SI(ET(OU(J6="épouse";J6="chef");G6&gt;59);"gen1";SI(G6&lt;60;"gen2";"gen1")))"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tut relatif au chef</text:p>
          </table:table-cell>
          <table:table-cell table:style-name="Default" office:value-type="string" calcext:value-type="string">
            <text:p>"cm=couple marié";"hs=homme seul";"fs=femme seule"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"patron";"état"</text:p>
          </table:table-cell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rgault</text:p>
          </table:table-cell>
          <table:table-cell/>
          <table:table-cell office:value-type="string" calcext:value-type="string">
            <text:p>paul</text:p>
          </table:table-cell>
          <table:table-cell office:value-type="string" calcext:value-type="string">
            <text:p>h</text:p>
          </table:table-cell>
          <table:table-cell office:value-type="float" office:value="1894" calcext:value-type="float">
            <text:p>1894</text:p>
          </table:table-cell>
          <table:table-cell table:formula="of:=1926-[.I6]" office:value-type="float" office:value="32" calcext:value-type="float">
            <text:p>32</text:p>
          </table:table-cell>
          <table:table-cell table:formula="of:=IF(OR([.M6]=&quot;fille&quot;;[.M6]=&quot;fils&quot;;[.M6]=&quot;Belle-fille&quot;;[.M6]=&quot;Beau-fils&quot;;[.J6]&lt;22);&quot;gen3&quot;;IF(AND(OR([.M6]=&quot;épouse&quot;;[.M6]=&quot;chef&quot;);[.J6]&gt;59);&quot;gen1&quot;;IF([.J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rgault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94" calcext:value-type="float">
            <text:p>1894</text:p>
          </table:table-cell>
          <table:table-cell table:formula="of:=1926-[.I7]" office:value-type="float" office:value="32" calcext:value-type="float">
            <text:p>32</text:p>
          </table:table-cell>
          <table:table-cell table:formula="of:=IF(OR([.M7]=&quot;fille&quot;;[.M7]=&quot;fils&quot;;[.M7]=&quot;Belle-fille&quot;;[.M7]=&quot;Beau-fils&quot;;[.J7]&lt;22);&quot;gen3&quot;;IF(AND(OR([.M7]=&quot;épouse&quot;;[.M7]=&quot;chef&quot;);[.J7]&gt;59);&quot;gen1&quot;;IF([.J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rgault</text:p>
          </table:table-cell>
          <table:table-cell/>
          <table:table-cell office:value-type="string" calcext:value-type="string">
            <text:p>germaine</text:p>
          </table:table-cell>
          <table:table-cell office:value-type="string" calcext:value-type="string">
            <text:p>f</text:p>
          </table:table-cell>
          <table:table-cell office:value-type="float" office:value="1920" calcext:value-type="float">
            <text:p>1920</text:p>
          </table:table-cell>
          <table:table-cell table:formula="of:=1926-[.I8]" office:value-type="float" office:value="6" calcext:value-type="float">
            <text:p>6</text:p>
          </table:table-cell>
          <table:table-cell table:formula="of:=IF(OR([.M8]=&quot;fille&quot;;[.M8]=&quot;fils&quot;;[.M8]=&quot;Belle-fille&quot;;[.M8]=&quot;Beau-fils&quot;;[.J8]&lt;22);&quot;gen3&quot;;IF(AND(OR([.M8]=&quot;épouse&quot;;[.M8]=&quot;chef&quot;);[.J8]&gt;59);&quot;gen1&quot;;IF([.J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urgault</text:p>
          </table:table-cell>
          <table:table-cell/>
          <table:table-cell office:value-type="string" calcext:value-type="string">
            <text:p>jeanne</text:p>
          </table:table-cell>
          <table:table-cell office:value-type="string" calcext:value-type="string">
            <text:p>f</text:p>
          </table:table-cell>
          <table:table-cell office:value-type="float" office:value="1921" calcext:value-type="float">
            <text:p>1921</text:p>
          </table:table-cell>
          <table:table-cell table:formula="of:=1926-[.I9]" office:value-type="float" office:value="5" calcext:value-type="float">
            <text:p>5</text:p>
          </table:table-cell>
          <table:table-cell table:formula="of:=IF(OR([.M9]=&quot;fille&quot;;[.M9]=&quot;fils&quot;;[.M9]=&quot;Belle-fille&quot;;[.M9]=&quot;Beau-fils&quot;;[.J9]&lt;22);&quot;gen3&quot;;IF(AND(OR([.M9]=&quot;épouse&quot;;[.M9]=&quot;chef&quot;);[.J9]&gt;59);&quot;gen1&quot;;IF([.J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lineau</text:p>
          </table:table-cell>
          <table:table-cell/>
          <table:table-cell office:value-type="string" calcext:value-type="string">
            <text:p>julien</text:p>
          </table:table-cell>
          <table:table-cell office:value-type="string" calcext:value-type="string">
            <text:p>h</text:p>
          </table:table-cell>
          <table:table-cell office:value-type="float" office:value="1862" calcext:value-type="float">
            <text:p>1862</text:p>
          </table:table-cell>
          <table:table-cell table:formula="of:=1926-[.I10]" office:value-type="float" office:value="64" calcext:value-type="float">
            <text:p>64</text:p>
          </table:table-cell>
          <table:table-cell table:formula="of:=IF(OR([.M10]=&quot;fille&quot;;[.M10]=&quot;fils&quot;;[.M10]=&quot;Belle-fille&quot;;[.M10]=&quot;Beau-fils&quot;;[.J10]&lt;22);&quot;gen3&quot;;IF(AND(OR([.M10]=&quot;épouse&quot;;[.M10]=&quot;chef&quot;);[.J10]&gt;59);&quot;gen1&quot;;IF([.J10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f</text:p>
          </table:table-cell>
          <table:table-cell office:value-type="float" office:value="1883" calcext:value-type="float">
            <text:p>1883</text:p>
          </table:table-cell>
          <table:table-cell table:formula="of:=1926-[.I11]" office:value-type="float" office:value="43" calcext:value-type="float">
            <text:p>43</text:p>
          </table:table-cell>
          <table:table-cell table:formula="of:=IF(OR([.M11]=&quot;fille&quot;;[.M11]=&quot;fils&quot;;[.M11]=&quot;Belle-fille&quot;;[.M11]=&quot;Beau-fils&quot;;[.J11]&lt;22);&quot;gen3&quot;;IF(AND(OR([.M11]=&quot;épouse&quot;;[.M11]=&quot;chef&quot;);[.J11]&gt;59);&quot;gen1&quot;;IF([.J1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iseau</text:p>
          </table:table-cell>
          <table:table-cell/>
          <table:table-cell office:value-type="string" calcext:value-type="string">
            <text:p>fernand</text:p>
          </table:table-cell>
          <table:table-cell office:value-type="string" calcext:value-type="string">
            <text:p>h</text:p>
          </table:table-cell>
          <table:table-cell office:value-type="float" office:value="1910" calcext:value-type="float">
            <text:p>1910</text:p>
          </table:table-cell>
          <table:table-cell table:formula="of:=1926-[.I12]" office:value-type="float" office:value="16" calcext:value-type="float">
            <text:p>16</text:p>
          </table:table-cell>
          <table:table-cell table:formula="of:=IF(OR([.M12]=&quot;fille&quot;;[.M12]=&quot;fils&quot;;[.M12]=&quot;Belle-fille&quot;;[.M12]=&quot;Beau-fils&quot;;[.J12]&lt;22);&quot;gen3&quot;;IF(AND(OR([.M12]=&quot;épouse&quot;;[.M12]=&quot;chef&quot;);[.J12]&gt;59);&quot;gen1&quot;;IF([.J1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57" calcext:value-type="float">
            <text:p>1857</text:p>
          </table:table-cell>
          <table:table-cell table:formula="of:=1926-[.I13]" office:value-type="float" office:value="69" calcext:value-type="float">
            <text:p>69</text:p>
          </table:table-cell>
          <table:table-cell table:formula="of:=IF(OR([.M13]=&quot;fille&quot;;[.M13]=&quot;fils&quot;;[.M13]=&quot;Belle-fille&quot;;[.M13]=&quot;Beau-fils&quot;;[.J13]&lt;22);&quot;gen3&quot;;IF(AND(OR([.M13]=&quot;épouse&quot;;[.M13]=&quot;chef&quot;);[.J13]&gt;59);&quot;gen1&quot;;IF([.J1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mer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78" calcext:value-type="float">
            <text:p>1878</text:p>
          </table:table-cell>
          <table:table-cell table:formula="of:=1926-[.I14]" office:value-type="float" office:value="48" calcext:value-type="float">
            <text:p>48</text:p>
          </table:table-cell>
          <table:table-cell table:formula="of:=IF(OR([.M14]=&quot;fille&quot;;[.M14]=&quot;fils&quot;;[.M14]=&quot;Belle-fille&quot;;[.M14]=&quot;Beau-fils&quot;;[.J14]&lt;22);&quot;gen3&quot;;IF(AND(OR([.M14]=&quot;épouse&quot;;[.M14]=&quot;chef&quot;);[.J14]&gt;59);&quot;gen1&quot;;IF([.J1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forges</text:p>
          </table:table-cell>
          <table:table-cell office:value-type="string" calcext:value-type="string">
            <text:p>obligy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f</text:p>
          </table:table-cell>
          <table:table-cell office:value-type="float" office:value="1886" calcext:value-type="float">
            <text:p>1886</text:p>
          </table:table-cell>
          <table:table-cell table:formula="of:=1926-[.I15]" office:value-type="float" office:value="40" calcext:value-type="float">
            <text:p>40</text:p>
          </table:table-cell>
          <table:table-cell table:formula="of:=IF(OR([.M15]=&quot;fille&quot;;[.M15]=&quot;fils&quot;;[.M15]=&quot;Belle-fille&quot;;[.M15]=&quot;Beau-fils&quot;;[.J15]&lt;22);&quot;gen3&quot;;IF(AND(OR([.M15]=&quot;épouse&quot;;[.M15]=&quot;chef&quot;);[.J15]&gt;59);&quot;gen1&quot;;IF([.J1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léon</text:p>
          </table:table-cell>
          <table:table-cell office:value-type="string" calcext:value-type="string">
            <text:p>h</text:p>
          </table:table-cell>
          <table:table-cell office:value-type="float" office:value="1913" calcext:value-type="float">
            <text:p>1913</text:p>
          </table:table-cell>
          <table:table-cell table:formula="of:=1926-[.I16]" office:value-type="float" office:value="13" calcext:value-type="float">
            <text:p>13</text:p>
          </table:table-cell>
          <table:table-cell table:formula="of:=IF(OR([.M16]=&quot;fille&quot;;[.M16]=&quot;fils&quot;;[.M16]=&quot;Belle-fille&quot;;[.M16]=&quot;Beau-fils&quot;;[.J16]&lt;22);&quot;gen3&quot;;IF(AND(OR([.M16]=&quot;épouse&quot;;[.M16]=&quot;chef&quot;);[.J16]&gt;59);&quot;gen1&quot;;IF([.J1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ampion</text:p>
          </table:table-cell>
          <table:table-cell/>
          <table:table-cell office:value-type="string" calcext:value-type="string">
            <text:p>jules</text:p>
          </table:table-cell>
          <table:table-cell office:value-type="string" calcext:value-type="string">
            <text:p>h</text:p>
          </table:table-cell>
          <table:table-cell office:value-type="float" office:value="1894" calcext:value-type="float">
            <text:p>1894</text:p>
          </table:table-cell>
          <table:table-cell table:formula="of:=1926-[.I17]" office:value-type="float" office:value="32" calcext:value-type="float">
            <text:p>32</text:p>
          </table:table-cell>
          <table:table-cell table:formula="of:=IF(OR([.M17]=&quot;fille&quot;;[.M17]=&quot;fils&quot;;[.M17]=&quot;Belle-fille&quot;;[.M17]=&quot;Beau-fils&quot;;[.J17]&lt;22);&quot;gen3&quot;;IF(AND(OR([.M17]=&quot;épouse&quot;;[.M17]=&quot;chef&quot;);[.J17]&gt;59);&quot;gen1&quot;;IF([.J1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journali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ampion</text:p>
          </table:table-cell>
          <table:table-cell/>
          <table:table-cell office:value-type="string" calcext:value-type="string">
            <text:p>elise</text:p>
          </table:table-cell>
          <table:table-cell office:value-type="string" calcext:value-type="string">
            <text:p>f</text:p>
          </table:table-cell>
          <table:table-cell office:value-type="float" office:value="1899" calcext:value-type="float">
            <text:p>1899</text:p>
          </table:table-cell>
          <table:table-cell table:formula="of:=1926-[.I18]" office:value-type="float" office:value="27" calcext:value-type="float">
            <text:p>27</text:p>
          </table:table-cell>
          <table:table-cell table:formula="of:=IF(OR([.M18]=&quot;fille&quot;;[.M18]=&quot;fils&quot;;[.M18]=&quot;Belle-fille&quot;;[.M18]=&quot;Beau-fils&quot;;[.J18]&lt;22);&quot;gen3&quot;;IF(AND(OR([.M18]=&quot;épouse&quot;;[.M18]=&quot;chef&quot;);[.J18]&gt;59);&quot;gen1&quot;;IF([.J1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eleveu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ampion</text:p>
          </table:table-cell>
          <table:table-cell/>
          <table:table-cell office:value-type="string" calcext:value-type="string">
            <text:p>arlette</text:p>
          </table:table-cell>
          <table:table-cell office:value-type="string" calcext:value-type="string">
            <text:p>f</text:p>
          </table:table-cell>
          <table:table-cell office:value-type="float" office:value="1921" calcext:value-type="float">
            <text:p>1921</text:p>
          </table:table-cell>
          <table:table-cell table:formula="of:=1926-[.I19]" office:value-type="float" office:value="5" calcext:value-type="float">
            <text:p>5</text:p>
          </table:table-cell>
          <table:table-cell table:formula="of:=IF(OR([.M19]=&quot;fille&quot;;[.M19]=&quot;fils&quot;;[.M19]=&quot;Belle-fille&quot;;[.M19]=&quot;Beau-fils&quot;;[.J19]&lt;22);&quot;gen3&quot;;IF(AND(OR([.M19]=&quot;épouse&quot;;[.M19]=&quot;chef&quot;);[.J19]&gt;59);&quot;gen1&quot;;IF([.J1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chesseron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h</text:p>
          </table:table-cell>
          <table:table-cell office:value-type="float" office:value="1924" calcext:value-type="float">
            <text:p>1924</text:p>
          </table:table-cell>
          <table:table-cell table:formula="of:=1926-[.I20]" office:value-type="float" office:value="2" calcext:value-type="float">
            <text:p>2</text:p>
          </table:table-cell>
          <table:table-cell table:formula="of:=IF(OR([.M20]=&quot;fille&quot;;[.M20]=&quot;fils&quot;;[.M20]=&quot;Belle-fille&quot;;[.M20]=&quot;Beau-fils&quot;;[.J20]&lt;22);&quot;gen3&quot;;IF(AND(OR([.M20]=&quot;épouse&quot;;[.M20]=&quot;chef&quot;);[.J20]&gt;59);&quot;gen1&quot;;IF([.J2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ernard</text:p>
          </table:table-cell>
          <table:table-cell/>
          <table:table-cell office:value-type="string" calcext:value-type="string">
            <text:p>yvonne</text:p>
          </table:table-cell>
          <table:table-cell office:value-type="string" calcext:value-type="string">
            <text:p>f</text:p>
          </table:table-cell>
          <table:table-cell office:value-type="float" office:value="1899" calcext:value-type="float">
            <text:p>1899</text:p>
          </table:table-cell>
          <table:table-cell table:formula="of:=1926-[.I21]" office:value-type="float" office:value="27" calcext:value-type="float">
            <text:p>27</text:p>
          </table:table-cell>
          <table:table-cell table:formula="of:=IF(OR([.M21]=&quot;fille&quot;;[.M21]=&quot;fils&quot;;[.M21]=&quot;Belle-fille&quot;;[.M21]=&quot;Beau-fils&quot;;[.J21]&lt;22);&quot;gen3&quot;;IF(AND(OR([.M21]=&quot;épouse&quot;;[.M21]=&quot;chef&quot;);[.J21]&gt;59);&quot;gen1&quot;;IF([.J2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instituteu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ceré</text:p>
          </table:table-cell>
          <table:table-cell office:value-type="string" calcext:value-type="string">
            <text:p>alzina</text:p>
          </table:table-cell>
          <table:table-cell office:value-type="string" calcext:value-type="string">
            <text:p>f</text:p>
          </table:table-cell>
          <table:table-cell office:value-type="float" office:value="1873" calcext:value-type="float">
            <text:p>1873</text:p>
          </table:table-cell>
          <table:table-cell table:formula="of:=1926-[.I22]" office:value-type="float" office:value="53" calcext:value-type="float">
            <text:p>53</text:p>
          </table:table-cell>
          <table:table-cell table:formula="of:=IF(OR([.M22]=&quot;fille&quot;;[.M22]=&quot;fils&quot;;[.M22]=&quot;Belle-fille&quot;;[.M22]=&quot;Beau-fils&quot;;[.J22]&lt;22);&quot;gen3&quot;;IF(AND(OR([.M22]=&quot;épouse&quot;;[.M22]=&quot;chef&quot;);[.J22]&gt;59);&quot;gen1&quot;;IF([.J2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mer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uchesne</text:p>
          </table:table-cell>
          <table:table-cell/>
          <table:table-cell office:value-type="string" calcext:value-type="string">
            <text:p>etienne</text:p>
          </table:table-cell>
          <table:table-cell office:value-type="string" calcext:value-type="string">
            <text:p>h</text:p>
          </table:table-cell>
          <table:table-cell office:value-type="float" office:value="1861" calcext:value-type="float">
            <text:p>1861</text:p>
          </table:table-cell>
          <table:table-cell table:formula="of:=1926-[.I23]" office:value-type="float" office:value="65" calcext:value-type="float">
            <text:p>65</text:p>
          </table:table-cell>
          <table:table-cell table:formula="of:=IF(OR([.M23]=&quot;fille&quot;;[.M23]=&quot;fils&quot;;[.M23]=&quot;Belle-fille&quot;;[.M23]=&quot;Beau-fils&quot;;[.J23]&lt;22);&quot;gen3&quot;;IF(AND(OR([.M23]=&quot;épouse&quot;;[.M23]=&quot;chef&quot;);[.J23]&gt;59);&quot;gen1&quot;;IF([.J2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uchesne</text:p>
          </table:table-cell>
          <table:table-cell office:value-type="string" calcext:value-type="string">
            <text:p>guillault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71" calcext:value-type="float">
            <text:p>1871</text:p>
          </table:table-cell>
          <table:table-cell table:formula="of:=1926-[.I24]" office:value-type="float" office:value="55" calcext:value-type="float">
            <text:p>55</text:p>
          </table:table-cell>
          <table:table-cell table:formula="of:=IF(OR([.M24]=&quot;fille&quot;;[.M24]=&quot;fils&quot;;[.M24]=&quot;Belle-fille&quot;;[.M24]=&quot;Beau-fils&quot;;[.J24]&lt;22);&quot;gen3&quot;;IF(AND(OR([.M24]=&quot;épouse&quot;;[.M24]=&quot;chef&quot;);[.J24]&gt;59);&quot;gen1&quot;;IF([.J2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archaux</text:p>
          </table:table-cell>
          <table:table-cell/>
          <table:table-cell office:value-type="string" calcext:value-type="string">
            <text:p>clotilde</text:p>
          </table:table-cell>
          <table:table-cell office:value-type="string" calcext:value-type="string">
            <text:p>f</text:p>
          </table:table-cell>
          <table:table-cell office:value-type="float" office:value="1898" calcext:value-type="float">
            <text:p>1898</text:p>
          </table:table-cell>
          <table:table-cell table:formula="of:=1926-[.I25]" office:value-type="float" office:value="28" calcext:value-type="float">
            <text:p>28</text:p>
          </table:table-cell>
          <table:table-cell table:formula="of:=IF(OR([.M25]=&quot;fille&quot;;[.M25]=&quot;fils&quot;;[.M25]=&quot;Belle-fille&quot;;[.M25]=&quot;Beau-fils&quot;;[.J25]&lt;22);&quot;gen3&quot;;IF(AND(OR([.M25]=&quot;épouse&quot;;[.M25]=&quot;chef&quot;);[.J25]&gt;59);&quot;gen1&quot;;IF([.J2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 Bour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chesne</text:p>
          </table:table-cell>
          <table:table-cell/>
          <table:table-cell office:value-type="string" calcext:value-type="string">
            <text:p>etienne lucien</text:p>
          </table:table-cell>
          <table:table-cell office:value-type="string" calcext:value-type="string">
            <text:p>h</text:p>
          </table:table-cell>
          <table:table-cell office:value-type="float" office:value="1898" calcext:value-type="float">
            <text:p>1898</text:p>
          </table:table-cell>
          <table:table-cell table:formula="of:=1926-[.I26]" office:value-type="float" office:value="28" calcext:value-type="float">
            <text:p>28</text:p>
          </table:table-cell>
          <table:table-cell table:formula="of:=IF(OR([.M26]=&quot;fille&quot;;[.M26]=&quot;fils&quot;;[.M26]=&quot;Belle-fille&quot;;[.M26]=&quot;Beau-fils&quot;;[.J26]&lt;22);&quot;gen3&quot;;IF(AND(OR([.M26]=&quot;épouse&quot;;[.M26]=&quot;chef&quot;);[.J26]&gt;59);&quot;gen1&quot;;IF([.J2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 Bour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chesne</text:p>
          </table:table-cell>
          <table:table-cell office:value-type="string" calcext:value-type="string">
            <text:p>bourgault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f</text:p>
          </table:table-cell>
          <table:table-cell office:value-type="float" office:value="1900" calcext:value-type="float">
            <text:p>1900</text:p>
          </table:table-cell>
          <table:table-cell table:formula="of:=1926-[.I27]" office:value-type="float" office:value="26" calcext:value-type="float">
            <text:p>26</text:p>
          </table:table-cell>
          <table:table-cell table:formula="of:=IF(OR([.M27]=&quot;fille&quot;;[.M27]=&quot;fils&quot;;[.M27]=&quot;Belle-fille&quot;;[.M27]=&quot;Beau-fils&quot;;[.J27]&lt;22);&quot;gen3&quot;;IF(AND(OR([.M27]=&quot;épouse&quot;;[.M27]=&quot;chef&quot;);[.J27]&gt;59);&quot;gen1&quot;;IF([.J2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 Bour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chesne</text:p>
          </table:table-cell>
          <table:table-cell/>
          <table:table-cell office:value-type="string" calcext:value-type="string">
            <text:p>guy</text:p>
          </table:table-cell>
          <table:table-cell office:value-type="string" calcext:value-type="string">
            <text:p>h</text:p>
          </table:table-cell>
          <table:table-cell office:value-type="float" office:value="1925" calcext:value-type="float">
            <text:p>1925</text:p>
          </table:table-cell>
          <table:table-cell table:formula="of:=1926-[.I28]" office:value-type="float" office:value="1" calcext:value-type="float">
            <text:p>1</text:p>
          </table:table-cell>
          <table:table-cell table:formula="of:=IF(OR([.M28]=&quot;fille&quot;;[.M28]=&quot;fils&quot;;[.M28]=&quot;Belle-fille&quot;;[.M28]=&quot;Beau-fils&quot;;[.J28]&lt;22);&quot;gen3&quot;;IF(AND(OR([.M28]=&quot;épouse&quot;;[.M28]=&quot;chef&quot;);[.J28]&gt;59);&quot;gen1&quot;;IF([.J2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 Bourg</text:p>
          </table:table-cell>
          <table:table-cell office:value-type="string" calcext:value-type="string">
            <text:p>8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tantin</text:p>
          </table:table-cell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h</text:p>
          </table:table-cell>
          <table:table-cell office:value-type="float" office:value="1871" calcext:value-type="float">
            <text:p>1871</text:p>
          </table:table-cell>
          <table:table-cell table:formula="of:=1926-[.I29]" office:value-type="float" office:value="55" calcext:value-type="float">
            <text:p>55</text:p>
          </table:table-cell>
          <table:table-cell table:formula="of:=IF(OR([.M29]=&quot;fille&quot;;[.M29]=&quot;fils&quot;;[.M29]=&quot;Belle-fille&quot;;[.M29]=&quot;Beau-fils&quot;;[.J29]&lt;22);&quot;gen3&quot;;IF(AND(OR([.M29]=&quot;épouse&quot;;[.M29]=&quot;chef&quot;);[.J29]&gt;59);&quot;gen1&quot;;IF([.J2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 Bourg</text:p>
          </table:table-cell>
          <table:table-cell office:value-type="string" calcext:value-type="string">
            <text:p>8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tantin</text:p>
          </table:table-cell>
          <table:table-cell office:value-type="string" calcext:value-type="string">
            <text:p>guilleau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f</text:p>
          </table:table-cell>
          <table:table-cell office:value-type="float" office:value="1876" calcext:value-type="float">
            <text:p>1876</text:p>
          </table:table-cell>
          <table:table-cell table:formula="of:=1926-[.I30]" office:value-type="float" office:value="50" calcext:value-type="float">
            <text:p>50</text:p>
          </table:table-cell>
          <table:table-cell table:formula="of:=IF(OR([.M30]=&quot;fille&quot;;[.M30]=&quot;fils&quot;;[.M30]=&quot;Belle-fille&quot;;[.M30]=&quot;Beau-fils&quot;;[.J30]&lt;22);&quot;gen3&quot;;IF(AND(OR([.M30]=&quot;épouse&quot;;[.M30]=&quot;chef&quot;);[.J30]&gt;59);&quot;gen1&quot;;IF([.J3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 Bourg</text:p>
          </table:table-cell>
          <table:table-cell office:value-type="string" calcext:value-type="string">
            <text:p>8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tantin</text:p>
          </table:table-cell>
          <table:table-cell/>
          <table:table-cell office:value-type="string" calcext:value-type="string">
            <text:p>solange</text:p>
          </table:table-cell>
          <table:table-cell office:value-type="string" calcext:value-type="string">
            <text:p>f</text:p>
          </table:table-cell>
          <table:table-cell office:value-type="float" office:value="1905" calcext:value-type="float">
            <text:p>1905</text:p>
          </table:table-cell>
          <table:table-cell table:formula="of:=1926-[.I31]" office:value-type="float" office:value="21" calcext:value-type="float">
            <text:p>21</text:p>
          </table:table-cell>
          <table:table-cell table:formula="of:=IF(OR([.M31]=&quot;fille&quot;;[.M31]=&quot;fils&quot;;[.M31]=&quot;Belle-fille&quot;;[.M31]=&quot;Beau-fils&quot;;[.J31]&lt;22);&quot;gen3&quot;;IF(AND(OR([.M31]=&quot;épouse&quot;;[.M31]=&quot;chef&quot;);[.J31]&gt;59);&quot;gen1&quot;;IF([.J3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 Bourg</text:p>
          </table:table-cell>
          <table:table-cell office:value-type="string" calcext:value-type="string">
            <text:p>8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tantin</text:p>
          </table:table-cell>
          <table:table-cell/>
          <table:table-cell office:value-type="string" calcext:value-type="string">
            <text:p>jeanne</text:p>
          </table:table-cell>
          <table:table-cell office:value-type="string" calcext:value-type="string">
            <text:p>f</text:p>
          </table:table-cell>
          <table:table-cell office:value-type="float" office:value="1843" calcext:value-type="float">
            <text:p>1843</text:p>
          </table:table-cell>
          <table:table-cell table:formula="of:=1926-[.I32]" office:value-type="float" office:value="83" calcext:value-type="float">
            <text:p>83</text:p>
          </table:table-cell>
          <table:table-cell table:formula="of:=IF(OR([.M32]=&quot;fille&quot;;[.M32]=&quot;fils&quot;;[.M32]=&quot;Belle-fille&quot;;[.M32]=&quot;Beau-fils&quot;;[.J32]&lt;22);&quot;gen3&quot;;IF(AND(OR([.M32]=&quot;épouse&quot;;[.M32]=&quot;chef&quot;);[.J32]&gt;59);&quot;gen1&quot;;IF([.J32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 Bourg</text:p>
          </table:table-cell>
          <table:table-cell office:value-type="string" calcext:value-type="string">
            <text:p>8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tantin</text:p>
          </table:table-cell>
          <table:table-cell office:value-type="string" calcext:value-type="string">
            <text:p>joulin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50" calcext:value-type="float">
            <text:p>1850</text:p>
          </table:table-cell>
          <table:table-cell table:formula="of:=1926-[.I33]" office:value-type="float" office:value="76" calcext:value-type="float">
            <text:p>76</text:p>
          </table:table-cell>
          <table:table-cell table:formula="of:=IF(OR([.M33]=&quot;fille&quot;;[.M33]=&quot;fils&quot;;[.M33]=&quot;Belle-fille&quot;;[.M33]=&quot;Beau-fils&quot;;[.J33]&lt;22);&quot;gen3&quot;;IF(AND(OR([.M33]=&quot;épouse&quot;;[.M33]=&quot;chef&quot;);[.J33]&gt;59);&quot;gen1&quot;;IF([.J3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le-mèr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iboine</text:p>
          </table:table-cell>
          <table:table-cell/>
          <table:table-cell office:value-type="string" calcext:value-type="string">
            <text:p>françois</text:p>
          </table:table-cell>
          <table:table-cell office:value-type="string" calcext:value-type="string">
            <text:p>h</text:p>
          </table:table-cell>
          <table:table-cell office:value-type="float" office:value="1874" calcext:value-type="float">
            <text:p>1874</text:p>
          </table:table-cell>
          <table:table-cell table:formula="of:=1926-[.I34]" office:value-type="float" office:value="52" calcext:value-type="float">
            <text:p>52</text:p>
          </table:table-cell>
          <table:table-cell table:formula="of:=IF(OR([.M34]=&quot;fille&quot;;[.M34]=&quot;fils&quot;;[.M34]=&quot;Belle-fille&quot;;[.M34]=&quot;Beau-fils&quot;;[.J34]&lt;22);&quot;gen3&quot;;IF(AND(OR([.M34]=&quot;épouse&quot;;[.M34]=&quot;chef&quot;);[.J34]&gt;59);&quot;gen1&quot;;IF([.J3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iboine</text:p>
          </table:table-cell>
          <table:table-cell office:value-type="string" calcext:value-type="string">
            <text:p>duchesne</text:p>
          </table:table-cell>
          <table:table-cell office:value-type="string" calcext:value-type="string">
            <text:p>albertine</text:p>
          </table:table-cell>
          <table:table-cell office:value-type="string" calcext:value-type="string">
            <text:p>f</text:p>
          </table:table-cell>
          <table:table-cell office:value-type="float" office:value="1879" calcext:value-type="float">
            <text:p>1879</text:p>
          </table:table-cell>
          <table:table-cell table:formula="of:=1926-[.I35]" office:value-type="float" office:value="47" calcext:value-type="float">
            <text:p>47</text:p>
          </table:table-cell>
          <table:table-cell table:formula="of:=IF(OR([.M35]=&quot;fille&quot;;[.M35]=&quot;fils&quot;;[.M35]=&quot;Belle-fille&quot;;[.M35]=&quot;Beau-fils&quot;;[.J35]&lt;22);&quot;gen3&quot;;IF(AND(OR([.M35]=&quot;épouse&quot;;[.M35]=&quot;chef&quot;);[.J35]&gt;59);&quot;gen1&quot;;IF([.J3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iboine</text:p>
          </table:table-cell>
          <table:table-cell/>
          <table:table-cell office:value-type="string" calcext:value-type="string">
            <text:p>agnès</text:p>
          </table:table-cell>
          <table:table-cell office:value-type="string" calcext:value-type="string">
            <text:p>f</text:p>
          </table:table-cell>
          <table:table-cell office:value-type="float" office:value="1903" calcext:value-type="float">
            <text:p>1903</text:p>
          </table:table-cell>
          <table:table-cell table:formula="of:=1926-[.I36]" office:value-type="float" office:value="23" calcext:value-type="float">
            <text:p>23</text:p>
          </table:table-cell>
          <table:table-cell table:formula="of:=IF(OR([.M36]=&quot;fille&quot;;[.M36]=&quot;fils&quot;;[.M36]=&quot;Belle-fille&quot;;[.M36]=&quot;Beau-fils&quot;;[.J36]&lt;22);&quot;gen3&quot;;IF(AND(OR([.M36]=&quot;épouse&quot;;[.M36]=&quot;chef&quot;);[.J36]&gt;59);&quot;gen1&quot;;IF([.J3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iboine</text:p>
          </table:table-cell>
          <table:table-cell/>
          <table:table-cell office:value-type="string" calcext:value-type="string">
            <text:p>denise</text:p>
          </table:table-cell>
          <table:table-cell office:value-type="string" calcext:value-type="string">
            <text:p>f</text:p>
          </table:table-cell>
          <table:table-cell office:value-type="float" office:value="1907" calcext:value-type="float">
            <text:p>1907</text:p>
          </table:table-cell>
          <table:table-cell table:formula="of:=1926-[.I37]" office:value-type="float" office:value="19" calcext:value-type="float">
            <text:p>19</text:p>
          </table:table-cell>
          <table:table-cell table:formula="of:=IF(OR([.M37]=&quot;fille&quot;;[.M37]=&quot;fils&quot;;[.M37]=&quot;Belle-fille&quot;;[.M37]=&quot;Beau-fils&quot;;[.J37]&lt;22);&quot;gen3&quot;;IF(AND(OR([.M37]=&quot;épouse&quot;;[.M37]=&quot;chef&quot;);[.J37]&gt;59);&quot;gen1&quot;;IF([.J3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iboine</text:p>
          </table:table-cell>
          <table:table-cell/>
          <table:table-cell office:value-type="string" calcext:value-type="string">
            <text:p>guilbert</text:p>
          </table:table-cell>
          <table:table-cell office:value-type="string" calcext:value-type="string">
            <text:p>h</text:p>
          </table:table-cell>
          <table:table-cell office:value-type="float" office:value="1910" calcext:value-type="float">
            <text:p>1910</text:p>
          </table:table-cell>
          <table:table-cell table:formula="of:=1926-[.I38]" office:value-type="float" office:value="16" calcext:value-type="float">
            <text:p>16</text:p>
          </table:table-cell>
          <table:table-cell table:formula="of:=IF(OR([.M38]=&quot;fille&quot;;[.M38]=&quot;fils&quot;;[.M38]=&quot;Belle-fille&quot;;[.M38]=&quot;Beau-fils&quot;;[.J38]&lt;22);&quot;gen3&quot;;IF(AND(OR([.M38]=&quot;épouse&quot;;[.M38]=&quot;chef&quot;);[.J38]&gt;59);&quot;gen1&quot;;IF([.J3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iboine</text:p>
          </table:table-cell>
          <table:table-cell/>
          <table:table-cell office:value-type="string" calcext:value-type="string">
            <text:p>albertine</text:p>
          </table:table-cell>
          <table:table-cell office:value-type="string" calcext:value-type="string">
            <text:p>h</text:p>
          </table:table-cell>
          <table:table-cell office:value-type="float" office:value="1918" calcext:value-type="float">
            <text:p>1918</text:p>
          </table:table-cell>
          <table:table-cell table:formula="of:=1926-[.I39]" office:value-type="float" office:value="8" calcext:value-type="float">
            <text:p>8</text:p>
          </table:table-cell>
          <table:table-cell table:formula="of:=IF(OR([.M39]=&quot;fille&quot;;[.M39]=&quot;fils&quot;;[.M39]=&quot;Belle-fille&quot;;[.M39]=&quot;Beau-fils&quot;;[.J39]&lt;22);&quot;gen3&quot;;IF(AND(OR([.M39]=&quot;épouse&quot;;[.M39]=&quot;chef&quot;);[.J39]&gt;59);&quot;gen1&quot;;IF([.J3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diboine</text:p>
          </table:table-cell>
          <table:table-cell/>
          <table:table-cell office:value-type="string" calcext:value-type="string">
            <text:p>olga</text:p>
          </table:table-cell>
          <table:table-cell office:value-type="string" calcext:value-type="string">
            <text:p>f</text:p>
          </table:table-cell>
          <table:table-cell office:value-type="float" office:value="1923" calcext:value-type="float">
            <text:p>1923</text:p>
          </table:table-cell>
          <table:table-cell table:formula="of:=1926-[.I40]" office:value-type="float" office:value="3" calcext:value-type="float">
            <text:p>3</text:p>
          </table:table-cell>
          <table:table-cell table:formula="of:=IF(OR([.M40]=&quot;fille&quot;;[.M40]=&quot;fils&quot;;[.M40]=&quot;Belle-fille&quot;;[.M40]=&quot;Beau-fils&quot;;[.J40]&lt;22);&quot;gen3&quot;;IF(AND(OR([.M40]=&quot;épouse&quot;;[.M40]=&quot;chef&quot;);[.J40]&gt;59);&quot;gen1&quot;;IF([.J4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67" calcext:value-type="float">
            <text:p>1867</text:p>
          </table:table-cell>
          <table:table-cell table:formula="of:=1926-[.I41]" office:value-type="float" office:value="59" calcext:value-type="float">
            <text:p>59</text:p>
          </table:table-cell>
          <table:table-cell table:formula="of:=IF(OR([.M41]=&quot;fille&quot;;[.M41]=&quot;fils&quot;;[.M41]=&quot;Belle-fille&quot;;[.M41]=&quot;Beau-fils&quot;;[.J41]&lt;22);&quot;gen3&quot;;IF(AND(OR([.M41]=&quot;épouse&quot;;[.M41]=&quot;chef&quot;);[.J41]&gt;59);&quot;gen1&quot;;IF([.J4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eblanc</text:p>
          </table:table-cell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h</text:p>
          </table:table-cell>
          <table:table-cell office:value-type="float" office:value="1868" calcext:value-type="float">
            <text:p>1868</text:p>
          </table:table-cell>
          <table:table-cell table:formula="of:=1926-[.I42]" office:value-type="float" office:value="58" calcext:value-type="float">
            <text:p>58</text:p>
          </table:table-cell>
          <table:table-cell table:formula="of:=IF(OR([.M42]=&quot;fille&quot;;[.M42]=&quot;fils&quot;;[.M42]=&quot;Belle-fille&quot;;[.M42]=&quot;Beau-fils&quot;;[.J42]&lt;22);&quot;gen3&quot;;IF(AND(OR([.M42]=&quot;épouse&quot;;[.M42]=&quot;chef&quot;);[.J42]&gt;59);&quot;gen1&quot;;IF([.J4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suard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f</text:p>
          </table:table-cell>
          <table:table-cell office:value-type="float" office:value="1872" calcext:value-type="float">
            <text:p>1872</text:p>
          </table:table-cell>
          <table:table-cell table:formula="of:=1926-[.I43]" office:value-type="float" office:value="54" calcext:value-type="float">
            <text:p>54</text:p>
          </table:table-cell>
          <table:table-cell table:formula="of:=IF(OR([.M43]=&quot;fille&quot;;[.M43]=&quot;fils&quot;;[.M43]=&quot;Belle-fille&quot;;[.M43]=&quot;Beau-fils&quot;;[.J43]&lt;22);&quot;gen3&quot;;IF(AND(OR([.M43]=&quot;épouse&quot;;[.M43]=&quot;chef&quot;);[.J43]&gt;59);&quot;gen1&quot;;IF([.J4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avaton</text:p>
          </table:table-cell>
          <table:table-cell/>
          <table:table-cell office:value-type="string" calcext:value-type="string">
            <text:p>charles</text:p>
          </table:table-cell>
          <table:table-cell office:value-type="string" calcext:value-type="string">
            <text:p>h</text:p>
          </table:table-cell>
          <table:table-cell office:value-type="float" office:value="1865" calcext:value-type="float">
            <text:p>1865</text:p>
          </table:table-cell>
          <table:table-cell table:formula="of:=1926-[.I44]" office:value-type="float" office:value="61" calcext:value-type="float">
            <text:p>61</text:p>
          </table:table-cell>
          <table:table-cell table:formula="of:=IF(OR([.M44]=&quot;fille&quot;;[.M44]=&quot;fils&quot;;[.M44]=&quot;Belle-fille&quot;;[.M44]=&quot;Beau-fils&quot;;[.J44]&lt;22);&quot;gen3&quot;;IF(AND(OR([.M44]=&quot;épouse&quot;;[.M44]=&quot;chef&quot;);[.J44]&gt;59);&quot;gen1&quot;;IF([.J4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ordonni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avaton</text:p>
          </table:table-cell>
          <table:table-cell office:value-type="string" calcext:value-type="string">
            <text:p>boyed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f</text:p>
          </table:table-cell>
          <table:table-cell office:value-type="float" office:value="1873" calcext:value-type="float">
            <text:p>1873</text:p>
          </table:table-cell>
          <table:table-cell table:formula="of:=1926-[.I45]" office:value-type="float" office:value="53" calcext:value-type="float">
            <text:p>53</text:p>
          </table:table-cell>
          <table:table-cell table:formula="of:=IF(OR([.M45]=&quot;fille&quot;;[.M45]=&quot;fils&quot;;[.M45]=&quot;Belle-fille&quot;;[.M45]=&quot;Beau-fils&quot;;[.J45]&lt;22);&quot;gen3&quot;;IF(AND(OR([.M45]=&quot;épouse&quot;;[.M45]=&quot;chef&quot;);[.J45]&gt;59);&quot;gen1&quot;;IF([.J4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épicièr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avaton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904" calcext:value-type="float">
            <text:p>1904</text:p>
          </table:table-cell>
          <table:table-cell table:formula="of:=1926-[.I46]" office:value-type="float" office:value="22" calcext:value-type="float">
            <text:p>22</text:p>
          </table:table-cell>
          <table:table-cell table:formula="of:=IF(OR([.M46]=&quot;fille&quot;;[.M46]=&quot;fils&quot;;[.M46]=&quot;Belle-fille&quot;;[.M46]=&quot;Beau-fils&quot;;[.J46]&lt;22);&quot;gen3&quot;;IF(AND(OR([.M46]=&quot;épouse&quot;;[.M46]=&quot;chef&quot;);[.J46]&gt;59);&quot;gen1&quot;;IF([.J4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outurièr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hampigny</text:p>
          </table:table-cell>
          <table:table-cell/>
          <table:table-cell office:value-type="string" calcext:value-type="string">
            <text:p>rené</text:p>
          </table:table-cell>
          <table:table-cell office:value-type="string" calcext:value-type="string">
            <text:p>h</text:p>
          </table:table-cell>
          <table:table-cell office:value-type="float" office:value="1865" calcext:value-type="float">
            <text:p>1865</text:p>
          </table:table-cell>
          <table:table-cell table:formula="of:=1926-[.I47]" office:value-type="float" office:value="61" calcext:value-type="float">
            <text:p>61</text:p>
          </table:table-cell>
          <table:table-cell table:formula="of:=IF(OR([.M47]=&quot;fille&quot;;[.M47]=&quot;fils&quot;;[.M47]=&quot;Belle-fille&quot;;[.M47]=&quot;Beau-fils&quot;;[.J47]&lt;22);&quot;gen3&quot;;IF(AND(OR([.M47]=&quot;épouse&quot;;[.M47]=&quot;chef&quot;);[.J47]&gt;59);&quot;gen1&quot;;IF([.J47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massé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73" calcext:value-type="float">
            <text:p>1873</text:p>
          </table:table-cell>
          <table:table-cell table:formula="of:=1926-[.I48]" office:value-type="float" office:value="53" calcext:value-type="float">
            <text:p>53</text:p>
          </table:table-cell>
          <table:table-cell table:formula="of:=IF(OR([.M48]=&quot;fille&quot;;[.M48]=&quot;fils&quot;;[.M48]=&quot;Belle-fille&quot;;[.M48]=&quot;Beau-fils&quot;;[.J48]&lt;22);&quot;gen3&quot;;IF(AND(OR([.M48]=&quot;épouse&quot;;[.M48]=&quot;chef&quot;);[.J48]&gt;59);&quot;gen1&quot;;IF([.J4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hampigny</text:p>
          </table:table-cell>
          <table:table-cell/>
          <table:table-cell office:value-type="string" calcext:value-type="string">
            <text:p>estelle</text:p>
          </table:table-cell>
          <table:table-cell office:value-type="string" calcext:value-type="string">
            <text:p>h</text:p>
          </table:table-cell>
          <table:table-cell office:value-type="float" office:value="1901" calcext:value-type="float">
            <text:p>1901</text:p>
          </table:table-cell>
          <table:table-cell table:formula="of:=1926-[.I49]" office:value-type="float" office:value="25" calcext:value-type="float">
            <text:p>25</text:p>
          </table:table-cell>
          <table:table-cell table:formula="of:=IF(OR([.M49]=&quot;fille&quot;;[.M49]=&quot;fils&quot;;[.M49]=&quot;Belle-fille&quot;;[.M49]=&quot;Beau-fils&quot;;[.J49]&lt;22);&quot;gen3&quot;;IF(AND(OR([.M49]=&quot;épouse&quot;;[.M49]=&quot;chef&quot;);[.J49]&gt;59);&quot;gen1&quot;;IF([.J4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assé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45" calcext:value-type="float">
            <text:p>1845</text:p>
          </table:table-cell>
          <table:table-cell table:formula="of:=1926-[.I50]" office:value-type="float" office:value="81" calcext:value-type="float">
            <text:p>81</text:p>
          </table:table-cell>
          <table:table-cell table:formula="of:=IF(OR([.M50]=&quot;fille&quot;;[.M50]=&quot;fils&quot;;[.M50]=&quot;Belle-fille&quot;;[.M50]=&quot;Beau-fils&quot;;[.J50]&lt;22);&quot;gen3&quot;;IF(AND(OR([.M50]=&quot;épouse&quot;;[.M50]=&quot;chef&quot;);[.J50]&gt;59);&quot;gen1&quot;;IF([.J50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au-pèr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leuriau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h</text:p>
          </table:table-cell>
          <table:table-cell office:value-type="float" office:value="1874" calcext:value-type="float">
            <text:p>1874</text:p>
          </table:table-cell>
          <table:table-cell table:formula="of:=1926-[.I51]" office:value-type="float" office:value="52" calcext:value-type="float">
            <text:p>52</text:p>
          </table:table-cell>
          <table:table-cell table:formula="of:=IF(OR([.M51]=&quot;fille&quot;;[.M51]=&quot;fils&quot;;[.M51]=&quot;Belle-fille&quot;;[.M51]=&quot;Beau-fils&quot;;[.J51]&lt;22);&quot;gen3&quot;;IF(AND(OR([.M51]=&quot;épouse&quot;;[.M51]=&quot;chef&quot;);[.J51]&gt;59);&quot;gen1&quot;;IF([.J5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harron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audouin</text:p>
          </table:table-cell>
          <table:table-cell/>
          <table:table-cell office:value-type="string" calcext:value-type="string">
            <text:p>françois</text:p>
          </table:table-cell>
          <table:table-cell office:value-type="string" calcext:value-type="string">
            <text:p>h</text:p>
          </table:table-cell>
          <table:table-cell office:value-type="float" office:value="1846" calcext:value-type="float">
            <text:p>1846</text:p>
          </table:table-cell>
          <table:table-cell table:formula="of:=1926-[.I52]" office:value-type="float" office:value="80" calcext:value-type="float">
            <text:p>80</text:p>
          </table:table-cell>
          <table:table-cell table:formula="of:=IF(OR([.M52]=&quot;fille&quot;;[.M52]=&quot;fils&quot;;[.M52]=&quot;Belle-fille&quot;;[.M52]=&quot;Beau-fils&quot;;[.J52]&lt;22);&quot;gen3&quot;;IF(AND(OR([.M52]=&quot;épouse&quot;;[.M52]=&quot;chef&quot;);[.J52]&gt;59);&quot;gen1&quot;;IF([.J52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dezon</text:p>
          </table:table-cell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h</text:p>
          </table:table-cell>
          <table:table-cell office:value-type="float" office:value="1850" calcext:value-type="float">
            <text:p>1850</text:p>
          </table:table-cell>
          <table:table-cell table:formula="of:=1926-[.I53]" office:value-type="float" office:value="76" calcext:value-type="float">
            <text:p>76</text:p>
          </table:table-cell>
          <table:table-cell table:formula="of:=IF(OR([.M53]=&quot;fille&quot;;[.M53]=&quot;fils&quot;;[.M53]=&quot;Belle-fille&quot;;[.M53]=&quot;Beau-fils&quot;;[.J53]&lt;22);&quot;gen3&quot;;IF(AND(OR([.M53]=&quot;épouse&quot;;[.M53]=&quot;chef&quot;);[.J53]&gt;59);&quot;gen1&quot;;IF([.J5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dezon</text:p>
          </table:table-cell>
          <table:table-cell office:value-type="string" calcext:value-type="string">
            <text:p>constantin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f</text:p>
          </table:table-cell>
          <table:table-cell office:value-type="float" office:value="1855" calcext:value-type="float">
            <text:p>1855</text:p>
          </table:table-cell>
          <table:table-cell table:formula="of:=1926-[.I54]" office:value-type="float" office:value="71" calcext:value-type="float">
            <text:p>71</text:p>
          </table:table-cell>
          <table:table-cell table:formula="of:=IF(OR([.M54]=&quot;fille&quot;;[.M54]=&quot;fils&quot;;[.M54]=&quot;Belle-fille&quot;;[.M54]=&quot;Beau-fils&quot;;[.J54]&lt;22);&quot;gen3&quot;;IF(AND(OR([.M54]=&quot;épouse&quot;;[.M54]=&quot;chef&quot;);[.J54]&gt;59);&quot;gen1&quot;;IF([.J5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h</text:p>
          </table:table-cell>
          <table:table-cell office:value-type="float" office:value="1860" calcext:value-type="float">
            <text:p>1860</text:p>
          </table:table-cell>
          <table:table-cell table:formula="of:=1926-[.I55]" office:value-type="float" office:value="66" calcext:value-type="float">
            <text:p>66</text:p>
          </table:table-cell>
          <table:table-cell table:formula="of:=IF(OR([.M55]=&quot;fille&quot;;[.M55]=&quot;fils&quot;;[.M55]=&quot;Belle-fille&quot;;[.M55]=&quot;Beau-fils&quot;;[.J55]&lt;22);&quot;gen3&quot;;IF(AND(OR([.M55]=&quot;épouse&quot;;[.M55]=&quot;chef&quot;);[.J55]&gt;59);&quot;gen1&quot;;IF([.J5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deforges</text:p>
          </table:table-cell>
          <table:table-cell office:value-type="string" calcext:value-type="string">
            <text:p>montier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f</text:p>
          </table:table-cell>
          <table:table-cell office:value-type="float" office:value="1863" calcext:value-type="float">
            <text:p>1863</text:p>
          </table:table-cell>
          <table:table-cell table:formula="of:=1926-[.I56]" office:value-type="float" office:value="63" calcext:value-type="float">
            <text:p>63</text:p>
          </table:table-cell>
          <table:table-cell table:formula="of:=IF(OR([.M56]=&quot;fille&quot;;[.M56]=&quot;fils&quot;;[.M56]=&quot;Belle-fille&quot;;[.M56]=&quot;Beau-fils&quot;;[.J56]&lt;22);&quot;gen3&quot;;IF(AND(OR([.M56]=&quot;épouse&quot;;[.M56]=&quot;chef&quot;);[.J56]&gt;59);&quot;gen1&quot;;IF([.J56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angébert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61" calcext:value-type="float">
            <text:p>1861</text:p>
          </table:table-cell>
          <table:table-cell table:formula="of:=1926-[.I57]" office:value-type="float" office:value="65" calcext:value-type="float">
            <text:p>65</text:p>
          </table:table-cell>
          <table:table-cell table:formula="of:=IF(OR([.M57]=&quot;fille&quot;;[.M57]=&quot;fils&quot;;[.M57]=&quot;Belle-fille&quot;;[.M57]=&quot;Beau-fils&quot;;[.J57]&lt;22);&quot;gen3&quot;;IF(AND(OR([.M57]=&quot;épouse&quot;;[.M57]=&quot;chef&quot;);[.J57]&gt;59);&quot;gen1&quot;;IF([.J57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angébert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célestine</text:p>
          </table:table-cell>
          <table:table-cell office:value-type="string" calcext:value-type="string">
            <text:p>f</text:p>
          </table:table-cell>
          <table:table-cell office:value-type="float" office:value="1867" calcext:value-type="float">
            <text:p>1867</text:p>
          </table:table-cell>
          <table:table-cell table:formula="of:=1926-[.I58]" office:value-type="float" office:value="59" calcext:value-type="float">
            <text:p>59</text:p>
          </table:table-cell>
          <table:table-cell table:formula="of:=IF(OR([.M58]=&quot;fille&quot;;[.M58]=&quot;fils&quot;;[.M58]=&quot;Belle-fille&quot;;[.M58]=&quot;Beau-fils&quot;;[.J58]&lt;22);&quot;gen3&quot;;IF(AND(OR([.M58]=&quot;épouse&quot;;[.M58]=&quot;chef&quot;);[.J58]&gt;59);&quot;gen1&quot;;IF([.J5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archer</text:p>
          </table:table-cell>
          <table:table-cell/>
          <table:table-cell office:value-type="string" calcext:value-type="string">
            <text:p>agléa</text:p>
          </table:table-cell>
          <table:table-cell office:value-type="string" calcext:value-type="string">
            <text:p>f</text:p>
          </table:table-cell>
          <table:table-cell office:value-type="float" office:value="1911" calcext:value-type="float">
            <text:p>1911</text:p>
          </table:table-cell>
          <table:table-cell table:formula="of:=1926-[.I59]" office:value-type="float" office:value="15" calcext:value-type="float">
            <text:p>15</text:p>
          </table:table-cell>
          <table:table-cell table:formula="of:=IF(OR([.M59]=&quot;fille&quot;;[.M59]=&quot;fils&quot;;[.M59]=&quot;Belle-fille&quot;;[.M59]=&quot;Beau-fils&quot;;[.J59]&lt;22);&quot;gen3&quot;;IF(AND(OR([.M59]=&quot;épouse&quot;;[.M59]=&quot;chef&quot;);[.J59]&gt;59);&quot;gen1&quot;;IF([.J5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Petite-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gébert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83" calcext:value-type="float">
            <text:p>1883</text:p>
          </table:table-cell>
          <table:table-cell table:formula="of:=1926-[.I60]" office:value-type="float" office:value="43" calcext:value-type="float">
            <text:p>43</text:p>
          </table:table-cell>
          <table:table-cell table:formula="of:=IF(OR([.M60]=&quot;fille&quot;;[.M60]=&quot;fils&quot;;[.M60]=&quot;Belle-fille&quot;;[.M60]=&quot;Beau-fils&quot;;[.J60]&lt;22);&quot;gen3&quot;;IF(AND(OR([.M60]=&quot;épouse&quot;;[.M60]=&quot;chef&quot;);[.J60]&gt;59);&quot;gen1&quot;;IF([.J6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gébert</text:p>
          </table:table-cell>
          <table:table-cell office:value-type="string" calcext:value-type="string">
            <text:p>jourdame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f</text:p>
          </table:table-cell>
          <table:table-cell office:value-type="float" office:value="1887" calcext:value-type="float">
            <text:p>1887</text:p>
          </table:table-cell>
          <table:table-cell table:formula="of:=1926-[.I61]" office:value-type="float" office:value="39" calcext:value-type="float">
            <text:p>39</text:p>
          </table:table-cell>
          <table:table-cell table:formula="of:=IF(OR([.M61]=&quot;fille&quot;;[.M61]=&quot;fils&quot;;[.M61]=&quot;Belle-fille&quot;;[.M61]=&quot;Beau-fils&quot;;[.J61]&lt;22);&quot;gen3&quot;;IF(AND(OR([.M61]=&quot;épouse&quot;;[.M61]=&quot;chef&quot;);[.J61]&gt;59);&quot;gen1&quot;;IF([.J6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gébert</text:p>
          </table:table-cell>
          <table:table-cell/>
          <table:table-cell office:value-type="string" calcext:value-type="string">
            <text:p>aliée</text:p>
          </table:table-cell>
          <table:table-cell office:value-type="string" calcext:value-type="string">
            <text:p>f</text:p>
          </table:table-cell>
          <table:table-cell office:value-type="float" office:value="1913" calcext:value-type="float">
            <text:p>1913</text:p>
          </table:table-cell>
          <table:table-cell table:formula="of:=1926-[.I62]" office:value-type="float" office:value="13" calcext:value-type="float">
            <text:p>13</text:p>
          </table:table-cell>
          <table:table-cell table:formula="of:=IF(OR([.M62]=&quot;fille&quot;;[.M62]=&quot;fils&quot;;[.M62]=&quot;Belle-fille&quot;;[.M62]=&quot;Beau-fils&quot;;[.J62]&lt;22);&quot;gen3&quot;;IF(AND(OR([.M62]=&quot;épouse&quot;;[.M62]=&quot;chef&quot;);[.J62]&gt;59);&quot;gen1&quot;;IF([.J6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ngébert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57" calcext:value-type="float">
            <text:p>1857</text:p>
          </table:table-cell>
          <table:table-cell table:formula="of:=1926-[.I63]" office:value-type="float" office:value="69" calcext:value-type="float">
            <text:p>69</text:p>
          </table:table-cell>
          <table:table-cell table:formula="of:=IF(OR([.M63]=&quot;fille&quot;;[.M63]=&quot;fils&quot;;[.M63]=&quot;Belle-fille&quot;;[.M63]=&quot;Beau-fils&quot;;[.J63]&lt;22);&quot;gen3&quot;;IF(AND(OR([.M63]=&quot;épouse&quot;;[.M63]=&quot;chef&quot;);[.J63]&gt;59);&quot;gen1&quot;;IF([.J6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pèr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jourdame</text:p>
          </table:table-cell>
          <table:table-cell/>
          <table:table-cell office:value-type="string" calcext:value-type="string">
            <text:p>jacques</text:p>
          </table:table-cell>
          <table:table-cell office:value-type="string" calcext:value-type="string">
            <text:p>h</text:p>
          </table:table-cell>
          <table:table-cell office:value-type="float" office:value="1851" calcext:value-type="float">
            <text:p>1851</text:p>
          </table:table-cell>
          <table:table-cell table:formula="of:=1926-[.I64]" office:value-type="float" office:value="75" calcext:value-type="float">
            <text:p>75</text:p>
          </table:table-cell>
          <table:table-cell table:formula="of:=IF(OR([.M64]=&quot;fille&quot;;[.M64]=&quot;fils&quot;;[.M64]=&quot;Belle-fille&quot;;[.M64]=&quot;Beau-fils&quot;;[.J64]&lt;22);&quot;gen3&quot;;IF(AND(OR([.M64]=&quot;épouse&quot;;[.M64]=&quot;chef&quot;);[.J64]&gt;59);&quot;gen1&quot;;IF([.J6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jourdame</text:p>
          </table:table-cell>
          <table:table-cell office:value-type="string" calcext:value-type="string">
            <text:p>savaton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50" calcext:value-type="float">
            <text:p>1850</text:p>
          </table:table-cell>
          <table:table-cell table:formula="of:=1926-[.I65]" office:value-type="float" office:value="76" calcext:value-type="float">
            <text:p>76</text:p>
          </table:table-cell>
          <table:table-cell table:formula="of:=IF(OR([.M65]=&quot;fille&quot;;[.M65]=&quot;fils&quot;;[.M65]=&quot;Belle-fille&quot;;[.M65]=&quot;Beau-fils&quot;;[.J65]&lt;22);&quot;gen3&quot;;IF(AND(OR([.M65]=&quot;épouse&quot;;[.M65]=&quot;chef&quot;);[.J65]&gt;59);&quot;gen1&quot;;IF([.J6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h</text:p>
          </table:table-cell>
          <table:table-cell office:value-type="float" office:value="1884" calcext:value-type="float">
            <text:p>1884</text:p>
          </table:table-cell>
          <table:table-cell table:formula="of:=1926-[.I66]" office:value-type="float" office:value="42" calcext:value-type="float">
            <text:p>42</text:p>
          </table:table-cell>
          <table:table-cell table:formula="of:=IF(OR([.M66]=&quot;fille&quot;;[.M66]=&quot;fils&quot;;[.M66]=&quot;Belle-fille&quot;;[.M66]=&quot;Beau-fils&quot;;[.J66]&lt;22);&quot;gen3&quot;;IF(AND(OR([.M66]=&quot;épouse&quot;;[.M66]=&quot;chef&quot;);[.J66]&gt;59);&quot;gen1&quot;;IF([.J6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eforges</text:p>
          </table:table-cell>
          <table:table-cell office:value-type="string" calcext:value-type="string">
            <text:p>frémont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f</text:p>
          </table:table-cell>
          <table:table-cell office:value-type="float" office:value="1888" calcext:value-type="float">
            <text:p>1888</text:p>
          </table:table-cell>
          <table:table-cell table:formula="of:=1926-[.I67]" office:value-type="float" office:value="38" calcext:value-type="float">
            <text:p>38</text:p>
          </table:table-cell>
          <table:table-cell table:formula="of:=IF(OR([.M67]=&quot;fille&quot;;[.M67]=&quot;fils&quot;;[.M67]=&quot;Belle-fille&quot;;[.M67]=&quot;Beau-fils&quot;;[.J67]&lt;22);&quot;gen3&quot;;IF(AND(OR([.M67]=&quot;épouse&quot;;[.M67]=&quot;chef&quot;);[.J67]&gt;59);&quot;gen1&quot;;IF([.J6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f</text:p>
          </table:table-cell>
          <table:table-cell office:value-type="float" office:value="1910" calcext:value-type="float">
            <text:p>1910</text:p>
          </table:table-cell>
          <table:table-cell table:formula="of:=1926-[.I68]" office:value-type="float" office:value="16" calcext:value-type="float">
            <text:p>16</text:p>
          </table:table-cell>
          <table:table-cell table:formula="of:=IF(OR([.M68]=&quot;fille&quot;;[.M68]=&quot;fils&quot;;[.M68]=&quot;Belle-fille&quot;;[.M68]=&quot;Beau-fils&quot;;[.J68]&lt;22);&quot;gen3&quot;;IF(AND(OR([.M68]=&quot;épouse&quot;;[.M68]=&quot;chef&quot;);[.J68]&gt;59);&quot;gen1&quot;;IF([.J6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maurice</text:p>
          </table:table-cell>
          <table:table-cell office:value-type="string" calcext:value-type="string">
            <text:p>h</text:p>
          </table:table-cell>
          <table:table-cell office:value-type="float" office:value="1924" calcext:value-type="float">
            <text:p>1924</text:p>
          </table:table-cell>
          <table:table-cell table:formula="of:=1926-[.I69]" office:value-type="float" office:value="2" calcext:value-type="float">
            <text:p>2</text:p>
          </table:table-cell>
          <table:table-cell table:formula="of:=IF(OR([.M69]=&quot;fille&quot;;[.M69]=&quot;fils&quot;;[.M69]=&quot;Belle-fille&quot;;[.M69]=&quot;Beau-fils&quot;;[.J69]&lt;22);&quot;gen3&quot;;IF(AND(OR([.M69]=&quot;épouse&quot;;[.M69]=&quot;chef&quot;);[.J69]&gt;59);&quot;gen1&quot;;IF([.J6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beun</text:p>
          </table:table-cell>
          <table:table-cell/>
          <table:table-cell office:value-type="string" calcext:value-type="string">
            <text:p>maurice</text:p>
          </table:table-cell>
          <table:table-cell office:value-type="string" calcext:value-type="string">
            <text:p>h</text:p>
          </table:table-cell>
          <table:table-cell office:value-type="float" office:value="1891" calcext:value-type="float">
            <text:p>1891</text:p>
          </table:table-cell>
          <table:table-cell table:formula="of:=1926-[.I70]" office:value-type="float" office:value="35" calcext:value-type="float">
            <text:p>35</text:p>
          </table:table-cell>
          <table:table-cell table:formula="of:=IF(OR([.M70]=&quot;fille&quot;;[.M70]=&quot;fils&quot;;[.M70]=&quot;Belle-fille&quot;;[.M70]=&quot;Beau-fils&quot;;[.J70]&lt;22);&quot;gen3&quot;;IF(AND(OR([.M70]=&quot;épouse&quot;;[.M70]=&quot;chef&quot;);[.J70]&gt;59);&quot;gen1&quot;;IF([.J7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belge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beun</text:p>
          </table:table-cell>
          <table:table-cell office:value-type="string" calcext:value-type="string">
            <text:p>desforges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f</text:p>
          </table:table-cell>
          <table:table-cell office:value-type="float" office:value="1896" calcext:value-type="float">
            <text:p>1896</text:p>
          </table:table-cell>
          <table:table-cell table:formula="of:=1926-[.I71]" office:value-type="float" office:value="30" calcext:value-type="float">
            <text:p>30</text:p>
          </table:table-cell>
          <table:table-cell table:formula="of:=IF(OR([.M71]=&quot;fille&quot;;[.M71]=&quot;fils&quot;;[.M71]=&quot;Belle-fille&quot;;[.M71]=&quot;Beau-fils&quot;;[.J71]&lt;22);&quot;gen3&quot;;IF(AND(OR([.M71]=&quot;épouse&quot;;[.M71]=&quot;chef&quot;);[.J71]&gt;59);&quot;gen1&quot;;IF([.J7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beun</text:p>
          </table:table-cell>
          <table:table-cell/>
          <table:table-cell office:value-type="string" calcext:value-type="string">
            <text:p>jeannine</text:p>
          </table:table-cell>
          <table:table-cell office:value-type="string" calcext:value-type="string">
            <text:p>f</text:p>
          </table:table-cell>
          <table:table-cell office:value-type="float" office:value="1920" calcext:value-type="float">
            <text:p>1920</text:p>
          </table:table-cell>
          <table:table-cell table:formula="of:=1926-[.I72]" office:value-type="float" office:value="6" calcext:value-type="float">
            <text:p>6</text:p>
          </table:table-cell>
          <table:table-cell table:formula="of:=IF(OR([.M72]=&quot;fille&quot;;[.M72]=&quot;fils&quot;;[.M72]=&quot;Belle-fille&quot;;[.M72]=&quot;Beau-fils&quot;;[.J72]&lt;22);&quot;gen3&quot;;IF(AND(OR([.M72]=&quot;épouse&quot;;[.M72]=&quot;chef&quot;);[.J72]&gt;59);&quot;gen1&quot;;IF([.J7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beun</text:p>
          </table:table-cell>
          <table:table-cell/>
          <table:table-cell office:value-type="string" calcext:value-type="string">
            <text:p>madeleine</text:p>
          </table:table-cell>
          <table:table-cell office:value-type="string" calcext:value-type="string">
            <text:p>f</text:p>
          </table:table-cell>
          <table:table-cell office:value-type="float" office:value="1921" calcext:value-type="float">
            <text:p>1921</text:p>
          </table:table-cell>
          <table:table-cell table:formula="of:=1926-[.I73]" office:value-type="float" office:value="5" calcext:value-type="float">
            <text:p>5</text:p>
          </table:table-cell>
          <table:table-cell table:formula="of:=IF(OR([.M73]=&quot;fille&quot;;[.M73]=&quot;fils&quot;;[.M73]=&quot;Belle-fille&quot;;[.M73]=&quot;Beau-fils&quot;;[.J73]&lt;22);&quot;gen3&quot;;IF(AND(OR([.M73]=&quot;épouse&quot;;[.M73]=&quot;chef&quot;);[.J73]&gt;59);&quot;gen1&quot;;IF([.J7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beun</text:p>
          </table:table-cell>
          <table:table-cell/>
          <table:table-cell office:value-type="string" calcext:value-type="string">
            <text:p>norbert</text:p>
          </table:table-cell>
          <table:table-cell office:value-type="string" calcext:value-type="string">
            <text:p>h</text:p>
          </table:table-cell>
          <table:table-cell office:value-type="float" office:value="1923" calcext:value-type="float">
            <text:p>1923</text:p>
          </table:table-cell>
          <table:table-cell table:formula="of:=1926-[.I74]" office:value-type="float" office:value="3" calcext:value-type="float">
            <text:p>3</text:p>
          </table:table-cell>
          <table:table-cell table:formula="of:=IF(OR([.M74]=&quot;fille&quot;;[.M74]=&quot;fils&quot;;[.M74]=&quot;Belle-fille&quot;;[.M74]=&quot;Beau-fils&quot;;[.J74]&lt;22);&quot;gen3&quot;;IF(AND(OR([.M74]=&quot;épouse&quot;;[.M74]=&quot;chef&quot;);[.J74]&gt;59);&quot;gen1&quot;;IF([.J74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beun</text:p>
          </table:table-cell>
          <table:table-cell/>
          <table:table-cell office:value-type="string" calcext:value-type="string">
            <text:p>huguette</text:p>
          </table:table-cell>
          <table:table-cell office:value-type="string" calcext:value-type="string">
            <text:p>f</text:p>
          </table:table-cell>
          <table:table-cell office:value-type="float" office:value="1924" calcext:value-type="float">
            <text:p>1924</text:p>
          </table:table-cell>
          <table:table-cell table:formula="of:=1926-[.I75]" office:value-type="float" office:value="2" calcext:value-type="float">
            <text:p>2</text:p>
          </table:table-cell>
          <table:table-cell table:formula="of:=IF(OR([.M75]=&quot;fille&quot;;[.M75]=&quot;fils&quot;;[.M75]=&quot;Belle-fille&quot;;[.M75]=&quot;Beau-fils&quot;;[.J75]&lt;22);&quot;gen3&quot;;IF(AND(OR([.M75]=&quot;épouse&quot;;[.M75]=&quot;chef&quot;);[.J75]&gt;59);&quot;gen1&quot;;IF([.J7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vallée</text:p>
          </table:table-cell>
          <table:table-cell/>
          <table:table-cell office:value-type="string" calcext:value-type="string">
            <text:p>albert</text:p>
          </table:table-cell>
          <table:table-cell office:value-type="string" calcext:value-type="string">
            <text:p>h</text:p>
          </table:table-cell>
          <table:table-cell office:value-type="float" office:value="1894" calcext:value-type="float">
            <text:p>1894</text:p>
          </table:table-cell>
          <table:table-cell table:formula="of:=1926-[.I76]" office:value-type="float" office:value="32" calcext:value-type="float">
            <text:p>32</text:p>
          </table:table-cell>
          <table:table-cell table:formula="of:=IF(OR([.M76]=&quot;fille&quot;;[.M76]=&quot;fils&quot;;[.M76]=&quot;Belle-fille&quot;;[.M76]=&quot;Beau-fils&quot;;[.J76]&lt;22);&quot;gen3&quot;;IF(AND(OR([.M76]=&quot;épouse&quot;;[.M76]=&quot;chef&quot;);[.J76]&gt;59);&quot;gen1&quot;;IF([.J7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éta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>fleuriau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f</text:p>
          </table:table-cell>
          <table:table-cell office:value-type="float" office:value="1899" calcext:value-type="float">
            <text:p>1899</text:p>
          </table:table-cell>
          <table:table-cell table:formula="of:=1926-[.I77]" office:value-type="float" office:value="27" calcext:value-type="float">
            <text:p>27</text:p>
          </table:table-cell>
          <table:table-cell table:formula="of:=IF(OR([.M77]=&quot;fille&quot;;[.M77]=&quot;fils&quot;;[.M77]=&quot;Belle-fille&quot;;[.M77]=&quot;Beau-fils&quot;;[.J77]&lt;22);&quot;gen3&quot;;IF(AND(OR([.M77]=&quot;épouse&quot;;[.M77]=&quot;chef&quot;);[.J77]&gt;59);&quot;gen1&quot;;IF([.J7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outurièr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 Bourg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vallée</text:p>
          </table:table-cell>
          <table:table-cell/>
          <table:table-cell office:value-type="string" calcext:value-type="string">
            <text:p>robert</text:p>
          </table:table-cell>
          <table:table-cell office:value-type="string" calcext:value-type="string">
            <text:p>h</text:p>
          </table:table-cell>
          <table:table-cell office:value-type="float" office:value="1920" calcext:value-type="float">
            <text:p>1920</text:p>
          </table:table-cell>
          <table:table-cell table:formula="of:=1926-[.I78]" office:value-type="float" office:value="6" calcext:value-type="float">
            <text:p>6</text:p>
          </table:table-cell>
          <table:table-cell table:formula="of:=IF(OR([.M78]=&quot;fille&quot;;[.M78]=&quot;fils&quot;;[.M78]=&quot;Belle-fille&quot;;[.M78]=&quot;Beau-fils&quot;;[.J78]&lt;22);&quot;gen3&quot;;IF(AND(OR([.M78]=&quot;épouse&quot;;[.M78]=&quot;chef&quot;);[.J78]&gt;59);&quot;gen1&quot;;IF([.J7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 Gautrai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dozon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h</text:p>
          </table:table-cell>
          <table:table-cell office:value-type="float" office:value="1870" calcext:value-type="float">
            <text:p>1870</text:p>
          </table:table-cell>
          <table:table-cell table:formula="of:=1926-[.I79]" office:value-type="float" office:value="56" calcext:value-type="float">
            <text:p>56</text:p>
          </table:table-cell>
          <table:table-cell table:formula="of:=IF(OR([.M79]=&quot;fille&quot;;[.M79]=&quot;fils&quot;;[.M79]=&quot;Belle-fille&quot;;[.M79]=&quot;Beau-fils&quot;;[.J79]&lt;22);&quot;gen3&quot;;IF(AND(OR([.M79]=&quot;épouse&quot;;[.M79]=&quot;chef&quot;);[.J79]&gt;59);&quot;gen1&quot;;IF([.J7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 Gautrai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joubert</text:p>
          </table:table-cell>
          <table:table-cell/>
          <table:table-cell office:value-type="string" calcext:value-type="string">
            <text:p>marcelline</text:p>
          </table:table-cell>
          <table:table-cell office:value-type="string" calcext:value-type="string">
            <text:p>f</text:p>
          </table:table-cell>
          <table:table-cell office:value-type="float" office:value="1877" calcext:value-type="float">
            <text:p>1877</text:p>
          </table:table-cell>
          <table:table-cell table:formula="of:=1926-[.I80]" office:value-type="float" office:value="49" calcext:value-type="float">
            <text:p>49</text:p>
          </table:table-cell>
          <table:table-cell table:formula="of:=IF(OR([.M80]=&quot;fille&quot;;[.M80]=&quot;fils&quot;;[.M80]=&quot;Belle-fille&quot;;[.M80]=&quot;Beau-fils&quot;;[.J80]&lt;22);&quot;gen3&quot;;IF(AND(OR([.M80]=&quot;épouse&quot;;[.M80]=&quot;chef&quot;);[.J80]&gt;59);&quot;gen1&quot;;IF([.J8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a Gautrai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joubert</text:p>
          </table:table-cell>
          <table:table-cell/>
          <table:table-cell office:value-type="string" calcext:value-type="string">
            <text:p>marins</text:p>
          </table:table-cell>
          <table:table-cell office:value-type="string" calcext:value-type="string">
            <text:p>h</text:p>
          </table:table-cell>
          <table:table-cell office:value-type="float" office:value="1905" calcext:value-type="float">
            <text:p>1905</text:p>
          </table:table-cell>
          <table:table-cell table:formula="of:=1926-[.I81]" office:value-type="float" office:value="21" calcext:value-type="float">
            <text:p>21</text:p>
          </table:table-cell>
          <table:table-cell table:formula="of:=IF(OR([.M81]=&quot;fille&quot;;[.M81]=&quot;fils&quot;;[.M81]=&quot;Belle-fille&quot;;[.M81]=&quot;Beau-fils&quot;;[.J81]&lt;22);&quot;gen3&quot;;IF(AND(OR([.M81]=&quot;épouse&quot;;[.M81]=&quot;chef&quot;);[.J81]&gt;59);&quot;gen1&quot;;IF([.J8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a Gautrai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au</text:p>
          </table:table-cell>
          <table:table-cell/>
          <table:table-cell office:value-type="string" calcext:value-type="string">
            <text:p>charles</text:p>
          </table:table-cell>
          <table:table-cell office:value-type="string" calcext:value-type="string">
            <text:p>h</text:p>
          </table:table-cell>
          <table:table-cell office:value-type="float" office:value="1897" calcext:value-type="float">
            <text:p>1897</text:p>
          </table:table-cell>
          <table:table-cell table:formula="of:=1926-[.I82]" office:value-type="float" office:value="29" calcext:value-type="float">
            <text:p>29</text:p>
          </table:table-cell>
          <table:table-cell table:formula="of:=IF(OR([.M82]=&quot;fille&quot;;[.M82]=&quot;fils&quot;;[.M82]=&quot;Belle-fille&quot;;[.M82]=&quot;Beau-fils&quot;;[.J82]&lt;22);&quot;gen3&quot;;IF(AND(OR([.M82]=&quot;épouse&quot;;[.M82]=&quot;chef&quot;);[.J82]&gt;59);&quot;gen1&quot;;IF([.J8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a Gautrai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au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f</text:p>
          </table:table-cell>
          <table:table-cell office:value-type="float" office:value="1901" calcext:value-type="float">
            <text:p>1901</text:p>
          </table:table-cell>
          <table:table-cell table:formula="of:=1926-[.I83]" office:value-type="float" office:value="25" calcext:value-type="float">
            <text:p>25</text:p>
          </table:table-cell>
          <table:table-cell table:formula="of:=IF(OR([.M83]=&quot;fille&quot;;[.M83]=&quot;fils&quot;;[.M83]=&quot;Belle-fille&quot;;[.M83]=&quot;Beau-fils&quot;;[.J83]&lt;22);&quot;gen3&quot;;IF(AND(OR([.M83]=&quot;épouse&quot;;[.M83]=&quot;chef&quot;);[.J83]&gt;59);&quot;gen1&quot;;IF([.J8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a Gautrai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vé</text:p>
          </table:table-cell>
          <table:table-cell/>
          <table:table-cell office:value-type="string" calcext:value-type="string">
            <text:p>alphonse</text:p>
          </table:table-cell>
          <table:table-cell office:value-type="string" calcext:value-type="string">
            <text:p>h</text:p>
          </table:table-cell>
          <table:table-cell office:value-type="float" office:value="1867" calcext:value-type="float">
            <text:p>1867</text:p>
          </table:table-cell>
          <table:table-cell table:formula="of:=1926-[.I84]" office:value-type="float" office:value="59" calcext:value-type="float">
            <text:p>59</text:p>
          </table:table-cell>
          <table:table-cell table:formula="of:=IF(OR([.M84]=&quot;fille&quot;;[.M84]=&quot;fils&quot;;[.M84]=&quot;Belle-fille&quot;;[.M84]=&quot;Beau-fils&quot;;[.J84]&lt;22);&quot;gen3&quot;;IF(AND(OR([.M84]=&quot;épouse&quot;;[.M84]=&quot;chef&quot;);[.J84]&gt;59);&quot;gen1&quot;;IF([.J8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a Gautrai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vé</text:p>
          </table:table-cell>
          <table:table-cell office:value-type="string" calcext:value-type="string">
            <text:p>rémioud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f</text:p>
          </table:table-cell>
          <table:table-cell office:value-type="float" office:value="1872" calcext:value-type="float">
            <text:p>1872</text:p>
          </table:table-cell>
          <table:table-cell table:formula="of:=1926-[.I85]" office:value-type="float" office:value="54" calcext:value-type="float">
            <text:p>54</text:p>
          </table:table-cell>
          <table:table-cell table:formula="of:=IF(OR([.M85]=&quot;fille&quot;;[.M85]=&quot;fils&quot;;[.M85]=&quot;Belle-fille&quot;;[.M85]=&quot;Beau-fils&quot;;[.J85]&lt;22);&quot;gen3&quot;;IF(AND(OR([.M85]=&quot;épouse&quot;;[.M85]=&quot;chef&quot;);[.J85]&gt;59);&quot;gen1&quot;;IF([.J8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 Gautrai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vé</text:p>
          </table:table-cell>
          <table:table-cell/>
          <table:table-cell office:value-type="string" calcext:value-type="string">
            <text:p>rené</text:p>
          </table:table-cell>
          <table:table-cell office:value-type="string" calcext:value-type="string">
            <text:p>h</text:p>
          </table:table-cell>
          <table:table-cell office:value-type="float" office:value="1895" calcext:value-type="float">
            <text:p>1895</text:p>
          </table:table-cell>
          <table:table-cell table:formula="of:=1926-[.I86]" office:value-type="float" office:value="31" calcext:value-type="float">
            <text:p>31</text:p>
          </table:table-cell>
          <table:table-cell table:formula="of:=IF(OR([.M86]=&quot;fille&quot;;[.M86]=&quot;fils&quot;;[.M86]=&quot;Belle-fille&quot;;[.M86]=&quot;Beau-fils&quot;;[.J86]&lt;22);&quot;gen3&quot;;IF(AND(OR([.M86]=&quot;épouse&quot;;[.M86]=&quot;chef&quot;);[.J86]&gt;59);&quot;gen1&quot;;IF([.J8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sabati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a Gautrai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vé</text:p>
          </table:table-cell>
          <table:table-cell/>
          <table:table-cell office:value-type="string" calcext:value-type="string">
            <text:p>germaine</text:p>
          </table:table-cell>
          <table:table-cell office:value-type="string" calcext:value-type="string">
            <text:p>f</text:p>
          </table:table-cell>
          <table:table-cell office:value-type="float" office:value="1901" calcext:value-type="float">
            <text:p>1901</text:p>
          </table:table-cell>
          <table:table-cell table:formula="of:=1926-[.I87]" office:value-type="float" office:value="25" calcext:value-type="float">
            <text:p>25</text:p>
          </table:table-cell>
          <table:table-cell table:formula="of:=IF(OR([.M87]=&quot;fille&quot;;[.M87]=&quot;fils&quot;;[.M87]=&quot;Belle-fille&quot;;[.M87]=&quot;Beau-fils&quot;;[.J87]&lt;22);&quot;gen3&quot;;IF(AND(OR([.M87]=&quot;épouse&quot;;[.M87]=&quot;chef&quot;);[.J87]&gt;59);&quot;gen1&quot;;IF([.J8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outurièr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 Gautrai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vé</text:p>
          </table:table-cell>
          <table:table-cell office:value-type="string" calcext:value-type="string">
            <text:p>fleuriau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f</text:p>
          </table:table-cell>
          <table:table-cell office:value-type="float" office:value="1924" calcext:value-type="float">
            <text:p>1924</text:p>
          </table:table-cell>
          <table:table-cell table:formula="of:=1926-[.I88]" office:value-type="float" office:value="2" calcext:value-type="float">
            <text:p>2</text:p>
          </table:table-cell>
          <table:table-cell table:formula="of:=IF(OR([.M88]=&quot;fille&quot;;[.M88]=&quot;fils&quot;;[.M88]=&quot;Belle-fille&quot;;[.M88]=&quot;Beau-fils&quot;;[.J88]&lt;22);&quot;gen3&quot;;IF(AND(OR([.M88]=&quot;épouse&quot;;[.M88]=&quot;chef&quot;);[.J88]&gt;59);&quot;gen1&quot;;IF([.J8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 Gautrai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landrin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float" office:value="1906" calcext:value-type="float">
            <text:p>1906</text:p>
          </table:table-cell>
          <table:table-cell table:formula="of:=1926-[.I89]" office:value-type="float" office:value="20" calcext:value-type="float">
            <text:p>20</text:p>
          </table:table-cell>
          <table:table-cell table:formula="of:=IF(OR([.M89]=&quot;fille&quot;;[.M89]=&quot;fils&quot;;[.M89]=&quot;Belle-fille&quot;;[.M89]=&quot;Beau-fils&quot;;[.J89]&lt;22);&quot;gen3&quot;;IF(AND(OR([.M89]=&quot;épouse&quot;;[.M89]=&quot;chef&quot;);[.J89]&gt;59);&quot;gen1&quot;;IF([.J8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ouvrier</text:p>
          </table:table-cell>
          <table:table-cell/>
          <table:table-cell office:value-type="string" calcext:value-type="string">
            <text:p>sabatier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a Gautrai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stantin</text:p>
          </table:table-cell>
          <table:table-cell office:value-type="string" calcext:value-type="string">
            <text:p>augélliaume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f</text:p>
          </table:table-cell>
          <table:table-cell office:value-type="float" office:value="1854" calcext:value-type="float">
            <text:p>1854</text:p>
          </table:table-cell>
          <table:table-cell table:formula="of:=1926-[.I90]" office:value-type="float" office:value="72" calcext:value-type="float">
            <text:p>72</text:p>
          </table:table-cell>
          <table:table-cell table:formula="of:=IF(OR([.M90]=&quot;fille&quot;;[.M90]=&quot;fils&quot;;[.M90]=&quot;Belle-fille&quot;;[.M90]=&quot;Beau-fils&quot;;[.J90]&lt;22);&quot;gen3&quot;;IF(AND(OR([.M90]=&quot;épouse&quot;;[.M90]=&quot;chef&quot;);[.J90]&gt;59);&quot;gen1&quot;;IF([.J90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 Gautrai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stantin</text:p>
          </table:table-cell>
          <table:table-cell/>
          <table:table-cell office:value-type="string" calcext:value-type="string">
            <text:p>gaston</text:p>
          </table:table-cell>
          <table:table-cell office:value-type="string" calcext:value-type="string">
            <text:p>h</text:p>
          </table:table-cell>
          <table:table-cell office:value-type="float" office:value="1904" calcext:value-type="float">
            <text:p>1904</text:p>
          </table:table-cell>
          <table:table-cell table:formula="of:=1926-[.I91]" office:value-type="float" office:value="22" calcext:value-type="float">
            <text:p>22</text:p>
          </table:table-cell>
          <table:table-cell table:formula="of:=IF(OR([.M91]=&quot;fille&quot;;[.M91]=&quot;fils&quot;;[.M91]=&quot;Belle-fille&quot;;[.M91]=&quot;Beau-fils&quot;;[.J91]&lt;22);&quot;gen3&quot;;IF(AND(OR([.M91]=&quot;épouse&quot;;[.M91]=&quot;chef&quot;);[.J91]&gt;59);&quot;gen1&quot;;IF([.J9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Petit-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a Gautrai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lleret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h</text:p>
          </table:table-cell>
          <table:table-cell office:value-type="float" office:value="1898" calcext:value-type="float">
            <text:p>1898</text:p>
          </table:table-cell>
          <table:table-cell table:formula="of:=1926-[.I92]" office:value-type="float" office:value="28" calcext:value-type="float">
            <text:p>28</text:p>
          </table:table-cell>
          <table:table-cell table:formula="of:=IF(OR([.M92]=&quot;fille&quot;;[.M92]=&quot;fils&quot;;[.M92]=&quot;Belle-fille&quot;;[.M92]=&quot;Beau-fils&quot;;[.J92]&lt;22);&quot;gen3&quot;;IF(AND(OR([.M92]=&quot;épouse&quot;;[.M92]=&quot;chef&quot;);[.J92]&gt;59);&quot;gen1&quot;;IF([.J9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éta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 Gautrai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lleret</text:p>
          </table:table-cell>
          <table:table-cell office:value-type="string" calcext:value-type="string">
            <text:p>debin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f</text:p>
          </table:table-cell>
          <table:table-cell office:value-type="float" office:value="1900" calcext:value-type="float">
            <text:p>1900</text:p>
          </table:table-cell>
          <table:table-cell table:formula="of:=1926-[.I93]" office:value-type="float" office:value="26" calcext:value-type="float">
            <text:p>26</text:p>
          </table:table-cell>
          <table:table-cell table:formula="of:=IF(OR([.M93]=&quot;fille&quot;;[.M93]=&quot;fils&quot;;[.M93]=&quot;Belle-fille&quot;;[.M93]=&quot;Beau-fils&quot;;[.J93]&lt;22);&quot;gen3&quot;;IF(AND(OR([.M93]=&quot;épouse&quot;;[.M93]=&quot;chef&quot;);[.J93]&gt;59);&quot;gen1&quot;;IF([.J9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éta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a Gautrai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lleret</text:p>
          </table:table-cell>
          <table:table-cell/>
          <table:table-cell office:value-type="string" calcext:value-type="string">
            <text:p>suzanne</text:p>
          </table:table-cell>
          <table:table-cell office:value-type="string" calcext:value-type="string">
            <text:p>f</text:p>
          </table:table-cell>
          <table:table-cell office:value-type="float" office:value="1923" calcext:value-type="float">
            <text:p>1923</text:p>
          </table:table-cell>
          <table:table-cell table:formula="of:=1926-[.I94]" office:value-type="float" office:value="3" calcext:value-type="float">
            <text:p>3</text:p>
          </table:table-cell>
          <table:table-cell table:formula="of:=IF(OR([.M94]=&quot;fille&quot;;[.M94]=&quot;fils&quot;;[.M94]=&quot;Belle-fille&quot;;[.M94]=&quot;Beau-fils&quot;;[.J94]&lt;22);&quot;gen3&quot;;IF(AND(OR([.M94]=&quot;épouse&quot;;[.M94]=&quot;chef&quot;);[.J94]&gt;59);&quot;gen1&quot;;IF([.J94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a Gautraie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sonneau</text:p>
          </table:table-cell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h</text:p>
          </table:table-cell>
          <table:table-cell office:value-type="float" office:value="1867" calcext:value-type="float">
            <text:p>1867</text:p>
          </table:table-cell>
          <table:table-cell table:formula="of:=1926-[.I95]" office:value-type="float" office:value="59" calcext:value-type="float">
            <text:p>59</text:p>
          </table:table-cell>
          <table:table-cell table:formula="of:=IF(OR([.M95]=&quot;fille&quot;;[.M95]=&quot;fils&quot;;[.M95]=&quot;Belle-fille&quot;;[.M95]=&quot;Beau-fils&quot;;[.J95]&lt;22);&quot;gen3&quot;;IF(AND(OR([.M95]=&quot;épouse&quot;;[.M95]=&quot;chef&quot;);[.J95]&gt;59);&quot;gen1&quot;;IF([.J9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maréchal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a Gautraie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sonneau</text:p>
          </table:table-cell>
          <table:table-cell office:value-type="string" calcext:value-type="string">
            <text:p>lhuillier</text:p>
          </table:table-cell>
          <table:table-cell office:value-type="string" calcext:value-type="string">
            <text:p>ernestine</text:p>
          </table:table-cell>
          <table:table-cell office:value-type="string" calcext:value-type="string">
            <text:p>f</text:p>
          </table:table-cell>
          <table:table-cell office:value-type="float" office:value="1872" calcext:value-type="float">
            <text:p>1872</text:p>
          </table:table-cell>
          <table:table-cell table:formula="of:=1926-[.I96]" office:value-type="float" office:value="54" calcext:value-type="float">
            <text:p>54</text:p>
          </table:table-cell>
          <table:table-cell table:formula="of:=IF(OR([.M96]=&quot;fille&quot;;[.M96]=&quot;fils&quot;;[.M96]=&quot;Belle-fille&quot;;[.M96]=&quot;Beau-fils&quot;;[.J96]&lt;22);&quot;gen3&quot;;IF(AND(OR([.M96]=&quot;épouse&quot;;[.M96]=&quot;chef&quot;);[.J96]&gt;59);&quot;gen1&quot;;IF([.J9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débitant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a Gautraie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huillier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45" calcext:value-type="float">
            <text:p>1845</text:p>
          </table:table-cell>
          <table:table-cell table:formula="of:=1926-[.I97]" office:value-type="float" office:value="81" calcext:value-type="float">
            <text:p>81</text:p>
          </table:table-cell>
          <table:table-cell table:formula="of:=IF(OR([.M97]=&quot;fille&quot;;[.M97]=&quot;fils&quot;;[.M97]=&quot;Belle-fille&quot;;[.M97]=&quot;Beau-fils&quot;;[.J97]&lt;22);&quot;gen3&quot;;IF(AND(OR([.M97]=&quot;épouse&quot;;[.M97]=&quot;chef&quot;);[.J97]&gt;59);&quot;gen1&quot;;IF([.J97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au-père</text:p>
          </table:table-cell>
          <table:table-cell/>
          <table:table-cell office:value-type="string" calcext:value-type="string">
            <text:p>maçon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a Gautraie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atain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f</text:p>
          </table:table-cell>
          <table:table-cell office:value-type="float" office:value="1906" calcext:value-type="float">
            <text:p>1906</text:p>
          </table:table-cell>
          <table:table-cell table:formula="of:=1926-[.I98]" office:value-type="float" office:value="20" calcext:value-type="float">
            <text:p>20</text:p>
          </table:table-cell>
          <table:table-cell table:formula="of:=IF(OR([.M98]=&quot;fille&quot;;[.M98]=&quot;fils&quot;;[.M98]=&quot;Belle-fille&quot;;[.M98]=&quot;Beau-fils&quot;;[.J98]&lt;22);&quot;gen3&quot;;IF(AND(OR([.M98]=&quot;épouse&quot;;[.M98]=&quot;chef&quot;);[.J98]&gt;59);&quot;gen1&quot;;IF([.J9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ouvrier</text:p>
          </table:table-cell>
          <table:table-cell/>
          <table:table-cell office:value-type="string" calcext:value-type="string">
            <text:p>maréchal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 Gautrai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ssonneau</text:p>
          </table:table-cell>
          <table:table-cell/>
          <table:table-cell office:value-type="string" calcext:value-type="string">
            <text:p>roger</text:p>
          </table:table-cell>
          <table:table-cell office:value-type="string" calcext:value-type="string">
            <text:p>h</text:p>
          </table:table-cell>
          <table:table-cell office:value-type="float" office:value="1898" calcext:value-type="float">
            <text:p>1898</text:p>
          </table:table-cell>
          <table:table-cell table:formula="of:=1926-[.I99]" office:value-type="float" office:value="28" calcext:value-type="float">
            <text:p>28</text:p>
          </table:table-cell>
          <table:table-cell table:formula="of:=IF(OR([.M99]=&quot;fille&quot;;[.M99]=&quot;fils&quot;;[.M99]=&quot;Belle-fille&quot;;[.M99]=&quot;Beau-fils&quot;;[.J99]&lt;22);&quot;gen3&quot;;IF(AND(OR([.M99]=&quot;épouse&quot;;[.M99]=&quot;chef&quot;);[.J99]&gt;59);&quot;gen1&quot;;IF([.J9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maréchal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a Gautrai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ssonneau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f</text:p>
          </table:table-cell>
          <table:table-cell office:value-type="float" office:value="1898" calcext:value-type="float">
            <text:p>1898</text:p>
          </table:table-cell>
          <table:table-cell table:formula="of:=1926-[.I100]" office:value-type="float" office:value="28" calcext:value-type="float">
            <text:p>28</text:p>
          </table:table-cell>
          <table:table-cell table:formula="of:=IF(OR([.M100]=&quot;fille&quot;;[.M100]=&quot;fils&quot;;[.M100]=&quot;Belle-fille&quot;;[.M100]=&quot;Beau-fils&quot;;[.J100]&lt;22);&quot;gen3&quot;;IF(AND(OR([.M100]=&quot;épouse&quot;;[.M100]=&quot;chef&quot;);[.J100]&gt;59);&quot;gen1&quot;;IF([.J10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a Gautrai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ussonneau</text:p>
          </table:table-cell>
          <table:table-cell/>
          <table:table-cell office:value-type="string" calcext:value-type="string">
            <text:p>pierrette</text:p>
          </table:table-cell>
          <table:table-cell office:value-type="string" calcext:value-type="string">
            <text:p>f</text:p>
          </table:table-cell>
          <table:table-cell office:value-type="float" office:value="1925" calcext:value-type="float">
            <text:p>1925</text:p>
          </table:table-cell>
          <table:table-cell table:formula="of:=1926-[.I101]" office:value-type="float" office:value="1" calcext:value-type="float">
            <text:p>1</text:p>
          </table:table-cell>
          <table:table-cell table:formula="of:=IF(OR([.M101]=&quot;fille&quot;;[.M101]=&quot;fils&quot;;[.M101]=&quot;Belle-fille&quot;;[.M101]=&quot;Beau-fils&quot;;[.J101]&lt;22);&quot;gen3&quot;;IF(AND(OR([.M101]=&quot;épouse&quot;;[.M101]=&quot;chef&quot;);[.J101]&gt;59);&quot;gen1&quot;;IF([.J10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 Gautrai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allée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66" calcext:value-type="float">
            <text:p>1866</text:p>
          </table:table-cell>
          <table:table-cell table:formula="of:=1926-[.I102]" office:value-type="float" office:value="60" calcext:value-type="float">
            <text:p>60</text:p>
          </table:table-cell>
          <table:table-cell table:formula="of:=IF(OR([.M102]=&quot;fille&quot;;[.M102]=&quot;fils&quot;;[.M102]=&quot;Belle-fille&quot;;[.M102]=&quot;Beau-fils&quot;;[.J102]&lt;22);&quot;gen3&quot;;IF(AND(OR([.M102]=&quot;épouse&quot;;[.M102]=&quot;chef&quot;);[.J102]&gt;59);&quot;gen1&quot;;IF([.J102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a Gautrai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stantin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h</text:p>
          </table:table-cell>
          <table:table-cell office:value-type="float" office:value="1877" calcext:value-type="float">
            <text:p>1877</text:p>
          </table:table-cell>
          <table:table-cell table:formula="of:=1926-[.I103]" office:value-type="float" office:value="49" calcext:value-type="float">
            <text:p>49</text:p>
          </table:table-cell>
          <table:table-cell table:formula="of:=IF(OR([.M103]=&quot;fille&quot;;[.M103]=&quot;fils&quot;;[.M103]=&quot;Belle-fille&quot;;[.M103]=&quot;Beau-fils&quot;;[.J103]&lt;22);&quot;gen3&quot;;IF(AND(OR([.M103]=&quot;épouse&quot;;[.M103]=&quot;chef&quot;);[.J103]&gt;59);&quot;gen1&quot;;IF([.J10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a Gautrai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odet</text:p>
          </table:table-cell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h</text:p>
          </table:table-cell>
          <table:table-cell office:value-type="float" office:value="1857" calcext:value-type="float">
            <text:p>1857</text:p>
          </table:table-cell>
          <table:table-cell table:formula="of:=1926-[.I104]" office:value-type="float" office:value="69" calcext:value-type="float">
            <text:p>69</text:p>
          </table:table-cell>
          <table:table-cell table:formula="of:=IF(OR([.M104]=&quot;fille&quot;;[.M104]=&quot;fils&quot;;[.M104]=&quot;Belle-fille&quot;;[.M104]=&quot;Beau-fils&quot;;[.J104]&lt;22);&quot;gen3&quot;;IF(AND(OR([.M104]=&quot;épouse&quot;;[.M104]=&quot;chef&quot;);[.J104]&gt;59);&quot;gen1&quot;;IF([.J10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 Gautrai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odet</text:p>
          </table:table-cell>
          <table:table-cell office:value-type="string" calcext:value-type="string">
            <text:p>pasquier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f</text:p>
          </table:table-cell>
          <table:table-cell office:value-type="float" office:value="1858" calcext:value-type="float">
            <text:p>1858</text:p>
          </table:table-cell>
          <table:table-cell table:formula="of:=1926-[.I105]" office:value-type="float" office:value="68" calcext:value-type="float">
            <text:p>68</text:p>
          </table:table-cell>
          <table:table-cell table:formula="of:=IF(OR([.M105]=&quot;fille&quot;;[.M105]=&quot;fils&quot;;[.M105]=&quot;Belle-fille&quot;;[.M105]=&quot;Beau-fils&quot;;[.J105]&lt;22);&quot;gen3&quot;;IF(AND(OR([.M105]=&quot;épouse&quot;;[.M105]=&quot;chef&quot;);[.J105]&gt;59);&quot;gen1&quot;;IF([.J10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a Gautraie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vé</text:p>
          </table:table-cell>
          <table:table-cell/>
          <table:table-cell office:value-type="string" calcext:value-type="string">
            <text:p>albert</text:p>
          </table:table-cell>
          <table:table-cell office:value-type="string" calcext:value-type="string">
            <text:p>h</text:p>
          </table:table-cell>
          <table:table-cell office:value-type="float" office:value="1884" calcext:value-type="float">
            <text:p>1884</text:p>
          </table:table-cell>
          <table:table-cell table:formula="of:=1926-[.I106]" office:value-type="float" office:value="42" calcext:value-type="float">
            <text:p>42</text:p>
          </table:table-cell>
          <table:table-cell table:formula="of:=IF(OR([.M106]=&quot;fille&quot;;[.M106]=&quot;fils&quot;;[.M106]=&quot;Belle-fille&quot;;[.M106]=&quot;Beau-fils&quot;;[.J106]&lt;22);&quot;gen3&quot;;IF(AND(OR([.M106]=&quot;épouse&quot;;[.M106]=&quot;chef&quot;);[.J106]&gt;59);&quot;gen1&quot;;IF([.J10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sabati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 Gautraie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vé</text:p>
          </table:table-cell>
          <table:table-cell office:value-type="string" calcext:value-type="string">
            <text:p>godet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f</text:p>
          </table:table-cell>
          <table:table-cell office:value-type="float" office:value="1886" calcext:value-type="float">
            <text:p>1886</text:p>
          </table:table-cell>
          <table:table-cell table:formula="of:=1926-[.I107]" office:value-type="float" office:value="40" calcext:value-type="float">
            <text:p>40</text:p>
          </table:table-cell>
          <table:table-cell table:formula="of:=IF(OR([.M107]=&quot;fille&quot;;[.M107]=&quot;fils&quot;;[.M107]=&quot;Belle-fille&quot;;[.M107]=&quot;Beau-fils&quot;;[.J107]&lt;22);&quot;gen3&quot;;IF(AND(OR([.M107]=&quot;épouse&quot;;[.M107]=&quot;chef&quot;);[.J107]&gt;59);&quot;gen1&quot;;IF([.J10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 Gautraie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vé</text:p>
          </table:table-cell>
          <table:table-cell/>
          <table:table-cell office:value-type="string" calcext:value-type="string">
            <text:p>adrien</text:p>
          </table:table-cell>
          <table:table-cell office:value-type="string" calcext:value-type="string">
            <text:p>h</text:p>
          </table:table-cell>
          <table:table-cell office:value-type="float" office:value="1910" calcext:value-type="float">
            <text:p>1910</text:p>
          </table:table-cell>
          <table:table-cell table:formula="of:=1926-[.I108]" office:value-type="float" office:value="16" calcext:value-type="float">
            <text:p>16</text:p>
          </table:table-cell>
          <table:table-cell table:formula="of:=IF(OR([.M108]=&quot;fille&quot;;[.M108]=&quot;fils&quot;;[.M108]=&quot;Belle-fille&quot;;[.M108]=&quot;Beau-fils&quot;;[.J108]&lt;22);&quot;gen3&quot;;IF(AND(OR([.M108]=&quot;épouse&quot;;[.M108]=&quot;chef&quot;);[.J108]&gt;59);&quot;gen1&quot;;IF([.J10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a Gautraie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vé</text:p>
          </table:table-cell>
          <table:table-cell/>
          <table:table-cell office:value-type="string" calcext:value-type="string">
            <text:p>raymond</text:p>
          </table:table-cell>
          <table:table-cell office:value-type="string" calcext:value-type="string">
            <text:p>h</text:p>
          </table:table-cell>
          <table:table-cell office:value-type="float" office:value="1914" calcext:value-type="float">
            <text:p>1914</text:p>
          </table:table-cell>
          <table:table-cell table:formula="of:=1926-[.I109]" office:value-type="float" office:value="12" calcext:value-type="float">
            <text:p>12</text:p>
          </table:table-cell>
          <table:table-cell table:formula="of:=IF(OR([.M109]=&quot;fille&quot;;[.M109]=&quot;fils&quot;;[.M109]=&quot;Belle-fille&quot;;[.M109]=&quot;Beau-fils&quot;;[.J109]&lt;22);&quot;gen3&quot;;IF(AND(OR([.M109]=&quot;épouse&quot;;[.M109]=&quot;chef&quot;);[.J109]&gt;59);&quot;gen1&quot;;IF([.J10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 Gautraie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vé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h</text:p>
          </table:table-cell>
          <table:table-cell office:value-type="float" office:value="1919" calcext:value-type="float">
            <text:p>1919</text:p>
          </table:table-cell>
          <table:table-cell table:formula="of:=1926-[.I110]" office:value-type="float" office:value="7" calcext:value-type="float">
            <text:p>7</text:p>
          </table:table-cell>
          <table:table-cell table:formula="of:=IF(OR([.M110]=&quot;fille&quot;;[.M110]=&quot;fils&quot;;[.M110]=&quot;Belle-fille&quot;;[.M110]=&quot;Beau-fils&quot;;[.J110]&lt;22);&quot;gen3&quot;;IF(AND(OR([.M110]=&quot;épouse&quot;;[.M110]=&quot;chef&quot;);[.J110]&gt;59);&quot;gen1&quot;;IF([.J11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a Gautraie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rrand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f</text:p>
          </table:table-cell>
          <table:table-cell office:value-type="float" office:value="1869" calcext:value-type="float">
            <text:p>1869</text:p>
          </table:table-cell>
          <table:table-cell table:formula="of:=1926-[.I111]" office:value-type="float" office:value="57" calcext:value-type="float">
            <text:p>57</text:p>
          </table:table-cell>
          <table:table-cell table:formula="of:=IF(OR([.M111]=&quot;fille&quot;;[.M111]=&quot;fils&quot;;[.M111]=&quot;Belle-fille&quot;;[.M111]=&quot;Beau-fils&quot;;[.J111]&lt;22);&quot;gen3&quot;;IF(AND(OR([.M111]=&quot;épouse&quot;;[.M111]=&quot;chef&quot;);[.J111]&gt;59);&quot;gen1&quot;;IF([.J11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a Gautraie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rrand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73" calcext:value-type="float">
            <text:p>1873</text:p>
          </table:table-cell>
          <table:table-cell table:formula="of:=1926-[.I112]" office:value-type="float" office:value="53" calcext:value-type="float">
            <text:p>53</text:p>
          </table:table-cell>
          <table:table-cell table:formula="of:=IF(OR([.M112]=&quot;fille&quot;;[.M112]=&quot;fils&quot;;[.M112]=&quot;Belle-fille&quot;;[.M112]=&quot;Beau-fils&quot;;[.J112]&lt;22);&quot;gen3&quot;;IF(AND(OR([.M112]=&quot;épouse&quot;;[.M112]=&quot;chef&quot;);[.J112]&gt;59);&quot;gen1&quot;;IF([.J11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a Gautraie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auvelin</text:p>
          </table:table-cell>
          <table:table-cell/>
          <table:table-cell office:value-type="string" calcext:value-type="string">
            <text:p>albertine</text:p>
          </table:table-cell>
          <table:table-cell office:value-type="string" calcext:value-type="string">
            <text:p>f</text:p>
          </table:table-cell>
          <table:table-cell office:value-type="float" office:value="1899" calcext:value-type="float">
            <text:p>1899</text:p>
          </table:table-cell>
          <table:table-cell table:formula="of:=1926-[.I113]" office:value-type="float" office:value="27" calcext:value-type="float">
            <text:p>27</text:p>
          </table:table-cell>
          <table:table-cell table:formula="of:=IF(OR([.M113]=&quot;fille&quot;;[.M113]=&quot;fils&quot;;[.M113]=&quot;Belle-fille&quot;;[.M113]=&quot;Beau-fils&quot;;[.J113]&lt;22);&quot;gen3&quot;;IF(AND(OR([.M113]=&quot;épouse&quot;;[.M113]=&quot;chef&quot;);[.J113]&gt;59);&quot;gen1&quot;;IF([.J11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a Gautraie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noir</text:p>
          </table:table-cell>
          <table:table-cell/>
          <table:table-cell office:value-type="string" calcext:value-type="string">
            <text:p>alexandre</text:p>
          </table:table-cell>
          <table:table-cell office:value-type="string" calcext:value-type="string">
            <text:p>h</text:p>
          </table:table-cell>
          <table:table-cell office:value-type="float" office:value="1879" calcext:value-type="float">
            <text:p>1879</text:p>
          </table:table-cell>
          <table:table-cell table:formula="of:=1926-[.I114]" office:value-type="float" office:value="47" calcext:value-type="float">
            <text:p>47</text:p>
          </table:table-cell>
          <table:table-cell table:formula="of:=IF(OR([.M114]=&quot;fille&quot;;[.M114]=&quot;fils&quot;;[.M114]=&quot;Belle-fille&quot;;[.M114]=&quot;Beau-fils&quot;;[.J114]&lt;22);&quot;gen3&quot;;IF(AND(OR([.M114]=&quot;épouse&quot;;[.M114]=&quot;chef&quot;);[.J114]&gt;59);&quot;gen1&quot;;IF([.J11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barifl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 Gautraie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ncher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69" calcext:value-type="float">
            <text:p>1869</text:p>
          </table:table-cell>
          <table:table-cell table:formula="of:=1926-[.I115]" office:value-type="float" office:value="57" calcext:value-type="float">
            <text:p>57</text:p>
          </table:table-cell>
          <table:table-cell table:formula="of:=IF(OR([.M115]=&quot;fille&quot;;[.M115]=&quot;fils&quot;;[.M115]=&quot;Belle-fille&quot;;[.M115]=&quot;Beau-fils&quot;;[.J115]&lt;22);&quot;gen3&quot;;IF(AND(OR([.M115]=&quot;épouse&quot;;[.M115]=&quot;chef&quot;);[.J115]&gt;59);&quot;gen1&quot;;IF([.J11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a Gautraie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ncher</text:p>
          </table:table-cell>
          <table:table-cell office:value-type="string" calcext:value-type="string">
            <text:p>godet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59" calcext:value-type="float">
            <text:p>1859</text:p>
          </table:table-cell>
          <table:table-cell table:formula="of:=1926-[.I116]" office:value-type="float" office:value="67" calcext:value-type="float">
            <text:p>67</text:p>
          </table:table-cell>
          <table:table-cell table:formula="of:=IF(OR([.M116]=&quot;fille&quot;;[.M116]=&quot;fils&quot;;[.M116]=&quot;Belle-fille&quot;;[.M116]=&quot;Beau-fils&quot;;[.J116]&lt;22);&quot;gen3&quot;;IF(AND(OR([.M116]=&quot;épouse&quot;;[.M116]=&quot;chef&quot;);[.J116]&gt;59);&quot;gen1&quot;;IF([.J116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a Gautraie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rencher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f</text:p>
          </table:table-cell>
          <table:table-cell office:value-type="float" office:value="1889" calcext:value-type="float">
            <text:p>1889</text:p>
          </table:table-cell>
          <table:table-cell table:formula="of:=1926-[.I117]" office:value-type="float" office:value="37" calcext:value-type="float">
            <text:p>37</text:p>
          </table:table-cell>
          <table:table-cell table:formula="of:=IF(OR([.M117]=&quot;fille&quot;;[.M117]=&quot;fils&quot;;[.M117]=&quot;Belle-fille&quot;;[.M117]=&quot;Beau-fils&quot;;[.J117]&lt;22);&quot;gen3&quot;;IF(AND(OR([.M117]=&quot;épouse&quot;;[.M117]=&quot;chef&quot;);[.J117]&gt;59);&quot;gen1&quot;;IF([.J11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 Gautraie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rvé</text:p>
          </table:table-cell>
          <table:table-cell/>
          <table:table-cell office:value-type="string" calcext:value-type="string">
            <text:p>germaine</text:p>
          </table:table-cell>
          <table:table-cell office:value-type="string" calcext:value-type="string">
            <text:p>f</text:p>
          </table:table-cell>
          <table:table-cell office:value-type="float" office:value="1913" calcext:value-type="float">
            <text:p>1913</text:p>
          </table:table-cell>
          <table:table-cell table:formula="of:=1926-[.I118]" office:value-type="float" office:value="13" calcext:value-type="float">
            <text:p>13</text:p>
          </table:table-cell>
          <table:table-cell table:formula="of:=IF(OR([.M118]=&quot;fille&quot;;[.M118]=&quot;fils&quot;;[.M118]=&quot;Belle-fille&quot;;[.M118]=&quot;Beau-fils&quot;;[.J118]&lt;22);&quot;gen3&quot;;IF(AND(OR([.M118]=&quot;épouse&quot;;[.M118]=&quot;chef&quot;);[.J118]&gt;59);&quot;gen1&quot;;IF([.J11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a Gautraie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evallier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66" calcext:value-type="float">
            <text:p>1866</text:p>
          </table:table-cell>
          <table:table-cell table:formula="of:=1926-[.I119]" office:value-type="float" office:value="60" calcext:value-type="float">
            <text:p>60</text:p>
          </table:table-cell>
          <table:table-cell table:formula="of:=IF(OR([.M119]=&quot;fille&quot;;[.M119]=&quot;fils&quot;;[.M119]=&quot;Belle-fille&quot;;[.M119]=&quot;Beau-fils&quot;;[.J119]&lt;22);&quot;gen3&quot;;IF(AND(OR([.M119]=&quot;épouse&quot;;[.M119]=&quot;chef&quot;);[.J119]&gt;59);&quot;gen1&quot;;IF([.J119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a Gautraie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evallie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célina</text:p>
          </table:table-cell>
          <table:table-cell office:value-type="string" calcext:value-type="string">
            <text:p>f</text:p>
          </table:table-cell>
          <table:table-cell office:value-type="float" office:value="1868" calcext:value-type="float">
            <text:p>1868</text:p>
          </table:table-cell>
          <table:table-cell table:formula="of:=1926-[.I120]" office:value-type="float" office:value="58" calcext:value-type="float">
            <text:p>58</text:p>
          </table:table-cell>
          <table:table-cell table:formula="of:=IF(OR([.M120]=&quot;fille&quot;;[.M120]=&quot;fils&quot;;[.M120]=&quot;Belle-fille&quot;;[.M120]=&quot;Beau-fils&quot;;[.J120]&lt;22);&quot;gen3&quot;;IF(AND(OR([.M120]=&quot;épouse&quot;;[.M120]=&quot;chef&quot;);[.J120]&gt;59);&quot;gen1&quot;;IF([.J12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a Gautraie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omeret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907" calcext:value-type="float">
            <text:p>1907</text:p>
          </table:table-cell>
          <table:table-cell table:formula="of:=1926-[.I121]" office:value-type="float" office:value="19" calcext:value-type="float">
            <text:p>19</text:p>
          </table:table-cell>
          <table:table-cell table:formula="of:=IF(OR([.M121]=&quot;fille&quot;;[.M121]=&quot;fils&quot;;[.M121]=&quot;Belle-fille&quot;;[.M121]=&quot;Beau-fils&quot;;[.J121]&lt;22);&quot;gen3&quot;;IF(AND(OR([.M121]=&quot;épouse&quot;;[.M121]=&quot;chef&quot;);[.J121]&gt;59);&quot;gen1&quot;;IF([.J12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 Gautraie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vallier</text:p>
          </table:table-cell>
          <table:table-cell/>
          <table:table-cell office:value-type="string" calcext:value-type="string">
            <text:p>roger</text:p>
          </table:table-cell>
          <table:table-cell office:value-type="string" calcext:value-type="string">
            <text:p>h</text:p>
          </table:table-cell>
          <table:table-cell office:value-type="float" office:value="1899" calcext:value-type="float">
            <text:p>1899</text:p>
          </table:table-cell>
          <table:table-cell table:formula="of:=1926-[.I122]" office:value-type="float" office:value="27" calcext:value-type="float">
            <text:p>27</text:p>
          </table:table-cell>
          <table:table-cell table:formula="of:=IF(OR([.M122]=&quot;fille&quot;;[.M122]=&quot;fils&quot;;[.M122]=&quot;Belle-fille&quot;;[.M122]=&quot;Beau-fils&quot;;[.J122]&lt;22);&quot;gen3&quot;;IF(AND(OR([.M122]=&quot;épouse&quot;;[.M122]=&quot;chef&quot;);[.J122]&gt;59);&quot;gen1&quot;;IF([.J12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 Gautraie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vallier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f</text:p>
          </table:table-cell>
          <table:table-cell office:value-type="float" office:value="1898" calcext:value-type="float">
            <text:p>1898</text:p>
          </table:table-cell>
          <table:table-cell table:formula="of:=1926-[.I123]" office:value-type="float" office:value="28" calcext:value-type="float">
            <text:p>28</text:p>
          </table:table-cell>
          <table:table-cell table:formula="of:=IF(OR([.M123]=&quot;fille&quot;;[.M123]=&quot;fils&quot;;[.M123]=&quot;Belle-fille&quot;;[.M123]=&quot;Beau-fils&quot;;[.J123]&lt;22);&quot;gen3&quot;;IF(AND(OR([.M123]=&quot;épouse&quot;;[.M123]=&quot;chef&quot;);[.J123]&gt;59);&quot;gen1&quot;;IF([.J12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a Gautraie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vallier</text:p>
          </table:table-cell>
          <table:table-cell/>
          <table:table-cell office:value-type="string" calcext:value-type="string">
            <text:p>paul</text:p>
          </table:table-cell>
          <table:table-cell office:value-type="string" calcext:value-type="string">
            <text:p>h</text:p>
          </table:table-cell>
          <table:table-cell office:value-type="float" office:value="1922" calcext:value-type="float">
            <text:p>1922</text:p>
          </table:table-cell>
          <table:table-cell table:formula="of:=1926-[.I124]" office:value-type="float" office:value="4" calcext:value-type="float">
            <text:p>4</text:p>
          </table:table-cell>
          <table:table-cell table:formula="of:=IF(OR([.M124]=&quot;fille&quot;;[.M124]=&quot;fils&quot;;[.M124]=&quot;Belle-fille&quot;;[.M124]=&quot;Beau-fils&quot;;[.J124]&lt;22);&quot;gen3&quot;;IF(AND(OR([.M124]=&quot;épouse&quot;;[.M124]=&quot;chef&quot;);[.J124]&gt;59);&quot;gen1&quot;;IF([.J124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a Gautraie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uérin</text:p>
          </table:table-cell>
          <table:table-cell office:value-type="string" calcext:value-type="string">
            <text:p>arnault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91" calcext:value-type="float">
            <text:p>1891</text:p>
          </table:table-cell>
          <table:table-cell table:formula="of:=1926-[.I125]" office:value-type="float" office:value="35" calcext:value-type="float">
            <text:p>35</text:p>
          </table:table-cell>
          <table:table-cell table:formula="of:=IF(OR([.M125]=&quot;fille&quot;;[.M125]=&quot;fils&quot;;[.M125]=&quot;Belle-fille&quot;;[.M125]=&quot;Beau-fils&quot;;[.J125]&lt;22);&quot;gen3&quot;;IF(AND(OR([.M125]=&quot;épouse&quot;;[.M125]=&quot;chef&quot;);[.J125]&gt;59);&quot;gen1&quot;;IF([.J12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journalier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a Gautraie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uérin</text:p>
          </table:table-cell>
          <table:table-cell/>
          <table:table-cell office:value-type="string" calcext:value-type="string">
            <text:p>odette</text:p>
          </table:table-cell>
          <table:table-cell office:value-type="string" calcext:value-type="string">
            <text:p>f</text:p>
          </table:table-cell>
          <table:table-cell office:value-type="float" office:value="1911" calcext:value-type="float">
            <text:p>1911</text:p>
          </table:table-cell>
          <table:table-cell table:formula="of:=1926-[.I126]" office:value-type="float" office:value="15" calcext:value-type="float">
            <text:p>15</text:p>
          </table:table-cell>
          <table:table-cell table:formula="of:=IF(OR([.M126]=&quot;fille&quot;;[.M126]=&quot;fils&quot;;[.M126]=&quot;Belle-fille&quot;;[.M126]=&quot;Beau-fils&quot;;[.J126]&lt;22);&quot;gen3&quot;;IF(AND(OR([.M126]=&quot;épouse&quot;;[.M126]=&quot;chef&quot;);[.J126]&gt;59);&quot;gen1&quot;;IF([.J12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outurièr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 Gautraie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arrillon</text:p>
          </table:table-cell>
          <table:table-cell/>
          <table:table-cell office:value-type="string" calcext:value-type="string">
            <text:p>paulette</text:p>
          </table:table-cell>
          <table:table-cell office:value-type="string" calcext:value-type="string">
            <text:p>f</text:p>
          </table:table-cell>
          <table:table-cell office:value-type="float" office:value="1925" calcext:value-type="float">
            <text:p>1925</text:p>
          </table:table-cell>
          <table:table-cell table:formula="of:=1926-[.I127]" office:value-type="float" office:value="1" calcext:value-type="float">
            <text:p>1</text:p>
          </table:table-cell>
          <table:table-cell table:formula="of:=IF(OR([.M127]=&quot;fille&quot;;[.M127]=&quot;fils&quot;;[.M127]=&quot;Belle-fille&quot;;[.M127]=&quot;Beau-fils&quot;;[.J127]&lt;22);&quot;gen3&quot;;IF(AND(OR([.M127]=&quot;épouse&quot;;[.M127]=&quot;chef&quot;);[.J127]&gt;59);&quot;gen1&quot;;IF([.J12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nourriçonne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a Gautraie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allais</text:p>
          </table:table-cell>
          <table:table-cell office:value-type="string" calcext:value-type="string">
            <text:p>prine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51" calcext:value-type="float">
            <text:p>1851</text:p>
          </table:table-cell>
          <table:table-cell table:formula="of:=1926-[.I128]" office:value-type="float" office:value="75" calcext:value-type="float">
            <text:p>75</text:p>
          </table:table-cell>
          <table:table-cell table:formula="of:=IF(OR([.M128]=&quot;fille&quot;;[.M128]=&quot;fils&quot;;[.M128]=&quot;Belle-fille&quot;;[.M128]=&quot;Beau-fils&quot;;[.J128]&lt;22);&quot;gen3&quot;;IF(AND(OR([.M128]=&quot;épouse&quot;;[.M128]=&quot;chef&quot;);[.J128]&gt;59);&quot;gen1&quot;;IF([.J128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tonneli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 Gautraie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allais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52" calcext:value-type="float">
            <text:p>1852</text:p>
          </table:table-cell>
          <table:table-cell table:formula="of:=1926-[.I129]" office:value-type="float" office:value="74" calcext:value-type="float">
            <text:p>74</text:p>
          </table:table-cell>
          <table:table-cell table:formula="of:=IF(OR([.M129]=&quot;fille&quot;;[.M129]=&quot;fils&quot;;[.M129]=&quot;Belle-fille&quot;;[.M129]=&quot;Beau-fils&quot;;[.J129]&lt;22);&quot;gen3&quot;;IF(AND(OR([.M129]=&quot;épouse&quot;;[.M129]=&quot;chef&quot;);[.J129]&gt;59);&quot;gen1&quot;;IF([.J129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outurièr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 Gautraie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vé</text:p>
          </table:table-cell>
          <table:table-cell/>
          <table:table-cell office:value-type="string" calcext:value-type="string">
            <text:p>rémy</text:p>
          </table:table-cell>
          <table:table-cell office:value-type="string" calcext:value-type="string">
            <text:p>h</text:p>
          </table:table-cell>
          <table:table-cell office:value-type="float" office:value="1901" calcext:value-type="float">
            <text:p>1901</text:p>
          </table:table-cell>
          <table:table-cell table:formula="of:=1926-[.I130]" office:value-type="float" office:value="25" calcext:value-type="float">
            <text:p>25</text:p>
          </table:table-cell>
          <table:table-cell table:formula="of:=IF(OR([.M130]=&quot;fille&quot;;[.M130]=&quot;fils&quot;;[.M130]=&quot;Belle-fille&quot;;[.M130]=&quot;Beau-fils&quot;;[.J130]&lt;22);&quot;gen3&quot;;IF(AND(OR([.M130]=&quot;épouse&quot;;[.M130]=&quot;chef&quot;);[.J130]&gt;59);&quot;gen1&quot;;IF([.J13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 Gautraie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vé</text:p>
          </table:table-cell>
          <table:table-cell office:value-type="string" calcext:value-type="string">
            <text:p>habert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f</text:p>
          </table:table-cell>
          <table:table-cell office:value-type="float" office:value="1901" calcext:value-type="float">
            <text:p>1901</text:p>
          </table:table-cell>
          <table:table-cell table:formula="of:=1926-[.I131]" office:value-type="float" office:value="25" calcext:value-type="float">
            <text:p>25</text:p>
          </table:table-cell>
          <table:table-cell table:formula="of:=IF(OR([.M131]=&quot;fille&quot;;[.M131]=&quot;fils&quot;;[.M131]=&quot;Belle-fille&quot;;[.M131]=&quot;Beau-fils&quot;;[.J131]&lt;22);&quot;gen3&quot;;IF(AND(OR([.M131]=&quot;épouse&quot;;[.M131]=&quot;chef&quot;);[.J131]&gt;59);&quot;gen1&quot;;IF([.J13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a Gautrai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bert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75" calcext:value-type="float">
            <text:p>1875</text:p>
          </table:table-cell>
          <table:table-cell table:formula="of:=1926-[.I132]" office:value-type="float" office:value="51" calcext:value-type="float">
            <text:p>51</text:p>
          </table:table-cell>
          <table:table-cell table:formula="of:=IF(OR([.M132]=&quot;fille&quot;;[.M132]=&quot;fils&quot;;[.M132]=&quot;Belle-fille&quot;;[.M132]=&quot;Beau-fils&quot;;[.J132]&lt;22);&quot;gen3&quot;;IF(AND(OR([.M132]=&quot;épouse&quot;;[.M132]=&quot;chef&quot;);[.J132]&gt;59);&quot;gen1&quot;;IF([.J13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 Gautrai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bert</text:p>
          </table:table-cell>
          <table:table-cell office:value-type="string" calcext:value-type="string">
            <text:p>gratien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84" calcext:value-type="float">
            <text:p>1884</text:p>
          </table:table-cell>
          <table:table-cell table:formula="of:=1926-[.I133]" office:value-type="float" office:value="42" calcext:value-type="float">
            <text:p>42</text:p>
          </table:table-cell>
          <table:table-cell table:formula="of:=IF(OR([.M133]=&quot;fille&quot;;[.M133]=&quot;fils&quot;;[.M133]=&quot;Belle-fille&quot;;[.M133]=&quot;Beau-fils&quot;;[.J133]&lt;22);&quot;gen3&quot;;IF(AND(OR([.M133]=&quot;épouse&quot;;[.M133]=&quot;chef&quot;);[.J133]&gt;59);&quot;gen1&quot;;IF([.J13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a Gautrai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bert</text:p>
          </table:table-cell>
          <table:table-cell/>
          <table:table-cell office:value-type="string" calcext:value-type="string">
            <text:p>léa</text:p>
          </table:table-cell>
          <table:table-cell office:value-type="string" calcext:value-type="string">
            <text:p>f</text:p>
          </table:table-cell>
          <table:table-cell office:value-type="float" office:value="1905" calcext:value-type="float">
            <text:p>1905</text:p>
          </table:table-cell>
          <table:table-cell table:formula="of:=1926-[.I134]" office:value-type="float" office:value="21" calcext:value-type="float">
            <text:p>21</text:p>
          </table:table-cell>
          <table:table-cell table:formula="of:=IF(OR([.M134]=&quot;fille&quot;;[.M134]=&quot;fils&quot;;[.M134]=&quot;Belle-fille&quot;;[.M134]=&quot;Beau-fils&quot;;[.J134]&lt;22);&quot;gen3&quot;;IF(AND(OR([.M134]=&quot;épouse&quot;;[.M134]=&quot;chef&quot;);[.J134]&gt;59);&quot;gen1&quot;;IF([.J134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journalier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 Gautrai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rcy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h</text:p>
          </table:table-cell>
          <table:table-cell office:value-type="float" office:value="1924" calcext:value-type="float">
            <text:p>1924</text:p>
          </table:table-cell>
          <table:table-cell table:formula="of:=1926-[.I135]" office:value-type="float" office:value="2" calcext:value-type="float">
            <text:p>2</text:p>
          </table:table-cell>
          <table:table-cell table:formula="of:=IF(OR([.M135]=&quot;fille&quot;;[.M135]=&quot;fils&quot;;[.M135]=&quot;Belle-fille&quot;;[.M135]=&quot;Beau-fils&quot;;[.J135]&lt;22);&quot;gen3&quot;;IF(AND(OR([.M135]=&quot;épouse&quot;;[.M135]=&quot;chef&quot;);[.J135]&gt;59);&quot;gen1&quot;;IF([.J13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Petit-fil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 Gautraie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upont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h</text:p>
          </table:table-cell>
          <table:table-cell office:value-type="float" office:value="1899" calcext:value-type="float">
            <text:p>1899</text:p>
          </table:table-cell>
          <table:table-cell table:formula="of:=1926-[.I136]" office:value-type="float" office:value="27" calcext:value-type="float">
            <text:p>27</text:p>
          </table:table-cell>
          <table:table-cell table:formula="of:=IF(OR([.M136]=&quot;fille&quot;;[.M136]=&quot;fils&quot;;[.M136]=&quot;Belle-fille&quot;;[.M136]=&quot;Beau-fils&quot;;[.J136]&lt;22);&quot;gen3&quot;;IF(AND(OR([.M136]=&quot;épouse&quot;;[.M136]=&quot;chef&quot;);[.J136]&gt;59);&quot;gen1&quot;;IF([.J13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laitier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a Gautraie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frémont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f</text:p>
          </table:table-cell>
          <table:table-cell office:value-type="float" office:value="1897" calcext:value-type="float">
            <text:p>1897</text:p>
          </table:table-cell>
          <table:table-cell table:formula="of:=1926-[.I137]" office:value-type="float" office:value="29" calcext:value-type="float">
            <text:p>29</text:p>
          </table:table-cell>
          <table:table-cell table:formula="of:=IF(OR([.M137]=&quot;fille&quot;;[.M137]=&quot;fils&quot;;[.M137]=&quot;Belle-fille&quot;;[.M137]=&quot;Beau-fils&quot;;[.J137]&lt;22);&quot;gen3&quot;;IF(AND(OR([.M137]=&quot;épouse&quot;;[.M137]=&quot;chef&quot;);[.J137]&gt;59);&quot;gen1&quot;;IF([.J13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a Gautraie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upont</text:p>
          </table:table-cell>
          <table:table-cell/>
          <table:table-cell office:value-type="string" calcext:value-type="string">
            <text:p>roland</text:p>
          </table:table-cell>
          <table:table-cell office:value-type="string" calcext:value-type="string">
            <text:p>h</text:p>
          </table:table-cell>
          <table:table-cell office:value-type="float" office:value="1921" calcext:value-type="float">
            <text:p>1921</text:p>
          </table:table-cell>
          <table:table-cell table:formula="of:=1926-[.I138]" office:value-type="float" office:value="5" calcext:value-type="float">
            <text:p>5</text:p>
          </table:table-cell>
          <table:table-cell table:formula="of:=IF(OR([.M138]=&quot;fille&quot;;[.M138]=&quot;fils&quot;;[.M138]=&quot;Belle-fille&quot;;[.M138]=&quot;Beau-fils&quot;;[.J138]&lt;22);&quot;gen3&quot;;IF(AND(OR([.M138]=&quot;épouse&quot;;[.M138]=&quot;chef&quot;);[.J138]&gt;59);&quot;gen1&quot;;IF([.J13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a Gautraie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upont</text:p>
          </table:table-cell>
          <table:table-cell/>
          <table:table-cell office:value-type="string" calcext:value-type="string">
            <text:p>william</text:p>
          </table:table-cell>
          <table:table-cell office:value-type="string" calcext:value-type="string">
            <text:p>f</text:p>
          </table:table-cell>
          <table:table-cell office:value-type="float" office:value="1923" calcext:value-type="float">
            <text:p>1923</text:p>
          </table:table-cell>
          <table:table-cell table:formula="of:=1926-[.I139]" office:value-type="float" office:value="3" calcext:value-type="float">
            <text:p>3</text:p>
          </table:table-cell>
          <table:table-cell table:formula="of:=IF(OR([.M139]=&quot;fille&quot;;[.M139]=&quot;fils&quot;;[.M139]=&quot;Belle-fille&quot;;[.M139]=&quot;Beau-fils&quot;;[.J139]&lt;22);&quot;gen3&quot;;IF(AND(OR([.M139]=&quot;épouse&quot;;[.M139]=&quot;chef&quot;);[.J139]&gt;59);&quot;gen1&quot;;IF([.J13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a Gautraie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rrand</text:p>
          </table:table-cell>
          <table:table-cell/>
          <table:table-cell office:value-type="string" calcext:value-type="string">
            <text:p>maurice</text:p>
          </table:table-cell>
          <table:table-cell office:value-type="string" calcext:value-type="string">
            <text:p>h</text:p>
          </table:table-cell>
          <table:table-cell office:value-type="float" office:value="1889" calcext:value-type="float">
            <text:p>1889</text:p>
          </table:table-cell>
          <table:table-cell table:formula="of:=1926-[.I140]" office:value-type="float" office:value="37" calcext:value-type="float">
            <text:p>37</text:p>
          </table:table-cell>
          <table:table-cell table:formula="of:=IF(OR([.M140]=&quot;fille&quot;;[.M140]=&quot;fils&quot;;[.M140]=&quot;Belle-fille&quot;;[.M140]=&quot;Beau-fils&quot;;[.J140]&lt;22);&quot;gen3&quot;;IF(AND(OR([.M140]=&quot;épouse&quot;;[.M140]=&quot;chef&quot;);[.J140]&gt;59);&quot;gen1&quot;;IF([.J14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laitier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a Gautraie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rrand</text:p>
          </table:table-cell>
          <table:table-cell office:value-type="string" calcext:value-type="string">
            <text:p>bourré</text:p>
          </table:table-cell>
          <table:table-cell office:value-type="string" calcext:value-type="string">
            <text:p>marthe</text:p>
          </table:table-cell>
          <table:table-cell office:value-type="string" calcext:value-type="string">
            <text:p>f</text:p>
          </table:table-cell>
          <table:table-cell office:value-type="float" office:value="1894" calcext:value-type="float">
            <text:p>1894</text:p>
          </table:table-cell>
          <table:table-cell table:formula="of:=1926-[.I141]" office:value-type="float" office:value="32" calcext:value-type="float">
            <text:p>32</text:p>
          </table:table-cell>
          <table:table-cell table:formula="of:=IF(OR([.M141]=&quot;fille&quot;;[.M141]=&quot;fils&quot;;[.M141]=&quot;Belle-fille&quot;;[.M141]=&quot;Beau-fils&quot;;[.J141]&lt;22);&quot;gen3&quot;;IF(AND(OR([.M141]=&quot;épouse&quot;;[.M141]=&quot;chef&quot;);[.J141]&gt;59);&quot;gen1&quot;;IF([.J14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a Gautraie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rrand</text:p>
          </table:table-cell>
          <table:table-cell/>
          <table:table-cell office:value-type="string" calcext:value-type="string">
            <text:p>bernard</text:p>
          </table:table-cell>
          <table:table-cell office:value-type="string" calcext:value-type="string">
            <text:p>h</text:p>
          </table:table-cell>
          <table:table-cell office:value-type="float" office:value="1922" calcext:value-type="float">
            <text:p>1922</text:p>
          </table:table-cell>
          <table:table-cell table:formula="of:=1926-[.I142]" office:value-type="float" office:value="4" calcext:value-type="float">
            <text:p>4</text:p>
          </table:table-cell>
          <table:table-cell table:formula="of:=IF(OR([.M142]=&quot;fille&quot;;[.M142]=&quot;fils&quot;;[.M142]=&quot;Belle-fille&quot;;[.M142]=&quot;Beau-fils&quot;;[.J142]&lt;22);&quot;gen3&quot;;IF(AND(OR([.M142]=&quot;épouse&quot;;[.M142]=&quot;chef&quot;);[.J142]&gt;59);&quot;gen1&quot;;IF([.J14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a Gautraie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chesne</text:p>
          </table:table-cell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f</text:p>
          </table:table-cell>
          <table:table-cell office:value-type="float" office:value="1911" calcext:value-type="float">
            <text:p>1911</text:p>
          </table:table-cell>
          <table:table-cell table:formula="of:=1926-[.I143]" office:value-type="float" office:value="15" calcext:value-type="float">
            <text:p>15</text:p>
          </table:table-cell>
          <table:table-cell table:formula="of:=IF(OR([.M143]=&quot;fille&quot;;[.M143]=&quot;fils&quot;;[.M143]=&quot;Belle-fille&quot;;[.M143]=&quot;Beau-fils&quot;;[.J143]&lt;22);&quot;gen3&quot;;IF(AND(OR([.M143]=&quot;épouse&quot;;[.M143]=&quot;chef&quot;);[.J143]&gt;59);&quot;gen1&quot;;IF([.J14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servante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a Gautraie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urré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67" calcext:value-type="float">
            <text:p>1867</text:p>
          </table:table-cell>
          <table:table-cell table:formula="of:=1926-[.I144]" office:value-type="float" office:value="59" calcext:value-type="float">
            <text:p>59</text:p>
          </table:table-cell>
          <table:table-cell table:formula="of:=IF(OR([.M144]=&quot;fille&quot;;[.M144]=&quot;fils&quot;;[.M144]=&quot;Belle-fille&quot;;[.M144]=&quot;Beau-fils&quot;;[.J144]&lt;22);&quot;gen3&quot;;IF(AND(OR([.M144]=&quot;épouse&quot;;[.M144]=&quot;chef&quot;);[.J144]&gt;59);&quot;gen1&quot;;IF([.J14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laiti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a Gautraie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urré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f</text:p>
          </table:table-cell>
          <table:table-cell office:value-type="float" office:value="1871" calcext:value-type="float">
            <text:p>1871</text:p>
          </table:table-cell>
          <table:table-cell table:formula="of:=1926-[.I145]" office:value-type="float" office:value="55" calcext:value-type="float">
            <text:p>55</text:p>
          </table:table-cell>
          <table:table-cell table:formula="of:=IF(OR([.M145]=&quot;fille&quot;;[.M145]=&quot;fils&quot;;[.M145]=&quot;Belle-fille&quot;;[.M145]=&quot;Beau-fils&quot;;[.J145]&lt;22);&quot;gen3&quot;;IF(AND(OR([.M145]=&quot;épouse&quot;;[.M145]=&quot;chef&quot;);[.J145]&gt;59);&quot;gen1&quot;;IF([.J14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a Gautraie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lanchard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99" calcext:value-type="float">
            <text:p>1899</text:p>
          </table:table-cell>
          <table:table-cell table:formula="of:=1926-[.I146]" office:value-type="float" office:value="27" calcext:value-type="float">
            <text:p>27</text:p>
          </table:table-cell>
          <table:table-cell table:formula="of:=IF(OR([.M146]=&quot;fille&quot;;[.M146]=&quot;fils&quot;;[.M146]=&quot;Belle-fille&quot;;[.M146]=&quot;Beau-fils&quot;;[.J146]&lt;22);&quot;gen3&quot;;IF(AND(OR([.M146]=&quot;épouse&quot;;[.M146]=&quot;chef&quot;);[.J146]&gt;59);&quot;gen1&quot;;IF([.J14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servant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 Gautrai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urdilleau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81" calcext:value-type="float">
            <text:p>1881</text:p>
          </table:table-cell>
          <table:table-cell table:formula="of:=1926-[.I147]" office:value-type="float" office:value="45" calcext:value-type="float">
            <text:p>45</text:p>
          </table:table-cell>
          <table:table-cell table:formula="of:=IF(OR([.M147]=&quot;fille&quot;;[.M147]=&quot;fils&quot;;[.M147]=&quot;Belle-fille&quot;;[.M147]=&quot;Beau-fils&quot;;[.J147]&lt;22);&quot;gen3&quot;;IF(AND(OR([.M147]=&quot;épouse&quot;;[.M147]=&quot;chef&quot;);[.J147]&gt;59);&quot;gen1&quot;;IF([.J14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beurrier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 Gautrai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urdilleau</text:p>
          </table:table-cell>
          <table:table-cell/>
          <table:table-cell office:value-type="string" calcext:value-type="string">
            <text:p>juliette</text:p>
          </table:table-cell>
          <table:table-cell office:value-type="string" calcext:value-type="string">
            <text:p>f</text:p>
          </table:table-cell>
          <table:table-cell office:value-type="float" office:value="1909" calcext:value-type="float">
            <text:p>1909</text:p>
          </table:table-cell>
          <table:table-cell table:formula="of:=1926-[.I148]" office:value-type="float" office:value="17" calcext:value-type="float">
            <text:p>17</text:p>
          </table:table-cell>
          <table:table-cell table:formula="of:=IF(OR([.M148]=&quot;fille&quot;;[.M148]=&quot;fils&quot;;[.M148]=&quot;Belle-fille&quot;;[.M148]=&quot;Beau-fils&quot;;[.J148]&lt;22);&quot;gen3&quot;;IF(AND(OR([.M148]=&quot;épouse&quot;;[.M148]=&quot;chef&quot;);[.J148]&gt;59);&quot;gen1&quot;;IF([.J14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 Gautrai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urdilleau</text:p>
          </table:table-cell>
          <table:table-cell/>
          <table:table-cell office:value-type="string" calcext:value-type="string">
            <text:p>solange</text:p>
          </table:table-cell>
          <table:table-cell office:value-type="string" calcext:value-type="string">
            <text:p>f</text:p>
          </table:table-cell>
          <table:table-cell office:value-type="float" office:value="1915" calcext:value-type="float">
            <text:p>1915</text:p>
          </table:table-cell>
          <table:table-cell table:formula="of:=1926-[.I149]" office:value-type="float" office:value="11" calcext:value-type="float">
            <text:p>11</text:p>
          </table:table-cell>
          <table:table-cell table:formula="of:=IF(OR([.M149]=&quot;fille&quot;;[.M149]=&quot;fils&quot;;[.M149]=&quot;Belle-fille&quot;;[.M149]=&quot;Beau-fils&quot;;[.J149]&lt;22);&quot;gen3&quot;;IF(AND(OR([.M149]=&quot;épouse&quot;;[.M149]=&quot;chef&quot;);[.J149]&gt;59);&quot;gen1&quot;;IF([.J14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a Gautraie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snier</text:p>
          </table:table-cell>
          <table:table-cell/>
          <table:table-cell office:value-type="string" calcext:value-type="string">
            <text:p>charles</text:p>
          </table:table-cell>
          <table:table-cell office:value-type="string" calcext:value-type="string">
            <text:p>h</text:p>
          </table:table-cell>
          <table:table-cell office:value-type="float" office:value="1879" calcext:value-type="float">
            <text:p>1879</text:p>
          </table:table-cell>
          <table:table-cell table:formula="of:=1926-[.I150]" office:value-type="float" office:value="47" calcext:value-type="float">
            <text:p>47</text:p>
          </table:table-cell>
          <table:table-cell table:formula="of:=IF(OR([.M150]=&quot;fille&quot;;[.M150]=&quot;fils&quot;;[.M150]=&quot;Belle-fille&quot;;[.M150]=&quot;Beau-fils&quot;;[.J150]&lt;22);&quot;gen3&quot;;IF(AND(OR([.M150]=&quot;épouse&quot;;[.M150]=&quot;chef&quot;);[.J150]&gt;59);&quot;gen1&quot;;IF([.J15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a Gautraie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snier</text:p>
          </table:table-cell>
          <table:table-cell office:value-type="string" calcext:value-type="string">
            <text:p>massé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f</text:p>
          </table:table-cell>
          <table:table-cell office:value-type="float" office:value="1888" calcext:value-type="float">
            <text:p>1888</text:p>
          </table:table-cell>
          <table:table-cell table:formula="of:=1926-[.I151]" office:value-type="float" office:value="38" calcext:value-type="float">
            <text:p>38</text:p>
          </table:table-cell>
          <table:table-cell table:formula="of:=IF(OR([.M151]=&quot;fille&quot;;[.M151]=&quot;fils&quot;;[.M151]=&quot;Belle-fille&quot;;[.M151]=&quot;Beau-fils&quot;;[.J151]&lt;22);&quot;gen3&quot;;IF(AND(OR([.M151]=&quot;épouse&quot;;[.M151]=&quot;chef&quot;);[.J151]&gt;59);&quot;gen1&quot;;IF([.J15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a Gautraie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snier</text:p>
          </table:table-cell>
          <table:table-cell/>
          <table:table-cell office:value-type="string" calcext:value-type="string">
            <text:p>clotaire</text:p>
          </table:table-cell>
          <table:table-cell office:value-type="string" calcext:value-type="string">
            <text:p>f</text:p>
          </table:table-cell>
          <table:table-cell office:value-type="float" office:value="1908" calcext:value-type="float">
            <text:p>1908</text:p>
          </table:table-cell>
          <table:table-cell table:formula="of:=1926-[.I152]" office:value-type="float" office:value="18" calcext:value-type="float">
            <text:p>18</text:p>
          </table:table-cell>
          <table:table-cell table:formula="of:=IF(OR([.M152]=&quot;fille&quot;;[.M152]=&quot;fils&quot;;[.M152]=&quot;Belle-fille&quot;;[.M152]=&quot;Beau-fils&quot;;[.J152]&lt;22);&quot;gen3&quot;;IF(AND(OR([.M152]=&quot;épouse&quot;;[.M152]=&quot;chef&quot;);[.J152]&gt;59);&quot;gen1&quot;;IF([.J15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a Gautraie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ssé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h</text:p>
          </table:table-cell>
          <table:table-cell office:value-type="float" office:value="1853" calcext:value-type="float">
            <text:p>1853</text:p>
          </table:table-cell>
          <table:table-cell table:formula="of:=1926-[.I153]" office:value-type="float" office:value="73" calcext:value-type="float">
            <text:p>73</text:p>
          </table:table-cell>
          <table:table-cell table:formula="of:=IF(OR([.M153]=&quot;fille&quot;;[.M153]=&quot;fils&quot;;[.M153]=&quot;Belle-fille&quot;;[.M153]=&quot;Beau-fils&quot;;[.J153]&lt;22);&quot;gen3&quot;;IF(AND(OR([.M153]=&quot;épouse&quot;;[.M153]=&quot;chef&quot;);[.J153]&gt;59);&quot;gen1&quot;;IF([.J15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le-mère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a Gautraie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67" calcext:value-type="float">
            <text:p>1867</text:p>
          </table:table-cell>
          <table:table-cell table:formula="of:=1926-[.I154]" office:value-type="float" office:value="59" calcext:value-type="float">
            <text:p>59</text:p>
          </table:table-cell>
          <table:table-cell table:formula="of:=IF(OR([.M154]=&quot;fille&quot;;[.M154]=&quot;fils&quot;;[.M154]=&quot;Belle-fille&quot;;[.M154]=&quot;Beau-fils&quot;;[.J154]&lt;22);&quot;gen3&quot;;IF(AND(OR([.M154]=&quot;épouse&quot;;[.M154]=&quot;chef&quot;);[.J154]&gt;59);&quot;gen1&quot;;IF([.J15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a Gautraie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float" office:value="1874" calcext:value-type="float">
            <text:p>1874</text:p>
          </table:table-cell>
          <table:table-cell table:formula="of:=1926-[.I155]" office:value-type="float" office:value="52" calcext:value-type="float">
            <text:p>52</text:p>
          </table:table-cell>
          <table:table-cell table:formula="of:=IF(OR([.M155]=&quot;fille&quot;;[.M155]=&quot;fils&quot;;[.M155]=&quot;Belle-fille&quot;;[.M155]=&quot;Beau-fils&quot;;[.J155]&lt;22);&quot;gen3&quot;;IF(AND(OR([.M155]=&quot;épouse&quot;;[.M155]=&quot;chef&quot;);[.J155]&gt;59);&quot;gen1&quot;;IF([.J15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a Gautraie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julien</text:p>
          </table:table-cell>
          <table:table-cell office:value-type="string" calcext:value-type="string">
            <text:p>h</text:p>
          </table:table-cell>
          <table:table-cell office:value-type="float" office:value="1904" calcext:value-type="float">
            <text:p>1904</text:p>
          </table:table-cell>
          <table:table-cell table:formula="of:=1926-[.I156]" office:value-type="float" office:value="22" calcext:value-type="float">
            <text:p>22</text:p>
          </table:table-cell>
          <table:table-cell table:formula="of:=IF(OR([.M156]=&quot;fille&quot;;[.M156]=&quot;fils&quot;;[.M156]=&quot;Belle-fille&quot;;[.M156]=&quot;Beau-fils&quot;;[.J156]&lt;22);&quot;gen3&quot;;IF(AND(OR([.M156]=&quot;épouse&quot;;[.M156]=&quot;chef&quot;);[.J156]&gt;59);&quot;gen1&quot;;IF([.J15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a Gautraie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gilbert</text:p>
          </table:table-cell>
          <table:table-cell office:value-type="string" calcext:value-type="string">
            <text:p>h</text:p>
          </table:table-cell>
          <table:table-cell office:value-type="float" office:value="1914" calcext:value-type="float">
            <text:p>1914</text:p>
          </table:table-cell>
          <table:table-cell table:formula="of:=1926-[.I157]" office:value-type="float" office:value="12" calcext:value-type="float">
            <text:p>12</text:p>
          </table:table-cell>
          <table:table-cell table:formula="of:=IF(OR([.M157]=&quot;fille&quot;;[.M157]=&quot;fils&quot;;[.M157]=&quot;Belle-fille&quot;;[.M157]=&quot;Beau-fils&quot;;[.J157]&lt;22);&quot;gen3&quot;;IF(AND(OR([.M157]=&quot;épouse&quot;;[.M157]=&quot;chef&quot;);[.J157]&gt;59);&quot;gen1&quot;;IF([.J15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a Gautraie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allais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78" calcext:value-type="float">
            <text:p>1878</text:p>
          </table:table-cell>
          <table:table-cell table:formula="of:=1926-[.I158]" office:value-type="float" office:value="48" calcext:value-type="float">
            <text:p>48</text:p>
          </table:table-cell>
          <table:table-cell table:formula="of:=IF(OR([.M158]=&quot;fille&quot;;[.M158]=&quot;fils&quot;;[.M158]=&quot;Belle-fille&quot;;[.M158]=&quot;Beau-fils&quot;;[.J158]&lt;22);&quot;gen3&quot;;IF(AND(OR([.M158]=&quot;épouse&quot;;[.M158]=&quot;chef&quot;);[.J158]&gt;59);&quot;gen1&quot;;IF([.J15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a Gautraie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allais</text:p>
          </table:table-cell>
          <table:table-cell office:value-type="string" calcext:value-type="string">
            <text:p>bonnin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f</text:p>
          </table:table-cell>
          <table:table-cell office:value-type="float" office:value="1885" calcext:value-type="float">
            <text:p>1885</text:p>
          </table:table-cell>
          <table:table-cell table:formula="of:=1926-[.I159]" office:value-type="float" office:value="41" calcext:value-type="float">
            <text:p>41</text:p>
          </table:table-cell>
          <table:table-cell table:formula="of:=IF(OR([.M159]=&quot;fille&quot;;[.M159]=&quot;fils&quot;;[.M159]=&quot;Belle-fille&quot;;[.M159]=&quot;Beau-fils&quot;;[.J159]&lt;22);&quot;gen3&quot;;IF(AND(OR([.M159]=&quot;épouse&quot;;[.M159]=&quot;chef&quot;);[.J159]&gt;59);&quot;gen1&quot;;IF([.J15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a Gautraie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allais</text:p>
          </table:table-cell>
          <table:table-cell/>
          <table:table-cell office:value-type="string" calcext:value-type="string">
            <text:p>roger</text:p>
          </table:table-cell>
          <table:table-cell office:value-type="string" calcext:value-type="string">
            <text:p>h</text:p>
          </table:table-cell>
          <table:table-cell office:value-type="float" office:value="1914" calcext:value-type="float">
            <text:p>1914</text:p>
          </table:table-cell>
          <table:table-cell table:formula="of:=1926-[.I160]" office:value-type="float" office:value="12" calcext:value-type="float">
            <text:p>12</text:p>
          </table:table-cell>
          <table:table-cell table:formula="of:=IF(OR([.M160]=&quot;fille&quot;;[.M160]=&quot;fils&quot;;[.M160]=&quot;Belle-fille&quot;;[.M160]=&quot;Beau-fils&quot;;[.J160]&lt;22);&quot;gen3&quot;;IF(AND(OR([.M160]=&quot;épouse&quot;;[.M160]=&quot;chef&quot;);[.J160]&gt;59);&quot;gen1&quot;;IF([.J16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a Gautraie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urand</text:p>
          </table:table-cell>
          <table:table-cell/>
          <table:table-cell office:value-type="string" calcext:value-type="string">
            <text:p>eugène</text:p>
          </table:table-cell>
          <table:table-cell office:value-type="string" calcext:value-type="string">
            <text:p>h</text:p>
          </table:table-cell>
          <table:table-cell office:value-type="float" office:value="1885" calcext:value-type="float">
            <text:p>1885</text:p>
          </table:table-cell>
          <table:table-cell table:formula="of:=1926-[.I161]" office:value-type="float" office:value="41" calcext:value-type="float">
            <text:p>41</text:p>
          </table:table-cell>
          <table:table-cell table:formula="of:=IF(OR([.M161]=&quot;fille&quot;;[.M161]=&quot;fils&quot;;[.M161]=&quot;Belle-fille&quot;;[.M161]=&quot;Beau-fils&quot;;[.J161]&lt;22);&quot;gen3&quot;;IF(AND(OR([.M161]=&quot;épouse&quot;;[.M161]=&quot;chef&quot;);[.J161]&gt;59);&quot;gen1&quot;;IF([.J16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a Gautraie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médard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f</text:p>
          </table:table-cell>
          <table:table-cell office:value-type="float" office:value="1891" calcext:value-type="float">
            <text:p>1891</text:p>
          </table:table-cell>
          <table:table-cell table:formula="of:=1926-[.I162]" office:value-type="float" office:value="35" calcext:value-type="float">
            <text:p>35</text:p>
          </table:table-cell>
          <table:table-cell table:formula="of:=IF(OR([.M162]=&quot;fille&quot;;[.M162]=&quot;fils&quot;;[.M162]=&quot;Belle-fille&quot;;[.M162]=&quot;Beau-fils&quot;;[.J162]&lt;22);&quot;gen3&quot;;IF(AND(OR([.M162]=&quot;épouse&quot;;[.M162]=&quot;chef&quot;);[.J162]&gt;59);&quot;gen1&quot;;IF([.J16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outurièr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a Gautraie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urand</text:p>
          </table:table-cell>
          <table:table-cell/>
          <table:table-cell office:value-type="string" calcext:value-type="string">
            <text:p>gaétan</text:p>
          </table:table-cell>
          <table:table-cell office:value-type="string" calcext:value-type="string">
            <text:p>h</text:p>
          </table:table-cell>
          <table:table-cell office:value-type="float" office:value="1912" calcext:value-type="float">
            <text:p>1912</text:p>
          </table:table-cell>
          <table:table-cell table:formula="of:=1926-[.I163]" office:value-type="float" office:value="14" calcext:value-type="float">
            <text:p>14</text:p>
          </table:table-cell>
          <table:table-cell table:formula="of:=IF(OR([.M163]=&quot;fille&quot;;[.M163]=&quot;fils&quot;;[.M163]=&quot;Belle-fille&quot;;[.M163]=&quot;Beau-fils&quot;;[.J163]&lt;22);&quot;gen3&quot;;IF(AND(OR([.M163]=&quot;épouse&quot;;[.M163]=&quot;chef&quot;);[.J163]&gt;59);&quot;gen1&quot;;IF([.J16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apprenti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 Gautraie</text:p>
          </table:table-cell>
          <table:table-cell office:value-type="string" calcext:value-type="string">
            <text:p>50-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onnin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62" calcext:value-type="float">
            <text:p>1862</text:p>
          </table:table-cell>
          <table:table-cell table:formula="of:=1926-[.I164]" office:value-type="float" office:value="64" calcext:value-type="float">
            <text:p>64</text:p>
          </table:table-cell>
          <table:table-cell table:formula="of:=IF(OR([.M164]=&quot;fille&quot;;[.M164]=&quot;fils&quot;;[.M164]=&quot;Belle-fille&quot;;[.M164]=&quot;Beau-fils&quot;;[.J164]&lt;22);&quot;gen3&quot;;IF(AND(OR([.M164]=&quot;épouse&quot;;[.M164]=&quot;chef&quot;);[.J164]&gt;59);&quot;gen1&quot;;IF([.J16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 Gautraie</text:p>
          </table:table-cell>
          <table:table-cell office:value-type="string" calcext:value-type="string">
            <text:p>50-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onnin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66" calcext:value-type="float">
            <text:p>1866</text:p>
          </table:table-cell>
          <table:table-cell table:formula="of:=1926-[.I165]" office:value-type="float" office:value="60" calcext:value-type="float">
            <text:p>60</text:p>
          </table:table-cell>
          <table:table-cell table:formula="of:=IF(OR([.M165]=&quot;fille&quot;;[.M165]=&quot;fils&quot;;[.M165]=&quot;Belle-fille&quot;;[.M165]=&quot;Beau-fils&quot;;[.J165]&lt;22);&quot;gen3&quot;;IF(AND(OR([.M165]=&quot;épouse&quot;;[.M165]=&quot;chef&quot;);[.J165]&gt;59);&quot;gen1&quot;;IF([.J16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a Gautraie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onnin</text:p>
          </table:table-cell>
          <table:table-cell/>
          <table:table-cell office:value-type="string" calcext:value-type="string">
            <text:p>georges</text:p>
          </table:table-cell>
          <table:table-cell office:value-type="string" calcext:value-type="string">
            <text:p>f</text:p>
          </table:table-cell>
          <table:table-cell office:value-type="float" office:value="1891" calcext:value-type="float">
            <text:p>1891</text:p>
          </table:table-cell>
          <table:table-cell table:formula="of:=1926-[.I166]" office:value-type="float" office:value="35" calcext:value-type="float">
            <text:p>35</text:p>
          </table:table-cell>
          <table:table-cell table:formula="of:=IF(OR([.M166]=&quot;fille&quot;;[.M166]=&quot;fils&quot;;[.M166]=&quot;Belle-fille&quot;;[.M166]=&quot;Beau-fils&quot;;[.J166]&lt;22);&quot;gen3&quot;;IF(AND(OR([.M166]=&quot;épouse&quot;;[.M166]=&quot;chef&quot;);[.J166]&gt;59);&quot;gen1&quot;;IF([.J16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éta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a Gautraie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onnin</text:p>
          </table:table-cell>
          <table:table-cell/>
          <table:table-cell office:value-type="string" calcext:value-type="string">
            <text:p>léa</text:p>
          </table:table-cell>
          <table:table-cell office:value-type="string" calcext:value-type="string">
            <text:p>f</text:p>
          </table:table-cell>
          <table:table-cell office:value-type="float" office:value="1917" calcext:value-type="float">
            <text:p>1917</text:p>
          </table:table-cell>
          <table:table-cell table:formula="of:=1926-[.I167]" office:value-type="float" office:value="9" calcext:value-type="float">
            <text:p>9</text:p>
          </table:table-cell>
          <table:table-cell table:formula="of:=IF(OR([.M167]=&quot;fille&quot;;[.M167]=&quot;fils&quot;;[.M167]=&quot;Belle-fille&quot;;[.M167]=&quot;Beau-fils&quot;;[.J167]&lt;22);&quot;gen3&quot;;IF(AND(OR([.M167]=&quot;épouse&quot;;[.M167]=&quot;chef&quot;);[.J167]&gt;59);&quot;gen1&quot;;IF([.J16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a Gautraie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yrault</text:p>
          </table:table-cell>
          <table:table-cell office:value-type="string" calcext:value-type="string">
            <text:p>constantin</text:p>
          </table:table-cell>
          <table:table-cell office:value-type="string" calcext:value-type="string">
            <text:p>léontine</text:p>
          </table:table-cell>
          <table:table-cell office:value-type="string" calcext:value-type="string">
            <text:p>f</text:p>
          </table:table-cell>
          <table:table-cell office:value-type="float" office:value="1892" calcext:value-type="float">
            <text:p>1892</text:p>
          </table:table-cell>
          <table:table-cell table:formula="of:=1926-[.I168]" office:value-type="float" office:value="34" calcext:value-type="float">
            <text:p>34</text:p>
          </table:table-cell>
          <table:table-cell table:formula="of:=IF(OR([.M168]=&quot;fille&quot;;[.M168]=&quot;fils&quot;;[.M168]=&quot;Belle-fille&quot;;[.M168]=&quot;Beau-fils&quot;;[.J168]&lt;22);&quot;gen3&quot;;IF(AND(OR([.M168]=&quot;épouse&quot;;[.M168]=&quot;chef&quot;);[.J168]&gt;59);&quot;gen1&quot;;IF([.J16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journalier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a Gautraie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yrault</text:p>
          </table:table-cell>
          <table:table-cell/>
          <table:table-cell office:value-type="string" calcext:value-type="string">
            <text:p>léonne</text:p>
          </table:table-cell>
          <table:table-cell office:value-type="string" calcext:value-type="string">
            <text:p>f</text:p>
          </table:table-cell>
          <table:table-cell office:value-type="float" office:value="1913" calcext:value-type="float">
            <text:p>1913</text:p>
          </table:table-cell>
          <table:table-cell table:formula="of:=1926-[.I169]" office:value-type="float" office:value="13" calcext:value-type="float">
            <text:p>13</text:p>
          </table:table-cell>
          <table:table-cell table:formula="of:=IF(OR([.M169]=&quot;fille&quot;;[.M169]=&quot;fils&quot;;[.M169]=&quot;Belle-fille&quot;;[.M169]=&quot;Beau-fils&quot;;[.J169]&lt;22);&quot;gen3&quot;;IF(AND(OR([.M169]=&quot;épouse&quot;;[.M169]=&quot;chef&quot;);[.J169]&gt;59);&quot;gen1&quot;;IF([.J16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 Gautraie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54" calcext:value-type="float">
            <text:p>1854</text:p>
          </table:table-cell>
          <table:table-cell table:formula="of:=1926-[.I170]" office:value-type="float" office:value="72" calcext:value-type="float">
            <text:p>72</text:p>
          </table:table-cell>
          <table:table-cell table:formula="of:=IF(OR([.M170]=&quot;fille&quot;;[.M170]=&quot;fils&quot;;[.M170]=&quot;Belle-fille&quot;;[.M170]=&quot;Beau-fils&quot;;[.J170]&lt;22);&quot;gen3&quot;;IF(AND(OR([.M170]=&quot;épouse&quot;;[.M170]=&quot;chef&quot;);[.J170]&gt;59);&quot;gen1&quot;;IF([.J170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a Gautraie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incent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h</text:p>
          </table:table-cell>
          <table:table-cell office:value-type="float" office:value="1875" calcext:value-type="float">
            <text:p>1875</text:p>
          </table:table-cell>
          <table:table-cell table:formula="of:=1926-[.I171]" office:value-type="float" office:value="51" calcext:value-type="float">
            <text:p>51</text:p>
          </table:table-cell>
          <table:table-cell table:formula="of:=IF(OR([.M171]=&quot;fille&quot;;[.M171]=&quot;fils&quot;;[.M171]=&quot;Belle-fille&quot;;[.M171]=&quot;Beau-fils&quot;;[.J171]&lt;22);&quot;gen3&quot;;IF(AND(OR([.M171]=&quot;épouse&quot;;[.M171]=&quot;chef&quot;);[.J171]&gt;59);&quot;gen1&quot;;IF([.J17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laitier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La Gautraie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elaunay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f</text:p>
          </table:table-cell>
          <table:table-cell office:value-type="float" office:value="1867" calcext:value-type="float">
            <text:p>1867</text:p>
          </table:table-cell>
          <table:table-cell table:formula="of:=1926-[.I172]" office:value-type="float" office:value="59" calcext:value-type="float">
            <text:p>59</text:p>
          </table:table-cell>
          <table:table-cell table:formula="of:=IF(OR([.M172]=&quot;fille&quot;;[.M172]=&quot;fils&quot;;[.M172]=&quot;Belle-fille&quot;;[.M172]=&quot;Beau-fils&quot;;[.J172]&lt;22);&quot;gen3&quot;;IF(AND(OR([.M172]=&quot;épouse&quot;;[.M172]=&quot;chef&quot;);[.J172]&gt;59);&quot;gen1&quot;;IF([.J17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a Gautraie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éraudeau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69" calcext:value-type="float">
            <text:p>1869</text:p>
          </table:table-cell>
          <table:table-cell table:formula="of:=1926-[.I173]" office:value-type="float" office:value="57" calcext:value-type="float">
            <text:p>57</text:p>
          </table:table-cell>
          <table:table-cell table:formula="of:=IF(OR([.M173]=&quot;fille&quot;;[.M173]=&quot;fils&quot;;[.M173]=&quot;Belle-fille&quot;;[.M173]=&quot;Beau-fils&quot;;[.J173]&lt;22);&quot;gen3&quot;;IF(AND(OR([.M173]=&quot;épouse&quot;;[.M173]=&quot;chef&quot;);[.J173]&gt;59);&quot;gen1&quot;;IF([.J17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a Gautraie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éraudeau</text:p>
          </table:table-cell>
          <table:table-cell office:value-type="string" calcext:value-type="string">
            <text:p>charpentier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68" calcext:value-type="float">
            <text:p>1868</text:p>
          </table:table-cell>
          <table:table-cell table:formula="of:=1926-[.I174]" office:value-type="float" office:value="58" calcext:value-type="float">
            <text:p>58</text:p>
          </table:table-cell>
          <table:table-cell table:formula="of:=IF(OR([.M174]=&quot;fille&quot;;[.M174]=&quot;fils&quot;;[.M174]=&quot;Belle-fille&quot;;[.M174]=&quot;Beau-fils&quot;;[.J174]&lt;22);&quot;gen3&quot;;IF(AND(OR([.M174]=&quot;épouse&quot;;[.M174]=&quot;chef&quot;);[.J174]&gt;59);&quot;gen1&quot;;IF([.J17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a Gautraie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ouette</text:p>
          </table:table-cell>
          <table:table-cell/>
          <table:table-cell office:value-type="string" calcext:value-type="string">
            <text:p>benjamin</text:p>
          </table:table-cell>
          <table:table-cell office:value-type="string" calcext:value-type="string">
            <text:p>h</text:p>
          </table:table-cell>
          <table:table-cell office:value-type="float" office:value="1862" calcext:value-type="float">
            <text:p>1862</text:p>
          </table:table-cell>
          <table:table-cell table:formula="of:=1926-[.I175]" office:value-type="float" office:value="64" calcext:value-type="float">
            <text:p>64</text:p>
          </table:table-cell>
          <table:table-cell table:formula="of:=IF(OR([.M175]=&quot;fille&quot;;[.M175]=&quot;fils&quot;;[.M175]=&quot;Belle-fille&quot;;[.M175]=&quot;Beau-fils&quot;;[.J175]&lt;22);&quot;gen3&quot;;IF(AND(OR([.M175]=&quot;épouse&quot;;[.M175]=&quot;chef&quot;);[.J175]&gt;59);&quot;gen1&quot;;IF([.J17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 Gautraie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ouette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67" calcext:value-type="float">
            <text:p>1867</text:p>
          </table:table-cell>
          <table:table-cell table:formula="of:=1926-[.I176]" office:value-type="float" office:value="59" calcext:value-type="float">
            <text:p>59</text:p>
          </table:table-cell>
          <table:table-cell table:formula="of:=IF(OR([.M176]=&quot;fille&quot;;[.M176]=&quot;fils&quot;;[.M176]=&quot;Belle-fille&quot;;[.M176]=&quot;Beau-fils&quot;;[.J176]&lt;22);&quot;gen3&quot;;IF(AND(OR([.M176]=&quot;épouse&quot;;[.M176]=&quot;chef&quot;);[.J176]&gt;59);&quot;gen1&quot;;IF([.J17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a Gautraie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isson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56" calcext:value-type="float">
            <text:p>1856</text:p>
          </table:table-cell>
          <table:table-cell table:formula="of:=1926-[.I177]" office:value-type="float" office:value="70" calcext:value-type="float">
            <text:p>70</text:p>
          </table:table-cell>
          <table:table-cell table:formula="of:=IF(OR([.M177]=&quot;fille&quot;;[.M177]=&quot;fils&quot;;[.M177]=&quot;Belle-fille&quot;;[.M177]=&quot;Beau-fils&quot;;[.J177]&lt;22);&quot;gen3&quot;;IF(AND(OR([.M177]=&quot;épouse&quot;;[.M177]=&quot;chef&quot;);[.J177]&gt;59);&quot;gen1&quot;;IF([.J177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a Gautraie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besger</text:p>
          </table:table-cell>
          <table:table-cell office:value-type="string" calcext:value-type="string">
            <text:p>anastasie</text:p>
          </table:table-cell>
          <table:table-cell office:value-type="string" calcext:value-type="string">
            <text:p>f</text:p>
          </table:table-cell>
          <table:table-cell office:value-type="float" office:value="1858" calcext:value-type="float">
            <text:p>1858</text:p>
          </table:table-cell>
          <table:table-cell table:formula="of:=1926-[.I178]" office:value-type="float" office:value="68" calcext:value-type="float">
            <text:p>68</text:p>
          </table:table-cell>
          <table:table-cell table:formula="of:=IF(OR([.M178]=&quot;fille&quot;;[.M178]=&quot;fils&quot;;[.M178]=&quot;Belle-fille&quot;;[.M178]=&quot;Beau-fils&quot;;[.J178]&lt;22);&quot;gen3&quot;;IF(AND(OR([.M178]=&quot;épouse&quot;;[.M178]=&quot;chef&quot;);[.J178]&gt;59);&quot;gen1&quot;;IF([.J178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a Gautraie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isin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81" calcext:value-type="float">
            <text:p>1881</text:p>
          </table:table-cell>
          <table:table-cell table:formula="of:=1926-[.I179]" office:value-type="float" office:value="45" calcext:value-type="float">
            <text:p>45</text:p>
          </table:table-cell>
          <table:table-cell table:formula="of:=IF(OR([.M179]=&quot;fille&quot;;[.M179]=&quot;fils&quot;;[.M179]=&quot;Belle-fille&quot;;[.M179]=&quot;Beau-fils&quot;;[.J179]&lt;22);&quot;gen3&quot;;IF(AND(OR([.M179]=&quot;épouse&quot;;[.M179]=&quot;chef&quot;);[.J179]&gt;59);&quot;gen1&quot;;IF([.J17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a Gautraie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isin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</text:p>
          </table:table-cell>
          <table:table-cell office:value-type="float" office:value="1882" calcext:value-type="float">
            <text:p>1882</text:p>
          </table:table-cell>
          <table:table-cell table:formula="of:=1926-[.I180]" office:value-type="float" office:value="44" calcext:value-type="float">
            <text:p>44</text:p>
          </table:table-cell>
          <table:table-cell table:formula="of:=IF(OR([.M180]=&quot;fille&quot;;[.M180]=&quot;fils&quot;;[.M180]=&quot;Belle-fille&quot;;[.M180]=&quot;Beau-fils&quot;;[.J180]&lt;22);&quot;gen3&quot;;IF(AND(OR([.M180]=&quot;épouse&quot;;[.M180]=&quot;chef&quot;);[.J180]&gt;59);&quot;gen1&quot;;IF([.J18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a Gautraie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isin</text:p>
          </table:table-cell>
          <table:table-cell/>
          <table:table-cell office:value-type="string" calcext:value-type="string">
            <text:p>simone</text:p>
          </table:table-cell>
          <table:table-cell office:value-type="string" calcext:value-type="string">
            <text:p>f</text:p>
          </table:table-cell>
          <table:table-cell office:value-type="float" office:value="1907" calcext:value-type="float">
            <text:p>1907</text:p>
          </table:table-cell>
          <table:table-cell table:formula="of:=1926-[.I181]" office:value-type="float" office:value="19" calcext:value-type="float">
            <text:p>19</text:p>
          </table:table-cell>
          <table:table-cell table:formula="of:=IF(OR([.M181]=&quot;fille&quot;;[.M181]=&quot;fils&quot;;[.M181]=&quot;Belle-fille&quot;;[.M181]=&quot;Beau-fils&quot;;[.J181]&lt;22);&quot;gen3&quot;;IF(AND(OR([.M181]=&quot;épouse&quot;;[.M181]=&quot;chef&quot;);[.J181]&gt;59);&quot;gen1&quot;;IF([.J18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outurière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a Gautraie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isin</text:p>
          </table:table-cell>
          <table:table-cell/>
          <table:table-cell office:value-type="string" calcext:value-type="string">
            <text:p>marcelle</text:p>
          </table:table-cell>
          <table:table-cell office:value-type="string" calcext:value-type="string">
            <text:p>f</text:p>
          </table:table-cell>
          <table:table-cell office:value-type="float" office:value="1909" calcext:value-type="float">
            <text:p>1909</text:p>
          </table:table-cell>
          <table:table-cell table:formula="of:=1926-[.I182]" office:value-type="float" office:value="17" calcext:value-type="float">
            <text:p>17</text:p>
          </table:table-cell>
          <table:table-cell table:formula="of:=IF(OR([.M182]=&quot;fille&quot;;[.M182]=&quot;fils&quot;;[.M182]=&quot;Belle-fille&quot;;[.M182]=&quot;Beau-fils&quot;;[.J182]&lt;22);&quot;gen3&quot;;IF(AND(OR([.M182]=&quot;épouse&quot;;[.M182]=&quot;chef&quot;);[.J182]&gt;59);&quot;gen1&quot;;IF([.J18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a Gautraie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émont</text:p>
          </table:table-cell>
          <table:table-cell office:value-type="string" calcext:value-type="string">
            <text:p>amirault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58" calcext:value-type="float">
            <text:p>1858</text:p>
          </table:table-cell>
          <table:table-cell table:formula="of:=1926-[.I183]" office:value-type="float" office:value="68" calcext:value-type="float">
            <text:p>68</text:p>
          </table:table-cell>
          <table:table-cell table:formula="of:=IF(OR([.M183]=&quot;fille&quot;;[.M183]=&quot;fils&quot;;[.M183]=&quot;Belle-fille&quot;;[.M183]=&quot;Beau-fils&quot;;[.J183]&lt;22);&quot;gen3&quot;;IF(AND(OR([.M183]=&quot;épouse&quot;;[.M183]=&quot;chef&quot;);[.J183]&gt;59);&quot;gen1&quot;;IF([.J18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a Garde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lleau</text:p>
          </table:table-cell>
          <table:table-cell office:value-type="string" calcext:value-type="string">
            <text:p>rimbert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86" calcext:value-type="float">
            <text:p>1886</text:p>
          </table:table-cell>
          <table:table-cell table:formula="of:=1926-[.I184]" office:value-type="float" office:value="40" calcext:value-type="float">
            <text:p>40</text:p>
          </table:table-cell>
          <table:table-cell table:formula="of:=IF(OR([.M184]=&quot;fille&quot;;[.M184]=&quot;fils&quot;;[.M184]=&quot;Belle-fille&quot;;[.M184]=&quot;Beau-fils&quot;;[.J184]&lt;22);&quot;gen3&quot;;IF(AND(OR([.M184]=&quot;épouse&quot;;[.M184]=&quot;chef&quot;);[.J184]&gt;59);&quot;gen1&quot;;IF([.J18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Garde-barrière</text:p>
          </table:table-cell>
          <table:table-cell office:value-type="string" calcext:value-type="string">
            <text:p>éta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a Garde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lleau</text:p>
          </table:table-cell>
          <table:table-cell/>
          <table:table-cell office:value-type="string" calcext:value-type="string">
            <text:p>andré</text:p>
          </table:table-cell>
          <table:table-cell office:value-type="string" calcext:value-type="string">
            <text:p>h</text:p>
          </table:table-cell>
          <table:table-cell office:value-type="float" office:value="1912" calcext:value-type="float">
            <text:p>1912</text:p>
          </table:table-cell>
          <table:table-cell table:formula="of:=1926-[.I185]" office:value-type="float" office:value="14" calcext:value-type="float">
            <text:p>14</text:p>
          </table:table-cell>
          <table:table-cell table:formula="of:=IF(OR([.M185]=&quot;fille&quot;;[.M185]=&quot;fils&quot;;[.M185]=&quot;Belle-fille&quot;;[.M185]=&quot;Beau-fils&quot;;[.J185]&lt;22);&quot;gen3&quot;;IF(AND(OR([.M185]=&quot;épouse&quot;;[.M185]=&quot;chef&quot;);[.J185]&gt;59);&quot;gen1&quot;;IF([.J18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tudiant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a Garde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ire</text:p>
          </table:table-cell>
          <table:table-cell office:value-type="string" calcext:value-type="string">
            <text:p>constantin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68" calcext:value-type="float">
            <text:p>1868</text:p>
          </table:table-cell>
          <table:table-cell table:formula="of:=1926-[.I186]" office:value-type="float" office:value="58" calcext:value-type="float">
            <text:p>58</text:p>
          </table:table-cell>
          <table:table-cell table:formula="of:=IF(OR([.M186]=&quot;fille&quot;;[.M186]=&quot;fils&quot;;[.M186]=&quot;Belle-fille&quot;;[.M186]=&quot;Beau-fils&quot;;[.J186]&lt;22);&quot;gen3&quot;;IF(AND(OR([.M186]=&quot;épouse&quot;;[.M186]=&quot;chef&quot;);[.J186]&gt;59);&quot;gen1&quot;;IF([.J18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a Gard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isson</text:p>
          </table:table-cell>
          <table:table-cell/>
          <table:table-cell office:value-type="string" calcext:value-type="string">
            <text:p>Jean-baptiste</text:p>
          </table:table-cell>
          <table:table-cell office:value-type="string" calcext:value-type="string">
            <text:p>h</text:p>
          </table:table-cell>
          <table:table-cell office:value-type="float" office:value="1864" calcext:value-type="float">
            <text:p>1864</text:p>
          </table:table-cell>
          <table:table-cell table:formula="of:=1926-[.I187]" office:value-type="float" office:value="62" calcext:value-type="float">
            <text:p>62</text:p>
          </table:table-cell>
          <table:table-cell table:formula="of:=IF(OR([.M187]=&quot;fille&quot;;[.M187]=&quot;fils&quot;;[.M187]=&quot;Belle-fille&quot;;[.M187]=&quot;Beau-fils&quot;;[.J187]&lt;22);&quot;gen3&quot;;IF(AND(OR([.M187]=&quot;épouse&quot;;[.M187]=&quot;chef&quot;);[.J187]&gt;59);&quot;gen1&quot;;IF([.J187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a Gard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drouin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66" calcext:value-type="float">
            <text:p>1866</text:p>
          </table:table-cell>
          <table:table-cell table:formula="of:=1926-[.I188]" office:value-type="float" office:value="60" calcext:value-type="float">
            <text:p>60</text:p>
          </table:table-cell>
          <table:table-cell table:formula="of:=IF(OR([.M188]=&quot;fille&quot;;[.M188]=&quot;fils&quot;;[.M188]=&quot;Belle-fille&quot;;[.M188]=&quot;Beau-fils&quot;;[.J188]&lt;22);&quot;gen3&quot;;IF(AND(OR([.M188]=&quot;épouse&quot;;[.M188]=&quot;chef&quot;);[.J188]&gt;59);&quot;gen1&quot;;IF([.J188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a Gard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ousin</text:p>
          </table:table-cell>
          <table:table-cell/>
          <table:table-cell office:value-type="string" calcext:value-type="string">
            <text:p>bertin</text:p>
          </table:table-cell>
          <table:table-cell office:value-type="string" calcext:value-type="string">
            <text:p>h</text:p>
          </table:table-cell>
          <table:table-cell office:value-type="float" office:value="1838" calcext:value-type="float">
            <text:p>1838</text:p>
          </table:table-cell>
          <table:table-cell table:formula="of:=1926-[.I189]" office:value-type="float" office:value="88" calcext:value-type="float">
            <text:p>88</text:p>
          </table:table-cell>
          <table:table-cell table:formula="of:=IF(OR([.M189]=&quot;fille&quot;;[.M189]=&quot;fils&quot;;[.M189]=&quot;Belle-fille&quot;;[.M189]=&quot;Beau-fils&quot;;[.J189]&lt;22);&quot;gen3&quot;;IF(AND(OR([.M189]=&quot;épouse&quot;;[.M189]=&quot;chef&quot;);[.J189]&gt;59);&quot;gen1&quot;;IF([.J189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au-père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a Garde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ervé</text:p>
          </table:table-cell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h</text:p>
          </table:table-cell>
          <table:table-cell office:value-type="float" office:value="1856" calcext:value-type="float">
            <text:p>1856</text:p>
          </table:table-cell>
          <table:table-cell table:formula="of:=1926-[.I190]" office:value-type="float" office:value="70" calcext:value-type="float">
            <text:p>70</text:p>
          </table:table-cell>
          <table:table-cell table:formula="of:=IF(OR([.M190]=&quot;fille&quot;;[.M190]=&quot;fils&quot;;[.M190]=&quot;Belle-fille&quot;;[.M190]=&quot;Beau-fils&quot;;[.J190]&lt;22);&quot;gen3&quot;;IF(AND(OR([.M190]=&quot;épouse&quot;;[.M190]=&quot;chef&quot;);[.J190]&gt;59);&quot;gen1&quot;;IF([.J190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a Garde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61" calcext:value-type="float">
            <text:p>1861</text:p>
          </table:table-cell>
          <table:table-cell table:formula="of:=1926-[.I191]" office:value-type="float" office:value="65" calcext:value-type="float">
            <text:p>65</text:p>
          </table:table-cell>
          <table:table-cell table:formula="of:=IF(OR([.M191]=&quot;fille&quot;;[.M191]=&quot;fils&quot;;[.M191]=&quot;Belle-fille&quot;;[.M191]=&quot;Beau-fils&quot;;[.J191]&lt;22);&quot;gen3&quot;;IF(AND(OR([.M191]=&quot;épouse&quot;;[.M191]=&quot;chef&quot;);[.J191]&gt;59);&quot;gen1&quot;;IF([.J191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a Garde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mpion</text:p>
          </table:table-cell>
          <table:table-cell/>
          <table:table-cell office:value-type="string" calcext:value-type="string">
            <text:p>jules</text:p>
          </table:table-cell>
          <table:table-cell office:value-type="string" calcext:value-type="string">
            <text:p>h</text:p>
          </table:table-cell>
          <table:table-cell office:value-type="float" office:value="1871" calcext:value-type="float">
            <text:p>1871</text:p>
          </table:table-cell>
          <table:table-cell table:formula="of:=1926-[.I192]" office:value-type="float" office:value="55" calcext:value-type="float">
            <text:p>55</text:p>
          </table:table-cell>
          <table:table-cell table:formula="of:=IF(OR([.M192]=&quot;fille&quot;;[.M192]=&quot;fils&quot;;[.M192]=&quot;Belle-fille&quot;;[.M192]=&quot;Beau-fils&quot;;[.J192]&lt;22);&quot;gen3&quot;;IF(AND(OR([.M192]=&quot;épouse&quot;;[.M192]=&quot;chef&quot;);[.J192]&gt;59);&quot;gen1&quot;;IF([.J19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épici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a Garde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ravion</text:p>
          </table:table-cell>
          <table:table-cell office:value-type="string" calcext:value-type="string">
            <text:p>julienne</text:p>
          </table:table-cell>
          <table:table-cell office:value-type="string" calcext:value-type="string">
            <text:p>f</text:p>
          </table:table-cell>
          <table:table-cell office:value-type="float" office:value="1875" calcext:value-type="float">
            <text:p>1875</text:p>
          </table:table-cell>
          <table:table-cell table:formula="of:=1926-[.I193]" office:value-type="float" office:value="51" calcext:value-type="float">
            <text:p>51</text:p>
          </table:table-cell>
          <table:table-cell table:formula="of:=IF(OR([.M193]=&quot;fille&quot;;[.M193]=&quot;fils&quot;;[.M193]=&quot;Belle-fille&quot;;[.M193]=&quot;Beau-fils&quot;;[.J193]&lt;22);&quot;gen3&quot;;IF(AND(OR([.M193]=&quot;épouse&quot;;[.M193]=&quot;chef&quot;);[.J193]&gt;59);&quot;gen1&quot;;IF([.J19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épicier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a Garde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lucheau</text:p>
          </table:table-cell>
          <table:table-cell/>
          <table:table-cell office:value-type="string" calcext:value-type="string">
            <text:p>antoine</text:p>
          </table:table-cell>
          <table:table-cell office:value-type="string" calcext:value-type="string">
            <text:p>h</text:p>
          </table:table-cell>
          <table:table-cell office:value-type="float" office:value="1852" calcext:value-type="float">
            <text:p>1852</text:p>
          </table:table-cell>
          <table:table-cell table:formula="of:=1926-[.I194]" office:value-type="float" office:value="74" calcext:value-type="float">
            <text:p>74</text:p>
          </table:table-cell>
          <table:table-cell table:formula="of:=IF(OR([.M194]=&quot;fille&quot;;[.M194]=&quot;fils&quot;;[.M194]=&quot;Belle-fille&quot;;[.M194]=&quot;Beau-fils&quot;;[.J194]&lt;22);&quot;gen3&quot;;IF(AND(OR([.M194]=&quot;épouse&quot;;[.M194]=&quot;chef&quot;);[.J194]&gt;59);&quot;gen1&quot;;IF([.J19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a Garde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lucheau</text:p>
          </table:table-cell>
          <table:table-cell office:value-type="string" calcext:value-type="string">
            <text:p>legros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f</text:p>
          </table:table-cell>
          <table:table-cell office:value-type="float" office:value="1855" calcext:value-type="float">
            <text:p>1855</text:p>
          </table:table-cell>
          <table:table-cell table:formula="of:=1926-[.I195]" office:value-type="float" office:value="71" calcext:value-type="float">
            <text:p>71</text:p>
          </table:table-cell>
          <table:table-cell table:formula="of:=IF(OR([.M195]=&quot;fille&quot;;[.M195]=&quot;fils&quot;;[.M195]=&quot;Belle-fille&quot;;[.M195]=&quot;Beau-fils&quot;;[.J195]&lt;22);&quot;gen3&quot;;IF(AND(OR([.M195]=&quot;épouse&quot;;[.M195]=&quot;chef&quot;);[.J195]&gt;59);&quot;gen1&quot;;IF([.J19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harpentier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a Garde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ulerc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h</text:p>
          </table:table-cell>
          <table:table-cell office:value-type="float" office:value="1886" calcext:value-type="float">
            <text:p>1886</text:p>
          </table:table-cell>
          <table:table-cell table:formula="of:=1926-[.I196]" office:value-type="float" office:value="40" calcext:value-type="float">
            <text:p>40</text:p>
          </table:table-cell>
          <table:table-cell table:formula="of:=IF(OR([.M196]=&quot;fille&quot;;[.M196]=&quot;fils&quot;;[.M196]=&quot;Belle-fille&quot;;[.M196]=&quot;Beau-fils&quot;;[.J196]&lt;22);&quot;gen3&quot;;IF(AND(OR([.M196]=&quot;épouse&quot;;[.M196]=&quot;chef&quot;);[.J196]&gt;59);&quot;gen1&quot;;IF([.J19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a Garde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ulerc</text:p>
          </table:table-cell>
          <table:table-cell office:value-type="string" calcext:value-type="string">
            <text:p>davonneau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f</text:p>
          </table:table-cell>
          <table:table-cell office:value-type="float" office:value="1891" calcext:value-type="float">
            <text:p>1891</text:p>
          </table:table-cell>
          <table:table-cell table:formula="of:=1926-[.I197]" office:value-type="float" office:value="35" calcext:value-type="float">
            <text:p>35</text:p>
          </table:table-cell>
          <table:table-cell table:formula="of:=IF(OR([.M197]=&quot;fille&quot;;[.M197]=&quot;fils&quot;;[.M197]=&quot;Belle-fille&quot;;[.M197]=&quot;Beau-fils&quot;;[.J197]&lt;22);&quot;gen3&quot;;IF(AND(OR([.M197]=&quot;épouse&quot;;[.M197]=&quot;chef&quot;);[.J197]&gt;59);&quot;gen1&quot;;IF([.J19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a Garde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ulerc</text:p>
          </table:table-cell>
          <table:table-cell/>
          <table:table-cell office:value-type="string" calcext:value-type="string">
            <text:p>marcelle</text:p>
          </table:table-cell>
          <table:table-cell office:value-type="string" calcext:value-type="string">
            <text:p>f</text:p>
          </table:table-cell>
          <table:table-cell office:value-type="float" office:value="1925" calcext:value-type="float">
            <text:p>1925</text:p>
          </table:table-cell>
          <table:table-cell table:formula="of:=1926-[.I198]" office:value-type="float" office:value="1" calcext:value-type="float">
            <text:p>1</text:p>
          </table:table-cell>
          <table:table-cell table:formula="of:=IF(OR([.M198]=&quot;fille&quot;;[.M198]=&quot;fils&quot;;[.M198]=&quot;Belle-fille&quot;;[.M198]=&quot;Beau-fils&quot;;[.J198]&lt;22);&quot;gen3&quot;;IF(AND(OR([.M198]=&quot;épouse&quot;;[.M198]=&quot;chef&quot;);[.J198]&gt;59);&quot;gen1&quot;;IF([.J19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a Garde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ouin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h</text:p>
          </table:table-cell>
          <table:table-cell office:value-type="float" office:value="1884" calcext:value-type="float">
            <text:p>1884</text:p>
          </table:table-cell>
          <table:table-cell table:formula="of:=1926-[.I199]" office:value-type="float" office:value="42" calcext:value-type="float">
            <text:p>42</text:p>
          </table:table-cell>
          <table:table-cell table:formula="of:=IF(OR([.M199]=&quot;fille&quot;;[.M199]=&quot;fils&quot;;[.M199]=&quot;Belle-fille&quot;;[.M199]=&quot;Beau-fils&quot;;[.J199]&lt;22);&quot;gen3&quot;;IF(AND(OR([.M199]=&quot;épouse&quot;;[.M199]=&quot;chef&quot;);[.J199]&gt;59);&quot;gen1&quot;;IF([.J19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 Garde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drouin</text:p>
          </table:table-cell>
          <table:table-cell office:value-type="string" calcext:value-type="string">
            <text:p>eulalie</text:p>
          </table:table-cell>
          <table:table-cell office:value-type="string" calcext:value-type="string">
            <text:p>f</text:p>
          </table:table-cell>
          <table:table-cell office:value-type="float" office:value="1883" calcext:value-type="float">
            <text:p>1883</text:p>
          </table:table-cell>
          <table:table-cell table:formula="of:=1926-[.I200]" office:value-type="float" office:value="43" calcext:value-type="float">
            <text:p>43</text:p>
          </table:table-cell>
          <table:table-cell table:formula="of:=IF(OR([.M200]=&quot;fille&quot;;[.M200]=&quot;fils&quot;;[.M200]=&quot;Belle-fille&quot;;[.M200]=&quot;Beau-fils&quot;;[.J200]&lt;22);&quot;gen3&quot;;IF(AND(OR([.M200]=&quot;épouse&quot;;[.M200]=&quot;chef&quot;);[.J200]&gt;59);&quot;gen1&quot;;IF([.J20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a Garde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ouin</text:p>
          </table:table-cell>
          <table:table-cell/>
          <table:table-cell office:value-type="string" calcext:value-type="string">
            <text:p>bérangère</text:p>
          </table:table-cell>
          <table:table-cell office:value-type="string" calcext:value-type="string">
            <text:p>f</text:p>
          </table:table-cell>
          <table:table-cell office:value-type="float" office:value="1910" calcext:value-type="float">
            <text:p>1910</text:p>
          </table:table-cell>
          <table:table-cell table:formula="of:=1926-[.I201]" office:value-type="float" office:value="16" calcext:value-type="float">
            <text:p>16</text:p>
          </table:table-cell>
          <table:table-cell table:formula="of:=IF(OR([.M201]=&quot;fille&quot;;[.M201]=&quot;fils&quot;;[.M201]=&quot;Belle-fille&quot;;[.M201]=&quot;Beau-fils&quot;;[.J201]&lt;22);&quot;gen3&quot;;IF(AND(OR([.M201]=&quot;épouse&quot;;[.M201]=&quot;chef&quot;);[.J201]&gt;59);&quot;gen1&quot;;IF([.J20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a Garde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uérin</text:p>
          </table:table-cell>
          <table:table-cell/>
          <table:table-cell office:value-type="string" calcext:value-type="string">
            <text:p>hervé</text:p>
          </table:table-cell>
          <table:table-cell office:value-type="string" calcext:value-type="string">
            <text:p>h</text:p>
          </table:table-cell>
          <table:table-cell office:value-type="float" office:value="1874" calcext:value-type="float">
            <text:p>1874</text:p>
          </table:table-cell>
          <table:table-cell table:formula="of:=1926-[.I202]" office:value-type="float" office:value="52" calcext:value-type="float">
            <text:p>52</text:p>
          </table:table-cell>
          <table:table-cell table:formula="of:=IF(OR([.M202]=&quot;fille&quot;;[.M202]=&quot;fils&quot;;[.M202]=&quot;Belle-fille&quot;;[.M202]=&quot;Beau-fils&quot;;[.J202]&lt;22);&quot;gen3&quot;;IF(AND(OR([.M202]=&quot;épouse&quot;;[.M202]=&quot;chef&quot;);[.J202]&gt;59);&quot;gen1&quot;;IF([.J20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plombi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a Garde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uérin</text:p>
          </table:table-cell>
          <table:table-cell office:value-type="string" calcext:value-type="string">
            <text:p>gusthapfel</text:p>
          </table:table-cell>
          <table:table-cell office:value-type="string" calcext:value-type="string">
            <text:p>éléonore</text:p>
          </table:table-cell>
          <table:table-cell office:value-type="string" calcext:value-type="string">
            <text:p>f</text:p>
          </table:table-cell>
          <table:table-cell office:value-type="float" office:value="1886" calcext:value-type="float">
            <text:p>1886</text:p>
          </table:table-cell>
          <table:table-cell table:formula="of:=1926-[.I203]" office:value-type="float" office:value="40" calcext:value-type="float">
            <text:p>40</text:p>
          </table:table-cell>
          <table:table-cell table:formula="of:=IF(OR([.M203]=&quot;fille&quot;;[.M203]=&quot;fils&quot;;[.M203]=&quot;Belle-fille&quot;;[.M203]=&quot;Beau-fils&quot;;[.J203]&lt;22);&quot;gen3&quot;;IF(AND(OR([.M203]=&quot;épouse&quot;;[.M203]=&quot;chef&quot;);[.J203]&gt;59);&quot;gen1&quot;;IF([.J20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mécanicien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a Garde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bert</text:p>
          </table:table-cell>
          <table:table-cell/>
          <table:table-cell office:value-type="string" calcext:value-type="string">
            <text:p>ludovic</text:p>
          </table:table-cell>
          <table:table-cell office:value-type="string" calcext:value-type="string">
            <text:p>h</text:p>
          </table:table-cell>
          <table:table-cell office:value-type="float" office:value="1877" calcext:value-type="float">
            <text:p>1877</text:p>
          </table:table-cell>
          <table:table-cell table:formula="of:=1926-[.I204]" office:value-type="float" office:value="49" calcext:value-type="float">
            <text:p>49</text:p>
          </table:table-cell>
          <table:table-cell table:formula="of:=IF(OR([.M204]=&quot;fille&quot;;[.M204]=&quot;fils&quot;;[.M204]=&quot;Belle-fille&quot;;[.M204]=&quot;Beau-fils&quot;;[.J204]&lt;22);&quot;gen3&quot;;IF(AND(OR([.M204]=&quot;épouse&quot;;[.M204]=&quot;chef&quot;);[.J204]&gt;59);&quot;gen1&quot;;IF([.J20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a Garde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bert</text:p>
          </table:table-cell>
          <table:table-cell office:value-type="string" calcext:value-type="string">
            <text:p>drouin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58" calcext:value-type="float">
            <text:p>1858</text:p>
          </table:table-cell>
          <table:table-cell table:formula="of:=1926-[.I205]" office:value-type="float" office:value="68" calcext:value-type="float">
            <text:p>68</text:p>
          </table:table-cell>
          <table:table-cell table:formula="of:=IF(OR([.M205]=&quot;fille&quot;;[.M205]=&quot;fils&quot;;[.M205]=&quot;Belle-fille&quot;;[.M205]=&quot;Beau-fils&quot;;[.J205]&lt;22);&quot;gen3&quot;;IF(AND(OR([.M205]=&quot;épouse&quot;;[.M205]=&quot;chef&quot;);[.J205]&gt;59);&quot;gen1&quot;;IF([.J20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mère</text:p>
          </table:table-cell>
          <table:table-cell/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a Garde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haky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62" calcext:value-type="float">
            <text:p>1862</text:p>
          </table:table-cell>
          <table:table-cell table:formula="of:=1926-[.I206]" office:value-type="float" office:value="64" calcext:value-type="float">
            <text:p>64</text:p>
          </table:table-cell>
          <table:table-cell table:formula="of:=IF(OR([.M206]=&quot;fille&quot;;[.M206]=&quot;fils&quot;;[.M206]=&quot;Belle-fille&quot;;[.M206]=&quot;Beau-fils&quot;;[.J206]&lt;22);&quot;gen3&quot;;IF(AND(OR([.M206]=&quot;épouse&quot;;[.M206]=&quot;chef&quot;);[.J206]&gt;59);&quot;gen1&quot;;IF([.J206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journalier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 Gard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rouin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89" calcext:value-type="float">
            <text:p>1889</text:p>
          </table:table-cell>
          <table:table-cell table:formula="of:=1926-[.I207]" office:value-type="float" office:value="37" calcext:value-type="float">
            <text:p>37</text:p>
          </table:table-cell>
          <table:table-cell table:formula="of:=IF(OR([.M207]=&quot;fille&quot;;[.M207]=&quot;fils&quot;;[.M207]=&quot;Belle-fille&quot;;[.M207]=&quot;Beau-fils&quot;;[.J207]&lt;22);&quot;gen3&quot;;IF(AND(OR([.M207]=&quot;épouse&quot;;[.M207]=&quot;chef&quot;);[.J207]&gt;59);&quot;gen1&quot;;IF([.J20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a Gard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rouin</text:p>
          </table:table-cell>
          <table:table-cell office:value-type="string" calcext:value-type="string">
            <text:p>rival</text:p>
          </table:table-cell>
          <table:table-cell office:value-type="string" calcext:value-type="string">
            <text:p>fabienne</text:p>
          </table:table-cell>
          <table:table-cell office:value-type="string" calcext:value-type="string">
            <text:p>f</text:p>
          </table:table-cell>
          <table:table-cell office:value-type="float" office:value="1898" calcext:value-type="float">
            <text:p>1898</text:p>
          </table:table-cell>
          <table:table-cell table:formula="of:=1926-[.I208]" office:value-type="float" office:value="28" calcext:value-type="float">
            <text:p>28</text:p>
          </table:table-cell>
          <table:table-cell table:formula="of:=IF(OR([.M208]=&quot;fille&quot;;[.M208]=&quot;fils&quot;;[.M208]=&quot;Belle-fille&quot;;[.M208]=&quot;Beau-fils&quot;;[.J208]&lt;22);&quot;gen3&quot;;IF(AND(OR([.M208]=&quot;épouse&quot;;[.M208]=&quot;chef&quot;);[.J208]&gt;59);&quot;gen1&quot;;IF([.J20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a Gard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ureau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h</text:p>
          </table:table-cell>
          <table:table-cell office:value-type="float" office:value="1922" calcext:value-type="float">
            <text:p>1922</text:p>
          </table:table-cell>
          <table:table-cell table:formula="of:=1926-[.I209]" office:value-type="float" office:value="4" calcext:value-type="float">
            <text:p>4</text:p>
          </table:table-cell>
          <table:table-cell table:formula="of:=IF(OR([.M209]=&quot;fille&quot;;[.M209]=&quot;fils&quot;;[.M209]=&quot;Belle-fille&quot;;[.M209]=&quot;Beau-fils&quot;;[.J209]&lt;22);&quot;gen3&quot;;IF(AND(OR([.M209]=&quot;épouse&quot;;[.M209]=&quot;chef&quot;);[.J209]&gt;59);&quot;gen1&quot;;IF([.J20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au-fils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 Gard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ureau</text:p>
          </table:table-cell>
          <table:table-cell/>
          <table:table-cell office:value-type="string" calcext:value-type="string">
            <text:p>marceline</text:p>
          </table:table-cell>
          <table:table-cell office:value-type="string" calcext:value-type="string">
            <text:p>f</text:p>
          </table:table-cell>
          <table:table-cell office:value-type="float" office:value="1923" calcext:value-type="float">
            <text:p>1923</text:p>
          </table:table-cell>
          <table:table-cell table:formula="of:=1926-[.I210]" office:value-type="float" office:value="3" calcext:value-type="float">
            <text:p>3</text:p>
          </table:table-cell>
          <table:table-cell table:formula="of:=IF(OR([.M210]=&quot;fille&quot;;[.M210]=&quot;fils&quot;;[.M210]=&quot;Belle-fille&quot;;[.M210]=&quot;Beau-fils&quot;;[.J210]&lt;22);&quot;gen3&quot;;IF(AND(OR([.M210]=&quot;épouse&quot;;[.M210]=&quot;chef&quot;);[.J210]&gt;59);&quot;gen1&quot;;IF([.J21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le-fille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a Garde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ival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68" calcext:value-type="float">
            <text:p>1868</text:p>
          </table:table-cell>
          <table:table-cell table:formula="of:=1926-[.I211]" office:value-type="float" office:value="58" calcext:value-type="float">
            <text:p>58</text:p>
          </table:table-cell>
          <table:table-cell table:formula="of:=IF(OR([.M211]=&quot;fille&quot;;[.M211]=&quot;fils&quot;;[.M211]=&quot;Belle-fille&quot;;[.M211]=&quot;Beau-fils&quot;;[.J211]&lt;22);&quot;gen3&quot;;IF(AND(OR([.M211]=&quot;épouse&quot;;[.M211]=&quot;chef&quot;);[.J211]&gt;59);&quot;gen1&quot;;IF([.J21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a Garde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ival</text:p>
          </table:table-cell>
          <table:table-cell office:value-type="string" calcext:value-type="string">
            <text:p>guilleau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f</text:p>
          </table:table-cell>
          <table:table-cell office:value-type="float" office:value="1877" calcext:value-type="float">
            <text:p>1877</text:p>
          </table:table-cell>
          <table:table-cell table:formula="of:=1926-[.I212]" office:value-type="float" office:value="49" calcext:value-type="float">
            <text:p>49</text:p>
          </table:table-cell>
          <table:table-cell table:formula="of:=IF(OR([.M212]=&quot;fille&quot;;[.M212]=&quot;fils&quot;;[.M212]=&quot;Belle-fille&quot;;[.M212]=&quot;Beau-fils&quot;;[.J212]&lt;22);&quot;gen3&quot;;IF(AND(OR([.M212]=&quot;épouse&quot;;[.M212]=&quot;chef&quot;);[.J212]&gt;59);&quot;gen1&quot;;IF([.J21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a Garde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uilleau</text:p>
          </table:table-cell>
          <table:table-cell office:value-type="string" calcext:value-type="string">
            <text:p>granger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</text:p>
          </table:table-cell>
          <table:table-cell office:value-type="float" office:value="1852" calcext:value-type="float">
            <text:p>1852</text:p>
          </table:table-cell>
          <table:table-cell table:formula="of:=1926-[.I213]" office:value-type="float" office:value="74" calcext:value-type="float">
            <text:p>74</text:p>
          </table:table-cell>
          <table:table-cell table:formula="of:=IF(OR([.M213]=&quot;fille&quot;;[.M213]=&quot;fils&quot;;[.M213]=&quot;Belle-fille&quot;;[.M213]=&quot;Beau-fils&quot;;[.J213]&lt;22);&quot;gen3&quot;;IF(AND(OR([.M213]=&quot;épouse&quot;;[.M213]=&quot;chef&quot;);[.J213]&gt;59);&quot;gen1&quot;;IF([.J21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le-mèr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 Garde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oucher</text:p>
          </table:table-cell>
          <table:table-cell/>
          <table:table-cell office:value-type="string" calcext:value-type="string">
            <text:p>jean</text:p>
          </table:table-cell>
          <table:table-cell office:value-type="string" calcext:value-type="string">
            <text:p>h</text:p>
          </table:table-cell>
          <table:table-cell office:value-type="float" office:value="1854" calcext:value-type="float">
            <text:p>1854</text:p>
          </table:table-cell>
          <table:table-cell table:formula="of:=1926-[.I214]" office:value-type="float" office:value="72" calcext:value-type="float">
            <text:p>72</text:p>
          </table:table-cell>
          <table:table-cell table:formula="of:=IF(OR([.M214]=&quot;fille&quot;;[.M214]=&quot;fils&quot;;[.M214]=&quot;Belle-fille&quot;;[.M214]=&quot;Beau-fils&quot;;[.J214]&lt;22);&quot;gen3&quot;;IF(AND(OR([.M214]=&quot;épouse&quot;;[.M214]=&quot;chef&quot;);[.J214]&gt;59);&quot;gen1&quot;;IF([.J21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a Garde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duchesne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f</text:p>
          </table:table-cell>
          <table:table-cell office:value-type="float" office:value="1860" calcext:value-type="float">
            <text:p>1860</text:p>
          </table:table-cell>
          <table:table-cell table:formula="of:=1926-[.I215]" office:value-type="float" office:value="66" calcext:value-type="float">
            <text:p>66</text:p>
          </table:table-cell>
          <table:table-cell table:formula="of:=IF(OR([.M215]=&quot;fille&quot;;[.M215]=&quot;fils&quot;;[.M215]=&quot;Belle-fille&quot;;[.M215]=&quot;Beau-fils&quot;;[.J215]&lt;22);&quot;gen3&quot;;IF(AND(OR([.M215]=&quot;épouse&quot;;[.M215]=&quot;chef&quot;);[.J215]&gt;59);&quot;gen1&quot;;IF([.J21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a Garde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allais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79" calcext:value-type="float">
            <text:p>1879</text:p>
          </table:table-cell>
          <table:table-cell table:formula="of:=1926-[.I216]" office:value-type="float" office:value="47" calcext:value-type="float">
            <text:p>47</text:p>
          </table:table-cell>
          <table:table-cell table:formula="of:=IF(OR([.M216]=&quot;fille&quot;;[.M216]=&quot;fils&quot;;[.M216]=&quot;Belle-fille&quot;;[.M216]=&quot;Beau-fils&quot;;[.J216]&lt;22);&quot;gen3&quot;;IF(AND(OR([.M216]=&quot;épouse&quot;;[.M216]=&quot;chef&quot;);[.J216]&gt;59);&quot;gen1&quot;;IF([.J21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 Garde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allais</text:p>
          </table:table-cell>
          <table:table-cell office:value-type="string" calcext:value-type="string">
            <text:p>girault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f</text:p>
          </table:table-cell>
          <table:table-cell office:value-type="float" office:value="1891" calcext:value-type="float">
            <text:p>1891</text:p>
          </table:table-cell>
          <table:table-cell table:formula="of:=1926-[.I217]" office:value-type="float" office:value="35" calcext:value-type="float">
            <text:p>35</text:p>
          </table:table-cell>
          <table:table-cell table:formula="of:=IF(OR([.M217]=&quot;fille&quot;;[.M217]=&quot;fils&quot;;[.M217]=&quot;Belle-fille&quot;;[.M217]=&quot;Beau-fils&quot;;[.J217]&lt;22);&quot;gen3&quot;;IF(AND(OR([.M217]=&quot;épouse&quot;;[.M217]=&quot;chef&quot;);[.J217]&gt;59);&quot;gen1&quot;;IF([.J21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a Garde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allais</text:p>
          </table:table-cell>
          <table:table-cell/>
          <table:table-cell office:value-type="string" calcext:value-type="string">
            <text:p>joséphine</text:p>
          </table:table-cell>
          <table:table-cell office:value-type="string" calcext:value-type="string">
            <text:p>f</text:p>
          </table:table-cell>
          <table:table-cell office:value-type="float" office:value="1915" calcext:value-type="float">
            <text:p>1915</text:p>
          </table:table-cell>
          <table:table-cell table:formula="of:=1926-[.I218]" office:value-type="float" office:value="11" calcext:value-type="float">
            <text:p>11</text:p>
          </table:table-cell>
          <table:table-cell table:formula="of:=IF(OR([.M218]=&quot;fille&quot;;[.M218]=&quot;fils&quot;;[.M218]=&quot;Belle-fille&quot;;[.M218]=&quot;Beau-fils&quot;;[.J218]&lt;22);&quot;gen3&quot;;IF(AND(OR([.M218]=&quot;épouse&quot;;[.M218]=&quot;chef&quot;);[.J218]&gt;59);&quot;gen1&quot;;IF([.J21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a Garde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allais</text:p>
          </table:table-cell>
          <table:table-cell/>
          <table:table-cell office:value-type="string" calcext:value-type="string">
            <text:p>mélina</text:p>
          </table:table-cell>
          <table:table-cell office:value-type="string" calcext:value-type="string">
            <text:p>f</text:p>
          </table:table-cell>
          <table:table-cell office:value-type="float" office:value="1919" calcext:value-type="float">
            <text:p>1919</text:p>
          </table:table-cell>
          <table:table-cell table:formula="of:=1926-[.I219]" office:value-type="float" office:value="7" calcext:value-type="float">
            <text:p>7</text:p>
          </table:table-cell>
          <table:table-cell table:formula="of:=IF(OR([.M219]=&quot;fille&quot;;[.M219]=&quot;fils&quot;;[.M219]=&quot;Belle-fille&quot;;[.M219]=&quot;Beau-fils&quot;;[.J219]&lt;22);&quot;gen3&quot;;IF(AND(OR([.M219]=&quot;épouse&quot;;[.M219]=&quot;chef&quot;);[.J219]&gt;59);&quot;gen1&quot;;IF([.J21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 Garde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clerc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66" calcext:value-type="float">
            <text:p>1866</text:p>
          </table:table-cell>
          <table:table-cell table:formula="of:=1926-[.I220]" office:value-type="float" office:value="60" calcext:value-type="float">
            <text:p>60</text:p>
          </table:table-cell>
          <table:table-cell table:formula="of:=IF(OR([.M220]=&quot;fille&quot;;[.M220]=&quot;fils&quot;;[.M220]=&quot;Belle-fille&quot;;[.M220]=&quot;Beau-fils&quot;;[.J220]&lt;22);&quot;gen3&quot;;IF(AND(OR([.M220]=&quot;épouse&quot;;[.M220]=&quot;chef&quot;);[.J220]&gt;59);&quot;gen1&quot;;IF([.J220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 Garde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clerc</text:p>
          </table:table-cell>
          <table:table-cell office:value-type="string" calcext:value-type="string">
            <text:p>garchet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75" calcext:value-type="float">
            <text:p>1875</text:p>
          </table:table-cell>
          <table:table-cell table:formula="of:=1926-[.I221]" office:value-type="float" office:value="51" calcext:value-type="float">
            <text:p>51</text:p>
          </table:table-cell>
          <table:table-cell table:formula="of:=IF(OR([.M221]=&quot;fille&quot;;[.M221]=&quot;fils&quot;;[.M221]=&quot;Belle-fille&quot;;[.M221]=&quot;Beau-fils&quot;;[.J221]&lt;22);&quot;gen3&quot;;IF(AND(OR([.M221]=&quot;épouse&quot;;[.M221]=&quot;chef&quot;);[.J221]&gt;59);&quot;gen1&quot;;IF([.J22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 Garde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clerc</text:p>
          </table:table-cell>
          <table:table-cell/>
          <table:table-cell office:value-type="string" calcext:value-type="string">
            <text:p>edmond</text:p>
          </table:table-cell>
          <table:table-cell office:value-type="string" calcext:value-type="string">
            <text:p>h</text:p>
          </table:table-cell>
          <table:table-cell office:value-type="float" office:value="1905" calcext:value-type="float">
            <text:p>1905</text:p>
          </table:table-cell>
          <table:table-cell table:formula="of:=1926-[.I222]" office:value-type="float" office:value="21" calcext:value-type="float">
            <text:p>21</text:p>
          </table:table-cell>
          <table:table-cell table:formula="of:=IF(OR([.M222]=&quot;fille&quot;;[.M222]=&quot;fils&quot;;[.M222]=&quot;Belle-fille&quot;;[.M222]=&quot;Beau-fils&quot;;[.J222]&lt;22);&quot;gen3&quot;;IF(AND(OR([.M222]=&quot;épouse&quot;;[.M222]=&quot;chef&quot;);[.J222]&gt;59);&quot;gen1&quot;;IF([.J22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 Garde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uffray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55" calcext:value-type="float">
            <text:p>1855</text:p>
          </table:table-cell>
          <table:table-cell table:formula="of:=1926-[.I223]" office:value-type="float" office:value="71" calcext:value-type="float">
            <text:p>71</text:p>
          </table:table-cell>
          <table:table-cell table:formula="of:=IF(OR([.M223]=&quot;fille&quot;;[.M223]=&quot;fils&quot;;[.M223]=&quot;Belle-fille&quot;;[.M223]=&quot;Beau-fils&quot;;[.J223]&lt;22);&quot;gen3&quot;;IF(AND(OR([.M223]=&quot;épouse&quot;;[.M223]=&quot;chef&quot;);[.J223]&gt;59);&quot;gen1&quot;;IF([.J22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 Garde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uffray</text:p>
          </table:table-cell>
          <table:table-cell office:value-type="string" calcext:value-type="string">
            <text:p>pointeau</text:p>
          </table:table-cell>
          <table:table-cell office:value-type="string" calcext:value-type="string">
            <text:p>angélique</text:p>
          </table:table-cell>
          <table:table-cell office:value-type="string" calcext:value-type="string">
            <text:p>f</text:p>
          </table:table-cell>
          <table:table-cell office:value-type="float" office:value="1858" calcext:value-type="float">
            <text:p>1858</text:p>
          </table:table-cell>
          <table:table-cell table:formula="of:=1926-[.I224]" office:value-type="float" office:value="68" calcext:value-type="float">
            <text:p>68</text:p>
          </table:table-cell>
          <table:table-cell table:formula="of:=IF(OR([.M224]=&quot;fille&quot;;[.M224]=&quot;fils&quot;;[.M224]=&quot;Belle-fille&quot;;[.M224]=&quot;Beau-fils&quot;;[.J224]&lt;22);&quot;gen3&quot;;IF(AND(OR([.M224]=&quot;épouse&quot;;[.M224]=&quot;chef&quot;);[.J224]&gt;59);&quot;gen1&quot;;IF([.J22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a Garde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emarié</text:p>
          </table:table-cell>
          <table:table-cell/>
          <table:table-cell office:value-type="string" calcext:value-type="string">
            <text:p>rené</text:p>
          </table:table-cell>
          <table:table-cell office:value-type="string" calcext:value-type="string">
            <text:p>h</text:p>
          </table:table-cell>
          <table:table-cell office:value-type="float" office:value="1903" calcext:value-type="float">
            <text:p>1903</text:p>
          </table:table-cell>
          <table:table-cell table:formula="of:=1926-[.I225]" office:value-type="float" office:value="23" calcext:value-type="float">
            <text:p>23</text:p>
          </table:table-cell>
          <table:table-cell table:formula="of:=IF(OR([.M225]=&quot;fille&quot;;[.M225]=&quot;fils&quot;;[.M225]=&quot;Belle-fille&quot;;[.M225]=&quot;Beau-fils&quot;;[.J225]&lt;22);&quot;gen3&quot;;IF(AND(OR([.M225]=&quot;épouse&quot;;[.M225]=&quot;chef&quot;);[.J225]&gt;59);&quot;gen1&quot;;IF([.J22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a Garde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izillon</text:p>
          </table:table-cell>
          <table:table-cell/>
          <table:table-cell office:value-type="string" calcext:value-type="string">
            <text:p>augustine</text:p>
          </table:table-cell>
          <table:table-cell office:value-type="string" calcext:value-type="string">
            <text:p>f</text:p>
          </table:table-cell>
          <table:table-cell office:value-type="float" office:value="1880" calcext:value-type="float">
            <text:p>1880</text:p>
          </table:table-cell>
          <table:table-cell table:formula="of:=1926-[.I226]" office:value-type="float" office:value="46" calcext:value-type="float">
            <text:p>46</text:p>
          </table:table-cell>
          <table:table-cell table:formula="of:=IF(OR([.M226]=&quot;fille&quot;;[.M226]=&quot;fils&quot;;[.M226]=&quot;Belle-fille&quot;;[.M226]=&quot;Beau-fils&quot;;[.J226]&lt;22);&quot;gen3&quot;;IF(AND(OR([.M226]=&quot;épouse&quot;;[.M226]=&quot;chef&quot;);[.J226]&gt;59);&quot;gen1&quot;;IF([.J22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La Garde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izillon</text:p>
          </table:table-cell>
          <table:table-cell/>
          <table:table-cell office:value-type="string" calcext:value-type="string">
            <text:p>maurice</text:p>
          </table:table-cell>
          <table:table-cell office:value-type="string" calcext:value-type="string">
            <text:p>h</text:p>
          </table:table-cell>
          <table:table-cell office:value-type="float" office:value="1903" calcext:value-type="float">
            <text:p>1903</text:p>
          </table:table-cell>
          <table:table-cell table:formula="of:=1926-[.I227]" office:value-type="float" office:value="23" calcext:value-type="float">
            <text:p>23</text:p>
          </table:table-cell>
          <table:table-cell table:formula="of:=IF(OR([.M227]=&quot;fille&quot;;[.M227]=&quot;fils&quot;;[.M227]=&quot;Belle-fille&quot;;[.M227]=&quot;Beau-fils&quot;;[.J227]&lt;22);&quot;gen3&quot;;IF(AND(OR([.M227]=&quot;épouse&quot;;[.M227]=&quot;chef&quot;);[.J227]&gt;59);&quot;gen1&quot;;IF([.J22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a Garde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allais</text:p>
          </table:table-cell>
          <table:table-cell office:value-type="string" calcext:value-type="string">
            <text:p>foucault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49" calcext:value-type="float">
            <text:p>1849</text:p>
          </table:table-cell>
          <table:table-cell table:formula="of:=1926-[.I228]" office:value-type="float" office:value="77" calcext:value-type="float">
            <text:p>77</text:p>
          </table:table-cell>
          <table:table-cell table:formula="of:=IF(OR([.M228]=&quot;fille&quot;;[.M228]=&quot;fils&quot;;[.M228]=&quot;Belle-fille&quot;;[.M228]=&quot;Beau-fils&quot;;[.J228]&lt;22);&quot;gen3&quot;;IF(AND(OR([.M228]=&quot;épouse&quot;;[.M228]=&quot;chef&quot;);[.J228]&gt;59);&quot;gen1&quot;;IF([.J228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a Garde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erdiguère</text:p>
          </table:table-cell>
          <table:table-cell office:value-type="string" calcext:value-type="string">
            <text:p>fontemille</text:p>
          </table:table-cell>
          <table:table-cell office:value-type="string" calcext:value-type="string">
            <text:p>éléonore</text:p>
          </table:table-cell>
          <table:table-cell office:value-type="string" calcext:value-type="string">
            <text:p>f</text:p>
          </table:table-cell>
          <table:table-cell office:value-type="float" office:value="1849" calcext:value-type="float">
            <text:p>1849</text:p>
          </table:table-cell>
          <table:table-cell table:formula="of:=1926-[.I229]" office:value-type="float" office:value="77" calcext:value-type="float">
            <text:p>77</text:p>
          </table:table-cell>
          <table:table-cell table:formula="of:=IF(OR([.M229]=&quot;fille&quot;;[.M229]=&quot;fils&quot;;[.M229]=&quot;Belle-fille&quot;;[.M229]=&quot;Beau-fils&quot;;[.J229]&lt;22);&quot;gen3&quot;;IF(AND(OR([.M229]=&quot;épouse&quot;;[.M229]=&quot;chef&quot;);[.J229]&gt;59);&quot;gen1&quot;;IF([.J229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a Garde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snier</text:p>
          </table:table-cell>
          <table:table-cell office:value-type="string" calcext:value-type="string">
            <text:p>joulin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f</text:p>
          </table:table-cell>
          <table:table-cell office:value-type="float" office:value="1859" calcext:value-type="float">
            <text:p>1859</text:p>
          </table:table-cell>
          <table:table-cell table:formula="of:=1926-[.I230]" office:value-type="float" office:value="67" calcext:value-type="float">
            <text:p>67</text:p>
          </table:table-cell>
          <table:table-cell table:formula="of:=IF(OR([.M230]=&quot;fille&quot;;[.M230]=&quot;fils&quot;;[.M230]=&quot;Belle-fille&quot;;[.M230]=&quot;Beau-fils&quot;;[.J230]&lt;22);&quot;gen3&quot;;IF(AND(OR([.M230]=&quot;épouse&quot;;[.M230]=&quot;chef&quot;);[.J230]&gt;59);&quot;gen1&quot;;IF([.J230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La Garde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allée</text:p>
          </table:table-cell>
          <table:table-cell/>
          <table:table-cell office:value-type="string" calcext:value-type="string">
            <text:p>moïse</text:p>
          </table:table-cell>
          <table:table-cell office:value-type="string" calcext:value-type="string">
            <text:p>h</text:p>
          </table:table-cell>
          <table:table-cell office:value-type="float" office:value="1877" calcext:value-type="float">
            <text:p>1877</text:p>
          </table:table-cell>
          <table:table-cell table:formula="of:=1926-[.I231]" office:value-type="float" office:value="49" calcext:value-type="float">
            <text:p>49</text:p>
          </table:table-cell>
          <table:table-cell table:formula="of:=IF(OR([.M231]=&quot;fille&quot;;[.M231]=&quot;fils&quot;;[.M231]=&quot;Belle-fille&quot;;[.M231]=&quot;Beau-fils&quot;;[.J231]&lt;22);&quot;gen3&quot;;IF(AND(OR([.M231]=&quot;épouse&quot;;[.M231]=&quot;chef&quot;);[.J231]&gt;59);&quot;gen1&quot;;IF([.J23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a Garde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f</text:p>
          </table:table-cell>
          <table:table-cell office:value-type="float" office:value="1877" calcext:value-type="float">
            <text:p>1877</text:p>
          </table:table-cell>
          <table:table-cell table:formula="of:=1926-[.I232]" office:value-type="float" office:value="49" calcext:value-type="float">
            <text:p>49</text:p>
          </table:table-cell>
          <table:table-cell table:formula="of:=IF(OR([.M232]=&quot;fille&quot;;[.M232]=&quot;fils&quot;;[.M232]=&quot;Belle-fille&quot;;[.M232]=&quot;Beau-fils&quot;;[.J232]&lt;22);&quot;gen3&quot;;IF(AND(OR([.M232]=&quot;épouse&quot;;[.M232]=&quot;chef&quot;);[.J232]&gt;59);&quot;gen1&quot;;IF([.J23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a Garde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ourdame</text:p>
          </table:table-cell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h</text:p>
          </table:table-cell>
          <table:table-cell office:value-type="float" office:value="1854" calcext:value-type="float">
            <text:p>1854</text:p>
          </table:table-cell>
          <table:table-cell table:formula="of:=1926-[.I233]" office:value-type="float" office:value="72" calcext:value-type="float">
            <text:p>72</text:p>
          </table:table-cell>
          <table:table-cell table:formula="of:=IF(OR([.M233]=&quot;fille&quot;;[.M233]=&quot;fils&quot;;[.M233]=&quot;Belle-fille&quot;;[.M233]=&quot;Beau-fils&quot;;[.J233]&lt;22);&quot;gen3&quot;;IF(AND(OR([.M233]=&quot;épouse&quot;;[.M233]=&quot;chef&quot;);[.J233]&gt;59);&quot;gen1&quot;;IF([.J23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a Garde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ourdame</text:p>
          </table:table-cell>
          <table:table-cell office:value-type="string" calcext:value-type="string">
            <text:p>joulin</text:p>
          </table:table-cell>
          <table:table-cell office:value-type="string" calcext:value-type="string">
            <text:p>victorine</text:p>
          </table:table-cell>
          <table:table-cell office:value-type="string" calcext:value-type="string">
            <text:p>f</text:p>
          </table:table-cell>
          <table:table-cell office:value-type="float" office:value="1864" calcext:value-type="float">
            <text:p>1864</text:p>
          </table:table-cell>
          <table:table-cell table:formula="of:=1926-[.I234]" office:value-type="float" office:value="62" calcext:value-type="float">
            <text:p>62</text:p>
          </table:table-cell>
          <table:table-cell table:formula="of:=IF(OR([.M234]=&quot;fille&quot;;[.M234]=&quot;fils&quot;;[.M234]=&quot;Belle-fille&quot;;[.M234]=&quot;Beau-fils&quot;;[.J234]&lt;22);&quot;gen3&quot;;IF(AND(OR([.M234]=&quot;épouse&quot;;[.M234]=&quot;chef&quot;);[.J234]&gt;59);&quot;gen1&quot;;IF([.J23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a Garde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uilleau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83" calcext:value-type="float">
            <text:p>1883</text:p>
          </table:table-cell>
          <table:table-cell table:formula="of:=1926-[.I235]" office:value-type="float" office:value="43" calcext:value-type="float">
            <text:p>43</text:p>
          </table:table-cell>
          <table:table-cell table:formula="of:=IF(OR([.M235]=&quot;fille&quot;;[.M235]=&quot;fils&quot;;[.M235]=&quot;Belle-fille&quot;;[.M235]=&quot;Beau-fils&quot;;[.J235]&lt;22);&quot;gen3&quot;;IF(AND(OR([.M235]=&quot;épouse&quot;;[.M235]=&quot;chef&quot;);[.J235]&gt;59);&quot;gen1&quot;;IF([.J23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a Garde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uilleau</text:p>
          </table:table-cell>
          <table:table-cell office:value-type="string" calcext:value-type="string">
            <text:p>jourdame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f</text:p>
          </table:table-cell>
          <table:table-cell office:value-type="float" office:value="1887" calcext:value-type="float">
            <text:p>1887</text:p>
          </table:table-cell>
          <table:table-cell table:formula="of:=1926-[.I236]" office:value-type="float" office:value="39" calcext:value-type="float">
            <text:p>39</text:p>
          </table:table-cell>
          <table:table-cell table:formula="of:=IF(OR([.M236]=&quot;fille&quot;;[.M236]=&quot;fils&quot;;[.M236]=&quot;Belle-fille&quot;;[.M236]=&quot;Beau-fils&quot;;[.J236]&lt;22);&quot;gen3&quot;;IF(AND(OR([.M236]=&quot;épouse&quot;;[.M236]=&quot;chef&quot;);[.J236]&gt;59);&quot;gen1&quot;;IF([.J23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a Garde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uilleau</text:p>
          </table:table-cell>
          <table:table-cell/>
          <table:table-cell office:value-type="string" calcext:value-type="string">
            <text:p>marthe</text:p>
          </table:table-cell>
          <table:table-cell office:value-type="string" calcext:value-type="string">
            <text:p>f</text:p>
          </table:table-cell>
          <table:table-cell office:value-type="float" office:value="1916" calcext:value-type="float">
            <text:p>1916</text:p>
          </table:table-cell>
          <table:table-cell table:formula="of:=1926-[.I237]" office:value-type="float" office:value="10" calcext:value-type="float">
            <text:p>10</text:p>
          </table:table-cell>
          <table:table-cell table:formula="of:=IF(OR([.M237]=&quot;fille&quot;;[.M237]=&quot;fils&quot;;[.M237]=&quot;Belle-fille&quot;;[.M237]=&quot;Beau-fils&quot;;[.J237]&lt;22);&quot;gen3&quot;;IF(AND(OR([.M237]=&quot;épouse&quot;;[.M237]=&quot;chef&quot;);[.J237]&gt;59);&quot;gen1&quot;;IF([.J23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a Garde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émont</text:p>
          </table:table-cell>
          <table:table-cell/>
          <table:table-cell office:value-type="string" calcext:value-type="string">
            <text:p>charles</text:p>
          </table:table-cell>
          <table:table-cell office:value-type="string" calcext:value-type="string">
            <text:p>h</text:p>
          </table:table-cell>
          <table:table-cell office:value-type="float" office:value="1869" calcext:value-type="float">
            <text:p>1869</text:p>
          </table:table-cell>
          <table:table-cell table:formula="of:=1926-[.I238]" office:value-type="float" office:value="57" calcext:value-type="float">
            <text:p>57</text:p>
          </table:table-cell>
          <table:table-cell table:formula="of:=IF(OR([.M238]=&quot;fille&quot;;[.M238]=&quot;fils&quot;;[.M238]=&quot;Belle-fille&quot;;[.M238]=&quot;Beau-fils&quot;;[.J238]&lt;22);&quot;gen3&quot;;IF(AND(OR([.M238]=&quot;épouse&quot;;[.M238]=&quot;chef&quot;);[.J238]&gt;59);&quot;gen1&quot;;IF([.J23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a Garde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émont</text:p>
          </table:table-cell>
          <table:table-cell office:value-type="string" calcext:value-type="string">
            <text:p>girouard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f</text:p>
          </table:table-cell>
          <table:table-cell office:value-type="float" office:value="1868" calcext:value-type="float">
            <text:p>1868</text:p>
          </table:table-cell>
          <table:table-cell table:formula="of:=1926-[.I239]" office:value-type="float" office:value="58" calcext:value-type="float">
            <text:p>58</text:p>
          </table:table-cell>
          <table:table-cell table:formula="of:=IF(OR([.M239]=&quot;fille&quot;;[.M239]=&quot;fils&quot;;[.M239]=&quot;Belle-fille&quot;;[.M239]=&quot;Beau-fils&quot;;[.J239]&lt;22);&quot;gen3&quot;;IF(AND(OR([.M239]=&quot;épouse&quot;;[.M239]=&quot;chef&quot;);[.J239]&gt;59);&quot;gen1&quot;;IF([.J23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La Garde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émont</text:p>
          </table:table-cell>
          <table:table-cell/>
          <table:table-cell office:value-type="string" calcext:value-type="string">
            <text:p>lilianne</text:p>
          </table:table-cell>
          <table:table-cell office:value-type="string" calcext:value-type="string">
            <text:p>f</text:p>
          </table:table-cell>
          <table:table-cell office:value-type="float" office:value="1910" calcext:value-type="float">
            <text:p>1910</text:p>
          </table:table-cell>
          <table:table-cell table:formula="of:=1926-[.I240]" office:value-type="float" office:value="16" calcext:value-type="float">
            <text:p>16</text:p>
          </table:table-cell>
          <table:table-cell table:formula="of:=IF(OR([.M240]=&quot;fille&quot;;[.M240]=&quot;fils&quot;;[.M240]=&quot;Belle-fille&quot;;[.M240]=&quot;Beau-fils&quot;;[.J240]&lt;22);&quot;gen3&quot;;IF(AND(OR([.M240]=&quot;épouse&quot;;[.M240]=&quot;chef&quot;);[.J240]&gt;59);&quot;gen1&quot;;IF([.J24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a Garde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oucault</text:p>
          </table:table-cell>
          <table:table-cell/>
          <table:table-cell office:value-type="string" calcext:value-type="string">
            <text:p>ernest</text:p>
          </table:table-cell>
          <table:table-cell office:value-type="string" calcext:value-type="string">
            <text:p>h</text:p>
          </table:table-cell>
          <table:table-cell office:value-type="float" office:value="1882" calcext:value-type="float">
            <text:p>1882</text:p>
          </table:table-cell>
          <table:table-cell table:formula="of:=1926-[.I241]" office:value-type="float" office:value="44" calcext:value-type="float">
            <text:p>44</text:p>
          </table:table-cell>
          <table:table-cell table:formula="of:=IF(OR([.M241]=&quot;fille&quot;;[.M241]=&quot;fils&quot;;[.M241]=&quot;Belle-fille&quot;;[.M241]=&quot;Beau-fils&quot;;[.J241]&lt;22);&quot;gen3&quot;;IF(AND(OR([.M241]=&quot;épouse&quot;;[.M241]=&quot;chef&quot;);[.J241]&gt;59);&quot;gen1&quot;;IF([.J24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 Garde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oucault</text:p>
          </table:table-cell>
          <table:table-cell office:value-type="string" calcext:value-type="string">
            <text:p>guesnet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f</text:p>
          </table:table-cell>
          <table:table-cell office:value-type="float" office:value="1891" calcext:value-type="float">
            <text:p>1891</text:p>
          </table:table-cell>
          <table:table-cell table:formula="of:=1926-[.I242]" office:value-type="float" office:value="35" calcext:value-type="float">
            <text:p>35</text:p>
          </table:table-cell>
          <table:table-cell table:formula="of:=IF(OR([.M242]=&quot;fille&quot;;[.M242]=&quot;fils&quot;;[.M242]=&quot;Belle-fille&quot;;[.M242]=&quot;Beau-fils&quot;;[.J242]&lt;22);&quot;gen3&quot;;IF(AND(OR([.M242]=&quot;épouse&quot;;[.M242]=&quot;chef&quot;);[.J242]&gt;59);&quot;gen1&quot;;IF([.J24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a Garde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oucault</text:p>
          </table:table-cell>
          <table:table-cell/>
          <table:table-cell office:value-type="string" calcext:value-type="string">
            <text:p>simone</text:p>
          </table:table-cell>
          <table:table-cell office:value-type="string" calcext:value-type="string">
            <text:p>f</text:p>
          </table:table-cell>
          <table:table-cell office:value-type="float" office:value="1912" calcext:value-type="float">
            <text:p>1912</text:p>
          </table:table-cell>
          <table:table-cell table:formula="of:=1926-[.I243]" office:value-type="float" office:value="14" calcext:value-type="float">
            <text:p>14</text:p>
          </table:table-cell>
          <table:table-cell table:formula="of:=IF(OR([.M243]=&quot;fille&quot;;[.M243]=&quot;fils&quot;;[.M243]=&quot;Belle-fille&quot;;[.M243]=&quot;Beau-fils&quot;;[.J243]&lt;22);&quot;gen3&quot;;IF(AND(OR([.M243]=&quot;épouse&quot;;[.M243]=&quot;chef&quot;);[.J243]&gt;59);&quot;gen1&quot;;IF([.J24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La Garde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oucault</text:p>
          </table:table-cell>
          <table:table-cell/>
          <table:table-cell office:value-type="string" calcext:value-type="string">
            <text:p>andrée</text:p>
          </table:table-cell>
          <table:table-cell office:value-type="string" calcext:value-type="string">
            <text:p>f</text:p>
          </table:table-cell>
          <table:table-cell office:value-type="float" office:value="1913" calcext:value-type="float">
            <text:p>1913</text:p>
          </table:table-cell>
          <table:table-cell table:formula="of:=1926-[.I244]" office:value-type="float" office:value="13" calcext:value-type="float">
            <text:p>13</text:p>
          </table:table-cell>
          <table:table-cell table:formula="of:=IF(OR([.M244]=&quot;fille&quot;;[.M244]=&quot;fils&quot;;[.M244]=&quot;Belle-fille&quot;;[.M244]=&quot;Beau-fils&quot;;[.J244]&lt;22);&quot;gen3&quot;;IF(AND(OR([.M244]=&quot;épouse&quot;;[.M244]=&quot;chef&quot;);[.J244]&gt;59);&quot;gen1&quot;;IF([.J244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La Garde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oucault</text:p>
          </table:table-cell>
          <table:table-cell/>
          <table:table-cell office:value-type="string" calcext:value-type="string">
            <text:p>raymond</text:p>
          </table:table-cell>
          <table:table-cell office:value-type="string" calcext:value-type="string">
            <text:p>h</text:p>
          </table:table-cell>
          <table:table-cell office:value-type="float" office:value="1923" calcext:value-type="float">
            <text:p>1923</text:p>
          </table:table-cell>
          <table:table-cell table:formula="of:=1926-[.I245]" office:value-type="float" office:value="3" calcext:value-type="float">
            <text:p>3</text:p>
          </table:table-cell>
          <table:table-cell table:formula="of:=IF(OR([.M245]=&quot;fille&quot;;[.M245]=&quot;fils&quot;;[.M245]=&quot;Belle-fille&quot;;[.M245]=&quot;Beau-fils&quot;;[.J245]&lt;22);&quot;gen3&quot;;IF(AND(OR([.M245]=&quot;épouse&quot;;[.M245]=&quot;chef&quot;);[.J245]&gt;59);&quot;gen1&quot;;IF([.J24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a Garde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rdé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60" calcext:value-type="float">
            <text:p>1860</text:p>
          </table:table-cell>
          <table:table-cell table:formula="of:=1926-[.I246]" office:value-type="float" office:value="66" calcext:value-type="float">
            <text:p>66</text:p>
          </table:table-cell>
          <table:table-cell table:formula="of:=IF(OR([.M246]=&quot;fille&quot;;[.M246]=&quot;fils&quot;;[.M246]=&quot;Belle-fille&quot;;[.M246]=&quot;Beau-fils&quot;;[.J246]&lt;22);&quot;gen3&quot;;IF(AND(OR([.M246]=&quot;épouse&quot;;[.M246]=&quot;chef&quot;);[.J246]&gt;59);&quot;gen1&quot;;IF([.J246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La Garde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rdé</text:p>
          </table:table-cell>
          <table:table-cell office:value-type="string" calcext:value-type="string">
            <text:p>fontemille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f</text:p>
          </table:table-cell>
          <table:table-cell office:value-type="float" office:value="1857" calcext:value-type="float">
            <text:p>1857</text:p>
          </table:table-cell>
          <table:table-cell table:formula="of:=1926-[.I247]" office:value-type="float" office:value="69" calcext:value-type="float">
            <text:p>69</text:p>
          </table:table-cell>
          <table:table-cell table:formula="of:=IF(OR([.M247]=&quot;fille&quot;;[.M247]=&quot;fils&quot;;[.M247]=&quot;Belle-fille&quot;;[.M247]=&quot;Beau-fils&quot;;[.J247]&lt;22);&quot;gen3&quot;;IF(AND(OR([.M247]=&quot;épouse&quot;;[.M247]=&quot;chef&quot;);[.J247]&gt;59);&quot;gen1&quot;;IF([.J247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a Garde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uchène</text:p>
          </table:table-cell>
          <table:table-cell/>
          <table:table-cell office:value-type="string" calcext:value-type="string">
            <text:p>émile</text:p>
          </table:table-cell>
          <table:table-cell office:value-type="string" calcext:value-type="string">
            <text:p>h</text:p>
          </table:table-cell>
          <table:table-cell office:value-type="float" office:value="1868" calcext:value-type="float">
            <text:p>1868</text:p>
          </table:table-cell>
          <table:table-cell table:formula="of:=1926-[.I248]" office:value-type="float" office:value="58" calcext:value-type="float">
            <text:p>58</text:p>
          </table:table-cell>
          <table:table-cell table:formula="of:=IF(OR([.M248]=&quot;fille&quot;;[.M248]=&quot;fils&quot;;[.M248]=&quot;Belle-fille&quot;;[.M248]=&quot;Beau-fils&quot;;[.J248]&lt;22);&quot;gen3&quot;;IF(AND(OR([.M248]=&quot;épouse&quot;;[.M248]=&quot;chef&quot;);[.J248]&gt;59);&quot;gen1&quot;;IF([.J24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a Garde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uchène</text:p>
          </table:table-cell>
          <table:table-cell office:value-type="string" calcext:value-type="string">
            <text:p>rival</text:p>
          </table:table-cell>
          <table:table-cell office:value-type="string" calcext:value-type="string">
            <text:p>berthe</text:p>
          </table:table-cell>
          <table:table-cell office:value-type="string" calcext:value-type="string">
            <text:p>f</text:p>
          </table:table-cell>
          <table:table-cell office:value-type="float" office:value="1875" calcext:value-type="float">
            <text:p>1875</text:p>
          </table:table-cell>
          <table:table-cell table:formula="of:=1926-[.I249]" office:value-type="float" office:value="51" calcext:value-type="float">
            <text:p>51</text:p>
          </table:table-cell>
          <table:table-cell table:formula="of:=IF(OR([.M249]=&quot;fille&quot;;[.M249]=&quot;fils&quot;;[.M249]=&quot;Belle-fille&quot;;[.M249]=&quot;Beau-fils&quot;;[.J249]&lt;22);&quot;gen3&quot;;IF(AND(OR([.M249]=&quot;épouse&quot;;[.M249]=&quot;chef&quot;);[.J249]&gt;59);&quot;gen1&quot;;IF([.J24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La Garde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eugène</text:p>
          </table:table-cell>
          <table:table-cell office:value-type="string" calcext:value-type="string">
            <text:p>h</text:p>
          </table:table-cell>
          <table:table-cell office:value-type="float" office:value="1898" calcext:value-type="float">
            <text:p>1898</text:p>
          </table:table-cell>
          <table:table-cell table:formula="of:=1926-[.I250]" office:value-type="float" office:value="28" calcext:value-type="float">
            <text:p>28</text:p>
          </table:table-cell>
          <table:table-cell table:formula="of:=IF(OR([.M250]=&quot;fille&quot;;[.M250]=&quot;fils&quot;;[.M250]=&quot;Belle-fille&quot;;[.M250]=&quot;Beau-fils&quot;;[.J250]&lt;22);&quot;gen3&quot;;IF(AND(OR([.M250]=&quot;épouse&quot;;[.M250]=&quot;chef&quot;);[.J250]&gt;59);&quot;gen1&quot;;IF([.J25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a Garde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forges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f</text:p>
          </table:table-cell>
          <table:table-cell office:value-type="float" office:value="1902" calcext:value-type="float">
            <text:p>1902</text:p>
          </table:table-cell>
          <table:table-cell table:formula="of:=1926-[.I251]" office:value-type="float" office:value="24" calcext:value-type="float">
            <text:p>24</text:p>
          </table:table-cell>
          <table:table-cell table:formula="of:=IF(OR([.M251]=&quot;fille&quot;;[.M251]=&quot;fils&quot;;[.M251]=&quot;Belle-fille&quot;;[.M251]=&quot;Beau-fils&quot;;[.J251]&lt;22);&quot;gen3&quot;;IF(AND(OR([.M251]=&quot;épouse&quot;;[.M251]=&quot;chef&quot;);[.J251]&gt;59);&quot;gen1&quot;;IF([.J25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outurièr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a Garde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gilberte</text:p>
          </table:table-cell>
          <table:table-cell office:value-type="string" calcext:value-type="string">
            <text:p>f</text:p>
          </table:table-cell>
          <table:table-cell office:value-type="float" office:value="1924" calcext:value-type="float">
            <text:p>1924</text:p>
          </table:table-cell>
          <table:table-cell table:formula="of:=1926-[.I252]" office:value-type="float" office:value="2" calcext:value-type="float">
            <text:p>2</text:p>
          </table:table-cell>
          <table:table-cell table:formula="of:=IF(OR([.M252]=&quot;fille&quot;;[.M252]=&quot;fils&quot;;[.M252]=&quot;Belle-fille&quot;;[.M252]=&quot;Beau-fils&quot;;[.J252]&lt;22);&quot;gen3&quot;;IF(AND(OR([.M252]=&quot;épouse&quot;;[.M252]=&quot;chef&quot;);[.J252]&gt;59);&quot;gen1&quot;;IF([.J25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a Garde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christiane</text:p>
          </table:table-cell>
          <table:table-cell office:value-type="string" calcext:value-type="string">
            <text:p>f</text:p>
          </table:table-cell>
          <table:table-cell office:value-type="float" office:value="1925" calcext:value-type="float">
            <text:p>1925</text:p>
          </table:table-cell>
          <table:table-cell table:formula="of:=1926-[.I253]" office:value-type="float" office:value="1" calcext:value-type="float">
            <text:p>1</text:p>
          </table:table-cell>
          <table:table-cell table:formula="of:=IF(OR([.M253]=&quot;fille&quot;;[.M253]=&quot;fils&quot;;[.M253]=&quot;Belle-fille&quot;;[.M253]=&quot;Beau-fils&quot;;[.J253]&lt;22);&quot;gen3&quot;;IF(AND(OR([.M253]=&quot;épouse&quot;;[.M253]=&quot;chef&quot;);[.J253]&gt;59);&quot;gen1&quot;;IF([.J25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a Garde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rouin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61" calcext:value-type="float">
            <text:p>1861</text:p>
          </table:table-cell>
          <table:table-cell table:formula="of:=1926-[.I254]" office:value-type="float" office:value="65" calcext:value-type="float">
            <text:p>65</text:p>
          </table:table-cell>
          <table:table-cell table:formula="of:=IF(OR([.M254]=&quot;fille&quot;;[.M254]=&quot;fils&quot;;[.M254]=&quot;Belle-fille&quot;;[.M254]=&quot;Beau-fils&quot;;[.J254]&lt;22);&quot;gen3&quot;;IF(AND(OR([.M254]=&quot;épouse&quot;;[.M254]=&quot;chef&quot;);[.J254]&gt;59);&quot;gen1&quot;;IF([.J25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a Garde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rouin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67" calcext:value-type="float">
            <text:p>1867</text:p>
          </table:table-cell>
          <table:table-cell table:formula="of:=1926-[.I255]" office:value-type="float" office:value="59" calcext:value-type="float">
            <text:p>59</text:p>
          </table:table-cell>
          <table:table-cell table:formula="of:=IF(OR([.M255]=&quot;fille&quot;;[.M255]=&quot;fils&quot;;[.M255]=&quot;Belle-fille&quot;;[.M255]=&quot;Beau-fils&quot;;[.J255]&lt;22);&quot;gen3&quot;;IF(AND(OR([.M255]=&quot;épouse&quot;;[.M255]=&quot;chef&quot;);[.J255]&gt;59);&quot;gen1&quot;;IF([.J25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a Garde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oubert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62" calcext:value-type="float">
            <text:p>1862</text:p>
          </table:table-cell>
          <table:table-cell table:formula="of:=1926-[.I256]" office:value-type="float" office:value="64" calcext:value-type="float">
            <text:p>64</text:p>
          </table:table-cell>
          <table:table-cell table:formula="of:=IF(OR([.M256]=&quot;fille&quot;;[.M256]=&quot;fils&quot;;[.M256]=&quot;Belle-fille&quot;;[.M256]=&quot;Beau-fils&quot;;[.J256]&lt;22);&quot;gen3&quot;;IF(AND(OR([.M256]=&quot;épouse&quot;;[.M256]=&quot;chef&quot;);[.J256]&gt;59);&quot;gen1&quot;;IF([.J256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a Garde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oubert</text:p>
          </table:table-cell>
          <table:table-cell office:value-type="string" calcext:value-type="string">
            <text:p>néron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f</text:p>
          </table:table-cell>
          <table:table-cell office:value-type="float" office:value="1871" calcext:value-type="float">
            <text:p>1871</text:p>
          </table:table-cell>
          <table:table-cell table:formula="of:=1926-[.I257]" office:value-type="float" office:value="55" calcext:value-type="float">
            <text:p>55</text:p>
          </table:table-cell>
          <table:table-cell table:formula="of:=IF(OR([.M257]=&quot;fille&quot;;[.M257]=&quot;fils&quot;;[.M257]=&quot;Belle-fille&quot;;[.M257]=&quot;Beau-fils&quot;;[.J257]&lt;22);&quot;gen3&quot;;IF(AND(OR([.M257]=&quot;épouse&quot;;[.M257]=&quot;chef&quot;);[.J257]&gt;59);&quot;gen1&quot;;IF([.J25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a Garde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>joulain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52" calcext:value-type="float">
            <text:p>1852</text:p>
          </table:table-cell>
          <table:table-cell table:formula="of:=1926-[.I258]" office:value-type="float" office:value="74" calcext:value-type="float">
            <text:p>74</text:p>
          </table:table-cell>
          <table:table-cell table:formula="of:=IF(OR([.M258]=&quot;fille&quot;;[.M258]=&quot;fils&quot;;[.M258]=&quot;Belle-fille&quot;;[.M258]=&quot;Beau-fils&quot;;[.J258]&lt;22);&quot;gen3&quot;;IF(AND(OR([.M258]=&quot;épouse&quot;;[.M258]=&quot;chef&quot;);[.J258]&gt;59);&quot;gen1&quot;;IF([.J258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La Garde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ernoux</text:p>
          </table:table-cell>
          <table:table-cell/>
          <table:table-cell office:value-type="string" calcext:value-type="string">
            <text:p>jean</text:p>
          </table:table-cell>
          <table:table-cell office:value-type="string" calcext:value-type="string">
            <text:p>h</text:p>
          </table:table-cell>
          <table:table-cell office:value-type="float" office:value="1869" calcext:value-type="float">
            <text:p>1869</text:p>
          </table:table-cell>
          <table:table-cell table:formula="of:=1926-[.I259]" office:value-type="float" office:value="57" calcext:value-type="float">
            <text:p>57</text:p>
          </table:table-cell>
          <table:table-cell table:formula="of:=IF(OR([.M259]=&quot;fille&quot;;[.M259]=&quot;fils&quot;;[.M259]=&quot;Belle-fille&quot;;[.M259]=&quot;Beau-fils&quot;;[.J259]&lt;22);&quot;gen3&quot;;IF(AND(OR([.M259]=&quot;épouse&quot;;[.M259]=&quot;chef&quot;);[.J259]&gt;59);&quot;gen1&quot;;IF([.J25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journalier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a Garde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ernoux</text:p>
          </table:table-cell>
          <table:table-cell office:value-type="string" calcext:value-type="string">
            <text:p>bourmigault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68" calcext:value-type="float">
            <text:p>1868</text:p>
          </table:table-cell>
          <table:table-cell table:formula="of:=1926-[.I260]" office:value-type="float" office:value="58" calcext:value-type="float">
            <text:p>58</text:p>
          </table:table-cell>
          <table:table-cell table:formula="of:=IF(OR([.M260]=&quot;fille&quot;;[.M260]=&quot;fils&quot;;[.M260]=&quot;Belle-fille&quot;;[.M260]=&quot;Beau-fils&quot;;[.J260]&lt;22);&quot;gen3&quot;;IF(AND(OR([.M260]=&quot;épouse&quot;;[.M260]=&quot;chef&quot;);[.J260]&gt;59);&quot;gen1&quot;;IF([.J26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a Garde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émont</text:p>
          </table:table-cell>
          <table:table-cell/>
          <table:table-cell office:value-type="string" calcext:value-type="string">
            <text:p>roger</text:p>
          </table:table-cell>
          <table:table-cell office:value-type="string" calcext:value-type="string">
            <text:p>h</text:p>
          </table:table-cell>
          <table:table-cell office:value-type="float" office:value="1895" calcext:value-type="float">
            <text:p>1895</text:p>
          </table:table-cell>
          <table:table-cell table:formula="of:=1926-[.I261]" office:value-type="float" office:value="31" calcext:value-type="float">
            <text:p>31</text:p>
          </table:table-cell>
          <table:table-cell table:formula="of:=IF(OR([.M261]=&quot;fille&quot;;[.M261]=&quot;fils&quot;;[.M261]=&quot;Belle-fille&quot;;[.M261]=&quot;Beau-fils&quot;;[.J261]&lt;22);&quot;gen3&quot;;IF(AND(OR([.M261]=&quot;épouse&quot;;[.M261]=&quot;chef&quot;);[.J261]&gt;59);&quot;gen1&quot;;IF([.J26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journalier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a Garde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émont</text:p>
          </table:table-cell>
          <table:table-cell office:value-type="string" calcext:value-type="string">
            <text:p>gernoux</text:p>
          </table:table-cell>
          <table:table-cell office:value-type="string" calcext:value-type="string">
            <text:p>célestine</text:p>
          </table:table-cell>
          <table:table-cell office:value-type="string" calcext:value-type="string">
            <text:p>f</text:p>
          </table:table-cell>
          <table:table-cell office:value-type="float" office:value="1894" calcext:value-type="float">
            <text:p>1894</text:p>
          </table:table-cell>
          <table:table-cell table:formula="of:=1926-[.I262]" office:value-type="float" office:value="32" calcext:value-type="float">
            <text:p>32</text:p>
          </table:table-cell>
          <table:table-cell table:formula="of:=IF(OR([.M262]=&quot;fille&quot;;[.M262]=&quot;fils&quot;;[.M262]=&quot;Belle-fille&quot;;[.M262]=&quot;Beau-fils&quot;;[.J262]&lt;22);&quot;gen3&quot;;IF(AND(OR([.M262]=&quot;épouse&quot;;[.M262]=&quot;chef&quot;);[.J262]&gt;59);&quot;gen1&quot;;IF([.J26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a Garde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émont</text:p>
          </table:table-cell>
          <table:table-cell/>
          <table:table-cell office:value-type="string" calcext:value-type="string">
            <text:p>roger</text:p>
          </table:table-cell>
          <table:table-cell office:value-type="string" calcext:value-type="string">
            <text:p>h</text:p>
          </table:table-cell>
          <table:table-cell office:value-type="float" office:value="1913" calcext:value-type="float">
            <text:p>1913</text:p>
          </table:table-cell>
          <table:table-cell table:formula="of:=1926-[.I263]" office:value-type="float" office:value="13" calcext:value-type="float">
            <text:p>13</text:p>
          </table:table-cell>
          <table:table-cell table:formula="of:=IF(OR([.M263]=&quot;fille&quot;;[.M263]=&quot;fils&quot;;[.M263]=&quot;Belle-fille&quot;;[.M263]=&quot;Beau-fils&quot;;[.J263]&lt;22);&quot;gen3&quot;;IF(AND(OR([.M263]=&quot;épouse&quot;;[.M263]=&quot;chef&quot;);[.J263]&gt;59);&quot;gen1&quot;;IF([.J26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a Garde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émont</text:p>
          </table:table-cell>
          <table:table-cell/>
          <table:table-cell office:value-type="string" calcext:value-type="string">
            <text:p>célestin</text:p>
          </table:table-cell>
          <table:table-cell office:value-type="string" calcext:value-type="string">
            <text:p>h</text:p>
          </table:table-cell>
          <table:table-cell office:value-type="float" office:value="1914" calcext:value-type="float">
            <text:p>1914</text:p>
          </table:table-cell>
          <table:table-cell table:formula="of:=1926-[.I264]" office:value-type="float" office:value="12" calcext:value-type="float">
            <text:p>12</text:p>
          </table:table-cell>
          <table:table-cell table:formula="of:=IF(OR([.M264]=&quot;fille&quot;;[.M264]=&quot;fils&quot;;[.M264]=&quot;Belle-fille&quot;;[.M264]=&quot;Beau-fils&quot;;[.J264]&lt;22);&quot;gen3&quot;;IF(AND(OR([.M264]=&quot;épouse&quot;;[.M264]=&quot;chef&quot;);[.J264]&gt;59);&quot;gen1&quot;;IF([.J264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a Garde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émont</text:p>
          </table:table-cell>
          <table:table-cell/>
          <table:table-cell office:value-type="string" calcext:value-type="string">
            <text:p>fernand</text:p>
          </table:table-cell>
          <table:table-cell office:value-type="string" calcext:value-type="string">
            <text:p>h</text:p>
          </table:table-cell>
          <table:table-cell office:value-type="float" office:value="1919" calcext:value-type="float">
            <text:p>1919</text:p>
          </table:table-cell>
          <table:table-cell table:formula="of:=1926-[.I265]" office:value-type="float" office:value="7" calcext:value-type="float">
            <text:p>7</text:p>
          </table:table-cell>
          <table:table-cell table:formula="of:=IF(OR([.M265]=&quot;fille&quot;;[.M265]=&quot;fils&quot;;[.M265]=&quot;Belle-fille&quot;;[.M265]=&quot;Beau-fils&quot;;[.J265]&lt;22);&quot;gen3&quot;;IF(AND(OR([.M265]=&quot;épouse&quot;;[.M265]=&quot;chef&quot;);[.J265]&gt;59);&quot;gen1&quot;;IF([.J26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a Garde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émont</text:p>
          </table:table-cell>
          <table:table-cell/>
          <table:table-cell office:value-type="string" calcext:value-type="string">
            <text:p>fernande</text:p>
          </table:table-cell>
          <table:table-cell office:value-type="string" calcext:value-type="string">
            <text:p>f</text:p>
          </table:table-cell>
          <table:table-cell office:value-type="float" office:value="1920" calcext:value-type="float">
            <text:p>1920</text:p>
          </table:table-cell>
          <table:table-cell table:formula="of:=1926-[.I266]" office:value-type="float" office:value="6" calcext:value-type="float">
            <text:p>6</text:p>
          </table:table-cell>
          <table:table-cell table:formula="of:=IF(OR([.M266]=&quot;fille&quot;;[.M266]=&quot;fils&quot;;[.M266]=&quot;Belle-fille&quot;;[.M266]=&quot;Beau-fils&quot;;[.J266]&lt;22);&quot;gen3&quot;;IF(AND(OR([.M266]=&quot;épouse&quot;;[.M266]=&quot;chef&quot;);[.J266]&gt;59);&quot;gen1&quot;;IF([.J26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a Garde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émont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922" calcext:value-type="float">
            <text:p>1922</text:p>
          </table:table-cell>
          <table:table-cell table:formula="of:=1926-[.I267]" office:value-type="float" office:value="4" calcext:value-type="float">
            <text:p>4</text:p>
          </table:table-cell>
          <table:table-cell table:formula="of:=IF(OR([.M267]=&quot;fille&quot;;[.M267]=&quot;fils&quot;;[.M267]=&quot;Belle-fille&quot;;[.M267]=&quot;Beau-fils&quot;;[.J267]&lt;22);&quot;gen3&quot;;IF(AND(OR([.M267]=&quot;épouse&quot;;[.M267]=&quot;chef&quot;);[.J267]&gt;59);&quot;gen1&quot;;IF([.J26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 Garde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émont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h</text:p>
          </table:table-cell>
          <table:table-cell office:value-type="float" office:value="1924" calcext:value-type="float">
            <text:p>1924</text:p>
          </table:table-cell>
          <table:table-cell table:formula="of:=1926-[.I268]" office:value-type="float" office:value="2" calcext:value-type="float">
            <text:p>2</text:p>
          </table:table-cell>
          <table:table-cell table:formula="of:=IF(OR([.M268]=&quot;fille&quot;;[.M268]=&quot;fils&quot;;[.M268]=&quot;Belle-fille&quot;;[.M268]=&quot;Beau-fils&quot;;[.J268]&lt;22);&quot;gen3&quot;;IF(AND(OR([.M268]=&quot;épouse&quot;;[.M268]=&quot;chef&quot;);[.J268]&gt;59);&quot;gen1&quot;;IF([.J26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 Garde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habert</text:p>
          </table:table-cell>
          <table:table-cell office:value-type="string" calcext:value-type="string">
            <text:p>grandin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83" calcext:value-type="float">
            <text:p>1883</text:p>
          </table:table-cell>
          <table:table-cell table:formula="of:=1926-[.I269]" office:value-type="float" office:value="43" calcext:value-type="float">
            <text:p>43</text:p>
          </table:table-cell>
          <table:table-cell table:formula="of:=IF(OR([.M269]=&quot;fille&quot;;[.M269]=&quot;fils&quot;;[.M269]=&quot;Belle-fille&quot;;[.M269]=&quot;Beau-fils&quot;;[.J269]&lt;22);&quot;gen3&quot;;IF(AND(OR([.M269]=&quot;épouse&quot;;[.M269]=&quot;chef&quot;);[.J269]&gt;59);&quot;gen1&quot;;IF([.J26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a Garde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habert</text:p>
          </table:table-cell>
          <table:table-cell/>
          <table:table-cell office:value-type="string" calcext:value-type="string">
            <text:p>eugénie</text:p>
          </table:table-cell>
          <table:table-cell office:value-type="string" calcext:value-type="string">
            <text:p>f</text:p>
          </table:table-cell>
          <table:table-cell office:value-type="float" office:value="1910" calcext:value-type="float">
            <text:p>1910</text:p>
          </table:table-cell>
          <table:table-cell table:formula="of:=1926-[.I270]" office:value-type="float" office:value="16" calcext:value-type="float">
            <text:p>16</text:p>
          </table:table-cell>
          <table:table-cell table:formula="of:=IF(OR([.M270]=&quot;fille&quot;;[.M270]=&quot;fils&quot;;[.M270]=&quot;Belle-fille&quot;;[.M270]=&quot;Beau-fils&quot;;[.J270]&lt;22);&quot;gen3&quot;;IF(AND(OR([.M270]=&quot;épouse&quot;;[.M270]=&quot;chef&quot;);[.J270]&gt;59);&quot;gen1&quot;;IF([.J27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outurièr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a Garde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llée</text:p>
          </table:table-cell>
          <table:table-cell/>
          <table:table-cell office:value-type="string" calcext:value-type="string">
            <text:p>émile</text:p>
          </table:table-cell>
          <table:table-cell office:value-type="string" calcext:value-type="string">
            <text:p>h</text:p>
          </table:table-cell>
          <table:table-cell office:value-type="float" office:value="1875" calcext:value-type="float">
            <text:p>1875</text:p>
          </table:table-cell>
          <table:table-cell table:formula="of:=1926-[.I271]" office:value-type="float" office:value="51" calcext:value-type="float">
            <text:p>51</text:p>
          </table:table-cell>
          <table:table-cell table:formula="of:=IF(OR([.M271]=&quot;fille&quot;;[.M271]=&quot;fils&quot;;[.M271]=&quot;Belle-fille&quot;;[.M271]=&quot;Beau-fils&quot;;[.J271]&lt;22);&quot;gen3&quot;;IF(AND(OR([.M271]=&quot;épouse&quot;;[.M271]=&quot;chef&quot;);[.J271]&gt;59);&quot;gen1&quot;;IF([.J27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a Garde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>gallais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f</text:p>
          </table:table-cell>
          <table:table-cell office:value-type="float" office:value="1886" calcext:value-type="float">
            <text:p>1886</text:p>
          </table:table-cell>
          <table:table-cell table:formula="of:=1926-[.I272]" office:value-type="float" office:value="40" calcext:value-type="float">
            <text:p>40</text:p>
          </table:table-cell>
          <table:table-cell table:formula="of:=IF(OR([.M272]=&quot;fille&quot;;[.M272]=&quot;fils&quot;;[.M272]=&quot;Belle-fille&quot;;[.M272]=&quot;Beau-fils&quot;;[.J272]&lt;22);&quot;gen3&quot;;IF(AND(OR([.M272]=&quot;épouse&quot;;[.M272]=&quot;chef&quot;);[.J272]&gt;59);&quot;gen1&quot;;IF([.J27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a Garde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llée</text:p>
          </table:table-cell>
          <table:table-cell/>
          <table:table-cell office:value-type="string" calcext:value-type="string">
            <text:p>émile</text:p>
          </table:table-cell>
          <table:table-cell office:value-type="string" calcext:value-type="string">
            <text:p>h</text:p>
          </table:table-cell>
          <table:table-cell office:value-type="float" office:value="1923" calcext:value-type="float">
            <text:p>1923</text:p>
          </table:table-cell>
          <table:table-cell table:formula="of:=1926-[.I273]" office:value-type="float" office:value="3" calcext:value-type="float">
            <text:p>3</text:p>
          </table:table-cell>
          <table:table-cell table:formula="of:=IF(OR([.M273]=&quot;fille&quot;;[.M273]=&quot;fils&quot;;[.M273]=&quot;Belle-fille&quot;;[.M273]=&quot;Beau-fils&quot;;[.J273]&lt;22);&quot;gen3&quot;;IF(AND(OR([.M273]=&quot;épouse&quot;;[.M273]=&quot;chef&quot;);[.J273]&gt;59);&quot;gen1&quot;;IF([.J27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a Garde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intreau</text:p>
          </table:table-cell>
          <table:table-cell/>
          <table:table-cell office:value-type="string" calcext:value-type="string">
            <text:p>jules</text:p>
          </table:table-cell>
          <table:table-cell office:value-type="string" calcext:value-type="string">
            <text:p>h</text:p>
          </table:table-cell>
          <table:table-cell office:value-type="float" office:value="1852" calcext:value-type="float">
            <text:p>1852</text:p>
          </table:table-cell>
          <table:table-cell table:formula="of:=1926-[.I274]" office:value-type="float" office:value="74" calcext:value-type="float">
            <text:p>74</text:p>
          </table:table-cell>
          <table:table-cell table:formula="of:=IF(OR([.M274]=&quot;fille&quot;;[.M274]=&quot;fils&quot;;[.M274]=&quot;Belle-fille&quot;;[.M274]=&quot;Beau-fils&quot;;[.J274]&lt;22);&quot;gen3&quot;;IF(AND(OR([.M274]=&quot;épouse&quot;;[.M274]=&quot;chef&quot;);[.J274]&gt;59);&quot;gen1&quot;;IF([.J27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a Garde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intreau</text:p>
          </table:table-cell>
          <table:table-cell office:value-type="string" calcext:value-type="string">
            <text:p>mauclerc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54" calcext:value-type="float">
            <text:p>1854</text:p>
          </table:table-cell>
          <table:table-cell table:formula="of:=1926-[.I275]" office:value-type="float" office:value="72" calcext:value-type="float">
            <text:p>72</text:p>
          </table:table-cell>
          <table:table-cell table:formula="of:=IF(OR([.M275]=&quot;fille&quot;;[.M275]=&quot;fils&quot;;[.M275]=&quot;Belle-fille&quot;;[.M275]=&quot;Beau-fils&quot;;[.J275]&lt;22);&quot;gen3&quot;;IF(AND(OR([.M275]=&quot;épouse&quot;;[.M275]=&quot;chef&quot;);[.J275]&gt;59);&quot;gen1&quot;;IF([.J27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a Garde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artier</text:p>
          </table:table-cell>
          <table:table-cell/>
          <table:table-cell office:value-type="string" calcext:value-type="string">
            <text:p>ernest</text:p>
          </table:table-cell>
          <table:table-cell office:value-type="string" calcext:value-type="string">
            <text:p>h</text:p>
          </table:table-cell>
          <table:table-cell office:value-type="float" office:value="1874" calcext:value-type="float">
            <text:p>1874</text:p>
          </table:table-cell>
          <table:table-cell table:formula="of:=1926-[.I276]" office:value-type="float" office:value="52" calcext:value-type="float">
            <text:p>52</text:p>
          </table:table-cell>
          <table:table-cell table:formula="of:=IF(OR([.M276]=&quot;fille&quot;;[.M276]=&quot;fils&quot;;[.M276]=&quot;Belle-fille&quot;;[.M276]=&quot;Beau-fils&quot;;[.J276]&lt;22);&quot;gen3&quot;;IF(AND(OR([.M276]=&quot;épouse&quot;;[.M276]=&quot;chef&quot;);[.J276]&gt;59);&quot;gen1&quot;;IF([.J27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a Garde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pointreau</text:p>
          </table:table-cell>
          <table:table-cell office:value-type="string" calcext:value-type="string">
            <text:p>mélina</text:p>
          </table:table-cell>
          <table:table-cell office:value-type="string" calcext:value-type="string">
            <text:p>f</text:p>
          </table:table-cell>
          <table:table-cell office:value-type="float" office:value="1882" calcext:value-type="float">
            <text:p>1882</text:p>
          </table:table-cell>
          <table:table-cell table:formula="of:=1926-[.I277]" office:value-type="float" office:value="44" calcext:value-type="float">
            <text:p>44</text:p>
          </table:table-cell>
          <table:table-cell table:formula="of:=IF(OR([.M277]=&quot;fille&quot;;[.M277]=&quot;fils&quot;;[.M277]=&quot;Belle-fille&quot;;[.M277]=&quot;Beau-fils&quot;;[.J277]&lt;22);&quot;gen3&quot;;IF(AND(OR([.M277]=&quot;épouse&quot;;[.M277]=&quot;chef&quot;);[.J277]&gt;59);&quot;gen1&quot;;IF([.J27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a Garde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ointreau</text:p>
          </table:table-cell>
          <table:table-cell/>
          <table:table-cell office:value-type="string" calcext:value-type="string">
            <text:p>julien</text:p>
          </table:table-cell>
          <table:table-cell office:value-type="string" calcext:value-type="string">
            <text:p>h</text:p>
          </table:table-cell>
          <table:table-cell office:value-type="float" office:value="1902" calcext:value-type="float">
            <text:p>1902</text:p>
          </table:table-cell>
          <table:table-cell table:formula="of:=1926-[.I278]" office:value-type="float" office:value="24" calcext:value-type="float">
            <text:p>24</text:p>
          </table:table-cell>
          <table:table-cell table:formula="of:=IF(OR([.M278]=&quot;fille&quot;;[.M278]=&quot;fils&quot;;[.M278]=&quot;Belle-fille&quot;;[.M278]=&quot;Beau-fils&quot;;[.J278]&lt;22);&quot;gen3&quot;;IF(AND(OR([.M278]=&quot;épouse&quot;;[.M278]=&quot;chef&quot;);[.J278]&gt;59);&quot;gen1&quot;;IF([.J27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ousin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a Garde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diller</text:p>
          </table:table-cell>
          <table:table-cell office:value-type="string" calcext:value-type="string">
            <text:p>blucheau</text:p>
          </table:table-cell>
          <table:table-cell office:value-type="string" calcext:value-type="string">
            <text:p>victorine</text:p>
          </table:table-cell>
          <table:table-cell office:value-type="string" calcext:value-type="string">
            <text:p>f</text:p>
          </table:table-cell>
          <table:table-cell office:value-type="float" office:value="1881" calcext:value-type="float">
            <text:p>1881</text:p>
          </table:table-cell>
          <table:table-cell table:formula="of:=1926-[.I279]" office:value-type="float" office:value="45" calcext:value-type="float">
            <text:p>45</text:p>
          </table:table-cell>
          <table:table-cell table:formula="of:=IF(OR([.M279]=&quot;fille&quot;;[.M279]=&quot;fils&quot;;[.M279]=&quot;Belle-fille&quot;;[.M279]=&quot;Beau-fils&quot;;[.J279]&lt;22);&quot;gen3&quot;;IF(AND(OR([.M279]=&quot;épouse&quot;;[.M279]=&quot;chef&quot;);[.J279]&gt;59);&quot;gen1&quot;;IF([.J27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a Garde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diller</text:p>
          </table:table-cell>
          <table:table-cell/>
          <table:table-cell office:value-type="string" calcext:value-type="string">
            <text:p>lucienne</text:p>
          </table:table-cell>
          <table:table-cell office:value-type="string" calcext:value-type="string">
            <text:p>f</text:p>
          </table:table-cell>
          <table:table-cell office:value-type="float" office:value="1908" calcext:value-type="float">
            <text:p>1908</text:p>
          </table:table-cell>
          <table:table-cell table:formula="of:=1926-[.I280]" office:value-type="float" office:value="18" calcext:value-type="float">
            <text:p>18</text:p>
          </table:table-cell>
          <table:table-cell table:formula="of:=IF(OR([.M280]=&quot;fille&quot;;[.M280]=&quot;fils&quot;;[.M280]=&quot;Belle-fille&quot;;[.M280]=&quot;Beau-fils&quot;;[.J280]&lt;22);&quot;gen3&quot;;IF(AND(OR([.M280]=&quot;épouse&quot;;[.M280]=&quot;chef&quot;);[.J280]&gt;59);&quot;gen1&quot;;IF([.J28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a Bruyère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erton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63" calcext:value-type="float">
            <text:p>1863</text:p>
          </table:table-cell>
          <table:table-cell table:formula="of:=1926-[.I281]" office:value-type="float" office:value="63" calcext:value-type="float">
            <text:p>63</text:p>
          </table:table-cell>
          <table:table-cell table:formula="of:=IF(OR([.M281]=&quot;fille&quot;;[.M281]=&quot;fils&quot;;[.M281]=&quot;Belle-fille&quot;;[.M281]=&quot;Beau-fils&quot;;[.J281]&lt;22);&quot;gen3&quot;;IF(AND(OR([.M281]=&quot;épouse&quot;;[.M281]=&quot;chef&quot;);[.J281]&gt;59);&quot;gen1&quot;;IF([.J281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a Bruyère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erton</text:p>
          </table:table-cell>
          <table:table-cell office:value-type="string" calcext:value-type="string">
            <text:p>becasseau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64" calcext:value-type="float">
            <text:p>1864</text:p>
          </table:table-cell>
          <table:table-cell table:formula="of:=1926-[.I282]" office:value-type="float" office:value="62" calcext:value-type="float">
            <text:p>62</text:p>
          </table:table-cell>
          <table:table-cell table:formula="of:=IF(OR([.M282]=&quot;fille&quot;;[.M282]=&quot;fils&quot;;[.M282]=&quot;Belle-fille&quot;;[.M282]=&quot;Beau-fils&quot;;[.J282]&lt;22);&quot;gen3&quot;;IF(AND(OR([.M282]=&quot;épouse&quot;;[.M282]=&quot;chef&quot;);[.J282]&gt;59);&quot;gen1&quot;;IF([.J282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a Bruyère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ration</text:p>
          </table:table-cell>
          <table:table-cell/>
          <table:table-cell office:value-type="string" calcext:value-type="string">
            <text:p>jean</text:p>
          </table:table-cell>
          <table:table-cell office:value-type="string" calcext:value-type="string">
            <text:p>h</text:p>
          </table:table-cell>
          <table:table-cell office:value-type="float" office:value="1903" calcext:value-type="float">
            <text:p>1903</text:p>
          </table:table-cell>
          <table:table-cell table:formula="of:=1926-[.I283]" office:value-type="float" office:value="23" calcext:value-type="float">
            <text:p>23</text:p>
          </table:table-cell>
          <table:table-cell table:formula="of:=IF(OR([.M283]=&quot;fille&quot;;[.M283]=&quot;fils&quot;;[.M283]=&quot;Belle-fille&quot;;[.M283]=&quot;Beau-fils&quot;;[.J283]&lt;22);&quot;gen3&quot;;IF(AND(OR([.M283]=&quot;épouse&quot;;[.M283]=&quot;chef&quot;);[.J283]&gt;59);&quot;gen1&quot;;IF([.J28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a Bruyère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rton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93" calcext:value-type="float">
            <text:p>1893</text:p>
          </table:table-cell>
          <table:table-cell table:formula="of:=1926-[.I284]" office:value-type="float" office:value="33" calcext:value-type="float">
            <text:p>33</text:p>
          </table:table-cell>
          <table:table-cell table:formula="of:=IF(OR([.M284]=&quot;fille&quot;;[.M284]=&quot;fils&quot;;[.M284]=&quot;Belle-fille&quot;;[.M284]=&quot;Beau-fils&quot;;[.J284]&lt;22);&quot;gen3&quot;;IF(AND(OR([.M284]=&quot;épouse&quot;;[.M284]=&quot;chef&quot;);[.J284]&gt;59);&quot;gen1&quot;;IF([.J28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a Bruyère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gratien</text:p>
          </table:table-cell>
          <table:table-cell office:value-type="string" calcext:value-type="string">
            <text:p>fernande</text:p>
          </table:table-cell>
          <table:table-cell office:value-type="string" calcext:value-type="string">
            <text:p>f</text:p>
          </table:table-cell>
          <table:table-cell office:value-type="float" office:value="1895" calcext:value-type="float">
            <text:p>1895</text:p>
          </table:table-cell>
          <table:table-cell table:formula="of:=1926-[.I285]" office:value-type="float" office:value="31" calcext:value-type="float">
            <text:p>31</text:p>
          </table:table-cell>
          <table:table-cell table:formula="of:=IF(OR([.M285]=&quot;fille&quot;;[.M285]=&quot;fils&quot;;[.M285]=&quot;Belle-fille&quot;;[.M285]=&quot;Beau-fils&quot;;[.J285]&lt;22);&quot;gen3&quot;;IF(AND(OR([.M285]=&quot;épouse&quot;;[.M285]=&quot;chef&quot;);[.J285]&gt;59);&quot;gen1&quot;;IF([.J28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a Bruyère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ecomté</text:p>
          </table:table-cell>
          <table:table-cell/>
          <table:table-cell office:value-type="string" calcext:value-type="string">
            <text:p>albert</text:p>
          </table:table-cell>
          <table:table-cell office:value-type="string" calcext:value-type="string">
            <text:p>h</text:p>
          </table:table-cell>
          <table:table-cell office:value-type="float" office:value="1894" calcext:value-type="float">
            <text:p>1894</text:p>
          </table:table-cell>
          <table:table-cell table:formula="of:=1926-[.I286]" office:value-type="float" office:value="32" calcext:value-type="float">
            <text:p>32</text:p>
          </table:table-cell>
          <table:table-cell table:formula="of:=IF(OR([.M286]=&quot;fille&quot;;[.M286]=&quot;fils&quot;;[.M286]=&quot;Belle-fille&quot;;[.M286]=&quot;Beau-fils&quot;;[.J286]&lt;22);&quot;gen3&quot;;IF(AND(OR([.M286]=&quot;épouse&quot;;[.M286]=&quot;chef&quot;);[.J286]&gt;59);&quot;gen1&quot;;IF([.J28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a Bruyère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ecomté</text:p>
          </table:table-cell>
          <table:table-cell office:value-type="string" calcext:value-type="string">
            <text:p>habert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f</text:p>
          </table:table-cell>
          <table:table-cell office:value-type="float" office:value="1894" calcext:value-type="float">
            <text:p>1894</text:p>
          </table:table-cell>
          <table:table-cell table:formula="of:=1926-[.I287]" office:value-type="float" office:value="32" calcext:value-type="float">
            <text:p>32</text:p>
          </table:table-cell>
          <table:table-cell table:formula="of:=IF(OR([.M287]=&quot;fille&quot;;[.M287]=&quot;fils&quot;;[.M287]=&quot;Belle-fille&quot;;[.M287]=&quot;Beau-fils&quot;;[.J287]&lt;22);&quot;gen3&quot;;IF(AND(OR([.M287]=&quot;épouse&quot;;[.M287]=&quot;chef&quot;);[.J287]&gt;59);&quot;gen1&quot;;IF([.J28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a Bruyère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ecomté</text:p>
          </table:table-cell>
          <table:table-cell/>
          <table:table-cell office:value-type="string" calcext:value-type="string">
            <text:p>rené</text:p>
          </table:table-cell>
          <table:table-cell office:value-type="string" calcext:value-type="string">
            <text:p>h</text:p>
          </table:table-cell>
          <table:table-cell office:value-type="float" office:value="1920" calcext:value-type="float">
            <text:p>1920</text:p>
          </table:table-cell>
          <table:table-cell table:formula="of:=1926-[.I288]" office:value-type="float" office:value="6" calcext:value-type="float">
            <text:p>6</text:p>
          </table:table-cell>
          <table:table-cell table:formula="of:=IF(OR([.M288]=&quot;fille&quot;;[.M288]=&quot;fils&quot;;[.M288]=&quot;Belle-fille&quot;;[.M288]=&quot;Beau-fils&quot;;[.J288]&lt;22);&quot;gen3&quot;;IF(AND(OR([.M288]=&quot;épouse&quot;;[.M288]=&quot;chef&quot;);[.J288]&gt;59);&quot;gen1&quot;;IF([.J28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a Bruyère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oussin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65" calcext:value-type="float">
            <text:p>1865</text:p>
          </table:table-cell>
          <table:table-cell table:formula="of:=1926-[.I289]" office:value-type="float" office:value="61" calcext:value-type="float">
            <text:p>61</text:p>
          </table:table-cell>
          <table:table-cell table:formula="of:=IF(OR([.M289]=&quot;fille&quot;;[.M289]=&quot;fils&quot;;[.M289]=&quot;Belle-fille&quot;;[.M289]=&quot;Beau-fils&quot;;[.J289]&lt;22);&quot;gen3&quot;;IF(AND(OR([.M289]=&quot;épouse&quot;;[.M289]=&quot;chef&quot;);[.J289]&gt;59);&quot;gen1&quot;;IF([.J289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a Bruyère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oussin</text:p>
          </table:table-cell>
          <table:table-cell office:value-type="string" calcext:value-type="string">
            <text:p>cailleau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67" calcext:value-type="float">
            <text:p>1867</text:p>
          </table:table-cell>
          <table:table-cell table:formula="of:=1926-[.I290]" office:value-type="float" office:value="59" calcext:value-type="float">
            <text:p>59</text:p>
          </table:table-cell>
          <table:table-cell table:formula="of:=IF(OR([.M290]=&quot;fille&quot;;[.M290]=&quot;fils&quot;;[.M290]=&quot;Belle-fille&quot;;[.M290]=&quot;Beau-fils&quot;;[.J290]&lt;22);&quot;gen3&quot;;IF(AND(OR([.M290]=&quot;épouse&quot;;[.M290]=&quot;chef&quot;);[.J290]&gt;59);&quot;gen1&quot;;IF([.J29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a Bruyère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au</text:p>
          </table:table-cell>
          <table:table-cell/>
          <table:table-cell office:value-type="string" calcext:value-type="string">
            <text:p>marthe</text:p>
          </table:table-cell>
          <table:table-cell office:value-type="string" calcext:value-type="string">
            <text:p>f</text:p>
          </table:table-cell>
          <table:table-cell office:value-type="float" office:value="1885" calcext:value-type="float">
            <text:p>1885</text:p>
          </table:table-cell>
          <table:table-cell table:formula="of:=1926-[.I291]" office:value-type="float" office:value="41" calcext:value-type="float">
            <text:p>41</text:p>
          </table:table-cell>
          <table:table-cell table:formula="of:=IF(OR([.M291]=&quot;fille&quot;;[.M291]=&quot;fils&quot;;[.M291]=&quot;Belle-fille&quot;;[.M291]=&quot;Beau-fils&quot;;[.J291]&lt;22);&quot;gen3&quot;;IF(AND(OR([.M291]=&quot;épouse&quot;;[.M291]=&quot;chef&quot;);[.J291]&gt;59);&quot;gen1&quot;;IF([.J29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a Bruyère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au</text:p>
          </table:table-cell>
          <table:table-cell/>
          <table:table-cell office:value-type="string" calcext:value-type="string">
            <text:p>léopoldine</text:p>
          </table:table-cell>
          <table:table-cell office:value-type="string" calcext:value-type="string">
            <text:p>f</text:p>
          </table:table-cell>
          <table:table-cell office:value-type="float" office:value="1911" calcext:value-type="float">
            <text:p>1911</text:p>
          </table:table-cell>
          <table:table-cell table:formula="of:=1926-[.I292]" office:value-type="float" office:value="15" calcext:value-type="float">
            <text:p>15</text:p>
          </table:table-cell>
          <table:table-cell table:formula="of:=IF(OR([.M292]=&quot;fille&quot;;[.M292]=&quot;fils&quot;;[.M292]=&quot;Belle-fille&quot;;[.M292]=&quot;Beau-fils&quot;;[.J292]&lt;22);&quot;gen3&quot;;IF(AND(OR([.M292]=&quot;épouse&quot;;[.M292]=&quot;chef&quot;);[.J292]&gt;59);&quot;gen1&quot;;IF([.J29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fromager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a Bruyère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au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h</text:p>
          </table:table-cell>
          <table:table-cell office:value-type="float" office:value="1913" calcext:value-type="float">
            <text:p>1913</text:p>
          </table:table-cell>
          <table:table-cell table:formula="of:=1926-[.I293]" office:value-type="float" office:value="13" calcext:value-type="float">
            <text:p>13</text:p>
          </table:table-cell>
          <table:table-cell table:formula="of:=IF(OR([.M293]=&quot;fille&quot;;[.M293]=&quot;fils&quot;;[.M293]=&quot;Belle-fille&quot;;[.M293]=&quot;Beau-fils&quot;;[.J293]&lt;22);&quot;gen3&quot;;IF(AND(OR([.M293]=&quot;épouse&quot;;[.M293]=&quot;chef&quot;);[.J293]&gt;59);&quot;gen1&quot;;IF([.J29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a Bruyère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iau</text:p>
          </table:table-cell>
          <table:table-cell/>
          <table:table-cell office:value-type="string" calcext:value-type="string">
            <text:p>gérard</text:p>
          </table:table-cell>
          <table:table-cell office:value-type="string" calcext:value-type="string">
            <text:p>h</text:p>
          </table:table-cell>
          <table:table-cell office:value-type="float" office:value="1925" calcext:value-type="float">
            <text:p>1925</text:p>
          </table:table-cell>
          <table:table-cell table:formula="of:=1926-[.I294]" office:value-type="float" office:value="1" calcext:value-type="float">
            <text:p>1</text:p>
          </table:table-cell>
          <table:table-cell table:formula="of:=IF(OR([.M294]=&quot;fille&quot;;[.M294]=&quot;fils&quot;;[.M294]=&quot;Belle-fille&quot;;[.M294]=&quot;Beau-fils&quot;;[.J294]&lt;22);&quot;gen3&quot;;IF(AND(OR([.M294]=&quot;épouse&quot;;[.M294]=&quot;chef&quot;);[.J294]&gt;59);&quot;gen1&quot;;IF([.J294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a Bruyère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viau</text:p>
          </table:table-cell>
          <table:table-cell office:value-type="string" calcext:value-type="string">
            <text:p>duchesne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f</text:p>
          </table:table-cell>
          <table:table-cell office:value-type="float" office:value="1858" calcext:value-type="float">
            <text:p>1858</text:p>
          </table:table-cell>
          <table:table-cell table:formula="of:=1926-[.I295]" office:value-type="float" office:value="68" calcext:value-type="float">
            <text:p>68</text:p>
          </table:table-cell>
          <table:table-cell table:formula="of:=IF(OR([.M295]=&quot;fille&quot;;[.M295]=&quot;fils&quot;;[.M295]=&quot;Belle-fille&quot;;[.M295]=&quot;Beau-fils&quot;;[.J295]&lt;22);&quot;gen3&quot;;IF(AND(OR([.M295]=&quot;épouse&quot;;[.M295]=&quot;chef&quot;);[.J295]&gt;59);&quot;gen1&quot;;IF([.J29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a Bruyère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ougreau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66" calcext:value-type="float">
            <text:p>1866</text:p>
          </table:table-cell>
          <table:table-cell table:formula="of:=1926-[.I296]" office:value-type="float" office:value="60" calcext:value-type="float">
            <text:p>60</text:p>
          </table:table-cell>
          <table:table-cell table:formula="of:=IF(OR([.M296]=&quot;fille&quot;;[.M296]=&quot;fils&quot;;[.M296]=&quot;Belle-fille&quot;;[.M296]=&quot;Beau-fils&quot;;[.J296]&lt;22);&quot;gen3&quot;;IF(AND(OR([.M296]=&quot;épouse&quot;;[.M296]=&quot;chef&quot;);[.J296]&gt;59);&quot;gen1&quot;;IF([.J296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journalier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a Bruyère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ougreau</text:p>
          </table:table-cell>
          <table:table-cell office:value-type="string" calcext:value-type="string">
            <text:p>lebeaupin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f</text:p>
          </table:table-cell>
          <table:table-cell office:value-type="float" office:value="1886" calcext:value-type="float">
            <text:p>1886</text:p>
          </table:table-cell>
          <table:table-cell table:formula="of:=1926-[.I297]" office:value-type="float" office:value="40" calcext:value-type="float">
            <text:p>40</text:p>
          </table:table-cell>
          <table:table-cell table:formula="of:=IF(OR([.M297]=&quot;fille&quot;;[.M297]=&quot;fils&quot;;[.M297]=&quot;Belle-fille&quot;;[.M297]=&quot;Beau-fils&quot;;[.J297]&lt;22);&quot;gen3&quot;;IF(AND(OR([.M297]=&quot;épouse&quot;;[.M297]=&quot;chef&quot;);[.J297]&gt;59);&quot;gen1&quot;;IF([.J29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blanchisseuse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a Bruyère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ougreau</text:p>
          </table:table-cell>
          <table:table-cell/>
          <table:table-cell office:value-type="string" calcext:value-type="string">
            <text:p>denise</text:p>
          </table:table-cell>
          <table:table-cell office:value-type="string" calcext:value-type="string">
            <text:p>f</text:p>
          </table:table-cell>
          <table:table-cell office:value-type="float" office:value="1916" calcext:value-type="float">
            <text:p>1916</text:p>
          </table:table-cell>
          <table:table-cell table:formula="of:=1926-[.I298]" office:value-type="float" office:value="10" calcext:value-type="float">
            <text:p>10</text:p>
          </table:table-cell>
          <table:table-cell table:formula="of:=IF(OR([.M298]=&quot;fille&quot;;[.M298]=&quot;fils&quot;;[.M298]=&quot;Belle-fille&quot;;[.M298]=&quot;Beau-fils&quot;;[.J298]&lt;22);&quot;gen3&quot;;IF(AND(OR([.M298]=&quot;épouse&quot;;[.M298]=&quot;chef&quot;);[.J298]&gt;59);&quot;gen1&quot;;IF([.J29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e Peux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stantin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94" calcext:value-type="float">
            <text:p>1894</text:p>
          </table:table-cell>
          <table:table-cell table:formula="of:=1926-[.I299]" office:value-type="float" office:value="32" calcext:value-type="float">
            <text:p>32</text:p>
          </table:table-cell>
          <table:table-cell table:formula="of:=IF(OR([.M299]=&quot;fille&quot;;[.M299]=&quot;fils&quot;;[.M299]=&quot;Belle-fille&quot;;[.M299]=&quot;Beau-fils&quot;;[.J299]&lt;22);&quot;gen3&quot;;IF(AND(OR([.M299]=&quot;épouse&quot;;[.M299]=&quot;chef&quot;);[.J299]&gt;59);&quot;gen1&quot;;IF([.J29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e Peux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stantin</text:p>
          </table:table-cell>
          <table:table-cell office:value-type="string" calcext:value-type="string">
            <text:p>philippon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f</text:p>
          </table:table-cell>
          <table:table-cell office:value-type="float" office:value="1898" calcext:value-type="float">
            <text:p>1898</text:p>
          </table:table-cell>
          <table:table-cell table:formula="of:=1926-[.I300]" office:value-type="float" office:value="28" calcext:value-type="float">
            <text:p>28</text:p>
          </table:table-cell>
          <table:table-cell table:formula="of:=IF(OR([.M300]=&quot;fille&quot;;[.M300]=&quot;fils&quot;;[.M300]=&quot;Belle-fille&quot;;[.M300]=&quot;Beau-fils&quot;;[.J300]&lt;22);&quot;gen3&quot;;IF(AND(OR([.M300]=&quot;épouse&quot;;[.M300]=&quot;chef&quot;);[.J300]&gt;59);&quot;gen1&quot;;IF([.J30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e Peux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stantin</text:p>
          </table:table-cell>
          <table:table-cell/>
          <table:table-cell office:value-type="string" calcext:value-type="string">
            <text:p>robert</text:p>
          </table:table-cell>
          <table:table-cell office:value-type="string" calcext:value-type="string">
            <text:p>h</text:p>
          </table:table-cell>
          <table:table-cell office:value-type="float" office:value="1921" calcext:value-type="float">
            <text:p>1921</text:p>
          </table:table-cell>
          <table:table-cell table:formula="of:=1926-[.I301]" office:value-type="float" office:value="5" calcext:value-type="float">
            <text:p>5</text:p>
          </table:table-cell>
          <table:table-cell table:formula="of:=IF(OR([.M301]=&quot;fille&quot;;[.M301]=&quot;fils&quot;;[.M301]=&quot;Belle-fille&quot;;[.M301]=&quot;Beau-fils&quot;;[.J301]&lt;22);&quot;gen3&quot;;IF(AND(OR([.M301]=&quot;épouse&quot;;[.M301]=&quot;chef&quot;);[.J301]&gt;59);&quot;gen1&quot;;IF([.J30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e Peux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stantin</text:p>
          </table:table-cell>
          <table:table-cell/>
          <table:table-cell office:value-type="string" calcext:value-type="string">
            <text:p>odette</text:p>
          </table:table-cell>
          <table:table-cell office:value-type="string" calcext:value-type="string">
            <text:p>f</text:p>
          </table:table-cell>
          <table:table-cell office:value-type="float" office:value="1923" calcext:value-type="float">
            <text:p>1923</text:p>
          </table:table-cell>
          <table:table-cell table:formula="of:=1926-[.I302]" office:value-type="float" office:value="3" calcext:value-type="float">
            <text:p>3</text:p>
          </table:table-cell>
          <table:table-cell table:formula="of:=IF(OR([.M302]=&quot;fille&quot;;[.M302]=&quot;fils&quot;;[.M302]=&quot;Belle-fille&quot;;[.M302]=&quot;Beau-fils&quot;;[.J302]&lt;22);&quot;gen3&quot;;IF(AND(OR([.M302]=&quot;épouse&quot;;[.M302]=&quot;chef&quot;);[.J302]&gt;59);&quot;gen1&quot;;IF([.J30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e Peux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stantin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h</text:p>
          </table:table-cell>
          <table:table-cell office:value-type="float" office:value="1925" calcext:value-type="float">
            <text:p>1925</text:p>
          </table:table-cell>
          <table:table-cell table:formula="of:=1926-[.I303]" office:value-type="float" office:value="1" calcext:value-type="float">
            <text:p>1</text:p>
          </table:table-cell>
          <table:table-cell table:formula="of:=IF(OR([.M303]=&quot;fille&quot;;[.M303]=&quot;fils&quot;;[.M303]=&quot;Belle-fille&quot;;[.M303]=&quot;Beau-fils&quot;;[.J303]&lt;22);&quot;gen3&quot;;IF(AND(OR([.M303]=&quot;épouse&quot;;[.M303]=&quot;chef&quot;);[.J303]&gt;59);&quot;gen1&quot;;IF([.J30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e Peux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hauvelin</text:p>
          </table:table-cell>
          <table:table-cell/>
          <table:table-cell office:value-type="string" calcext:value-type="string">
            <text:p>rené</text:p>
          </table:table-cell>
          <table:table-cell office:value-type="string" calcext:value-type="string">
            <text:p>h</text:p>
          </table:table-cell>
          <table:table-cell office:value-type="float" office:value="1861" calcext:value-type="float">
            <text:p>1861</text:p>
          </table:table-cell>
          <table:table-cell table:formula="of:=1926-[.I304]" office:value-type="float" office:value="65" calcext:value-type="float">
            <text:p>65</text:p>
          </table:table-cell>
          <table:table-cell table:formula="of:=IF(OR([.M304]=&quot;fille&quot;;[.M304]=&quot;fils&quot;;[.M304]=&quot;Belle-fille&quot;;[.M304]=&quot;Beau-fils&quot;;[.J304]&lt;22);&quot;gen3&quot;;IF(AND(OR([.M304]=&quot;épouse&quot;;[.M304]=&quot;chef&quot;);[.J304]&gt;59);&quot;gen1&quot;;IF([.J30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e Peux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hauvelin</text:p>
          </table:table-cell>
          <table:table-cell office:value-type="string" calcext:value-type="string">
            <text:p>boiriau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70" calcext:value-type="float">
            <text:p>1870</text:p>
          </table:table-cell>
          <table:table-cell table:formula="of:=1926-[.I305]" office:value-type="float" office:value="56" calcext:value-type="float">
            <text:p>56</text:p>
          </table:table-cell>
          <table:table-cell table:formula="of:=IF(OR([.M305]=&quot;fille&quot;;[.M305]=&quot;fils&quot;;[.M305]=&quot;Belle-fille&quot;;[.M305]=&quot;Beau-fils&quot;;[.J305]&lt;22);&quot;gen3&quot;;IF(AND(OR([.M305]=&quot;épouse&quot;;[.M305]=&quot;chef&quot;);[.J305]&gt;59);&quot;gen1&quot;;IF([.J30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e Peux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hauvelin</text:p>
          </table:table-cell>
          <table:table-cell/>
          <table:table-cell office:value-type="string" calcext:value-type="string">
            <text:p>denise</text:p>
          </table:table-cell>
          <table:table-cell office:value-type="string" calcext:value-type="string">
            <text:p>f</text:p>
          </table:table-cell>
          <table:table-cell office:value-type="float" office:value="1908" calcext:value-type="float">
            <text:p>1908</text:p>
          </table:table-cell>
          <table:table-cell table:formula="of:=1926-[.I306]" office:value-type="float" office:value="18" calcext:value-type="float">
            <text:p>18</text:p>
          </table:table-cell>
          <table:table-cell table:formula="of:=IF(OR([.M306]=&quot;fille&quot;;[.M306]=&quot;fils&quot;;[.M306]=&quot;Belle-fille&quot;;[.M306]=&quot;Beau-fils&quot;;[.J306]&lt;22);&quot;gen3&quot;;IF(AND(OR([.M306]=&quot;épouse&quot;;[.M306]=&quot;chef&quot;);[.J306]&gt;59);&quot;gen1&quot;;IF([.J30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e Peux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liet</text:p>
          </table:table-cell>
          <table:table-cell/>
          <table:table-cell office:value-type="string" calcext:value-type="string">
            <text:p>léon</text:p>
          </table:table-cell>
          <table:table-cell office:value-type="string" calcext:value-type="string">
            <text:p>h</text:p>
          </table:table-cell>
          <table:table-cell office:value-type="float" office:value="1881" calcext:value-type="float">
            <text:p>1881</text:p>
          </table:table-cell>
          <table:table-cell table:formula="of:=1926-[.I307]" office:value-type="float" office:value="45" calcext:value-type="float">
            <text:p>45</text:p>
          </table:table-cell>
          <table:table-cell table:formula="of:=IF(OR([.M307]=&quot;fille&quot;;[.M307]=&quot;fils&quot;;[.M307]=&quot;Belle-fille&quot;;[.M307]=&quot;Beau-fils&quot;;[.J307]&lt;22);&quot;gen3&quot;;IF(AND(OR([.M307]=&quot;épouse&quot;;[.M307]=&quot;chef&quot;);[.J307]&gt;59);&quot;gen1&quot;;IF([.J30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e Peux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liet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87" calcext:value-type="float">
            <text:p>1887</text:p>
          </table:table-cell>
          <table:table-cell table:formula="of:=1926-[.I308]" office:value-type="float" office:value="39" calcext:value-type="float">
            <text:p>39</text:p>
          </table:table-cell>
          <table:table-cell table:formula="of:=IF(OR([.M308]=&quot;fille&quot;;[.M308]=&quot;fils&quot;;[.M308]=&quot;Belle-fille&quot;;[.M308]=&quot;Beau-fils&quot;;[.J308]&lt;22);&quot;gen3&quot;;IF(AND(OR([.M308]=&quot;épouse&quot;;[.M308]=&quot;chef&quot;);[.J308]&gt;59);&quot;gen1&quot;;IF([.J30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 Peux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liet</text:p>
          </table:table-cell>
          <table:table-cell/>
          <table:table-cell office:value-type="string" calcext:value-type="string">
            <text:p>simone</text:p>
          </table:table-cell>
          <table:table-cell office:value-type="string" calcext:value-type="string">
            <text:p>f</text:p>
          </table:table-cell>
          <table:table-cell office:value-type="float" office:value="1913" calcext:value-type="float">
            <text:p>1913</text:p>
          </table:table-cell>
          <table:table-cell table:formula="of:=1926-[.I309]" office:value-type="float" office:value="13" calcext:value-type="float">
            <text:p>13</text:p>
          </table:table-cell>
          <table:table-cell table:formula="of:=IF(OR([.M309]=&quot;fille&quot;;[.M309]=&quot;fils&quot;;[.M309]=&quot;Belle-fille&quot;;[.M309]=&quot;Beau-fils&quot;;[.J309]&lt;22);&quot;gen3&quot;;IF(AND(OR([.M309]=&quot;épouse&quot;;[.M309]=&quot;chef&quot;);[.J309]&gt;59);&quot;gen1&quot;;IF([.J30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e Peux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éa</text:p>
          </table:table-cell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h</text:p>
          </table:table-cell>
          <table:table-cell office:value-type="float" office:value="1886" calcext:value-type="float">
            <text:p>1886</text:p>
          </table:table-cell>
          <table:table-cell table:formula="of:=1926-[.I310]" office:value-type="float" office:value="40" calcext:value-type="float">
            <text:p>40</text:p>
          </table:table-cell>
          <table:table-cell table:formula="of:=IF(OR([.M310]=&quot;fille&quot;;[.M310]=&quot;fils&quot;;[.M310]=&quot;Belle-fille&quot;;[.M310]=&quot;Beau-fils&quot;;[.J310]&lt;22);&quot;gen3&quot;;IF(AND(OR([.M310]=&quot;épouse&quot;;[.M310]=&quot;chef&quot;);[.J310]&gt;59);&quot;gen1&quot;;IF([.J31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e Peux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éa</text:p>
          </table:table-cell>
          <table:table-cell office:value-type="string" calcext:value-type="string">
            <text:p>borgne</text:p>
          </table:table-cell>
          <table:table-cell office:value-type="string" calcext:value-type="string">
            <text:p>jeannie</text:p>
          </table:table-cell>
          <table:table-cell office:value-type="string" calcext:value-type="string">
            <text:p>f</text:p>
          </table:table-cell>
          <table:table-cell office:value-type="float" office:value="1886" calcext:value-type="float">
            <text:p>1886</text:p>
          </table:table-cell>
          <table:table-cell table:formula="of:=1926-[.I311]" office:value-type="float" office:value="40" calcext:value-type="float">
            <text:p>40</text:p>
          </table:table-cell>
          <table:table-cell table:formula="of:=IF(OR([.M311]=&quot;fille&quot;;[.M311]=&quot;fils&quot;;[.M311]=&quot;Belle-fille&quot;;[.M311]=&quot;Beau-fils&quot;;[.J311]&lt;22);&quot;gen3&quot;;IF(AND(OR([.M311]=&quot;épouse&quot;;[.M311]=&quot;chef&quot;);[.J311]&gt;59);&quot;gen1&quot;;IF([.J31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e Peux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éa</text:p>
          </table:table-cell>
          <table:table-cell/>
          <table:table-cell office:value-type="string" calcext:value-type="string">
            <text:p>françoise</text:p>
          </table:table-cell>
          <table:table-cell office:value-type="string" calcext:value-type="string">
            <text:p>f</text:p>
          </table:table-cell>
          <table:table-cell office:value-type="float" office:value="1910" calcext:value-type="float">
            <text:p>1910</text:p>
          </table:table-cell>
          <table:table-cell table:formula="of:=1926-[.I312]" office:value-type="float" office:value="16" calcext:value-type="float">
            <text:p>16</text:p>
          </table:table-cell>
          <table:table-cell table:formula="of:=IF(OR([.M312]=&quot;fille&quot;;[.M312]=&quot;fils&quot;;[.M312]=&quot;Belle-fille&quot;;[.M312]=&quot;Beau-fils&quot;;[.J312]&lt;22);&quot;gen3&quot;;IF(AND(OR([.M312]=&quot;épouse&quot;;[.M312]=&quot;chef&quot;);[.J312]&gt;59);&quot;gen1&quot;;IF([.J31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e Peux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éa</text:p>
          </table:table-cell>
          <table:table-cell/>
          <table:table-cell office:value-type="string" calcext:value-type="string">
            <text:p>Marie-jeanne</text:p>
          </table:table-cell>
          <table:table-cell office:value-type="string" calcext:value-type="string">
            <text:p>f</text:p>
          </table:table-cell>
          <table:table-cell office:value-type="float" office:value="1912" calcext:value-type="float">
            <text:p>1912</text:p>
          </table:table-cell>
          <table:table-cell table:formula="of:=1926-[.I313]" office:value-type="float" office:value="14" calcext:value-type="float">
            <text:p>14</text:p>
          </table:table-cell>
          <table:table-cell table:formula="of:=IF(OR([.M313]=&quot;fille&quot;;[.M313]=&quot;fils&quot;;[.M313]=&quot;Belle-fille&quot;;[.M313]=&quot;Beau-fils&quot;;[.J313]&lt;22);&quot;gen3&quot;;IF(AND(OR([.M313]=&quot;épouse&quot;;[.M313]=&quot;chef&quot;);[.J313]&gt;59);&quot;gen1&quot;;IF([.J31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e Peux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rugnol</text:p>
          </table:table-cell>
          <table:table-cell/>
          <table:table-cell office:value-type="string" calcext:value-type="string">
            <text:p>jean</text:p>
          </table:table-cell>
          <table:table-cell office:value-type="string" calcext:value-type="string">
            <text:p>h</text:p>
          </table:table-cell>
          <table:table-cell office:value-type="float" office:value="1904" calcext:value-type="float">
            <text:p>1904</text:p>
          </table:table-cell>
          <table:table-cell table:formula="of:=1926-[.I314]" office:value-type="float" office:value="22" calcext:value-type="float">
            <text:p>22</text:p>
          </table:table-cell>
          <table:table-cell table:formula="of:=IF(OR([.M314]=&quot;fille&quot;;[.M314]=&quot;fils&quot;;[.M314]=&quot;Belle-fille&quot;;[.M314]=&quot;Beau-fils&quot;;[.J314]&lt;22);&quot;gen3&quot;;IF(AND(OR([.M314]=&quot;épouse&quot;;[.M314]=&quot;chef&quot;);[.J314]&gt;59);&quot;gen1&quot;;IF([.J31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e Peux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 joussineau de courdomet</text:p>
          </table:table-cell>
          <table:table-cell office:value-type="string" calcext:value-type="string">
            <text:p>de pin</text:p>
          </table:table-cell>
          <table:table-cell office:value-type="string" calcext:value-type="string">
            <text:p>yolande</text:p>
          </table:table-cell>
          <table:table-cell office:value-type="string" calcext:value-type="string">
            <text:p>f</text:p>
          </table:table-cell>
          <table:table-cell office:value-type="float" office:value="1894" calcext:value-type="float">
            <text:p>1894</text:p>
          </table:table-cell>
          <table:table-cell table:formula="of:=1926-[.I315]" office:value-type="float" office:value="32" calcext:value-type="float">
            <text:p>32</text:p>
          </table:table-cell>
          <table:table-cell table:formula="of:=IF(OR([.M315]=&quot;fille&quot;;[.M315]=&quot;fils&quot;;[.M315]=&quot;Belle-fille&quot;;[.M315]=&quot;Beau-fils&quot;;[.J315]&lt;22);&quot;gen3&quot;;IF(AND(OR([.M315]=&quot;épouse&quot;;[.M315]=&quot;chef&quot;);[.J315]&gt;59);&quot;gen1&quot;;IF([.J31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e Peux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 joussineau de courdomet</text:p>
          </table:table-cell>
          <table:table-cell/>
          <table:table-cell office:value-type="string" calcext:value-type="string">
            <text:p>hubert</text:p>
          </table:table-cell>
          <table:table-cell office:value-type="string" calcext:value-type="string">
            <text:p>h</text:p>
          </table:table-cell>
          <table:table-cell office:value-type="float" office:value="1920" calcext:value-type="float">
            <text:p>1920</text:p>
          </table:table-cell>
          <table:table-cell table:formula="of:=1926-[.I316]" office:value-type="float" office:value="6" calcext:value-type="float">
            <text:p>6</text:p>
          </table:table-cell>
          <table:table-cell table:formula="of:=IF(OR([.M316]=&quot;fille&quot;;[.M316]=&quot;fils&quot;;[.M316]=&quot;Belle-fille&quot;;[.M316]=&quot;Beau-fils&quot;;[.J316]&lt;22);&quot;gen3&quot;;IF(AND(OR([.M316]=&quot;épouse&quot;;[.M316]=&quot;chef&quot;);[.J316]&gt;59);&quot;gen1&quot;;IF([.J31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e Peux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 joussineau de courdomet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h</text:p>
          </table:table-cell>
          <table:table-cell office:value-type="float" office:value="1922" calcext:value-type="float">
            <text:p>1922</text:p>
          </table:table-cell>
          <table:table-cell table:formula="of:=1926-[.I317]" office:value-type="float" office:value="4" calcext:value-type="float">
            <text:p>4</text:p>
          </table:table-cell>
          <table:table-cell table:formula="of:=IF(OR([.M317]=&quot;fille&quot;;[.M317]=&quot;fils&quot;;[.M317]=&quot;Belle-fille&quot;;[.M317]=&quot;Beau-fils&quot;;[.J317]&lt;22);&quot;gen3&quot;;IF(AND(OR([.M317]=&quot;épouse&quot;;[.M317]=&quot;chef&quot;);[.J317]&gt;59);&quot;gen1&quot;;IF([.J31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e Peux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 joussineau de courdomet</text:p>
          </table:table-cell>
          <table:table-cell/>
          <table:table-cell office:value-type="string" calcext:value-type="string">
            <text:p>ghislain</text:p>
          </table:table-cell>
          <table:table-cell office:value-type="string" calcext:value-type="string">
            <text:p>h</text:p>
          </table:table-cell>
          <table:table-cell office:value-type="float" office:value="1924" calcext:value-type="float">
            <text:p>1924</text:p>
          </table:table-cell>
          <table:table-cell table:formula="of:=1926-[.I318]" office:value-type="float" office:value="2" calcext:value-type="float">
            <text:p>2</text:p>
          </table:table-cell>
          <table:table-cell table:formula="of:=IF(OR([.M318]=&quot;fille&quot;;[.M318]=&quot;fils&quot;;[.M318]=&quot;Belle-fille&quot;;[.M318]=&quot;Beau-fils&quot;;[.J318]&lt;22);&quot;gen3&quot;;IF(AND(OR([.M318]=&quot;épouse&quot;;[.M318]=&quot;chef&quot;);[.J318]&gt;59);&quot;gen1&quot;;IF([.J31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e Peux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hampigny</text:p>
          </table:table-cell>
          <table:table-cell office:value-type="string" calcext:value-type="string">
            <text:p>chabert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f</text:p>
          </table:table-cell>
          <table:table-cell office:value-type="float" office:value="1863" calcext:value-type="float">
            <text:p>1863</text:p>
          </table:table-cell>
          <table:table-cell table:formula="of:=1926-[.I319]" office:value-type="float" office:value="63" calcext:value-type="float">
            <text:p>63</text:p>
          </table:table-cell>
          <table:table-cell table:formula="of:=IF(OR([.M319]=&quot;fille&quot;;[.M319]=&quot;fils&quot;;[.M319]=&quot;Belle-fille&quot;;[.M319]=&quot;Beau-fils&quot;;[.J319]&lt;22);&quot;gen3&quot;;IF(AND(OR([.M319]=&quot;épouse&quot;;[.M319]=&quot;chef&quot;);[.J319]&gt;59);&quot;gen1&quot;;IF([.J319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e Peux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anguy</text:p>
          </table:table-cell>
          <table:table-cell/>
          <table:table-cell office:value-type="string" calcext:value-type="string">
            <text:p>marcelle</text:p>
          </table:table-cell>
          <table:table-cell office:value-type="string" calcext:value-type="string">
            <text:p>f</text:p>
          </table:table-cell>
          <table:table-cell office:value-type="float" office:value="1917" calcext:value-type="float">
            <text:p>1917</text:p>
          </table:table-cell>
          <table:table-cell table:formula="of:=1926-[.I320]" office:value-type="float" office:value="9" calcext:value-type="float">
            <text:p>9</text:p>
          </table:table-cell>
          <table:table-cell table:formula="of:=IF(OR([.M320]=&quot;fille&quot;;[.M320]=&quot;fils&quot;;[.M320]=&quot;Belle-fille&quot;;[.M320]=&quot;Beau-fils&quot;;[.J320]&lt;22);&quot;gen3&quot;;IF(AND(OR([.M320]=&quot;épouse&quot;;[.M320]=&quot;chef&quot;);[.J320]&gt;59);&quot;gen1&quot;;IF([.J32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enfant assisté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e Peux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ercier</text:p>
          </table:table-cell>
          <table:table-cell/>
          <table:table-cell office:value-type="string" calcext:value-type="string">
            <text:p>léon</text:p>
          </table:table-cell>
          <table:table-cell office:value-type="string" calcext:value-type="string">
            <text:p>h</text:p>
          </table:table-cell>
          <table:table-cell office:value-type="float" office:value="1918" calcext:value-type="float">
            <text:p>1918</text:p>
          </table:table-cell>
          <table:table-cell table:formula="of:=1926-[.I321]" office:value-type="float" office:value="8" calcext:value-type="float">
            <text:p>8</text:p>
          </table:table-cell>
          <table:table-cell table:formula="of:=IF(OR([.M321]=&quot;fille&quot;;[.M321]=&quot;fils&quot;;[.M321]=&quot;Belle-fille&quot;;[.M321]=&quot;Beau-fils&quot;;[.J321]&lt;22);&quot;gen3&quot;;IF(AND(OR([.M321]=&quot;épouse&quot;;[.M321]=&quot;chef&quot;);[.J321]&gt;59);&quot;gen1&quot;;IF([.J321]&lt;60;&quot;gen2&quot;;&quot;gen1&quot;)))" office:value-type="string" office:string-value="gen3" calcext:value-type="string">
            <text:p>gen3</text:p>
          </table:table-cell>
          <table:table-cell/>
          <table:table-cell office:value-type="string" calcext:value-type="string">
            <text:p>enfant assisté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e Peux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allé</text:p>
          </table:table-cell>
          <table:table-cell/>
          <table:table-cell office:value-type="string" calcext:value-type="string">
            <text:p>lilianne</text:p>
          </table:table-cell>
          <table:table-cell office:value-type="string" calcext:value-type="string">
            <text:p>f</text:p>
          </table:table-cell>
          <table:table-cell office:value-type="float" office:value="1924" calcext:value-type="float">
            <text:p>1924</text:p>
          </table:table-cell>
          <table:table-cell table:formula="of:=1926-[.I322]" office:value-type="float" office:value="2" calcext:value-type="float">
            <text:p>2</text:p>
          </table:table-cell>
          <table:table-cell table:formula="of:=IF(OR([.M322]=&quot;fille&quot;;[.M322]=&quot;fils&quot;;[.M322]=&quot;Belle-fille&quot;;[.M322]=&quot;Beau-fils&quot;;[.J322]&lt;22);&quot;gen3&quot;;IF(AND(OR([.M322]=&quot;épouse&quot;;[.M322]=&quot;chef&quot;);[.J322]&gt;59);&quot;gen1&quot;;IF([.J32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nourriçonne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e Peux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authier</text:p>
          </table:table-cell>
          <table:table-cell/>
          <table:table-cell office:value-type="string" calcext:value-type="string">
            <text:p>valentin</text:p>
          </table:table-cell>
          <table:table-cell office:value-type="string" calcext:value-type="string">
            <text:p>h</text:p>
          </table:table-cell>
          <table:table-cell office:value-type="float" office:value="1877" calcext:value-type="float">
            <text:p>1877</text:p>
          </table:table-cell>
          <table:table-cell table:formula="of:=1926-[.I323]" office:value-type="float" office:value="49" calcext:value-type="float">
            <text:p>49</text:p>
          </table:table-cell>
          <table:table-cell table:formula="of:=IF(OR([.M323]=&quot;fille&quot;;[.M323]=&quot;fils&quot;;[.M323]=&quot;Belle-fille&quot;;[.M323]=&quot;Beau-fils&quot;;[.J323]&lt;22);&quot;gen3&quot;;IF(AND(OR([.M323]=&quot;épouse&quot;;[.M323]=&quot;chef&quot;);[.J323]&gt;59);&quot;gen1&quot;;IF([.J32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état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e Peux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authier</text:p>
          </table:table-cell>
          <table:table-cell/>
          <table:table-cell office:value-type="string" calcext:value-type="string">
            <text:p>amélina</text:p>
          </table:table-cell>
          <table:table-cell office:value-type="string" calcext:value-type="string">
            <text:p>f</text:p>
          </table:table-cell>
          <table:table-cell office:value-type="float" office:value="1872" calcext:value-type="float">
            <text:p>1872</text:p>
          </table:table-cell>
          <table:table-cell table:formula="of:=1926-[.I324]" office:value-type="float" office:value="54" calcext:value-type="float">
            <text:p>54</text:p>
          </table:table-cell>
          <table:table-cell table:formula="of:=IF(OR([.M324]=&quot;fille&quot;;[.M324]=&quot;fils&quot;;[.M324]=&quot;Belle-fille&quot;;[.M324]=&quot;Beau-fils&quot;;[.J324]&lt;22);&quot;gen3&quot;;IF(AND(OR([.M324]=&quot;épouse&quot;;[.M324]=&quot;chef&quot;);[.J324]&gt;59);&quot;gen1&quot;;IF([.J32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e Peux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authier</text:p>
          </table:table-cell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f</text:p>
          </table:table-cell>
          <table:table-cell office:value-type="float" office:value="1911" calcext:value-type="float">
            <text:p>1911</text:p>
          </table:table-cell>
          <table:table-cell table:formula="of:=1926-[.I325]" office:value-type="float" office:value="15" calcext:value-type="float">
            <text:p>15</text:p>
          </table:table-cell>
          <table:table-cell table:formula="of:=IF(OR([.M325]=&quot;fille&quot;;[.M325]=&quot;fils&quot;;[.M325]=&quot;Belle-fille&quot;;[.M325]=&quot;Beau-fils&quot;;[.J325]&lt;22);&quot;gen3&quot;;IF(AND(OR([.M325]=&quot;épouse&quot;;[.M325]=&quot;chef&quot;);[.J325]&gt;59);&quot;gen1&quot;;IF([.J32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e Peux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aimbault</text:p>
          </table:table-cell>
          <table:table-cell/>
          <table:table-cell office:value-type="string" calcext:value-type="string">
            <text:p>gustave</text:p>
          </table:table-cell>
          <table:table-cell office:value-type="string" calcext:value-type="string">
            <text:p>h</text:p>
          </table:table-cell>
          <table:table-cell office:value-type="float" office:value="1876" calcext:value-type="float">
            <text:p>1876</text:p>
          </table:table-cell>
          <table:table-cell table:formula="of:=1926-[.I326]" office:value-type="float" office:value="50" calcext:value-type="float">
            <text:p>50</text:p>
          </table:table-cell>
          <table:table-cell table:formula="of:=IF(OR([.M326]=&quot;fille&quot;;[.M326]=&quot;fils&quot;;[.M326]=&quot;Belle-fille&quot;;[.M326]=&quot;Beau-fils&quot;;[.J326]&lt;22);&quot;gen3&quot;;IF(AND(OR([.M326]=&quot;épouse&quot;;[.M326]=&quot;chef&quot;);[.J326]&gt;59);&quot;gen1&quot;;IF([.J32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journalier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e Peux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aimbault</text:p>
          </table:table-cell>
          <table:table-cell office:value-type="string" calcext:value-type="string">
            <text:p>fardeau</text:p>
          </table:table-cell>
          <table:table-cell office:value-type="string" calcext:value-type="string">
            <text:p>léontine</text:p>
          </table:table-cell>
          <table:table-cell office:value-type="string" calcext:value-type="string">
            <text:p>f</text:p>
          </table:table-cell>
          <table:table-cell office:value-type="float" office:value="1884" calcext:value-type="float">
            <text:p>1884</text:p>
          </table:table-cell>
          <table:table-cell table:formula="of:=1926-[.I327]" office:value-type="float" office:value="42" calcext:value-type="float">
            <text:p>42</text:p>
          </table:table-cell>
          <table:table-cell table:formula="of:=IF(OR([.M327]=&quot;fille&quot;;[.M327]=&quot;fils&quot;;[.M327]=&quot;Belle-fille&quot;;[.M327]=&quot;Beau-fils&quot;;[.J327]&lt;22);&quot;gen3&quot;;IF(AND(OR([.M327]=&quot;épouse&quot;;[.M327]=&quot;chef&quot;);[.J327]&gt;59);&quot;gen1&quot;;IF([.J32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e Peux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aimbault</text:p>
          </table:table-cell>
          <table:table-cell/>
          <table:table-cell office:value-type="string" calcext:value-type="string">
            <text:p>vallentine</text:p>
          </table:table-cell>
          <table:table-cell office:value-type="string" calcext:value-type="string">
            <text:p>f</text:p>
          </table:table-cell>
          <table:table-cell office:value-type="float" office:value="1904" calcext:value-type="float">
            <text:p>1904</text:p>
          </table:table-cell>
          <table:table-cell table:formula="of:=1926-[.I328]" office:value-type="float" office:value="22" calcext:value-type="float">
            <text:p>22</text:p>
          </table:table-cell>
          <table:table-cell table:formula="of:=IF(OR([.M328]=&quot;fille&quot;;[.M328]=&quot;fils&quot;;[.M328]=&quot;Belle-fille&quot;;[.M328]=&quot;Beau-fils&quot;;[.J328]&lt;22);&quot;gen3&quot;;IF(AND(OR([.M328]=&quot;épouse&quot;;[.M328]=&quot;chef&quot;);[.J328]&gt;59);&quot;gen1&quot;;IF([.J32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e Peux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aimbault</text:p>
          </table:table-cell>
          <table:table-cell/>
          <table:table-cell office:value-type="string" calcext:value-type="string">
            <text:p>gustave</text:p>
          </table:table-cell>
          <table:table-cell office:value-type="string" calcext:value-type="string">
            <text:p>h</text:p>
          </table:table-cell>
          <table:table-cell office:value-type="float" office:value="1914" calcext:value-type="float">
            <text:p>1914</text:p>
          </table:table-cell>
          <table:table-cell table:formula="of:=1926-[.I329]" office:value-type="float" office:value="12" calcext:value-type="float">
            <text:p>12</text:p>
          </table:table-cell>
          <table:table-cell table:formula="of:=IF(OR([.M329]=&quot;fille&quot;;[.M329]=&quot;fils&quot;;[.M329]=&quot;Belle-fille&quot;;[.M329]=&quot;Beau-fils&quot;;[.J329]&lt;22);&quot;gen3&quot;;IF(AND(OR([.M329]=&quot;épouse&quot;;[.M329]=&quot;chef&quot;);[.J329]&gt;59);&quot;gen1&quot;;IF([.J32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e Village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érondeau</text:p>
          </table:table-cell>
          <table:table-cell/>
          <table:table-cell office:value-type="string" calcext:value-type="string">
            <text:p>eugène</text:p>
          </table:table-cell>
          <table:table-cell office:value-type="string" calcext:value-type="string">
            <text:p>h</text:p>
          </table:table-cell>
          <table:table-cell office:value-type="float" office:value="1877" calcext:value-type="float">
            <text:p>1877</text:p>
          </table:table-cell>
          <table:table-cell table:formula="of:=1926-[.I330]" office:value-type="float" office:value="49" calcext:value-type="float">
            <text:p>49</text:p>
          </table:table-cell>
          <table:table-cell table:formula="of:=IF(OR([.M330]=&quot;fille&quot;;[.M330]=&quot;fils&quot;;[.M330]=&quot;Belle-fille&quot;;[.M330]=&quot;Beau-fils&quot;;[.J330]&lt;22);&quot;gen3&quot;;IF(AND(OR([.M330]=&quot;épouse&quot;;[.M330]=&quot;chef&quot;);[.J330]&gt;59);&quot;gen1&quot;;IF([.J33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e Village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érondeau</text:p>
          </table:table-cell>
          <table:table-cell office:value-type="string" calcext:value-type="string">
            <text:p>guilleau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76" calcext:value-type="float">
            <text:p>1876</text:p>
          </table:table-cell>
          <table:table-cell table:formula="of:=1926-[.I331]" office:value-type="float" office:value="50" calcext:value-type="float">
            <text:p>50</text:p>
          </table:table-cell>
          <table:table-cell table:formula="of:=IF(OR([.M331]=&quot;fille&quot;;[.M331]=&quot;fils&quot;;[.M331]=&quot;Belle-fille&quot;;[.M331]=&quot;Beau-fils&quot;;[.J331]&lt;22);&quot;gen3&quot;;IF(AND(OR([.M331]=&quot;épouse&quot;;[.M331]=&quot;chef&quot;);[.J331]&gt;59);&quot;gen1&quot;;IF([.J33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e Village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érondeau</text:p>
          </table:table-cell>
          <table:table-cell/>
          <table:table-cell office:value-type="string" calcext:value-type="string">
            <text:p>robert</text:p>
          </table:table-cell>
          <table:table-cell office:value-type="string" calcext:value-type="string">
            <text:p>h</text:p>
          </table:table-cell>
          <table:table-cell office:value-type="float" office:value="1910" calcext:value-type="float">
            <text:p>1910</text:p>
          </table:table-cell>
          <table:table-cell table:formula="of:=1926-[.I332]" office:value-type="float" office:value="16" calcext:value-type="float">
            <text:p>16</text:p>
          </table:table-cell>
          <table:table-cell table:formula="of:=IF(OR([.M332]=&quot;fille&quot;;[.M332]=&quot;fils&quot;;[.M332]=&quot;Belle-fille&quot;;[.M332]=&quot;Beau-fils&quot;;[.J332]&lt;22);&quot;gen3&quot;;IF(AND(OR([.M332]=&quot;épouse&quot;;[.M332]=&quot;chef&quot;);[.J332]&gt;59);&quot;gen1&quot;;IF([.J33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e Village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imbault</text:p>
          </table:table-cell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h</text:p>
          </table:table-cell>
          <table:table-cell office:value-type="float" office:value="1866" calcext:value-type="float">
            <text:p>1866</text:p>
          </table:table-cell>
          <table:table-cell table:formula="of:=1926-[.I333]" office:value-type="float" office:value="60" calcext:value-type="float">
            <text:p>60</text:p>
          </table:table-cell>
          <table:table-cell table:formula="of:=IF(OR([.M333]=&quot;fille&quot;;[.M333]=&quot;fils&quot;;[.M333]=&quot;Belle-fille&quot;;[.M333]=&quot;Beau-fils&quot;;[.J333]&lt;22);&quot;gen3&quot;;IF(AND(OR([.M333]=&quot;épouse&quot;;[.M333]=&quot;chef&quot;);[.J333]&gt;59);&quot;gen1&quot;;IF([.J333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e Village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imbault</text:p>
          </table:table-cell>
          <table:table-cell office:value-type="string" calcext:value-type="string">
            <text:p>pichard</text:p>
          </table:table-cell>
          <table:table-cell office:value-type="string" calcext:value-type="string">
            <text:p>clémentine</text:p>
          </table:table-cell>
          <table:table-cell office:value-type="string" calcext:value-type="string">
            <text:p>f</text:p>
          </table:table-cell>
          <table:table-cell office:value-type="float" office:value="1877" calcext:value-type="float">
            <text:p>1877</text:p>
          </table:table-cell>
          <table:table-cell table:formula="of:=1926-[.I334]" office:value-type="float" office:value="49" calcext:value-type="float">
            <text:p>49</text:p>
          </table:table-cell>
          <table:table-cell table:formula="of:=IF(OR([.M334]=&quot;fille&quot;;[.M334]=&quot;fils&quot;;[.M334]=&quot;Belle-fille&quot;;[.M334]=&quot;Beau-fils&quot;;[.J334]&lt;22);&quot;gen3&quot;;IF(AND(OR([.M334]=&quot;épouse&quot;;[.M334]=&quot;chef&quot;);[.J334]&gt;59);&quot;gen1&quot;;IF([.J33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e Village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aimbault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906" calcext:value-type="float">
            <text:p>1906</text:p>
          </table:table-cell>
          <table:table-cell table:formula="of:=1926-[.I335]" office:value-type="float" office:value="20" calcext:value-type="float">
            <text:p>20</text:p>
          </table:table-cell>
          <table:table-cell table:formula="of:=IF(OR([.M335]=&quot;fille&quot;;[.M335]=&quot;fils&quot;;[.M335]=&quot;Belle-fille&quot;;[.M335]=&quot;Beau-fils&quot;;[.J335]&lt;22);&quot;gen3&quot;;IF(AND(OR([.M335]=&quot;épouse&quot;;[.M335]=&quot;chef&quot;);[.J335]&gt;59);&quot;gen1&quot;;IF([.J33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e Vau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éraudeau</text:p>
          </table:table-cell>
          <table:table-cell office:value-type="string" calcext:value-type="string">
            <text:p>frerrand</text:p>
          </table:table-cell>
          <table:table-cell office:value-type="string" calcext:value-type="string">
            <text:p>eugénie</text:p>
          </table:table-cell>
          <table:table-cell office:value-type="string" calcext:value-type="string">
            <text:p>f</text:p>
          </table:table-cell>
          <table:table-cell office:value-type="float" office:value="1888" calcext:value-type="float">
            <text:p>1888</text:p>
          </table:table-cell>
          <table:table-cell table:formula="of:=1926-[.I336]" office:value-type="float" office:value="38" calcext:value-type="float">
            <text:p>38</text:p>
          </table:table-cell>
          <table:table-cell table:formula="of:=IF(OR([.M336]=&quot;fille&quot;;[.M336]=&quot;fils&quot;;[.M336]=&quot;Belle-fille&quot;;[.M336]=&quot;Beau-fils&quot;;[.J336]&lt;22);&quot;gen3&quot;;IF(AND(OR([.M336]=&quot;épouse&quot;;[.M336]=&quot;chef&quot;);[.J336]&gt;59);&quot;gen1&quot;;IF([.J33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e Vau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éraudeau</text:p>
          </table:table-cell>
          <table:table-cell/>
          <table:table-cell office:value-type="string" calcext:value-type="string">
            <text:p>audrienne</text:p>
          </table:table-cell>
          <table:table-cell office:value-type="string" calcext:value-type="string">
            <text:p>f</text:p>
          </table:table-cell>
          <table:table-cell office:value-type="float" office:value="1911" calcext:value-type="float">
            <text:p>1911</text:p>
          </table:table-cell>
          <table:table-cell table:formula="of:=1926-[.I337]" office:value-type="float" office:value="15" calcext:value-type="float">
            <text:p>15</text:p>
          </table:table-cell>
          <table:table-cell table:formula="of:=IF(OR([.M337]=&quot;fille&quot;;[.M337]=&quot;fils&quot;;[.M337]=&quot;Belle-fille&quot;;[.M337]=&quot;Beau-fils&quot;;[.J337]&lt;22);&quot;gen3&quot;;IF(AND(OR([.M337]=&quot;épouse&quot;;[.M337]=&quot;chef&quot;);[.J337]&gt;59);&quot;gen1&quot;;IF([.J33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e Vau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éraudeau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h</text:p>
          </table:table-cell>
          <table:table-cell office:value-type="float" office:value="1916" calcext:value-type="float">
            <text:p>1916</text:p>
          </table:table-cell>
          <table:table-cell table:formula="of:=1926-[.I338]" office:value-type="float" office:value="10" calcext:value-type="float">
            <text:p>10</text:p>
          </table:table-cell>
          <table:table-cell table:formula="of:=IF(OR([.M338]=&quot;fille&quot;;[.M338]=&quot;fils&quot;;[.M338]=&quot;Belle-fille&quot;;[.M338]=&quot;Beau-fils&quot;;[.J338]&lt;22);&quot;gen3&quot;;IF(AND(OR([.M338]=&quot;épouse&quot;;[.M338]=&quot;chef&quot;);[.J338]&gt;59);&quot;gen1&quot;;IF([.J33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e Vau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éraudeau</text:p>
          </table:table-cell>
          <table:table-cell/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56" calcext:value-type="float">
            <text:p>1856</text:p>
          </table:table-cell>
          <table:table-cell table:formula="of:=1926-[.I339]" office:value-type="float" office:value="70" calcext:value-type="float">
            <text:p>70</text:p>
          </table:table-cell>
          <table:table-cell table:formula="of:=IF(OR([.M339]=&quot;fille&quot;;[.M339]=&quot;fils&quot;;[.M339]=&quot;Belle-fille&quot;;[.M339]=&quot;Beau-fils&quot;;[.J339]&lt;22);&quot;gen3&quot;;IF(AND(OR([.M339]=&quot;épouse&quot;;[.M339]=&quot;chef&quot;);[.J339]&gt;59);&quot;gen1&quot;;IF([.J339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le-mèr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e Vau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ierrot</text:p>
          </table:table-cell>
          <table:table-cell/>
          <table:table-cell office:value-type="string" calcext:value-type="string">
            <text:p>rené</text:p>
          </table:table-cell>
          <table:table-cell office:value-type="string" calcext:value-type="string">
            <text:p>h</text:p>
          </table:table-cell>
          <table:table-cell office:value-type="float" office:value="1906" calcext:value-type="float">
            <text:p>1906</text:p>
          </table:table-cell>
          <table:table-cell table:formula="of:=1926-[.I340]" office:value-type="float" office:value="20" calcext:value-type="float">
            <text:p>20</text:p>
          </table:table-cell>
          <table:table-cell table:formula="of:=IF(OR([.M340]=&quot;fille&quot;;[.M340]=&quot;fils&quot;;[.M340]=&quot;Belle-fille&quot;;[.M340]=&quot;Beau-fils&quot;;[.J340]&lt;22);&quot;gen3&quot;;IF(AND(OR([.M340]=&quot;épouse&quot;;[.M340]=&quot;chef&quot;);[.J340]&gt;59);&quot;gen1&quot;;IF([.J34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e Vau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ureau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863" calcext:value-type="float">
            <text:p>1863</text:p>
          </table:table-cell>
          <table:table-cell table:formula="of:=1926-[.I341]" office:value-type="float" office:value="63" calcext:value-type="float">
            <text:p>63</text:p>
          </table:table-cell>
          <table:table-cell table:formula="of:=IF(OR([.M341]=&quot;fille&quot;;[.M341]=&quot;fils&quot;;[.M341]=&quot;Belle-fille&quot;;[.M341]=&quot;Beau-fils&quot;;[.J341]&lt;22);&quot;gen3&quot;;IF(AND(OR([.M341]=&quot;épouse&quot;;[.M341]=&quot;chef&quot;);[.J341]&gt;59);&quot;gen1&quot;;IF([.J341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e Vau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bouilly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f</text:p>
          </table:table-cell>
          <table:table-cell office:value-type="float" office:value="1862" calcext:value-type="float">
            <text:p>1862</text:p>
          </table:table-cell>
          <table:table-cell table:formula="of:=1926-[.I342]" office:value-type="float" office:value="64" calcext:value-type="float">
            <text:p>64</text:p>
          </table:table-cell>
          <table:table-cell table:formula="of:=IF(OR([.M342]=&quot;fille&quot;;[.M342]=&quot;fils&quot;;[.M342]=&quot;Belle-fille&quot;;[.M342]=&quot;Beau-fils&quot;;[.J342]&lt;22);&quot;gen3&quot;;IF(AND(OR([.M342]=&quot;épouse&quot;;[.M342]=&quot;chef&quot;);[.J342]&gt;59);&quot;gen1&quot;;IF([.J342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e Vau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arbin</text:p>
          </table:table-cell>
          <table:table-cell/>
          <table:table-cell office:value-type="string" calcext:value-type="string">
            <text:p>bilberte</text:p>
          </table:table-cell>
          <table:table-cell office:value-type="string" calcext:value-type="string">
            <text:p>f</text:p>
          </table:table-cell>
          <table:table-cell office:value-type="float" office:value="1909" calcext:value-type="float">
            <text:p>1909</text:p>
          </table:table-cell>
          <table:table-cell table:formula="of:=1926-[.I343]" office:value-type="float" office:value="17" calcext:value-type="float">
            <text:p>17</text:p>
          </table:table-cell>
          <table:table-cell table:formula="of:=IF(OR([.M343]=&quot;fille&quot;;[.M343]=&quot;fils&quot;;[.M343]=&quot;Belle-fille&quot;;[.M343]=&quot;Beau-fils&quot;;[.J343]&lt;22);&quot;gen3&quot;;IF(AND(OR([.M343]=&quot;épouse&quot;;[.M343]=&quot;chef&quot;);[.J343]&gt;59);&quot;gen1&quot;;IF([.J34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Petite-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e Vau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uclerc</text:p>
          </table:table-cell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h</text:p>
          </table:table-cell>
          <table:table-cell office:value-type="float" office:value="1852" calcext:value-type="float">
            <text:p>1852</text:p>
          </table:table-cell>
          <table:table-cell table:formula="of:=1926-[.I344]" office:value-type="float" office:value="74" calcext:value-type="float">
            <text:p>74</text:p>
          </table:table-cell>
          <table:table-cell table:formula="of:=IF(OR([.M344]=&quot;fille&quot;;[.M344]=&quot;fils&quot;;[.M344]=&quot;Belle-fille&quot;;[.M344]=&quot;Beau-fils&quot;;[.J344]&lt;22);&quot;gen3&quot;;IF(AND(OR([.M344]=&quot;épouse&quot;;[.M344]=&quot;chef&quot;);[.J344]&gt;59);&quot;gen1&quot;;IF([.J344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e Vau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lutteau</text:p>
          </table:table-cell>
          <table:table-cell/>
          <table:table-cell office:value-type="string" calcext:value-type="string">
            <text:p>charles</text:p>
          </table:table-cell>
          <table:table-cell office:value-type="string" calcext:value-type="string">
            <text:p>h</text:p>
          </table:table-cell>
          <table:table-cell office:value-type="float" office:value="1869" calcext:value-type="float">
            <text:p>1869</text:p>
          </table:table-cell>
          <table:table-cell table:formula="of:=1926-[.I345]" office:value-type="float" office:value="57" calcext:value-type="float">
            <text:p>57</text:p>
          </table:table-cell>
          <table:table-cell table:formula="of:=IF(OR([.M345]=&quot;fille&quot;;[.M345]=&quot;fils&quot;;[.M345]=&quot;Belle-fille&quot;;[.M345]=&quot;Beau-fils&quot;;[.J345]&lt;22);&quot;gen3&quot;;IF(AND(OR([.M345]=&quot;épouse&quot;;[.M345]=&quot;chef&quot;);[.J345]&gt;59);&quot;gen1&quot;;IF([.J34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es Brétignolles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tousneau</text:p>
          </table:table-cell>
          <table:table-cell/>
          <table:table-cell office:value-type="string" calcext:value-type="string">
            <text:p>moïse</text:p>
          </table:table-cell>
          <table:table-cell office:value-type="string" calcext:value-type="string">
            <text:p>h</text:p>
          </table:table-cell>
          <table:table-cell office:value-type="float" office:value="1884" calcext:value-type="float">
            <text:p>1884</text:p>
          </table:table-cell>
          <table:table-cell table:formula="of:=1926-[.I346]" office:value-type="float" office:value="42" calcext:value-type="float">
            <text:p>42</text:p>
          </table:table-cell>
          <table:table-cell table:formula="of:=IF(OR([.M346]=&quot;fille&quot;;[.M346]=&quot;fils&quot;;[.M346]=&quot;Belle-fille&quot;;[.M346]=&quot;Beau-fils&quot;;[.J346]&lt;22);&quot;gen3&quot;;IF(AND(OR([.M346]=&quot;épouse&quot;;[.M346]=&quot;chef&quot;);[.J346]&gt;59);&quot;gen1&quot;;IF([.J34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es Brétignolles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tousneau</text:p>
          </table:table-cell>
          <table:table-cell office:value-type="string" calcext:value-type="string">
            <text:p>viau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f</text:p>
          </table:table-cell>
          <table:table-cell office:value-type="float" office:value="1892" calcext:value-type="float">
            <text:p>1892</text:p>
          </table:table-cell>
          <table:table-cell table:formula="of:=1926-[.I347]" office:value-type="float" office:value="34" calcext:value-type="float">
            <text:p>34</text:p>
          </table:table-cell>
          <table:table-cell table:formula="of:=IF(OR([.M347]=&quot;fille&quot;;[.M347]=&quot;fils&quot;;[.M347]=&quot;Belle-fille&quot;;[.M347]=&quot;Beau-fils&quot;;[.J347]&lt;22);&quot;gen3&quot;;IF(AND(OR([.M347]=&quot;épouse&quot;;[.M347]=&quot;chef&quot;);[.J347]&gt;59);&quot;gen1&quot;;IF([.J34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es Brétignolles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tousneau</text:p>
          </table:table-cell>
          <table:table-cell/>
          <table:table-cell office:value-type="string" calcext:value-type="string">
            <text:p>simone</text:p>
          </table:table-cell>
          <table:table-cell office:value-type="string" calcext:value-type="string">
            <text:p>f</text:p>
          </table:table-cell>
          <table:table-cell office:value-type="float" office:value="1913" calcext:value-type="float">
            <text:p>1913</text:p>
          </table:table-cell>
          <table:table-cell table:formula="of:=1926-[.I348]" office:value-type="float" office:value="13" calcext:value-type="float">
            <text:p>13</text:p>
          </table:table-cell>
          <table:table-cell table:formula="of:=IF(OR([.M348]=&quot;fille&quot;;[.M348]=&quot;fils&quot;;[.M348]=&quot;Belle-fille&quot;;[.M348]=&quot;Beau-fils&quot;;[.J348]&lt;22);&quot;gen3&quot;;IF(AND(OR([.M348]=&quot;épouse&quot;;[.M348]=&quot;chef&quot;);[.J348]&gt;59);&quot;gen1&quot;;IF([.J34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es Brétignolles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tousneau</text:p>
          </table:table-cell>
          <table:table-cell/>
          <table:table-cell office:value-type="string" calcext:value-type="string">
            <text:p>andré</text:p>
          </table:table-cell>
          <table:table-cell office:value-type="string" calcext:value-type="string">
            <text:p>h</text:p>
          </table:table-cell>
          <table:table-cell office:value-type="float" office:value="1919" calcext:value-type="float">
            <text:p>1919</text:p>
          </table:table-cell>
          <table:table-cell table:formula="of:=1926-[.I349]" office:value-type="float" office:value="7" calcext:value-type="float">
            <text:p>7</text:p>
          </table:table-cell>
          <table:table-cell table:formula="of:=IF(OR([.M349]=&quot;fille&quot;;[.M349]=&quot;fils&quot;;[.M349]=&quot;Belle-fille&quot;;[.M349]=&quot;Beau-fils&quot;;[.J349]&lt;22);&quot;gen3&quot;;IF(AND(OR([.M349]=&quot;épouse&quot;;[.M349]=&quot;chef&quot;);[.J349]&gt;59);&quot;gen1&quot;;IF([.J34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es Brétignolles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tousneau</text:p>
          </table:table-cell>
          <table:table-cell/>
          <table:table-cell office:value-type="string" calcext:value-type="string">
            <text:p>maurice</text:p>
          </table:table-cell>
          <table:table-cell office:value-type="string" calcext:value-type="string">
            <text:p>h</text:p>
          </table:table-cell>
          <table:table-cell office:value-type="float" office:value="1921" calcext:value-type="float">
            <text:p>1921</text:p>
          </table:table-cell>
          <table:table-cell table:formula="of:=1926-[.I350]" office:value-type="float" office:value="5" calcext:value-type="float">
            <text:p>5</text:p>
          </table:table-cell>
          <table:table-cell table:formula="of:=IF(OR([.M350]=&quot;fille&quot;;[.M350]=&quot;fils&quot;;[.M350]=&quot;Belle-fille&quot;;[.M350]=&quot;Beau-fils&quot;;[.J350]&lt;22);&quot;gen3&quot;;IF(AND(OR([.M350]=&quot;épouse&quot;;[.M350]=&quot;chef&quot;);[.J350]&gt;59);&quot;gen1&quot;;IF([.J35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es Brétignolles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tousneau</text:p>
          </table:table-cell>
          <table:table-cell/>
          <table:table-cell office:value-type="string" calcext:value-type="string">
            <text:p>jeanne</text:p>
          </table:table-cell>
          <table:table-cell office:value-type="string" calcext:value-type="string">
            <text:p>f</text:p>
          </table:table-cell>
          <table:table-cell office:value-type="float" office:value="1923" calcext:value-type="float">
            <text:p>1923</text:p>
          </table:table-cell>
          <table:table-cell table:formula="of:=1926-[.I351]" office:value-type="float" office:value="3" calcext:value-type="float">
            <text:p>3</text:p>
          </table:table-cell>
          <table:table-cell table:formula="of:=IF(OR([.M351]=&quot;fille&quot;;[.M351]=&quot;fils&quot;;[.M351]=&quot;Belle-fille&quot;;[.M351]=&quot;Beau-fils&quot;;[.J351]&lt;22);&quot;gen3&quot;;IF(AND(OR([.M351]=&quot;épouse&quot;;[.M351]=&quot;chef&quot;);[.J351]&gt;59);&quot;gen1&quot;;IF([.J35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es Brétignolles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tousneau</text:p>
          </table:table-cell>
          <table:table-cell/>
          <table:table-cell office:value-type="string" calcext:value-type="string">
            <text:p>odette</text:p>
          </table:table-cell>
          <table:table-cell office:value-type="string" calcext:value-type="string">
            <text:p>f</text:p>
          </table:table-cell>
          <table:table-cell office:value-type="float" office:value="1924" calcext:value-type="float">
            <text:p>1924</text:p>
          </table:table-cell>
          <table:table-cell table:formula="of:=1926-[.I352]" office:value-type="float" office:value="2" calcext:value-type="float">
            <text:p>2</text:p>
          </table:table-cell>
          <table:table-cell table:formula="of:=IF(OR([.M352]=&quot;fille&quot;;[.M352]=&quot;fils&quot;;[.M352]=&quot;Belle-fille&quot;;[.M352]=&quot;Beau-fils&quot;;[.J352]&lt;22);&quot;gen3&quot;;IF(AND(OR([.M352]=&quot;épouse&quot;;[.M352]=&quot;chef&quot;);[.J352]&gt;59);&quot;gen1&quot;;IF([.J35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es Brétignolles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tousneau</text:p>
          </table:table-cell>
          <table:table-cell/>
          <table:table-cell office:value-type="string" calcext:value-type="string">
            <text:p>mariette</text:p>
          </table:table-cell>
          <table:table-cell office:value-type="string" calcext:value-type="string">
            <text:p>f</text:p>
          </table:table-cell>
          <table:table-cell office:value-type="float" office:value="1925" calcext:value-type="float">
            <text:p>1925</text:p>
          </table:table-cell>
          <table:table-cell table:formula="of:=1926-[.I353]" office:value-type="float" office:value="1" calcext:value-type="float">
            <text:p>1</text:p>
          </table:table-cell>
          <table:table-cell table:formula="of:=IF(OR([.M353]=&quot;fille&quot;;[.M353]=&quot;fils&quot;;[.M353]=&quot;Belle-fille&quot;;[.M353]=&quot;Beau-fils&quot;;[.J353]&lt;22);&quot;gen3&quot;;IF(AND(OR([.M353]=&quot;épouse&quot;;[.M353]=&quot;chef&quot;);[.J353]&gt;59);&quot;gen1&quot;;IF([.J35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es Brétignolles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radeau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906" calcext:value-type="float">
            <text:p>1906</text:p>
          </table:table-cell>
          <table:table-cell table:formula="of:=1926-[.I354]" office:value-type="float" office:value="20" calcext:value-type="float">
            <text:p>20</text:p>
          </table:table-cell>
          <table:table-cell table:formula="of:=IF(OR([.M354]=&quot;fille&quot;;[.M354]=&quot;fils&quot;;[.M354]=&quot;Belle-fille&quot;;[.M354]=&quot;Beau-fils&quot;;[.J354]&lt;22);&quot;gen3&quot;;IF(AND(OR([.M354]=&quot;épouse&quot;;[.M354]=&quot;chef&quot;);[.J354]&gt;59);&quot;gen1&quot;;IF([.J354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es Brétignolles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60" calcext:value-type="float">
            <text:p>1860</text:p>
          </table:table-cell>
          <table:table-cell table:formula="of:=1926-[.I355]" office:value-type="float" office:value="66" calcext:value-type="float">
            <text:p>66</text:p>
          </table:table-cell>
          <table:table-cell table:formula="of:=IF(OR([.M355]=&quot;fille&quot;;[.M355]=&quot;fils&quot;;[.M355]=&quot;Belle-fille&quot;;[.M355]=&quot;Beau-fils&quot;;[.J355]&lt;22);&quot;gen3&quot;;IF(AND(OR([.M355]=&quot;épouse&quot;;[.M355]=&quot;chef&quot;);[.J355]&gt;59);&quot;gen1&quot;;IF([.J355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es Brétignolles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laurenin</text:p>
          </table:table-cell>
          <table:table-cell office:value-type="string" calcext:value-type="string">
            <text:p>marceline</text:p>
          </table:table-cell>
          <table:table-cell office:value-type="string" calcext:value-type="string">
            <text:p>f</text:p>
          </table:table-cell>
          <table:table-cell office:value-type="float" office:value="1869" calcext:value-type="float">
            <text:p>1869</text:p>
          </table:table-cell>
          <table:table-cell table:formula="of:=1926-[.I356]" office:value-type="float" office:value="57" calcext:value-type="float">
            <text:p>57</text:p>
          </table:table-cell>
          <table:table-cell table:formula="of:=IF(OR([.M356]=&quot;fille&quot;;[.M356]=&quot;fils&quot;;[.M356]=&quot;Belle-fille&quot;;[.M356]=&quot;Beau-fils&quot;;[.J356]&lt;22);&quot;gen3&quot;;IF(AND(OR([.M356]=&quot;épouse&quot;;[.M356]=&quot;chef&quot;);[.J356]&gt;59);&quot;gen1&quot;;IF([.J356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es Brétignolles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lucien</text:p>
          </table:table-cell>
          <table:table-cell office:value-type="string" calcext:value-type="string">
            <text:p>h</text:p>
          </table:table-cell>
          <table:table-cell office:value-type="float" office:value="1911" calcext:value-type="float">
            <text:p>1911</text:p>
          </table:table-cell>
          <table:table-cell table:formula="of:=1926-[.I357]" office:value-type="float" office:value="15" calcext:value-type="float">
            <text:p>15</text:p>
          </table:table-cell>
          <table:table-cell table:formula="of:=IF(OR([.M357]=&quot;fille&quot;;[.M357]=&quot;fils&quot;;[.M357]=&quot;Belle-fille&quot;;[.M357]=&quot;Beau-fils&quot;;[.J357]&lt;22);&quot;gen3&quot;;IF(AND(OR([.M357]=&quot;épouse&quot;;[.M357]=&quot;chef&quot;);[.J357]&gt;59);&quot;gen1&quot;;IF([.J35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es Brétignolles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aillard</text:p>
          </table:table-cell>
          <table:table-cell/>
          <table:table-cell office:value-type="string" calcext:value-type="string">
            <text:p>gaston</text:p>
          </table:table-cell>
          <table:table-cell office:value-type="string" calcext:value-type="string">
            <text:p>h</text:p>
          </table:table-cell>
          <table:table-cell office:value-type="float" office:value="1909" calcext:value-type="float">
            <text:p>1909</text:p>
          </table:table-cell>
          <table:table-cell table:formula="of:=1926-[.I358]" office:value-type="float" office:value="17" calcext:value-type="float">
            <text:p>17</text:p>
          </table:table-cell>
          <table:table-cell table:formula="of:=IF(OR([.M358]=&quot;fille&quot;;[.M358]=&quot;fils&quot;;[.M358]=&quot;Belle-fille&quot;;[.M358]=&quot;Beau-fils&quot;;[.J358]&lt;22);&quot;gen3&quot;;IF(AND(OR([.M358]=&quot;épouse&quot;;[.M358]=&quot;chef&quot;);[.J358]&gt;59);&quot;gen1&quot;;IF([.J358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es Brétignolles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h</text:p>
          </table:table-cell>
          <table:table-cell office:value-type="float" office:value="1892" calcext:value-type="float">
            <text:p>1892</text:p>
          </table:table-cell>
          <table:table-cell table:formula="of:=1926-[.I359]" office:value-type="float" office:value="34" calcext:value-type="float">
            <text:p>34</text:p>
          </table:table-cell>
          <table:table-cell table:formula="of:=IF(OR([.M359]=&quot;fille&quot;;[.M359]=&quot;fils&quot;;[.M359]=&quot;Belle-fille&quot;;[.M359]=&quot;Beau-fils&quot;;[.J359]&lt;22);&quot;gen3&quot;;IF(AND(OR([.M359]=&quot;épouse&quot;;[.M359]=&quot;chef&quot;);[.J359]&gt;59);&quot;gen1&quot;;IF([.J35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es Brétignolles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lemarié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902" calcext:value-type="float">
            <text:p>1902</text:p>
          </table:table-cell>
          <table:table-cell table:formula="of:=1926-[.I360]" office:value-type="float" office:value="24" calcext:value-type="float">
            <text:p>24</text:p>
          </table:table-cell>
          <table:table-cell table:formula="of:=IF(OR([.M360]=&quot;fille&quot;;[.M360]=&quot;fils&quot;;[.M360]=&quot;Belle-fille&quot;;[.M360]=&quot;Beau-fils&quot;;[.J360]&lt;22);&quot;gen3&quot;;IF(AND(OR([.M360]=&quot;épouse&quot;;[.M360]=&quot;chef&quot;);[.J360]&gt;59);&quot;gen1&quot;;IF([.J36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es Brétignolles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lydie</text:p>
          </table:table-cell>
          <table:table-cell office:value-type="string" calcext:value-type="string">
            <text:p>f</text:p>
          </table:table-cell>
          <table:table-cell office:value-type="float" office:value="1924" calcext:value-type="float">
            <text:p>1924</text:p>
          </table:table-cell>
          <table:table-cell table:formula="of:=1926-[.I361]" office:value-type="float" office:value="2" calcext:value-type="float">
            <text:p>2</text:p>
          </table:table-cell>
          <table:table-cell table:formula="of:=IF(OR([.M361]=&quot;fille&quot;;[.M361]=&quot;fils&quot;;[.M361]=&quot;Belle-fille&quot;;[.M361]=&quot;Beau-fils&quot;;[.J361]&lt;22);&quot;gen3&quot;;IF(AND(OR([.M361]=&quot;épouse&quot;;[.M361]=&quot;chef&quot;);[.J361]&gt;59);&quot;gen1&quot;;IF([.J36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hevalier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h</text:p>
          </table:table-cell>
          <table:table-cell office:value-type="float" office:value="1857" calcext:value-type="float">
            <text:p>1857</text:p>
          </table:table-cell>
          <table:table-cell table:formula="of:=1926-[.I362]" office:value-type="float" office:value="69" calcext:value-type="float">
            <text:p>69</text:p>
          </table:table-cell>
          <table:table-cell table:formula="of:=IF(OR([.M362]=&quot;fille&quot;;[.M362]=&quot;fils&quot;;[.M362]=&quot;Belle-fille&quot;;[.M362]=&quot;Beau-fils&quot;;[.J362]&lt;22);&quot;gen3&quot;;IF(AND(OR([.M362]=&quot;épouse&quot;;[.M362]=&quot;chef&quot;);[.J362]&gt;59);&quot;gen1&quot;;IF([.J362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directeur pensionnat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ourniac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h</text:p>
          </table:table-cell>
          <table:table-cell office:value-type="float" office:value="1871" calcext:value-type="float">
            <text:p>1871</text:p>
          </table:table-cell>
          <table:table-cell table:formula="of:=1926-[.I363]" office:value-type="float" office:value="55" calcext:value-type="float">
            <text:p>55</text:p>
          </table:table-cell>
          <table:table-cell table:formula="of:=IF(OR([.M363]=&quot;fille&quot;;[.M363]=&quot;fils&quot;;[.M363]=&quot;Belle-fille&quot;;[.M363]=&quot;Beau-fils&quot;;[.J363]&lt;22);&quot;gen3&quot;;IF(AND(OR([.M363]=&quot;épouse&quot;;[.M363]=&quot;chef&quot;);[.J363]&gt;59);&quot;gen1&quot;;IF([.J36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directeur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uinchat</text:p>
          </table:table-cell>
          <table:table-cell/>
          <table:table-cell office:value-type="string" calcext:value-type="string">
            <text:p>gabrielle</text:p>
          </table:table-cell>
          <table:table-cell office:value-type="string" calcext:value-type="string">
            <text:p>f</text:p>
          </table:table-cell>
          <table:table-cell office:value-type="float" office:value="1871" calcext:value-type="float">
            <text:p>1871</text:p>
          </table:table-cell>
          <table:table-cell table:formula="of:=1926-[.I364]" office:value-type="float" office:value="55" calcext:value-type="float">
            <text:p>55</text:p>
          </table:table-cell>
          <table:table-cell table:formula="of:=IF(OR([.M364]=&quot;fille&quot;;[.M364]=&quot;fils&quot;;[.M364]=&quot;Belle-fille&quot;;[.M364]=&quot;Beau-fils&quot;;[.J364]&lt;22);&quot;gen3&quot;;IF(AND(OR([.M364]=&quot;épouse&quot;;[.M364]=&quot;chef&quot;);[.J364]&gt;59);&quot;gen1&quot;;IF([.J36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directeur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idaux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h</text:p>
          </table:table-cell>
          <table:table-cell office:value-type="float" office:value="1903" calcext:value-type="float">
            <text:p>1903</text:p>
          </table:table-cell>
          <table:table-cell table:formula="of:=1926-[.I365]" office:value-type="float" office:value="23" calcext:value-type="float">
            <text:p>23</text:p>
          </table:table-cell>
          <table:table-cell table:formula="of:=IF(OR([.M365]=&quot;fille&quot;;[.M365]=&quot;fils&quot;;[.M365]=&quot;Belle-fille&quot;;[.M365]=&quot;Beau-fils&quot;;[.J365]&lt;22);&quot;gen3&quot;;IF(AND(OR([.M365]=&quot;épouse&quot;;[.M365]=&quot;chef&quot;);[.J365]&gt;59);&quot;gen1&quot;;IF([.J36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professeur</text:p>
          </table:table-cell>
          <table:table-cell/>
          <table:table-cell office:value-type="string" calcext:value-type="string">
            <text:p>professeur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s pommase</text:p>
          </table:table-cell>
          <table:table-cell/>
          <table:table-cell office:value-type="string" calcext:value-type="string">
            <text:p>raoul</text:p>
          </table:table-cell>
          <table:table-cell office:value-type="string" calcext:value-type="string">
            <text:p>h</text:p>
          </table:table-cell>
          <table:table-cell office:value-type="float" office:value="1906" calcext:value-type="float">
            <text:p>1906</text:p>
          </table:table-cell>
          <table:table-cell table:formula="of:=1926-[.I366]" office:value-type="float" office:value="20" calcext:value-type="float">
            <text:p>20</text:p>
          </table:table-cell>
          <table:table-cell table:formula="of:=IF(OR([.M366]=&quot;fille&quot;;[.M366]=&quot;fils&quot;;[.M366]=&quot;Belle-fille&quot;;[.M366]=&quot;Beau-fils&quot;;[.J366]&lt;22);&quot;gen3&quot;;IF(AND(OR([.M366]=&quot;épouse&quot;;[.M366]=&quot;chef&quot;);[.J366]&gt;59);&quot;gen1&quot;;IF([.J36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professeur</text:p>
          </table:table-cell>
          <table:table-cell/>
          <table:table-cell office:value-type="string" calcext:value-type="string">
            <text:p>professeur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usquin de rhéville</text:p>
          </table:table-cell>
          <table:table-cell/>
          <table:table-cell office:value-type="string" calcext:value-type="string">
            <text:p>roger</text:p>
          </table:table-cell>
          <table:table-cell office:value-type="string" calcext:value-type="string">
            <text:p>h</text:p>
          </table:table-cell>
          <table:table-cell office:value-type="float" office:value="1903" calcext:value-type="float">
            <text:p>1903</text:p>
          </table:table-cell>
          <table:table-cell table:formula="of:=1926-[.I367]" office:value-type="float" office:value="23" calcext:value-type="float">
            <text:p>23</text:p>
          </table:table-cell>
          <table:table-cell table:formula="of:=IF(OR([.M367]=&quot;fille&quot;;[.M367]=&quot;fils&quot;;[.M367]=&quot;Belle-fille&quot;;[.M367]=&quot;Beau-fils&quot;;[.J367]&lt;22);&quot;gen3&quot;;IF(AND(OR([.M367]=&quot;épouse&quot;;[.M367]=&quot;chef&quot;);[.J367]&gt;59);&quot;gen1&quot;;IF([.J36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surveillant</text:p>
          </table:table-cell>
          <table:table-cell/>
          <table:table-cell office:value-type="string" calcext:value-type="string">
            <text:p>surveillant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ells</text:p>
          </table:table-cell>
          <table:table-cell/>
          <table:table-cell office:value-type="string" calcext:value-type="string">
            <text:p>marjorie</text:p>
          </table:table-cell>
          <table:table-cell office:value-type="string" calcext:value-type="string">
            <text:p>f</text:p>
          </table:table-cell>
          <table:table-cell office:value-type="float" office:value="1880" calcext:value-type="float">
            <text:p>1880</text:p>
          </table:table-cell>
          <table:table-cell table:formula="of:=1926-[.I368]" office:value-type="float" office:value="46" calcext:value-type="float">
            <text:p>46</text:p>
          </table:table-cell>
          <table:table-cell table:formula="of:=IF(OR([.M368]=&quot;fille&quot;;[.M368]=&quot;fils&quot;;[.M368]=&quot;Belle-fille&quot;;[.M368]=&quot;Beau-fils&quot;;[.J368]&lt;22);&quot;gen3&quot;;IF(AND(OR([.M368]=&quot;épouse&quot;;[.M368]=&quot;chef&quot;);[.J368]&gt;59);&quot;gen1&quot;;IF([.J36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infirmier</text:p>
          </table:table-cell>
          <table:table-cell/>
          <table:table-cell office:value-type="string" calcext:value-type="string">
            <text:p>infirmier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chmitt</text:p>
          </table:table-cell>
          <table:table-cell/>
          <table:table-cell office:value-type="string" calcext:value-type="string">
            <text:p>alphonse</text:p>
          </table:table-cell>
          <table:table-cell office:value-type="string" calcext:value-type="string">
            <text:p>h</text:p>
          </table:table-cell>
          <table:table-cell office:value-type="float" office:value="1904" calcext:value-type="float">
            <text:p>1904</text:p>
          </table:table-cell>
          <table:table-cell table:formula="of:=1926-[.I369]" office:value-type="float" office:value="22" calcext:value-type="float">
            <text:p>22</text:p>
          </table:table-cell>
          <table:table-cell table:formula="of:=IF(OR([.M369]=&quot;fille&quot;;[.M369]=&quot;fils&quot;;[.M369]=&quot;Belle-fille&quot;;[.M369]=&quot;Beau-fils&quot;;[.J369]&lt;22);&quot;gen3&quot;;IF(AND(OR([.M369]=&quot;épouse&quot;;[.M369]=&quot;chef&quot;);[.J369]&gt;59);&quot;gen1&quot;;IF([.J36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valet de chambre</text:p>
          </table:table-cell>
          <table:table-cell/>
          <table:table-cell office:value-type="string" calcext:value-type="string">
            <text:p>valet de chambre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utard</text:p>
          </table:table-cell>
          <table:table-cell/>
          <table:table-cell office:value-type="string" calcext:value-type="string">
            <text:p>adolphe</text:p>
          </table:table-cell>
          <table:table-cell office:value-type="string" calcext:value-type="string">
            <text:p>h</text:p>
          </table:table-cell>
          <table:table-cell office:value-type="float" office:value="1900" calcext:value-type="float">
            <text:p>1900</text:p>
          </table:table-cell>
          <table:table-cell table:formula="of:=1926-[.I370]" office:value-type="float" office:value="26" calcext:value-type="float">
            <text:p>26</text:p>
          </table:table-cell>
          <table:table-cell table:formula="of:=IF(OR([.M370]=&quot;fille&quot;;[.M370]=&quot;fils&quot;;[.M370]=&quot;Belle-fille&quot;;[.M370]=&quot;Beau-fils&quot;;[.J370]&lt;22);&quot;gen3&quot;;IF(AND(OR([.M370]=&quot;épouse&quot;;[.M370]=&quot;chef&quot;);[.J370]&gt;59);&quot;gen1&quot;;IF([.J37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valet de chambre</text:p>
          </table:table-cell>
          <table:table-cell/>
          <table:table-cell office:value-type="string" calcext:value-type="string">
            <text:p>valet de chambre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illy</text:p>
          </table:table-cell>
          <table:table-cell/>
          <table:table-cell office:value-type="string" calcext:value-type="string">
            <text:p>gabrielle</text:p>
          </table:table-cell>
          <table:table-cell office:value-type="string" calcext:value-type="string">
            <text:p>f</text:p>
          </table:table-cell>
          <table:table-cell office:value-type="float" office:value="1866" calcext:value-type="float">
            <text:p>1866</text:p>
          </table:table-cell>
          <table:table-cell table:formula="of:=1926-[.I371]" office:value-type="float" office:value="60" calcext:value-type="float">
            <text:p>60</text:p>
          </table:table-cell>
          <table:table-cell table:formula="of:=IF(OR([.M371]=&quot;fille&quot;;[.M371]=&quot;fils&quot;;[.M371]=&quot;Belle-fille&quot;;[.M371]=&quot;Beau-fils&quot;;[.J371]&lt;22);&quot;gen3&quot;;IF(AND(OR([.M371]=&quot;épouse&quot;;[.M371]=&quot;chef&quot;);[.J371]&gt;59);&quot;gen1&quot;;IF([.J371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ingère</text:p>
          </table:table-cell>
          <table:table-cell/>
          <table:table-cell office:value-type="string" calcext:value-type="string">
            <text:p>lingère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âteau des Brétignolles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em</text:p>
          </table:table-cell>
          <table:table-cell/>
          <table:table-cell office:value-type="string" calcext:value-type="string">
            <text:p>adeline</text:p>
          </table:table-cell>
          <table:table-cell office:value-type="string" calcext:value-type="string">
            <text:p>f</text:p>
          </table:table-cell>
          <table:table-cell office:value-type="float" office:value="1895" calcext:value-type="float">
            <text:p>1895</text:p>
          </table:table-cell>
          <table:table-cell table:formula="of:=1926-[.I372]" office:value-type="float" office:value="31" calcext:value-type="float">
            <text:p>31</text:p>
          </table:table-cell>
          <table:table-cell table:formula="of:=IF(OR([.M372]=&quot;fille&quot;;[.M372]=&quot;fils&quot;;[.M372]=&quot;Belle-fille&quot;;[.M372]=&quot;Beau-fils&quot;;[.J372]&lt;22);&quot;gen3&quot;;IF(AND(OR([.M372]=&quot;épouse&quot;;[.M372]=&quot;chef&quot;);[.J372]&gt;59);&quot;gen1&quot;;IF([.J37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uisinière</text:p>
          </table:table-cell>
          <table:table-cell/>
          <table:table-cell office:value-type="string" calcext:value-type="string">
            <text:p>cuisinière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 Papinière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adiller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78" calcext:value-type="float">
            <text:p>1878</text:p>
          </table:table-cell>
          <table:table-cell table:formula="of:=1926-[.I373]" office:value-type="float" office:value="48" calcext:value-type="float">
            <text:p>48</text:p>
          </table:table-cell>
          <table:table-cell table:formula="of:=IF(OR([.M373]=&quot;fille&quot;;[.M373]=&quot;fils&quot;;[.M373]=&quot;Belle-fille&quot;;[.M373]=&quot;Beau-fils&quot;;[.J373]&lt;22);&quot;gen3&quot;;IF(AND(OR([.M373]=&quot;épouse&quot;;[.M373]=&quot;chef&quot;);[.J373]&gt;59);&quot;gen1&quot;;IF([.J37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La Papinière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adiller</text:p>
          </table:table-cell>
          <table:table-cell office:value-type="string" calcext:value-type="string">
            <text:p>ferrand</text:p>
          </table:table-cell>
          <table:table-cell office:value-type="string" calcext:value-type="string">
            <text:p>adrienne</text:p>
          </table:table-cell>
          <table:table-cell office:value-type="string" calcext:value-type="string">
            <text:p>f</text:p>
          </table:table-cell>
          <table:table-cell office:value-type="float" office:value="1882" calcext:value-type="float">
            <text:p>1882</text:p>
          </table:table-cell>
          <table:table-cell table:formula="of:=1926-[.I374]" office:value-type="float" office:value="44" calcext:value-type="float">
            <text:p>44</text:p>
          </table:table-cell>
          <table:table-cell table:formula="of:=IF(OR([.M374]=&quot;fille&quot;;[.M374]=&quot;fils&quot;;[.M374]=&quot;Belle-fille&quot;;[.M374]=&quot;Beau-fils&quot;;[.J374]&lt;22);&quot;gen3&quot;;IF(AND(OR([.M374]=&quot;épouse&quot;;[.M374]=&quot;chef&quot;);[.J374]&gt;59);&quot;gen1&quot;;IF([.J37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a Papinière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adiller</text:p>
          </table:table-cell>
          <table:table-cell/>
          <table:table-cell office:value-type="string" calcext:value-type="string">
            <text:p>adrien</text:p>
          </table:table-cell>
          <table:table-cell office:value-type="string" calcext:value-type="string">
            <text:p>h</text:p>
          </table:table-cell>
          <table:table-cell office:value-type="float" office:value="1905" calcext:value-type="float">
            <text:p>1905</text:p>
          </table:table-cell>
          <table:table-cell table:formula="of:=1926-[.I375]" office:value-type="float" office:value="21" calcext:value-type="float">
            <text:p>21</text:p>
          </table:table-cell>
          <table:table-cell table:formula="of:=IF(OR([.M375]=&quot;fille&quot;;[.M375]=&quot;fils&quot;;[.M375]=&quot;Belle-fille&quot;;[.M375]=&quot;Beau-fils&quot;;[.J375]&lt;22);&quot;gen3&quot;;IF(AND(OR([.M375]=&quot;épouse&quot;;[.M375]=&quot;chef&quot;);[.J375]&gt;59);&quot;gen1&quot;;IF([.J37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La Papinière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adiller</text:p>
          </table:table-cell>
          <table:table-cell/>
          <table:table-cell office:value-type="string" calcext:value-type="string">
            <text:p>raymond</text:p>
          </table:table-cell>
          <table:table-cell office:value-type="string" calcext:value-type="string">
            <text:p>h</text:p>
          </table:table-cell>
          <table:table-cell office:value-type="float" office:value="1913" calcext:value-type="float">
            <text:p>1913</text:p>
          </table:table-cell>
          <table:table-cell table:formula="of:=1926-[.I376]" office:value-type="float" office:value="13" calcext:value-type="float">
            <text:p>13</text:p>
          </table:table-cell>
          <table:table-cell table:formula="of:=IF(OR([.M376]=&quot;fille&quot;;[.M376]=&quot;fils&quot;;[.M376]=&quot;Belle-fille&quot;;[.M376]=&quot;Beau-fils&quot;;[.J376]&lt;22);&quot;gen3&quot;;IF(AND(OR([.M376]=&quot;épouse&quot;;[.M376]=&quot;chef&quot;);[.J376]&gt;59);&quot;gen1&quot;;IF([.J37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La Papinière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ricot</text:p>
          </table:table-cell>
          <table:table-cell/>
          <table:table-cell office:value-type="string" calcext:value-type="string">
            <text:p>fernand</text:p>
          </table:table-cell>
          <table:table-cell office:value-type="string" calcext:value-type="string">
            <text:p>h</text:p>
          </table:table-cell>
          <table:table-cell office:value-type="float" office:value="1908" calcext:value-type="float">
            <text:p>1908</text:p>
          </table:table-cell>
          <table:table-cell table:formula="of:=1926-[.I377]" office:value-type="float" office:value="18" calcext:value-type="float">
            <text:p>18</text:p>
          </table:table-cell>
          <table:table-cell table:formula="of:=IF(OR([.M377]=&quot;fille&quot;;[.M377]=&quot;fils&quot;;[.M377]=&quot;Belle-fille&quot;;[.M377]=&quot;Beau-fils&quot;;[.J377]&lt;22);&quot;gen3&quot;;IF(AND(OR([.M377]=&quot;épouse&quot;;[.M377]=&quot;chef&quot;);[.J377]&gt;59);&quot;gen1&quot;;IF([.J37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La Papinière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eldon</text:p>
          </table:table-cell>
          <table:table-cell/>
          <table:table-cell office:value-type="string" calcext:value-type="string">
            <text:p>rachelle</text:p>
          </table:table-cell>
          <table:table-cell office:value-type="string" calcext:value-type="string">
            <text:p>f</text:p>
          </table:table-cell>
          <table:table-cell office:value-type="float" office:value="1897" calcext:value-type="float">
            <text:p>1897</text:p>
          </table:table-cell>
          <table:table-cell table:formula="of:=1926-[.I378]" office:value-type="float" office:value="29" calcext:value-type="float">
            <text:p>29</text:p>
          </table:table-cell>
          <table:table-cell table:formula="of:=IF(OR([.M378]=&quot;fille&quot;;[.M378]=&quot;fils&quot;;[.M378]=&quot;Belle-fille&quot;;[.M378]=&quot;Beau-fils&quot;;[.J378]&lt;22);&quot;gen3&quot;;IF(AND(OR([.M378]=&quot;épouse&quot;;[.M378]=&quot;chef&quot;);[.J378]&gt;59);&quot;gen1&quot;;IF([.J37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La Papinière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drier</text:p>
          </table:table-cell>
          <table:table-cell/>
          <table:table-cell office:value-type="string" calcext:value-type="string">
            <text:p>louis</text:p>
          </table:table-cell>
          <table:table-cell office:value-type="string" calcext:value-type="string">
            <text:p>h</text:p>
          </table:table-cell>
          <table:table-cell office:value-type="float" office:value="1892" calcext:value-type="float">
            <text:p>1892</text:p>
          </table:table-cell>
          <table:table-cell table:formula="of:=1926-[.I379]" office:value-type="float" office:value="34" calcext:value-type="float">
            <text:p>34</text:p>
          </table:table-cell>
          <table:table-cell table:formula="of:=IF(OR([.M379]=&quot;fille&quot;;[.M379]=&quot;fils&quot;;[.M379]=&quot;Belle-fille&quot;;[.M379]=&quot;Beau-fils&quot;;[.J379]&lt;22);&quot;gen3&quot;;IF(AND(OR([.M379]=&quot;épouse&quot;;[.M379]=&quot;chef&quot;);[.J379]&gt;59);&quot;gen1&quot;;IF([.J37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maçon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La Papinière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aé</text:p>
          </table:table-cell>
          <table:table-cell office:value-type="string" calcext:value-type="string">
            <text:p>f</text:p>
          </table:table-cell>
          <table:table-cell office:value-type="float" office:value="1896" calcext:value-type="float">
            <text:p>1896</text:p>
          </table:table-cell>
          <table:table-cell table:formula="of:=1926-[.I380]" office:value-type="float" office:value="30" calcext:value-type="float">
            <text:p>30</text:p>
          </table:table-cell>
          <table:table-cell table:formula="of:=IF(OR([.M380]=&quot;fille&quot;;[.M380]=&quot;fils&quot;;[.M380]=&quot;Belle-fille&quot;;[.M380]=&quot;Beau-fils&quot;;[.J380]&lt;22);&quot;gen3&quot;;IF(AND(OR([.M380]=&quot;épouse&quot;;[.M380]=&quot;chef&quot;);[.J380]&gt;59);&quot;gen1&quot;;IF([.J38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a Papinière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drier</text:p>
          </table:table-cell>
          <table:table-cell/>
          <table:table-cell office:value-type="string" calcext:value-type="string">
            <text:p>roland</text:p>
          </table:table-cell>
          <table:table-cell office:value-type="string" calcext:value-type="string">
            <text:p>h</text:p>
          </table:table-cell>
          <table:table-cell office:value-type="float" office:value="1918" calcext:value-type="float">
            <text:p>1918</text:p>
          </table:table-cell>
          <table:table-cell table:formula="of:=1926-[.I381]" office:value-type="float" office:value="8" calcext:value-type="float">
            <text:p>8</text:p>
          </table:table-cell>
          <table:table-cell table:formula="of:=IF(OR([.M381]=&quot;fille&quot;;[.M381]=&quot;fils&quot;;[.M381]=&quot;Belle-fille&quot;;[.M381]=&quot;Beau-fils&quot;;[.J381]&lt;22);&quot;gen3&quot;;IF(AND(OR([.M381]=&quot;épouse&quot;;[.M381]=&quot;chef&quot;);[.J381]&gt;59);&quot;gen1&quot;;IF([.J38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La Papinière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drier</text:p>
          </table:table-cell>
          <table:table-cell/>
          <table:table-cell office:value-type="string" calcext:value-type="string">
            <text:p>lydia</text:p>
          </table:table-cell>
          <table:table-cell office:value-type="string" calcext:value-type="string">
            <text:p>f</text:p>
          </table:table-cell>
          <table:table-cell office:value-type="float" office:value="1920" calcext:value-type="float">
            <text:p>1920</text:p>
          </table:table-cell>
          <table:table-cell table:formula="of:=1926-[.I382]" office:value-type="float" office:value="6" calcext:value-type="float">
            <text:p>6</text:p>
          </table:table-cell>
          <table:table-cell table:formula="of:=IF(OR([.M382]=&quot;fille&quot;;[.M382]=&quot;fils&quot;;[.M382]=&quot;Belle-fille&quot;;[.M382]=&quot;Beau-fils&quot;;[.J382]&lt;22);&quot;gen3&quot;;IF(AND(OR([.M382]=&quot;épouse&quot;;[.M382]=&quot;chef&quot;);[.J382]&gt;59);&quot;gen1&quot;;IF([.J38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La Papinière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drier</text:p>
          </table:table-cell>
          <table:table-cell/>
          <table:table-cell office:value-type="string" calcext:value-type="string">
            <text:p>arlette</text:p>
          </table:table-cell>
          <table:table-cell office:value-type="string" calcext:value-type="string">
            <text:p>f</text:p>
          </table:table-cell>
          <table:table-cell office:value-type="float" office:value="1923" calcext:value-type="float">
            <text:p>1923</text:p>
          </table:table-cell>
          <table:table-cell table:formula="of:=1926-[.I383]" office:value-type="float" office:value="3" calcext:value-type="float">
            <text:p>3</text:p>
          </table:table-cell>
          <table:table-cell table:formula="of:=IF(OR([.M383]=&quot;fille&quot;;[.M383]=&quot;fils&quot;;[.M383]=&quot;Belle-fille&quot;;[.M383]=&quot;Beau-fils&quot;;[.J383]&lt;22);&quot;gen3&quot;;IF(AND(OR([.M383]=&quot;épouse&quot;;[.M383]=&quot;chef&quot;);[.J383]&gt;59);&quot;gen1&quot;;IF([.J38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a Papinière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huillier</text:p>
          </table:table-cell>
          <table:table-cell/>
          <table:table-cell office:value-type="string" calcext:value-type="string">
            <text:p>alfred</text:p>
          </table:table-cell>
          <table:table-cell office:value-type="string" calcext:value-type="string">
            <text:p>h</text:p>
          </table:table-cell>
          <table:table-cell office:value-type="float" office:value="1870" calcext:value-type="float">
            <text:p>1870</text:p>
          </table:table-cell>
          <table:table-cell table:formula="of:=1926-[.I384]" office:value-type="float" office:value="56" calcext:value-type="float">
            <text:p>56</text:p>
          </table:table-cell>
          <table:table-cell table:formula="of:=IF(OR([.M384]=&quot;fille&quot;;[.M384]=&quot;fils&quot;;[.M384]=&quot;Belle-fille&quot;;[.M384]=&quot;Beau-fils&quot;;[.J384]&lt;22);&quot;gen3&quot;;IF(AND(OR([.M384]=&quot;épouse&quot;;[.M384]=&quot;chef&quot;);[.J384]&gt;59);&quot;gen1&quot;;IF([.J38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ouvrier</text:p>
          </table:table-cell>
          <table:table-cell/>
          <table:table-cell office:value-type="string" calcext:value-type="string">
            <text:p>maçon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 Papinière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outeille</text:p>
          </table:table-cell>
          <table:table-cell/>
          <table:table-cell office:value-type="string" calcext:value-type="string">
            <text:p>lucien</text:p>
          </table:table-cell>
          <table:table-cell office:value-type="string" calcext:value-type="string">
            <text:p>h</text:p>
          </table:table-cell>
          <table:table-cell office:value-type="float" office:value="1885" calcext:value-type="float">
            <text:p>1885</text:p>
          </table:table-cell>
          <table:table-cell table:formula="of:=1926-[.I385]" office:value-type="float" office:value="41" calcext:value-type="float">
            <text:p>41</text:p>
          </table:table-cell>
          <table:table-cell table:formula="of:=IF(OR([.M385]=&quot;fille&quot;;[.M385]=&quot;fils&quot;;[.M385]=&quot;Belle-fille&quot;;[.M385]=&quot;Beau-fils&quot;;[.J385]&lt;22);&quot;gen3&quot;;IF(AND(OR([.M385]=&quot;épouse&quot;;[.M385]=&quot;chef&quot;);[.J385]&gt;59);&quot;gen1&quot;;IF([.J38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ouvrier</text:p>
          </table:table-cell>
          <table:table-cell/>
          <table:table-cell office:value-type="string" calcext:value-type="string">
            <text:p>maçon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 Papinière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ourdilleau</text:p>
          </table:table-cell>
          <table:table-cell/>
          <table:table-cell office:value-type="string" calcext:value-type="string">
            <text:p>élie</text:p>
          </table:table-cell>
          <table:table-cell office:value-type="string" calcext:value-type="string">
            <text:p>h</text:p>
          </table:table-cell>
          <table:table-cell office:value-type="float" office:value="1906" calcext:value-type="float">
            <text:p>1906</text:p>
          </table:table-cell>
          <table:table-cell table:formula="of:=1926-[.I386]" office:value-type="float" office:value="20" calcext:value-type="float">
            <text:p>20</text:p>
          </table:table-cell>
          <table:table-cell table:formula="of:=IF(OR([.M386]=&quot;fille&quot;;[.M386]=&quot;fils&quot;;[.M386]=&quot;Belle-fille&quot;;[.M386]=&quot;Beau-fils&quot;;[.J386]&lt;22);&quot;gen3&quot;;IF(AND(OR([.M386]=&quot;épouse&quot;;[.M386]=&quot;chef&quot;);[.J386]&gt;59);&quot;gen1&quot;;IF([.J38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ouvrier</text:p>
          </table:table-cell>
          <table:table-cell/>
          <table:table-cell office:value-type="string" calcext:value-type="string">
            <text:p>maçon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a Papinière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bouard</text:p>
          </table:table-cell>
          <table:table-cell office:value-type="string" calcext:value-type="string">
            <text:p>Marie-louise</text:p>
          </table:table-cell>
          <table:table-cell office:value-type="string" calcext:value-type="string">
            <text:p>f</text:p>
          </table:table-cell>
          <table:table-cell office:value-type="float" office:value="1872" calcext:value-type="float">
            <text:p>1872</text:p>
          </table:table-cell>
          <table:table-cell table:formula="of:=1926-[.I387]" office:value-type="float" office:value="54" calcext:value-type="float">
            <text:p>54</text:p>
          </table:table-cell>
          <table:table-cell table:formula="of:=IF(OR([.M387]=&quot;fille&quot;;[.M387]=&quot;fils&quot;;[.M387]=&quot;Belle-fille&quot;;[.M387]=&quot;Beau-fils&quot;;[.J387]&lt;22);&quot;gen3&quot;;IF(AND(OR([.M387]=&quot;épouse&quot;;[.M387]=&quot;chef&quot;);[.J387]&gt;59);&quot;gen1&quot;;IF([.J387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égnier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auguste</text:p>
          </table:table-cell>
          <table:table-cell office:value-type="string" calcext:value-type="string">
            <text:p>h</text:p>
          </table:table-cell>
          <table:table-cell office:value-type="float" office:value="1882" calcext:value-type="float">
            <text:p>1882</text:p>
          </table:table-cell>
          <table:table-cell table:formula="of:=1926-[.I388]" office:value-type="float" office:value="44" calcext:value-type="float">
            <text:p>44</text:p>
          </table:table-cell>
          <table:table-cell table:formula="of:=IF(OR([.M388]=&quot;fille&quot;;[.M388]=&quot;fils&quot;;[.M388]=&quot;Belle-fille&quot;;[.M388]=&quot;Beau-fils&quot;;[.J388]&lt;22);&quot;gen3&quot;;IF(AND(OR([.M388]=&quot;épouse&quot;;[.M388]=&quot;chef&quot;);[.J388]&gt;59);&quot;gen1&quot;;IF([.J38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égnier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forges</text:p>
          </table:table-cell>
          <table:table-cell office:value-type="string" calcext:value-type="string">
            <text:p>gugnon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f</text:p>
          </table:table-cell>
          <table:table-cell office:value-type="float" office:value="1877" calcext:value-type="float">
            <text:p>1877</text:p>
          </table:table-cell>
          <table:table-cell table:formula="of:=1926-[.I389]" office:value-type="float" office:value="49" calcext:value-type="float">
            <text:p>49</text:p>
          </table:table-cell>
          <table:table-cell table:formula="of:=IF(OR([.M389]=&quot;fille&quot;;[.M389]=&quot;fils&quot;;[.M389]=&quot;Belle-fille&quot;;[.M389]=&quot;Beau-fils&quot;;[.J389]&lt;22);&quot;gen3&quot;;IF(AND(OR([.M389]=&quot;épouse&quot;;[.M389]=&quot;chef&quot;);[.J389]&gt;59);&quot;gen1&quot;;IF([.J38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Régnier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edith</text:p>
          </table:table-cell>
          <table:table-cell office:value-type="string" calcext:value-type="string">
            <text:p>f</text:p>
          </table:table-cell>
          <table:table-cell office:value-type="float" office:value="1915" calcext:value-type="float">
            <text:p>1915</text:p>
          </table:table-cell>
          <table:table-cell table:formula="of:=1926-[.I390]" office:value-type="float" office:value="11" calcext:value-type="float">
            <text:p>11</text:p>
          </table:table-cell>
          <table:table-cell table:formula="of:=IF(OR([.M390]=&quot;fille&quot;;[.M390]=&quot;fils&quot;;[.M390]=&quot;Belle-fille&quot;;[.M390]=&quot;Beau-fils&quot;;[.J390]&lt;22);&quot;gen3&quot;;IF(AND(OR([.M390]=&quot;épouse&quot;;[.M390]=&quot;chef&quot;);[.J390]&gt;59);&quot;gen1&quot;;IF([.J390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égnier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chard</text:p>
          </table:table-cell>
          <table:table-cell/>
          <table:table-cell office:value-type="string" calcext:value-type="string">
            <text:p>raoul</text:p>
          </table:table-cell>
          <table:table-cell office:value-type="string" calcext:value-type="string">
            <text:p>h</text:p>
          </table:table-cell>
          <table:table-cell office:value-type="float" office:value="1906" calcext:value-type="float">
            <text:p>1906</text:p>
          </table:table-cell>
          <table:table-cell table:formula="of:=1926-[.I391]" office:value-type="float" office:value="20" calcext:value-type="float">
            <text:p>20</text:p>
          </table:table-cell>
          <table:table-cell table:formula="of:=IF(OR([.M391]=&quot;fille&quot;;[.M391]=&quot;fils&quot;;[.M391]=&quot;Belle-fille&quot;;[.M391]=&quot;Beau-fils&quot;;[.J391]&lt;22);&quot;gen3&quot;;IF(AND(OR([.M391]=&quot;épouse&quot;;[.M391]=&quot;chef&quot;);[.J391]&gt;59);&quot;gen1&quot;;IF([.J39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au-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égnier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chard</text:p>
          </table:table-cell>
          <table:table-cell/>
          <table:table-cell office:value-type="string" calcext:value-type="string">
            <text:p>gaston</text:p>
          </table:table-cell>
          <table:table-cell office:value-type="string" calcext:value-type="string">
            <text:p>h</text:p>
          </table:table-cell>
          <table:table-cell office:value-type="float" office:value="1910" calcext:value-type="float">
            <text:p>1910</text:p>
          </table:table-cell>
          <table:table-cell table:formula="of:=1926-[.I392]" office:value-type="float" office:value="16" calcext:value-type="float">
            <text:p>16</text:p>
          </table:table-cell>
          <table:table-cell table:formula="of:=IF(OR([.M392]=&quot;fille&quot;;[.M392]=&quot;fils&quot;;[.M392]=&quot;Belle-fille&quot;;[.M392]=&quot;Beau-fils&quot;;[.J392]&lt;22);&quot;gen3&quot;;IF(AND(OR([.M392]=&quot;épouse&quot;;[.M392]=&quot;chef&quot;);[.J392]&gt;59);&quot;gen1&quot;;IF([.J39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au-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Régnier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chard</text:p>
          </table:table-cell>
          <table:table-cell/>
          <table:table-cell office:value-type="string" calcext:value-type="string">
            <text:p>viviane</text:p>
          </table:table-cell>
          <table:table-cell office:value-type="string" calcext:value-type="string">
            <text:p>f</text:p>
          </table:table-cell>
          <table:table-cell office:value-type="float" office:value="1912" calcext:value-type="float">
            <text:p>1912</text:p>
          </table:table-cell>
          <table:table-cell table:formula="of:=1926-[.I393]" office:value-type="float" office:value="14" calcext:value-type="float">
            <text:p>14</text:p>
          </table:table-cell>
          <table:table-cell table:formula="of:=IF(OR([.M393]=&quot;fille&quot;;[.M393]=&quot;fils&quot;;[.M393]=&quot;Belle-fille&quot;;[.M393]=&quot;Beau-fils&quot;;[.J393]&lt;22);&quot;gen3&quot;;IF(AND(OR([.M393]=&quot;épouse&quot;;[.M393]=&quot;chef&quot;);[.J393]&gt;59);&quot;gen1&quot;;IF([.J39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le-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égnier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chard</text:p>
          </table:table-cell>
          <table:table-cell/>
          <table:table-cell office:value-type="string" calcext:value-type="string">
            <text:p>annie</text:p>
          </table:table-cell>
          <table:table-cell office:value-type="string" calcext:value-type="string">
            <text:p>f</text:p>
          </table:table-cell>
          <table:table-cell office:value-type="float" office:value="1914" calcext:value-type="float">
            <text:p>1914</text:p>
          </table:table-cell>
          <table:table-cell table:formula="of:=1926-[.I394]" office:value-type="float" office:value="12" calcext:value-type="float">
            <text:p>12</text:p>
          </table:table-cell>
          <table:table-cell table:formula="of:=IF(OR([.M394]=&quot;fille&quot;;[.M394]=&quot;fils&quot;;[.M394]=&quot;Belle-fille&quot;;[.M394]=&quot;Beau-fils&quot;;[.J394]&lt;22);&quot;gen3&quot;;IF(AND(OR([.M394]=&quot;épouse&quot;;[.M394]=&quot;chef&quot;);[.J394]&gt;59);&quot;gen1&quot;;IF([.J394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le-fille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égnier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chard</text:p>
          </table:table-cell>
          <table:table-cell/>
          <table:table-cell office:value-type="string" calcext:value-type="string">
            <text:p>emma</text:p>
          </table:table-cell>
          <table:table-cell office:value-type="string" calcext:value-type="string">
            <text:p>f</text:p>
          </table:table-cell>
          <table:table-cell office:value-type="float" office:value="1919" calcext:value-type="float">
            <text:p>1919</text:p>
          </table:table-cell>
          <table:table-cell table:formula="of:=1926-[.I395]" office:value-type="float" office:value="7" calcext:value-type="float">
            <text:p>7</text:p>
          </table:table-cell>
          <table:table-cell table:formula="of:=IF(OR([.M395]=&quot;fille&quot;;[.M395]=&quot;fils&quot;;[.M395]=&quot;Belle-fille&quot;;[.M395]=&quot;Beau-fils&quot;;[.J395]&lt;22);&quot;gen3&quot;;IF(AND(OR([.M395]=&quot;épouse&quot;;[.M395]=&quot;chef&quot;);[.J395]&gt;59);&quot;gen1&quot;;IF([.J39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le-fille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Régnier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forges</text:p>
          </table:table-cell>
          <table:table-cell/>
          <table:table-cell office:value-type="string" calcext:value-type="string">
            <text:p>andrée</text:p>
          </table:table-cell>
          <table:table-cell office:value-type="string" calcext:value-type="string">
            <text:p>f</text:p>
          </table:table-cell>
          <table:table-cell office:value-type="float" office:value="1911" calcext:value-type="float">
            <text:p>1911</text:p>
          </table:table-cell>
          <table:table-cell table:formula="of:=1926-[.I396]" office:value-type="float" office:value="15" calcext:value-type="float">
            <text:p>15</text:p>
          </table:table-cell>
          <table:table-cell table:formula="of:=IF(OR([.M396]=&quot;fille&quot;;[.M396]=&quot;fils&quot;;[.M396]=&quot;Belle-fille&quot;;[.M396]=&quot;Beau-fils&quot;;[.J396]&lt;22);&quot;gen3&quot;;IF(AND(OR([.M396]=&quot;épouse&quot;;[.M396]=&quot;chef&quot;);[.J396]&gt;59);&quot;gen1&quot;;IF([.J39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égnier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hauvelin</text:p>
          </table:table-cell>
          <table:table-cell office:value-type="string" calcext:value-type="string">
            <text:p>crozon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54" calcext:value-type="float">
            <text:p>1854</text:p>
          </table:table-cell>
          <table:table-cell table:formula="of:=1926-[.I397]" office:value-type="float" office:value="72" calcext:value-type="float">
            <text:p>72</text:p>
          </table:table-cell>
          <table:table-cell table:formula="of:=IF(OR([.M397]=&quot;fille&quot;;[.M397]=&quot;fils&quot;;[.M397]=&quot;Belle-fille&quot;;[.M397]=&quot;Beau-fils&quot;;[.J397]&lt;22);&quot;gen3&quot;;IF(AND(OR([.M397]=&quot;épouse&quot;;[.M397]=&quot;chef&quot;);[.J397]&gt;59);&quot;gen1&quot;;IF([.J397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Régnier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ville</text:p>
          </table:table-cell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f</text:p>
          </table:table-cell>
          <table:table-cell office:value-type="float" office:value="1864" calcext:value-type="float">
            <text:p>1864</text:p>
          </table:table-cell>
          <table:table-cell table:formula="of:=1926-[.I398]" office:value-type="float" office:value="62" calcext:value-type="float">
            <text:p>62</text:p>
          </table:table-cell>
          <table:table-cell table:formula="of:=IF(OR([.M398]=&quot;fille&quot;;[.M398]=&quot;fils&quot;;[.M398]=&quot;Belle-fille&quot;;[.M398]=&quot;Beau-fils&quot;;[.J398]&lt;22);&quot;gen3&quot;;IF(AND(OR([.M398]=&quot;épouse&quot;;[.M398]=&quot;chef&quot;);[.J398]&gt;59);&quot;gen1&quot;;IF([.J398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servante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Les Planches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uché</text:p>
          </table:table-cell>
          <table:table-cell/>
          <table:table-cell office:value-type="string" calcext:value-type="string">
            <text:p>désiré</text:p>
          </table:table-cell>
          <table:table-cell office:value-type="string" calcext:value-type="string">
            <text:p>h</text:p>
          </table:table-cell>
          <table:table-cell office:value-type="float" office:value="1870" calcext:value-type="float">
            <text:p>1870</text:p>
          </table:table-cell>
          <table:table-cell table:formula="of:=1926-[.I399]" office:value-type="float" office:value="56" calcext:value-type="float">
            <text:p>56</text:p>
          </table:table-cell>
          <table:table-cell table:formula="of:=IF(OR([.M399]=&quot;fille&quot;;[.M399]=&quot;fils&quot;;[.M399]=&quot;Belle-fille&quot;;[.M399]=&quot;Beau-fils&quot;;[.J399]&lt;22);&quot;gen3&quot;;IF(AND(OR([.M399]=&quot;épouse&quot;;[.M399]=&quot;chef&quot;);[.J399]&gt;59);&quot;gen1&quot;;IF([.J399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es Planches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uché</text:p>
          </table:table-cell>
          <table:table-cell office:value-type="string" calcext:value-type="string">
            <text:p>frémont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73" calcext:value-type="float">
            <text:p>1873</text:p>
          </table:table-cell>
          <table:table-cell table:formula="of:=1926-[.I400]" office:value-type="float" office:value="53" calcext:value-type="float">
            <text:p>53</text:p>
          </table:table-cell>
          <table:table-cell table:formula="of:=IF(OR([.M400]=&quot;fille&quot;;[.M400]=&quot;fils&quot;;[.M400]=&quot;Belle-fille&quot;;[.M400]=&quot;Beau-fils&quot;;[.J400]&lt;22);&quot;gen3&quot;;IF(AND(OR([.M400]=&quot;épouse&quot;;[.M400]=&quot;chef&quot;);[.J400]&gt;59);&quot;gen1&quot;;IF([.J40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Les Planches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uché</text:p>
          </table:table-cell>
          <table:table-cell/>
          <table:table-cell office:value-type="string" calcext:value-type="string">
            <text:p>albert</text:p>
          </table:table-cell>
          <table:table-cell office:value-type="string" calcext:value-type="string">
            <text:p>h</text:p>
          </table:table-cell>
          <table:table-cell office:value-type="float" office:value="1910" calcext:value-type="float">
            <text:p>1910</text:p>
          </table:table-cell>
          <table:table-cell table:formula="of:=1926-[.I401]" office:value-type="float" office:value="16" calcext:value-type="float">
            <text:p>16</text:p>
          </table:table-cell>
          <table:table-cell table:formula="of:=IF(OR([.M401]=&quot;fille&quot;;[.M401]=&quot;fils&quot;;[.M401]=&quot;Belle-fille&quot;;[.M401]=&quot;Beau-fils&quot;;[.J401]&lt;22);&quot;gen3&quot;;IF(AND(OR([.M401]=&quot;épouse&quot;;[.M401]=&quot;chef&quot;);[.J401]&gt;59);&quot;gen1&quot;;IF([.J401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Les Planches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uché</text:p>
          </table:table-cell>
          <table:table-cell/>
          <table:table-cell office:value-type="string" calcext:value-type="string">
            <text:p>angélina</text:p>
          </table:table-cell>
          <table:table-cell office:value-type="string" calcext:value-type="string">
            <text:p>f</text:p>
          </table:table-cell>
          <table:table-cell office:value-type="float" office:value="1892" calcext:value-type="float">
            <text:p>1892</text:p>
          </table:table-cell>
          <table:table-cell table:formula="of:=1926-[.I402]" office:value-type="float" office:value="34" calcext:value-type="float">
            <text:p>34</text:p>
          </table:table-cell>
          <table:table-cell table:formula="of:=IF(OR([.M402]=&quot;fille&quot;;[.M402]=&quot;fils&quot;;[.M402]=&quot;Belle-fille&quot;;[.M402]=&quot;Beau-fils&quot;;[.J402]&lt;22);&quot;gen3&quot;;IF(AND(OR([.M402]=&quot;épouse&quot;;[.M402]=&quot;chef&quot;);[.J402]&gt;59);&quot;gen1&quot;;IF([.J402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sœur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Les Planches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oux</text:p>
          </table:table-cell>
          <table:table-cell/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83" calcext:value-type="float">
            <text:p>1883</text:p>
          </table:table-cell>
          <table:table-cell table:formula="of:=1926-[.I403]" office:value-type="float" office:value="43" calcext:value-type="float">
            <text:p>43</text:p>
          </table:table-cell>
          <table:table-cell table:formula="of:=IF(OR([.M403]=&quot;fille&quot;;[.M403]=&quot;fils&quot;;[.M403]=&quot;Belle-fille&quot;;[.M403]=&quot;Beau-fils&quot;;[.J403]&lt;22);&quot;gen3&quot;;IF(AND(OR([.M403]=&quot;épouse&quot;;[.M403]=&quot;chef&quot;);[.J403]&gt;59);&quot;gen1&quot;;IF([.J403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meunie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Les Planches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rinet</text:p>
          </table:table-cell>
          <table:table-cell/>
          <table:table-cell office:value-type="string" calcext:value-type="string">
            <text:p>émilien</text:p>
          </table:table-cell>
          <table:table-cell office:value-type="string" calcext:value-type="string">
            <text:p>h</text:p>
          </table:table-cell>
          <table:table-cell office:value-type="float" office:value="1876" calcext:value-type="float">
            <text:p>1876</text:p>
          </table:table-cell>
          <table:table-cell table:formula="of:=1926-[.I404]" office:value-type="float" office:value="50" calcext:value-type="float">
            <text:p>50</text:p>
          </table:table-cell>
          <table:table-cell table:formula="of:=IF(OR([.M404]=&quot;fille&quot;;[.M404]=&quot;fils&quot;;[.M404]=&quot;Belle-fille&quot;;[.M404]=&quot;Beau-fils&quot;;[.J404]&lt;22);&quot;gen3&quot;;IF(AND(OR([.M404]=&quot;épouse&quot;;[.M404]=&quot;chef&quot;);[.J404]&gt;59);&quot;gen1&quot;;IF([.J40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orcé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hesseron</text:p>
          </table:table-cell>
          <table:table-cell/>
          <table:table-cell office:value-type="string" calcext:value-type="string">
            <text:p>alphonse</text:p>
          </table:table-cell>
          <table:table-cell office:value-type="string" calcext:value-type="string">
            <text:p>h</text:p>
          </table:table-cell>
          <table:table-cell office:value-type="float" office:value="1869" calcext:value-type="float">
            <text:p>1869</text:p>
          </table:table-cell>
          <table:table-cell table:formula="of:=1926-[.I405]" office:value-type="float" office:value="57" calcext:value-type="float">
            <text:p>57</text:p>
          </table:table-cell>
          <table:table-cell table:formula="of:=IF(OR([.M405]=&quot;fille&quot;;[.M405]=&quot;fils&quot;;[.M405]=&quot;Belle-fille&quot;;[.M405]=&quot;Beau-fils&quot;;[.J405]&lt;22);&quot;gen3&quot;;IF(AND(OR([.M405]=&quot;épouse&quot;;[.M405]=&quot;chef&quot;);[.J405]&gt;59);&quot;gen1&quot;;IF([.J405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orcé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hesseron</text:p>
          </table:table-cell>
          <table:table-cell/>
          <table:table-cell office:value-type="string" calcext:value-type="string">
            <text:p>albert</text:p>
          </table:table-cell>
          <table:table-cell office:value-type="string" calcext:value-type="string">
            <text:p>h</text:p>
          </table:table-cell>
          <table:table-cell office:value-type="float" office:value="1898" calcext:value-type="float">
            <text:p>1898</text:p>
          </table:table-cell>
          <table:table-cell table:formula="of:=1926-[.I406]" office:value-type="float" office:value="28" calcext:value-type="float">
            <text:p>28</text:p>
          </table:table-cell>
          <table:table-cell table:formula="of:=IF(OR([.M406]=&quot;fille&quot;;[.M406]=&quot;fils&quot;;[.M406]=&quot;Belle-fille&quot;;[.M406]=&quot;Beau-fils&quot;;[.J406]&lt;22);&quot;gen3&quot;;IF(AND(OR([.M406]=&quot;épouse&quot;;[.M406]=&quot;chef&quot;);[.J406]&gt;59);&quot;gen1&quot;;IF([.J40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orcé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hesseron</text:p>
          </table:table-cell>
          <table:table-cell/>
          <table:table-cell office:value-type="string" calcext:value-type="string">
            <text:p>zoé</text:p>
          </table:table-cell>
          <table:table-cell office:value-type="string" calcext:value-type="string">
            <text:p>f</text:p>
          </table:table-cell>
          <table:table-cell office:value-type="float" office:value="1903" calcext:value-type="float">
            <text:p>1903</text:p>
          </table:table-cell>
          <table:table-cell table:formula="of:=1926-[.I407]" office:value-type="float" office:value="23" calcext:value-type="float">
            <text:p>23</text:p>
          </table:table-cell>
          <table:table-cell table:formula="of:=IF(OR([.M407]=&quot;fille&quot;;[.M407]=&quot;fils&quot;;[.M407]=&quot;Belle-fille&quot;;[.M407]=&quot;Beau-fils&quot;;[.J407]&lt;22);&quot;gen3&quot;;IF(AND(OR([.M407]=&quot;épouse&quot;;[.M407]=&quot;chef&quot;);[.J407]&gt;59);&quot;gen1&quot;;IF([.J407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orcé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et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f</text:p>
          </table:table-cell>
          <table:table-cell office:value-type="float" office:value="1890" calcext:value-type="float">
            <text:p>1890</text:p>
          </table:table-cell>
          <table:table-cell table:formula="of:=1926-[.I408]" office:value-type="float" office:value="36" calcext:value-type="float">
            <text:p>36</text:p>
          </table:table-cell>
          <table:table-cell table:formula="of:=IF(OR([.M408]=&quot;fille&quot;;[.M408]=&quot;fils&quot;;[.M408]=&quot;Belle-fille&quot;;[.M408]=&quot;Beau-fils&quot;;[.J408]&lt;22);&quot;gen3&quot;;IF(AND(OR([.M408]=&quot;épouse&quot;;[.M408]=&quot;chef&quot;);[.J408]&gt;59);&quot;gen1&quot;;IF([.J40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veuf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orcé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imon</text:p>
          </table:table-cell>
          <table:table-cell/>
          <table:table-cell office:value-type="string" calcext:value-type="string">
            <text:p>guy</text:p>
          </table:table-cell>
          <table:table-cell office:value-type="string" calcext:value-type="string">
            <text:p>h</text:p>
          </table:table-cell>
          <table:table-cell office:value-type="float" office:value="1914" calcext:value-type="float">
            <text:p>1914</text:p>
          </table:table-cell>
          <table:table-cell table:formula="of:=1926-[.I409]" office:value-type="float" office:value="12" calcext:value-type="float">
            <text:p>12</text:p>
          </table:table-cell>
          <table:table-cell table:formula="of:=IF(OR([.M409]=&quot;fille&quot;;[.M409]=&quot;fils&quot;;[.M409]=&quot;Belle-fille&quot;;[.M409]=&quot;Beau-fils&quot;;[.J409]&lt;22);&quot;gen3&quot;;IF(AND(OR([.M409]=&quot;épouse&quot;;[.M409]=&quot;chef&quot;);[.J409]&gt;59);&quot;gen1&quot;;IF([.J409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e Bois de Veude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oisson</text:p>
          </table:table-cell>
          <table:table-cell/>
          <table:table-cell office:value-type="string" calcext:value-type="string">
            <text:p>aristide</text:p>
          </table:table-cell>
          <table:table-cell office:value-type="string" calcext:value-type="string">
            <text:p>h</text:p>
          </table:table-cell>
          <table:table-cell office:value-type="float" office:value="1887" calcext:value-type="float">
            <text:p>1887</text:p>
          </table:table-cell>
          <table:table-cell table:formula="of:=1926-[.I410]" office:value-type="float" office:value="39" calcext:value-type="float">
            <text:p>39</text:p>
          </table:table-cell>
          <table:table-cell table:formula="of:=IF(OR([.M410]=&quot;fille&quot;;[.M410]=&quot;fils&quot;;[.M410]=&quot;Belle-fille&quot;;[.M410]=&quot;Beau-fils&quot;;[.J410]&lt;22);&quot;gen3&quot;;IF(AND(OR([.M410]=&quot;épouse&quot;;[.M410]=&quot;chef&quot;);[.J410]&gt;59);&quot;gen1&quot;;IF([.J410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Le Bois de Veude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duchesne</text:p>
          </table:table-cell>
          <table:table-cell office:value-type="string" calcext:value-type="string">
            <text:p>Marie-eugénie</text:p>
          </table:table-cell>
          <table:table-cell office:value-type="string" calcext:value-type="string">
            <text:p>f</text:p>
          </table:table-cell>
          <table:table-cell office:value-type="float" office:value="1886" calcext:value-type="float">
            <text:p>1886</text:p>
          </table:table-cell>
          <table:table-cell table:formula="of:=1926-[.I411]" office:value-type="float" office:value="40" calcext:value-type="float">
            <text:p>40</text:p>
          </table:table-cell>
          <table:table-cell table:formula="of:=IF(OR([.M411]=&quot;fille&quot;;[.M411]=&quot;fils&quot;;[.M411]=&quot;Belle-fille&quot;;[.M411]=&quot;Beau-fils&quot;;[.J411]&lt;22);&quot;gen3&quot;;IF(AND(OR([.M411]=&quot;épouse&quot;;[.M411]=&quot;chef&quot;);[.J411]&gt;59);&quot;gen1&quot;;IF([.J411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Le Bois de Veude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oisson</text:p>
          </table:table-cell>
          <table:table-cell/>
          <table:table-cell office:value-type="string" calcext:value-type="string">
            <text:p>maurice</text:p>
          </table:table-cell>
          <table:table-cell office:value-type="string" calcext:value-type="string">
            <text:p>h</text:p>
          </table:table-cell>
          <table:table-cell office:value-type="float" office:value="1913" calcext:value-type="float">
            <text:p>1913</text:p>
          </table:table-cell>
          <table:table-cell table:formula="of:=1926-[.I412]" office:value-type="float" office:value="13" calcext:value-type="float">
            <text:p>13</text:p>
          </table:table-cell>
          <table:table-cell table:formula="of:=IF(OR([.M412]=&quot;fille&quot;;[.M412]=&quot;fils&quot;;[.M412]=&quot;Belle-fille&quot;;[.M412]=&quot;Beau-fils&quot;;[.J412]&lt;22);&quot;gen3&quot;;IF(AND(OR([.M412]=&quot;épouse&quot;;[.M412]=&quot;chef&quot;);[.J412]&gt;59);&quot;gen1&quot;;IF([.J412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écolier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e Bois de Veude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dré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h</text:p>
          </table:table-cell>
          <table:table-cell office:value-type="float" office:value="1908" calcext:value-type="float">
            <text:p>1908</text:p>
          </table:table-cell>
          <table:table-cell table:formula="of:=1926-[.I413]" office:value-type="float" office:value="18" calcext:value-type="float">
            <text:p>18</text:p>
          </table:table-cell>
          <table:table-cell table:formula="of:=IF(OR([.M413]=&quot;fille&quot;;[.M413]=&quot;fils&quot;;[.M413]=&quot;Belle-fille&quot;;[.M413]=&quot;Beau-fils&quot;;[.J413]&lt;22);&quot;gen3&quot;;IF(AND(OR([.M413]=&quot;épouse&quot;;[.M413]=&quot;chef&quot;);[.J413]&gt;59);&quot;gen1&quot;;IF([.J413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e Bois de Veude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ervé</text:p>
          </table:table-cell>
          <table:table-cell/>
          <table:table-cell office:value-type="string" calcext:value-type="string">
            <text:p>léopold</text:p>
          </table:table-cell>
          <table:table-cell office:value-type="string" calcext:value-type="string">
            <text:p>h</text:p>
          </table:table-cell>
          <table:table-cell office:value-type="float" office:value="1890" calcext:value-type="float">
            <text:p>1890</text:p>
          </table:table-cell>
          <table:table-cell table:formula="of:=1926-[.I414]" office:value-type="float" office:value="36" calcext:value-type="float">
            <text:p>36</text:p>
          </table:table-cell>
          <table:table-cell table:formula="of:=IF(OR([.M414]=&quot;fille&quot;;[.M414]=&quot;fils&quot;;[.M414]=&quot;Belle-fille&quot;;[.M414]=&quot;Beau-fils&quot;;[.J414]&lt;22);&quot;gen3&quot;;IF(AND(OR([.M414]=&quot;épouse&quot;;[.M414]=&quot;chef&quot;);[.J414]&gt;59);&quot;gen1&quot;;IF([.J414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e Bois de Veude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h</text:p>
          </table:table-cell>
          <table:table-cell office:value-type="float" office:value="1923" calcext:value-type="float">
            <text:p>1923</text:p>
          </table:table-cell>
          <table:table-cell table:formula="of:=1926-[.I415]" office:value-type="float" office:value="3" calcext:value-type="float">
            <text:p>3</text:p>
          </table:table-cell>
          <table:table-cell table:formula="of:=IF(OR([.M415]=&quot;fille&quot;;[.M415]=&quot;fils&quot;;[.M415]=&quot;Belle-fille&quot;;[.M415]=&quot;Beau-fils&quot;;[.J415]&lt;22);&quot;gen3&quot;;IF(AND(OR([.M415]=&quot;épouse&quot;;[.M415]=&quot;chef&quot;);[.J415]&gt;59);&quot;gen1&quot;;IF([.J415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ils</text:p>
          </table:table-cell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e Bois de Veude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emaître</text:p>
          </table:table-cell>
          <table:table-cell/>
          <table:table-cell office:value-type="string" calcext:value-type="string">
            <text:p>andré</text:p>
          </table:table-cell>
          <table:table-cell office:value-type="string" calcext:value-type="string">
            <text:p>h</text:p>
          </table:table-cell>
          <table:table-cell office:value-type="float" office:value="1909" calcext:value-type="float">
            <text:p>1909</text:p>
          </table:table-cell>
          <table:table-cell table:formula="of:=1926-[.I416]" office:value-type="float" office:value="17" calcext:value-type="float">
            <text:p>17</text:p>
          </table:table-cell>
          <table:table-cell table:formula="of:=IF(OR([.M416]=&quot;fille&quot;;[.M416]=&quot;fils&quot;;[.M416]=&quot;Belle-fille&quot;;[.M416]=&quot;Beau-fils&quot;;[.J416]&lt;22);&quot;gen3&quot;;IF(AND(OR([.M416]=&quot;épouse&quot;;[.M416]=&quot;chef&quot;);[.J416]&gt;59);&quot;gen1&quot;;IF([.J416]&lt;60;&quot;gen2&quot;;&quot;gen1&quot;)))" office:value-type="string" office:string-value="gen3" calcext:value-type="string">
            <text:p>gen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omestique</text:p>
          </table:table-cell>
          <table:table-cell/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Le Bois de Veude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oussin</text:p>
          </table:table-cell>
          <table:table-cell/>
          <table:table-cell office:value-type="string" calcext:value-type="string">
            <text:p>hervé</text:p>
          </table:table-cell>
          <table:table-cell office:value-type="string" calcext:value-type="string">
            <text:p>h</text:p>
          </table:table-cell>
          <table:table-cell office:value-type="float" office:value="1865" calcext:value-type="float">
            <text:p>1865</text:p>
          </table:table-cell>
          <table:table-cell table:formula="of:=1926-[.I417]" office:value-type="float" office:value="61" calcext:value-type="float">
            <text:p>61</text:p>
          </table:table-cell>
          <table:table-cell table:formula="of:=IF(OR([.M417]=&quot;fille&quot;;[.M417]=&quot;fils&quot;;[.M417]=&quot;Belle-fille&quot;;[.M417]=&quot;Beau-fils&quot;;[.J417]&lt;22);&quot;gen3&quot;;IF(AND(OR([.M417]=&quot;épouse&quot;;[.M417]=&quot;chef&quot;);[.J417]&gt;59);&quot;gen1&quot;;IF([.J417]&lt;60;&quot;gen2&quot;;&quot;gen1&quot;)))" office:value-type="string" office:string-value="gen1" calcext:value-type="string">
            <text:p>gen1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chef</text:p>
          </table:table-cell>
          <table:table-cell/>
          <table:table-cell office:value-type="string" calcext:value-type="string">
            <text:p>cuisinièr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La Massonnière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oussin</text:p>
          </table:table-cell>
          <table:table-cell/>
          <table:table-cell office:value-type="string" calcext:value-type="string">
            <text:p>louise</text:p>
          </table:table-cell>
          <table:table-cell office:value-type="string" calcext:value-type="string">
            <text:p>f</text:p>
          </table:table-cell>
          <table:table-cell office:value-type="float" office:value="1873" calcext:value-type="float">
            <text:p>1873</text:p>
          </table:table-cell>
          <table:table-cell table:formula="of:=1926-[.I418]" office:value-type="float" office:value="53" calcext:value-type="float">
            <text:p>53</text:p>
          </table:table-cell>
          <table:table-cell table:formula="of:=IF(OR([.M418]=&quot;fille&quot;;[.M418]=&quot;fils&quot;;[.M418]=&quot;Belle-fille&quot;;[.M418]=&quot;Beau-fils&quot;;[.J418]&lt;22);&quot;gen3&quot;;IF(AND(OR([.M418]=&quot;épouse&quot;;[.M418]=&quot;chef&quot;);[.J418]&gt;59);&quot;gen1&quot;;IF([.J418]&lt;60;&quot;gen2&quot;;&quot;gen1&quot;)))" office:value-type="string" office:string-value="gen2" calcext:value-type="string">
            <text:p>gen2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épouse</text:p>
          </table:table-cell>
          <table:table-cell office:value-type="string" calcext:value-type="string">
            <text:p>marié</text:p>
          </table:table-cell>
          <table:table-cell office:value-type="string" calcext:value-type="string">
            <text:p>cultivateur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La Massonnière</text:p>
          </table:table-cell>
          <table:table-cell table:number-columns-repeated="11"/>
          <table:table-cell office:value-type="string" calcext:value-type="string">
            <text:p>marié</text:p>
          </table:table-cell>
          <table:table-cell table:number-columns-repeated="2"/>
        </table:table-row>
        <table:table-row table:style-name="ro1" table:number-rows-repeated="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ABLEAU_ELEMENTAIRE" table:style-name="ta1"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 table:number-columns-spanned="3" table:number-rows-spanned="1">
            <text:p>TABLEAU ÉLÉMENTAIR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num_gfam</text:p>
          </table:table-cell>
          <table:table-cell table:style-name="ce4" office:value-type="string" calcext:value-type="string">
            <text:p>nb_ind</text:p>
          </table:table-cell>
          <table:table-cell table:style-name="ce4" office:value-type="string" calcext:value-type="string">
            <text:p>nb_adulte</text:p>
          </table:table-cell>
          <table:table-cell table:style-name="ce4" office:value-type="string" calcext:value-type="string">
            <text:p>nb_enfants</text:p>
          </table:table-cell>
          <table:table-cell table:style-name="ce4" office:value-type="string" calcext:value-type="string">
            <text:p>statut_couple</text:p>
          </table:table-cell>
          <table:table-cell table:style-name="ce4" office:value-type="string" calcext:value-type="string">
            <text:p>patron</text:p>
          </table:table-cell>
          <table:table-cell table:style-name="ce4" office:value-type="string" calcext:value-type="string">
            <text:p>patron_conjointe</text:p>
          </table:table-cell>
          <table:table-cell table:style-name="ce4" office:value-type="string" calcext:value-type="string">
            <text:p>nb_travailleur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21 ans</text:p>
          </table:table-cell>
          <table:table-cell office:value-type="string" calcext:value-type="string">
            <text:p>&lt;21 ans</text:p>
          </table:table-cell>
          <table:table-cell office:value-type="string" calcext:value-type="string">
            <text:p>"cm=couple marié";"hs=homme seul";"fs=femme seule"</text:p>
          </table:table-cell>
          <table:table-cell table:style-name="ce1" office:value-type="string" calcext:value-type="string" table:number-columns-spanned="2" table:number-rows-spanned="1">
            <text:p>"oui";"non";"état"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état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ét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éta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éta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table:number-columns-repeated="2"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fant patr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éta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éta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ta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oupe de professeur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8:23:31.707136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4:45:42.901367261</meta:creation-date>
    <dc:date>2022-03-07T18:24:34.066195759</dc:date>
    <meta:editing-duration>PT8H43M31S</meta:editing-duration>
    <meta:editing-cycles>64</meta:editing-cycles>
    <meta:generator>LibreOffice/6.4.7.2$Linux_X86_64 LibreOffice_project/40$Build-2</meta:generator>
    <meta:document-statistic meta:table-count="3" meta:cell-count="6786" meta:object-count="0"/>
  </office:meta>
</office:document-meta>
</file>